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15"/>
    <style:style style:name="ce6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93935185185185cm"/>
    </style:style>
    <style:style style:name="co3" style:family="table-column">
      <style:table-column-properties fo:break-before="auto" style:column-width="6.2912037037037cm"/>
    </style:style>
    <style:style style:name="co4" style:family="table-column">
      <style:table-column-properties fo:break-before="auto" style:column-width="9.23101851851852cm"/>
    </style:style>
    <style:style style:name="co5" style:family="table-column">
      <style:table-column-properties fo:break-before="auto" style:column-width="4.3862037037037cm"/>
    </style:style>
    <style:style style:name="co6" style:family="table-column">
      <style:table-column-properties fo:break-before="auto" style:column-width="3.78648148148148cm"/>
    </style:style>
    <style:style style:name="co7" style:family="table-column">
      <style:table-column-properties fo:break-before="auto" style:column-width="7.62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2.69287037037037cm"/>
    </style:style>
    <style:style style:name="co11" style:family="table-column">
      <style:table-column-properties fo:break-before="auto" style:column-width="4.445cm"/>
    </style:style>
    <style:style style:name="co12" style:family="table-column">
      <style:table-column-properties fo:break-before="auto" style:column-width="2.93981481481481cm"/>
    </style:style>
    <style:style style:name="co13" style:family="table-column">
      <style:table-column-properties fo:break-before="auto" style:column-width="6.56166666666667cm"/>
    </style:style>
    <style:style style:name="co14" style:family="table-column">
      <style:table-column-properties fo:break-before="auto" style:column-width="4.04518518518519cm"/>
    </style:style>
    <style:style style:name="co15" style:family="table-column">
      <style:table-column-properties fo:break-before="auto" style:column-width="1.79916666666667cm"/>
    </style:style>
    <style:style style:name="co16" style:family="table-column">
      <style:table-column-properties fo:break-before="auto" style:column-width="2.37537037037037cm"/>
    </style:style>
    <style:style style:name="co17" style:family="table-column">
      <style:table-column-properties fo:break-before="auto" style:column-width="5.6562037037037cm"/>
    </style:style>
    <style:style style:name="co18" style:family="table-column">
      <style:table-column-properties fo:break-before="auto" style:column-width="5.3387037037037cm"/>
    </style:style>
    <style:style style:name="co19" style:family="table-column">
      <style:table-column-properties fo:break-before="auto" style:column-width="9.63083333333333cm"/>
    </style:style>
    <style:style style:name="co20" style:family="table-column">
      <style:table-column-properties fo:break-before="auto" style:column-width="22.2837962962963cm"/>
    </style:style>
    <style:style style:name="co21" style:family="table-column">
      <style:table-column-properties fo:break-before="auto" style:column-width="20.5434259259259cm"/>
    </style:style>
    <style:style style:name="co22" style:family="table-column">
      <style:table-column-properties fo:break-before="auto" style:column-width="5.05648148148148cm"/>
    </style:style>
    <style:style style:name="co23" style:family="table-column">
      <style:table-column-properties fo:break-before="auto" style:column-width="1.69333333333333cm"/>
    </style:style>
    <style:style style:name="co24" style:family="table-column">
      <style:table-column-properties fo:break-before="auto" style:column-width="7.80814814814815cm"/>
    </style:style>
    <style:style style:name="co25" style:family="table-column">
      <style:table-column-properties fo:break-before="auto" style:column-width="8.70185185185185cm"/>
    </style:style>
    <style:style style:name="co26" style:family="table-column">
      <style:table-column-properties fo:break-before="auto" style:column-width="3.09268518518519cm"/>
    </style:style>
    <style:style style:name="co27" style:family="table-column">
      <style:table-column-properties fo:break-before="auto" style:column-width="9.28981481481481cm"/>
    </style:style>
    <style:style style:name="co28" style:family="table-column">
      <style:table-column-properties fo:break-before="auto" style:column-width="8.43138888888889cm"/>
    </style:style>
    <style:style style:name="co29" style:family="table-column">
      <style:table-column-properties fo:break-before="auto" style:column-width="8.61953703703704cm"/>
    </style:style>
    <style:style style:name="co30" style:family="table-column">
      <style:table-column-properties fo:break-before="auto" style:column-width="4.10398148148148cm"/>
    </style:style>
    <style:style style:name="co31" style:family="table-column">
      <style:table-column-properties fo:break-before="auto" style:column-width="2.98685185185185cm"/>
    </style:style>
    <style:style style:name="co32" style:family="table-column">
      <style:table-column-properties fo:break-before="auto" style:column-width="1.43462962962963cm"/>
    </style:style>
    <style:style style:name="co33" style:family="table-column">
      <style:table-column-properties fo:break-before="auto" style:column-width="1.36407407407407cm"/>
    </style:style>
    <style:style style:name="co34" style:family="table-column">
      <style:table-column-properties fo:break-before="auto" style:column-width="10.8067592592593cm"/>
    </style:style>
    <style:style style:name="co35" style:family="table-column">
      <style:table-column-properties fo:break-before="auto" style:column-width="3.04564814814815cm"/>
    </style:style>
    <style:style style:name="co36" style:family="table-column">
      <style:table-column-properties fo:break-before="auto" style:column-width="3.10444444444444cm"/>
    </style:style>
    <style:style style:name="co37" style:family="table-column">
      <style:table-column-properties fo:break-before="auto" style:column-width="4.53907407407407cm"/>
    </style:style>
    <style:style style:name="co38" style:family="table-column">
      <style:table-column-properties fo:break-before="auto" style:column-width="3.30435185185185cm"/>
    </style:style>
    <style:style style:name="co39" style:family="table-column">
      <style:table-column-properties fo:break-before="auto" style:column-width="2.43416666666667cm"/>
    </style:style>
    <style:style style:name="co40" style:family="table-column">
      <style:table-column-properties fo:break-before="auto" style:column-width="2.03435185185185cm"/>
    </style:style>
    <style:style style:name="co41" style:family="table-column">
      <style:table-column-properties fo:break-before="auto" style:column-width="4.65666666666667cm"/>
    </style:style>
    <style:style style:name="co42" style:family="table-column">
      <style:table-column-properties fo:break-before="auto" style:column-width="5.10351851851852cm"/>
    </style:style>
    <style:style style:name="co43" style:family="table-column">
      <style:table-column-properties fo:break-before="auto" style:column-width="2.4812037037037cm"/>
    </style:style>
    <style:style style:name="co44" style:family="table-column">
      <style:table-column-properties fo:break-before="auto" style:column-width="2.83398148148148cm"/>
    </style:style>
    <style:style style:name="co45" style:family="table-column">
      <style:table-column-properties fo:break-before="auto" style:column-width="4.46851851851852cm"/>
    </style:style>
    <style:style style:name="co46" style:family="table-column">
      <style:table-column-properties fo:break-before="auto" style:column-width="1.88148148148148cm"/>
    </style:style>
    <style:style style:name="co47" style:family="table-column">
      <style:table-column-properties fo:break-before="auto" style:column-width="2.66935185185185cm"/>
    </style:style>
    <style:style style:name="co48" style:family="table-column">
      <style:table-column-properties fo:break-before="auto" style:column-width="3.4925cm"/>
    </style:style>
    <style:style style:name="co49" style:family="table-column">
      <style:table-column-properties fo:break-before="auto" style:column-width="4.52731481481481cm"/>
    </style:style>
    <style:style style:name="co50" style:family="table-column">
      <style:table-column-properties fo:break-before="auto" style:column-width="2.7987037037037cm"/>
    </style:style>
    <style:style style:name="co51" style:family="table-column">
      <style:table-column-properties fo:break-before="auto" style:column-width="2.01083333333333cm"/>
    </style:style>
    <style:style style:name="co52" style:family="table-column">
      <style:table-column-properties fo:break-before="auto" style:column-width="5.26814814814815cm"/>
    </style:style>
    <style:style style:name="co53" style:family="table-column">
      <style:table-column-properties fo:break-before="auto" style:column-width="4.55083333333333cm"/>
    </style:style>
    <style:style style:name="co54" style:family="table-column">
      <style:table-column-properties fo:break-before="auto" style:column-width="3.68064814814815cm"/>
    </style:style>
    <style:style style:name="co55" style:family="table-column">
      <style:table-column-properties fo:break-before="auto" style:column-width="3.83351851851852cm"/>
    </style:style>
    <style:style style:name="co56" style:family="table-column">
      <style:table-column-properties fo:break-before="auto" style:column-width="3.46898148148148cm"/>
    </style:style>
    <style:style style:name="co57" style:family="table-column">
      <style:table-column-properties fo:break-before="auto" style:column-width="4.1275cm"/>
    </style:style>
    <style:style style:name="ro1" style:family="table-row">
      <style:table-row-properties style:row-height="14.3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table:tab-color="#70AD47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terial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2" table:default-cell-style-name="ce4"/>
        <table:table-column table:style-name="co15" table:number-columns-repeated="16365" table:default-cell-style-name="ce1"/>
        <table:table-row table:style-name="ro1">
          <table:table-cell office:value-type="string" table:style-name="ce2">
            <text:p>IfcElement</text:p>
          </table:table-cell>
          <table:table-cell office:value-type="string" table:style-name="ce2">
            <text:p>MaterialNameBase</text:p>
          </table:table-cell>
          <table:table-cell office:value-type="string" table:style-name="ce2">
            <text:p>MaterialType</text:p>
          </table:table-cell>
          <table:table-cell office:value-type="string" table:style-name="ce2">
            <text:p>MaterialGrade</text:p>
          </table:table-cell>
          <table:table-cell office:value-type="string" table:style-name="ce2">
            <text:p>IfcElementType</text:p>
          </table:table-cell>
          <table:table-cell office:value-type="string" table:style-name="ce2">
            <text:p>BasePattern</text:p>
          </table:table-cell>
          <table:table-cell office:value-type="string" table:style-name="ce2">
            <text:p>AdditionForType</text:p>
          </table:table-cell>
          <table:table-cell office:value-type="string" table:style-name="ce2">
            <text:p>BackgroundPattern</text:p>
          </table:table-cell>
          <table:table-cell office:value-type="string" table:style-name="ce2">
            <text:p>CombiArcering=LayerSet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WikipediaLink</text:p>
          </table:table-cell>
          <table:table-cell office:value-type="string" table:style-name="ce2">
            <text:p>WikiDataLink</text:p>
          </table:table-cell>
          <table:table-cell office:value-type="string" table:style-name="ce2">
            <text:p>IncludeInIFC</text:p>
          </table:table-cell>
          <table:table-cell office:value-type="string" table:style-name="ce3">
            <text:p>Category</text:p>
          </table:table-cell>
          <table:table-cell office:value-type="string" table:style-name="ce3">
            <text:p>IfcStyle</text:p>
          </table:table-cell>
          <table:table-cell office:value-type="string" table:style-name="ce2">
            <text:p>RGB</text:p>
          </table:table-cell>
          <table:table-cell office:value-type="string" table:style-name="ce2">
            <text:p>HEX</text:p>
          </table:table-cell>
          <table:table-cell office:value-type="string" table:style-name="ce2">
            <text:p>Transparancy</text:p>
          </table:table-cell>
          <table:table-cell office:value-type="string" table:style-name="ce2">
            <text:p>IfcMaterialLayerSet</text:p>
          </table:table-cell>
          <table:table-cell office:value-type="string" table:style-name="ce3">
            <text:p>IfcMaterialProfileSet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onbekend</text:p>
          </table:table-cell>
          <table:table-cell table:number-columns-repeated="2" table:style-name="ce1"/>
          <table:table-cell office:value-type="string" office:string-value="onbekend" table:formula="of:=[.B2] &amp; IF(LEN([.C2])=0;&quot;&quot;;&quot;_&quot;) &amp;[.C2] &amp; IF(LEN([.D2])=0;&quot;&quot;;&quot;_&quot;) &amp;[.D2]" table:style-name="ce1">
            <text:p>onbekend</text:p>
          </table:table-cell>
          <table:table-cell office:value-type="string" office:string-value="CUSTOM_0_onbekend" table:formula="of:=[cut_patterns_base.E30]" table:style-name="ce1">
            <text:p>CUSTOM_0_onbekend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CUSTOM_0_onbekend" table:formula="of:=[.F2]&amp;[.G2]" table:style-name="ce1">
            <text:p>CUSTOM_0_onbeken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onbekend" table:formula="of:=[.E2]" table:style-name="ce1">
            <text:p>onbekend</text:p>
          </table:table-cell>
          <table:table-cell office:value-type="string" table:style-name="ce1">
            <text:p>235,51,36, 255</text:p>
          </table:table-cell>
          <table:table-cell office:value-type="string" table:style-name="ce1">
            <text:p>#EB332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eneriek</text:p>
          </table:table-cell>
          <table:table-cell table:number-columns-repeated="2" table:style-name="ce1"/>
          <table:table-cell office:value-type="string" office:string-value="generiek" table:formula="of:=[.B3] &amp; IF(LEN([.C3])=0;&quot;&quot;;&quot;_&quot;) &amp;[.C3] &amp; IF(LEN([.D3])=0;&quot;&quot;;&quot;_&quot;) &amp;[.D3]" table:style-name="ce1">
            <text:p>generiek</text:p>
          </table:table-cell>
          <table:table-cell office:value-type="string" office:string-value="CUSTOM_0_generiek" table:formula="of:=[cut_patterns_base.E31]" table:style-name="ce1">
            <text:p>CUSTOM_0_generiek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CUSTOM_0_generiek" table:formula="of:=[.F3]&amp;[.G3]" table:style-name="ce1">
            <text:p>CUSTOM_0_generiek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generiek" table:formula="of:=[.E3]" table:style-name="ce1">
            <text:p>generiek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table:number-columns-repeated="2" table:style-name="ce1"/>
          <table:table-cell office:value-type="string" office:string-value="beton" table:formula="of:=[.B4] &amp; IF(LEN([.C4])=0;&quot;&quot;;&quot;_&quot;) &amp;[.C4] &amp; IF(LEN([.D4])=0;&quot;&quot;;&quot;_&quot;) &amp;[.D4]" table:style-name="ce1">
            <text:p>beton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F4]&amp;[.G4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" table:formula="of:=[.E4]" table:style-name="ce1">
            <text:p>beton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office:value-type="string" table:style-name="ce1">
            <text:p>prefab</text:p>
          </table:table-cell>
          <table:table-cell table:style-name="ce1"/>
          <table:table-cell office:value-type="string" office:string-value="beton_prefab" table:formula="of:=[.B5] &amp; IF(LEN([.C5])=0;&quot;&quot;;&quot;_&quot;) &amp;[.C5] &amp; IF(LEN([.D5])=0;&quot;&quot;;&quot;_&quot;) &amp;[.D5]" table:style-name="ce1">
            <text:p>beton_prefab</text:p>
          </table:table-cell>
          <table:table-cell office:value-type="string" office:string-value="NEN47_6_gewapend_beton_prefab" table:formula="of:=[cut_patterns_base.E7]" table:style-name="ce1">
            <text:p>NEN47_6_gewapend_beton_prefab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6_gewapend_beton_prefab" table:formula="of:=[.F5]&amp;[.G5]" table:style-name="ce1">
            <text:p>NEN47_6_gewapend_beton_prefab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prefab" table:formula="of:=[.E5]" table:style-name="ce1">
            <text:p>beton_prefab</text:p>
          </table:table-cell>
          <table:table-cell office:value-type="string" table:style-name="ce1">
            <text:p>128, 128, 128, 255</text:p>
          </table:table-cell>
          <table:table-cell office:value-type="string" table:style-name="ce1">
            <text:p>#80808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office:value-type="string" table:style-name="ce1">
            <text:p>tpg</text:p>
          </table:table-cell>
          <table:table-cell table:style-name="ce1"/>
          <table:table-cell office:value-type="string" office:string-value="beton_tpg" table:formula="of:=[.B6] &amp; IF(LEN([.C6])=0;&quot;&quot;;&quot;_&quot;) &amp;[.C6] &amp; IF(LEN([.D6])=0;&quot;&quot;;&quot;_&quot;) &amp;[.D6]" table:style-name="ce1">
            <text:p>beton_tpg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F6]&amp;[.G6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tpg" table:formula="of:=[.E6]" table:style-name="ce1">
            <text:p>beton_tpg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table:style-name="ce1"/>
          <table:table-cell office:value-type="string" table:style-name="ce1">
            <text:p>C20/25</text:p>
          </table:table-cell>
          <table:table-cell office:value-type="string" office:string-value="beton_C20/25" table:formula="of:=[.B7] &amp; IF(LEN([.C7])=0;&quot;&quot;;&quot;_&quot;) &amp;[.C7] &amp; IF(LEN([.D7])=0;&quot;&quot;;&quot;_&quot;) &amp;[.D7]" table:style-name="ce1">
            <text:p>beton_C20/25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F7]&amp;[.G7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C20/25" table:formula="of:=[.E7]" table:style-name="ce1">
            <text:p>beton_C20/25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table:style-name="ce1"/>
          <table:table-cell office:value-type="string" table:style-name="ce1">
            <text:p>C25/35</text:p>
          </table:table-cell>
          <table:table-cell office:value-type="string" office:string-value="beton_C25/35" table:formula="of:=[.B8] &amp; IF(LEN([.C8])=0;&quot;&quot;;&quot;_&quot;) &amp;[.C8] &amp; IF(LEN([.D8])=0;&quot;&quot;;&quot;_&quot;) &amp;[.D8]" table:style-name="ce1">
            <text:p>beton_C25/35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F8]&amp;[.G8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C25/35" table:formula="of:=[.E8]" table:style-name="ce1">
            <text:p>beton_C25/35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table:style-name="ce1"/>
          <table:table-cell office:value-type="string" table:style-name="ce1">
            <text:p>C35/45</text:p>
          </table:table-cell>
          <table:table-cell office:value-type="string" office:string-value="beton_C35/45" table:formula="of:=[.B9] &amp; IF(LEN([.C9])=0;&quot;&quot;;&quot;_&quot;) &amp;[.C9] &amp; IF(LEN([.D9])=0;&quot;&quot;;&quot;_&quot;) &amp;[.D9]" table:style-name="ce1">
            <text:p>beton_C35/45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F9]&amp;[.G9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C35/45" table:formula="of:=[.E9]" table:style-name="ce1">
            <text:p>beton_C35/45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number-columns-repeated="2" table:style-name="ce1"/>
          <table:table-cell office:value-type="string" office:string-value="staal" table:formula="of:=[.B10] &amp; IF(LEN([.C10])=0;&quot;&quot;;&quot;_&quot;) &amp;[.C10] &amp; IF(LEN([.D10])=0;&quot;&quot;;&quot;_&quot;) &amp;[.D10]" table:style-name="ce1">
            <text:p>staal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0]&amp;[.G10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" table:formula="of:=[.E10]" table:style-name="ce1">
            <text:p>staal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office:value-type="string" table:style-name="ce1">
            <text:p>corten</text:p>
          </table:table-cell>
          <table:table-cell table:style-name="ce1"/>
          <table:table-cell office:value-type="string" office:string-value="staal_corten" table:formula="of:=[.B11] &amp; IF(LEN([.C11])=0;&quot;&quot;;&quot;_&quot;) &amp;[.C11] &amp; IF(LEN([.D11])=0;&quot;&quot;;&quot;_&quot;) &amp;[.D11]" table:style-name="ce1">
            <text:p>staal_corten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1]&amp;[.G11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corten" table:formula="of:=[.E11]" table:style-name="ce1">
            <text:p>staal_corten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office:value-type="string" table:style-name="ce1">
            <text:p>thermisch_verzinkt</text:p>
          </table:table-cell>
          <table:table-cell table:style-name="ce1"/>
          <table:table-cell office:value-type="string" office:string-value="staal_thermisch_verzinkt" table:formula="of:=[.B12] &amp; IF(LEN([.C12])=0;&quot;&quot;;&quot;_&quot;) &amp;[.C12] &amp; IF(LEN([.D12])=0;&quot;&quot;;&quot;_&quot;) &amp;[.D12]" table:style-name="ce1">
            <text:p>staal_thermisch_verzinkt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2]&amp;[.G12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thermisch_verzinkt" table:formula="of:=[.E12]" table:style-name="ce1">
            <text:p>staal_thermisch_verzinkt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S235</text:p>
          </table:table-cell>
          <table:table-cell office:value-type="string" office:string-value="staal_S235" table:formula="of:=[.B13] &amp; IF(LEN([.C13])=0;&quot;&quot;;&quot;_&quot;) &amp;[.C13] &amp; IF(LEN([.D13])=0;&quot;&quot;;&quot;_&quot;) &amp;[.D13]" table:style-name="ce1">
            <text:p>staal_S235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3]&amp;[.G13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S235" table:formula="of:=[.E13]" table:style-name="ce1">
            <text:p>staal_S235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S275</text:p>
          </table:table-cell>
          <table:table-cell office:value-type="string" office:string-value="staal_S275" table:formula="of:=[.B14] &amp; IF(LEN([.C14])=0;&quot;&quot;;&quot;_&quot;) &amp;[.C14] &amp; IF(LEN([.D14])=0;&quot;&quot;;&quot;_&quot;) &amp;[.D14]" table:style-name="ce1">
            <text:p>staal_S275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4]&amp;[.G14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S275" table:formula="of:=[.E14]" table:style-name="ce1">
            <text:p>staal_S275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S355</text:p>
          </table:table-cell>
          <table:table-cell office:value-type="string" office:string-value="staal_S355" table:formula="of:=[.B15] &amp; IF(LEN([.C15])=0;&quot;&quot;;&quot;_&quot;) &amp;[.C15] &amp; IF(LEN([.D15])=0;&quot;&quot;;&quot;_&quot;) &amp;[.D15]" table:style-name="ce1">
            <text:p>staal_S355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5]&amp;[.G15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S355" table:formula="of:=[.E15]" table:style-name="ce1">
            <text:p>staal_S355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S235JR2</text:p>
          </table:table-cell>
          <table:table-cell office:value-type="string" office:string-value="staal_S235JR2" table:formula="of:=[.B16] &amp; IF(LEN([.C16])=0;&quot;&quot;;&quot;_&quot;) &amp;[.C16] &amp; IF(LEN([.D16])=0;&quot;&quot;;&quot;_&quot;) &amp;[.D16]" table:style-name="ce1">
            <text:p>staal_S235JR2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6]&amp;[.G16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S235JR2" table:formula="of:=[.E16]" table:style-name="ce1">
            <text:p>staal_S235JR2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4.6</text:p>
          </table:table-cell>
          <table:table-cell office:value-type="string" office:string-value="staal_4.6" table:formula="of:=[.B17] &amp; IF(LEN([.C17])=0;&quot;&quot;;&quot;_&quot;) &amp;[.C17] &amp; IF(LEN([.D17])=0;&quot;&quot;;&quot;_&quot;) &amp;[.D17]" table:style-name="ce1">
            <text:p>staal_4.6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7]&amp;[.G17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4.6" table:formula="of:=[.E17]" table:style-name="ce1">
            <text:p>staal_4.6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8.8</text:p>
          </table:table-cell>
          <table:table-cell office:value-type="string" office:string-value="staal_8.8" table:formula="of:=[.B18] &amp; IF(LEN([.C18])=0;&quot;&quot;;&quot;_&quot;) &amp;[.C18] &amp; IF(LEN([.D18])=0;&quot;&quot;;&quot;_&quot;) &amp;[.D18]" table:style-name="ce1">
            <text:p>staal_8.8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8]&amp;[.G18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8.8" table:formula="of:=[.E18]" table:style-name="ce1">
            <text:p>staal_8.8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10.9</text:p>
          </table:table-cell>
          <table:table-cell office:value-type="string" office:string-value="staal_10.9" table:formula="of:=[.B19] &amp; IF(LEN([.C19])=0;&quot;&quot;;&quot;_&quot;) &amp;[.C19] &amp; IF(LEN([.D19])=0;&quot;&quot;;&quot;_&quot;) &amp;[.D19]" table:style-name="ce1">
            <text:p>staal_10.9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9]&amp;[.G19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10.9" table:formula="of:=[.E19]" table:style-name="ce1">
            <text:p>staal_10.9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office:value-type="string" table:style-name="ce1">
            <text:p>RVS</text:p>
          </table:table-cell>
          <table:table-cell table:style-name="ce1"/>
          <table:table-cell office:value-type="string" office:string-value="staal_RVS" table:formula="of:=[.B20] &amp; IF(LEN([.C20])=0;&quot;&quot;;&quot;_&quot;) &amp;[.C20] &amp; IF(LEN([.D20])=0;&quot;&quot;;&quot;_&quot;) &amp;[.D20]" table:style-name="ce1">
            <text:p>staal_RVS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20]&amp;[.G20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RVS" table:formula="of:=[.E20]" table:style-name="ce1">
            <text:p>staal_RVS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office:value-type="string" table:style-name="ce1">
            <text:p>gietijzer</text:p>
          </table:table-cell>
          <table:table-cell table:style-name="ce1"/>
          <table:table-cell office:value-type="string" office:string-value="staal_gietijzer" table:formula="of:=[.B21] &amp; IF(LEN([.C21])=0;&quot;&quot;;&quot;_&quot;) &amp;[.C21] &amp; IF(LEN([.D21])=0;&quot;&quot;;&quot;_&quot;) &amp;[.D21]" table:style-name="ce1">
            <text:p>staal_gietijzer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21]&amp;[.G21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gietijzer" table:formula="of:=[.E21]" table:style-name="ce1">
            <text:p>staal_gietijzer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number-columns-repeated="2" table:style-name="ce1"/>
          <table:table-cell office:value-type="string" office:string-value="betonstaal" table:formula="of:=[.B22] &amp; IF(LEN([.C22])=0;&quot;&quot;;&quot;_&quot;) &amp;[.C22] &amp; IF(LEN([.D22])=0;&quot;&quot;;&quot;_&quot;) &amp;[.D22]" table:style-name="ce1">
            <text:p>betonstaal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22]&amp;[.G22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" table:formula="of:=[.E22]" table:style-name="ce1">
            <text:p>betonstaal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style-name="ce1"/>
          <table:table-cell office:value-type="string" table:style-name="ce1">
            <text:p>FeB220</text:p>
          </table:table-cell>
          <table:table-cell office:value-type="string" office:string-value="betonstaal_FeB220" table:formula="of:=[.B23] &amp; IF(LEN([.C23])=0;&quot;&quot;;&quot;_&quot;) &amp;[.C23] &amp; IF(LEN([.D23])=0;&quot;&quot;;&quot;_&quot;) &amp;[.D23]" table:style-name="ce1">
            <text:p>betonstaal_FeB220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23]&amp;[.G23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_FeB220" table:formula="of:=[.E23]" table:style-name="ce1">
            <text:p>betonstaal_FeB220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style-name="ce1"/>
          <table:table-cell office:value-type="string" table:style-name="ce1">
            <text:p>FeB400</text:p>
          </table:table-cell>
          <table:table-cell office:value-type="string" office:string-value="betonstaal_FeB400" table:formula="of:=[.B24] &amp; IF(LEN([.C24])=0;&quot;&quot;;&quot;_&quot;) &amp;[.C24] &amp; IF(LEN([.D24])=0;&quot;&quot;;&quot;_&quot;) &amp;[.D24]" table:style-name="ce1">
            <text:p>betonstaal_FeB400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24]&amp;[.G24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_FeB400" table:formula="of:=[.E24]" table:style-name="ce1">
            <text:p>betonstaal_FeB400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style-name="ce1"/>
          <table:table-cell office:value-type="string" table:style-name="ce1">
            <text:p>FeB500</text:p>
          </table:table-cell>
          <table:table-cell office:value-type="string" office:string-value="betonstaal_FeB500" table:formula="of:=[.B25] &amp; IF(LEN([.C25])=0;&quot;&quot;;&quot;_&quot;) &amp;[.C25] &amp; IF(LEN([.D25])=0;&quot;&quot;;&quot;_&quot;) &amp;[.D25]" table:style-name="ce1">
            <text:p>betonstaal_FeB500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25]&amp;[.G25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_FeB500" table:formula="of:=[.E25]" table:style-name="ce1">
            <text:p>betonstaal_FeB500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style-name="ce1"/>
          <table:table-cell office:value-type="string" table:style-name="ce1">
            <text:p>B500</text:p>
          </table:table-cell>
          <table:table-cell office:value-type="string" office:string-value="betonstaal_B500" table:formula="of:=[.B26] &amp; IF(LEN([.C26])=0;&quot;&quot;;&quot;_&quot;) &amp;[.C26] &amp; IF(LEN([.D26])=0;&quot;&quot;;&quot;_&quot;) &amp;[.D26]" table:style-name="ce1">
            <text:p>betonstaal_B500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26]&amp;[.G26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_B500" table:formula="of:=[.E26]" table:style-name="ce1">
            <text:p>betonstaal_B500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table:number-columns-repeated="2" table:style-name="ce1"/>
          <table:table-cell office:value-type="string" office:string-value="metaal" table:formula="of:=[.B27] &amp; IF(LEN([.C27])=0;&quot;&quot;;&quot;_&quot;) &amp;[.C27] &amp; IF(LEN([.D27])=0;&quot;&quot;;&quot;_&quot;) &amp;[.D27]" table:style-name="ce1">
            <text:p>metaal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27]&amp;[.G27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" table:formula="of:=[.E27]" table:style-name="ce1">
            <text:p>metaal</text:p>
          </table:table-cell>
          <table:table-cell office:value-type="string" table:style-name="ce1">
            <text:p>201, 201, 201, 255</text:p>
          </table:table-cell>
          <table:table-cell office:value-type="string" table:style-name="ce1">
            <text:p>#C9C9C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messing</text:p>
          </table:table-cell>
          <table:table-cell table:style-name="ce1"/>
          <table:table-cell office:value-type="string" office:string-value="metaal_messing" table:formula="of:=[.B28] &amp; IF(LEN([.C28])=0;&quot;&quot;;&quot;_&quot;) &amp;[.C28] &amp; IF(LEN([.D28])=0;&quot;&quot;;&quot;_&quot;) &amp;[.D28]" table:style-name="ce1">
            <text:p>metaal_messing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F28]&amp;[.G28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_messing" table:formula="of:=[.E28]" table:style-name="ce1">
            <text:p>metaal_messing</text:p>
          </table:table-cell>
          <table:table-cell office:value-type="string" table:style-name="ce1">
            <text:p>192,184,115, 255</text:p>
          </table:table-cell>
          <table:table-cell office:value-type="string" table:style-name="ce1">
            <text:p>#C0B87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zink</text:p>
          </table:table-cell>
          <table:table-cell table:style-name="ce1"/>
          <table:table-cell office:value-type="string" office:string-value="metaal_zink" table:formula="of:=[.B29] &amp; IF(LEN([.C29])=0;&quot;&quot;;&quot;_&quot;) &amp;[.C29] &amp; IF(LEN([.D29])=0;&quot;&quot;;&quot;_&quot;) &amp;[.D29]" table:style-name="ce1">
            <text:p>metaal_zink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F29]&amp;[.G29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_zink" table:formula="of:=[.E29]" table:style-name="ce1">
            <text:p>metaal_zink</text:p>
          </table:table-cell>
          <table:table-cell office:value-type="string" table:style-name="ce1">
            <text:p>186, 196, 200, 255</text:p>
          </table:table-cell>
          <table:table-cell office:value-type="string" table:style-name="ce1">
            <text:p>#BAC4C8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lood</text:p>
          </table:table-cell>
          <table:table-cell table:style-name="ce1"/>
          <table:table-cell office:value-type="string" office:string-value="metaal_lood" table:formula="of:=[.B30] &amp; IF(LEN([.C30])=0;&quot;&quot;;&quot;_&quot;) &amp;[.C30] &amp; IF(LEN([.D30])=0;&quot;&quot;;&quot;_&quot;) &amp;[.D30]" table:style-name="ce1">
            <text:p>metaal_lood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F30]&amp;[.G30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_lood" table:formula="of:=[.E30]" table:style-name="ce1">
            <text:p>metaal_lood</text:p>
          </table:table-cell>
          <table:table-cell office:value-type="string" table:style-name="ce1">
            <text:p>127, 130, 144, 255</text:p>
          </table:table-cell>
          <table:table-cell office:value-type="string" table:style-name="ce1">
            <text:p>#7F829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koper</text:p>
          </table:table-cell>
          <table:table-cell table:style-name="ce1"/>
          <table:table-cell office:value-type="string" office:string-value="metaal_koper" table:formula="of:=[.B31] &amp; IF(LEN([.C31])=0;&quot;&quot;;&quot;_&quot;) &amp;[.C31] &amp; IF(LEN([.D31])=0;&quot;&quot;;&quot;_&quot;) &amp;[.D31]" table:style-name="ce1">
            <text:p>metaal_koper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F31]&amp;[.G31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_koper" table:formula="of:=[.E31]" table:style-name="ce1">
            <text:p>metaal_koper</text:p>
          </table:table-cell>
          <table:table-cell office:value-type="string" table:style-name="ce1">
            <text:p>127, 64, 49, 255</text:p>
          </table:table-cell>
          <table:table-cell office:value-type="string" table:style-name="ce1">
            <text:p>#7F403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aluminium</text:p>
          </table:table-cell>
          <table:table-cell table:style-name="ce1"/>
          <table:table-cell office:value-type="string" office:string-value="metaal_aluminium" table:formula="of:=[.B32] &amp; IF(LEN([.C32])=0;&quot;&quot;;&quot;_&quot;) &amp;[.C32] &amp; IF(LEN([.D32])=0;&quot;&quot;;&quot;_&quot;) &amp;[.D32]" table:style-name="ce1">
            <text:p>metaal_aluminium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F32]&amp;[.G32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aluminium</text:p>
          </table:table-cell>
          <table:table-cell office:value-type="string" office:string-value="metaal_aluminium" table:formula="of:=[.E32]" table:style-name="ce1">
            <text:p>metaal_aluminium</text:p>
          </table:table-cell>
          <table:table-cell office:value-type="string" table:style-name="ce1">
            <text:p>244, 244, 244, 255</text:p>
          </table:table-cell>
          <table:table-cell office:value-type="string" table:style-name="ce1">
            <text:p>#F4F4F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vuren_CLT</text:p>
          </table:table-cell>
          <table:table-cell table:style-name="ce1"/>
          <table:table-cell office:value-type="string" office:string-value="hout_vuren_CLT" table:formula="of:=[.B33] &amp; IF(LEN([.C33])=0;&quot;&quot;;&quot;_&quot;) &amp;[.C33] &amp; IF(LEN([.D33])=0;&quot;&quot;;&quot;_&quot;) &amp;[.D33]" table:style-name="ce1">
            <text:p>hout_vuren_CLT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office:value-type="string" office:string-value="_vuren_CLT" table:formula="of:=&quot;_&quot; &amp;[.C33]" table:style-name="ce1">
            <text:p>_vuren_CL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2_naaldhout_vuren_CLT" table:formula="of:=[.F33]&amp;[.G33]" table:style-name="ce1">
            <text:p>NEN47_12_naaldhout_vuren_CL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vuren_CLT" table:formula="of:=[.E33]" table:style-name="ce1">
            <text:p>hout_vuren_CLT</text:p>
          </table:table-cell>
          <table:table-cell office:value-type="string" table:style-name="ce1">
            <text:p>240, 220, 185, 255</text:p>
          </table:table-cell>
          <table:table-cell office:value-type="string" table:style-name="ce1">
            <text:p>#F0DC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table:number-columns-repeated="2" table:style-name="ce1"/>
          <table:table-cell office:value-type="string" office:string-value="hout" table:formula="of:=[.B34] &amp; IF(LEN([.C34])=0;&quot;&quot;;&quot;_&quot;) &amp;[.C34] &amp; IF(LEN([.D34])=0;&quot;&quot;;&quot;_&quot;) &amp;[.D34]" table:style-name="ce1">
            <text:p>hout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2_naaldhout" table:formula="of:=[.F34]&amp;[.G34]" table:style-name="ce1">
            <text:p>NEN47_12_naaldhou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" table:formula="of:=[.E34]" table:style-name="ce1">
            <text:p>hout</text:p>
          </table:table-cell>
          <table:table-cell office:value-type="string" table:style-name="ce1">
            <text:p>230, 190, 155, 255</text:p>
          </table:table-cell>
          <table:table-cell office:value-type="string" table:style-name="ce1">
            <text:p>#E6BE9B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naald</text:p>
          </table:table-cell>
          <table:table-cell table:style-name="ce1"/>
          <table:table-cell office:value-type="string" office:string-value="hout_naald" table:formula="of:=[.B35] &amp; IF(LEN([.C35])=0;&quot;&quot;;&quot;_&quot;) &amp;[.C35] &amp; IF(LEN([.D35])=0;&quot;&quot;;&quot;_&quot;) &amp;[.D35]" table:style-name="ce1">
            <text:p>hout_naald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2_naaldhout" table:formula="of:=[.F35]&amp;[.G35]" table:style-name="ce1">
            <text:p>NEN47_12_naaldhou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naald" table:formula="of:=[.E35]" table:style-name="ce1">
            <text:p>hout_naald</text:p>
          </table:table-cell>
          <table:table-cell office:value-type="string" table:style-name="ce1">
            <text:p>230, 190, 155, 255</text:p>
          </table:table-cell>
          <table:table-cell office:value-type="string" table:style-name="ce1">
            <text:p>#E6BE9B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loof</text:p>
          </table:table-cell>
          <table:table-cell table:style-name="ce1"/>
          <table:table-cell office:value-type="string" office:string-value="hout_loof" table:formula="of:=[.B36] &amp; IF(LEN([.C36])=0;&quot;&quot;;&quot;_&quot;) &amp;[.C36] &amp; IF(LEN([.D36])=0;&quot;&quot;;&quot;_&quot;) &amp;[.D36]" table:style-name="ce1">
            <text:p>hout_loof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3_loofhout" table:formula="of:=[.F36]&amp;[.G36]" table:style-name="ce1">
            <text:p>NEN47_13_loofhou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loof" table:formula="of:=[.E36]" table:style-name="ce1">
            <text:p>hout_loof</text:p>
          </table:table-cell>
          <table:table-cell office:value-type="string" table:style-name="ce1">
            <text:p>210, 175, 135, 255</text:p>
          </table:table-cell>
          <table:table-cell office:value-type="string" table:style-name="ce1">
            <text:p>#D2AF87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vuren</text:p>
          </table:table-cell>
          <table:table-cell table:style-name="ce1"/>
          <table:table-cell office:value-type="string" office:string-value="hout_vuren" table:formula="of:=[.B37] &amp; IF(LEN([.C37])=0;&quot;&quot;;&quot;_&quot;) &amp;[.C37] &amp; IF(LEN([.D37])=0;&quot;&quot;;&quot;_&quot;) &amp;[.D37]" table:style-name="ce1">
            <text:p>hout_vuren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office:value-type="string" office:string-value="_vuren" table:formula="of:=&quot;_&quot; &amp;[.C37]" table:style-name="ce1">
            <text:p>_vur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2_naaldhout_vuren" table:formula="of:=[.F37]&amp;[.G37]" table:style-name="ce1">
            <text:p>NEN47_12_naaldhout_vur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vuren" table:formula="of:=[.E37]" table:style-name="ce1">
            <text:p>hout_vuren</text:p>
          </table:table-cell>
          <table:table-cell office:value-type="string" table:style-name="ce1">
            <text:p>240, 220, 185, 255</text:p>
          </table:table-cell>
          <table:table-cell office:value-type="string" table:style-name="ce1">
            <text:p>#F0DC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vuren_gewolmaniseerd</text:p>
          </table:table-cell>
          <table:table-cell table:style-name="ce1"/>
          <table:table-cell office:value-type="string" office:string-value="hout_vuren_gewolmaniseerd" table:formula="of:=[.B38] &amp; IF(LEN([.C38])=0;&quot;&quot;;&quot;_&quot;) &amp;[.C38] &amp; IF(LEN([.D38])=0;&quot;&quot;;&quot;_&quot;) &amp;[.D38]" table:style-name="ce1">
            <text:p>hout_vuren_gewolmaniseerd</text:p>
          </table:table-cell>
          <table:table-cell office:value-type="string" office:string-value="NEN47_12_naaldhout" table:formula="of:=[.F37]" table:style-name="ce1">
            <text:p>NEN47_12_naaldhout</text:p>
          </table:table-cell>
          <table:table-cell office:value-type="string" office:string-value="_vuren_gewolmaniseerd" table:formula="of:=&quot;_&quot; &amp;[.C38]" table:style-name="ce1">
            <text:p>_vuren_gewolmaniseerd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2_naaldhout_vuren_gewolmaniseerd" table:formula="of:=[.F38]&amp;[.G38]" table:style-name="ce1">
            <text:p>NEN47_12_naaldhout_vuren_gewolmaniseer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vuren_gewolmaniseerd" table:formula="of:=[.E38]" table:style-name="ce1">
            <text:p>hout_vuren_gewolmaniseerd</text:p>
          </table:table-cell>
          <table:table-cell office:value-type="string" table:style-name="ce1">
            <text:p>205,196,118,255</text:p>
          </table:table-cell>
          <table:table-cell office:value-type="string" table:style-name="ce1">
            <text:p>#cdc47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vuren</text:p>
          </table:table-cell>
          <table:table-cell office:value-type="string" table:style-name="ce1">
            <text:p>C18</text:p>
          </table:table-cell>
          <table:table-cell office:value-type="string" office:string-value="hout_vuren_C18" table:formula="of:=[.B39] &amp; IF(LEN([.C39])=0;&quot;&quot;;&quot;_&quot;) &amp;[.C39] &amp; IF(LEN([.D39])=0;&quot;&quot;;&quot;_&quot;) &amp;[.D39]" table:style-name="ce1">
            <text:p>hout_vuren_C18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office:value-type="string" office:string-value="_vuren" table:formula="of:=&quot;_&quot; &amp;[.C39]" table:style-name="ce1">
            <text:p>_vur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2_naaldhout_vuren" table:formula="of:=[.F39]&amp;[.G39]" table:style-name="ce1">
            <text:p>NEN47_12_naaldhout_vur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vuren_C18" table:formula="of:=[.E39]" table:style-name="ce1">
            <text:p>hout_vuren_C18</text:p>
          </table:table-cell>
          <table:table-cell office:value-type="string" table:style-name="ce1">
            <text:p>205, 196, 118, 255</text:p>
          </table:table-cell>
          <table:table-cell office:value-type="string" table:style-name="ce1">
            <text:p>#CDC47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eiken</text:p>
          </table:table-cell>
          <table:table-cell table:style-name="ce1"/>
          <table:table-cell office:value-type="string" office:string-value="hout_eiken" table:formula="of:=[.B40] &amp; IF(LEN([.C40])=0;&quot;&quot;;&quot;_&quot;) &amp;[.C40] &amp; IF(LEN([.D40])=0;&quot;&quot;;&quot;_&quot;) &amp;[.D40]" table:style-name="ce1">
            <text:p>hout_eiken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eiken" table:formula="of:=&quot;_&quot; &amp;[.C40]" table:style-name="ce1">
            <text:p>_eik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eiken" table:formula="of:=[.F40]&amp;[.G40]" table:style-name="ce1">
            <text:p>NEN47_13_loofhout_eik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eiken" table:formula="of:=[.E40]" table:style-name="ce1">
            <text:p>hout_eiken</text:p>
          </table:table-cell>
          <table:table-cell office:value-type="string" table:style-name="ce1">
            <text:p>210, 175, 135, 255</text:p>
          </table:table-cell>
          <table:table-cell office:value-type="string" table:style-name="ce1">
            <text:p>#D2AF87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lariks</text:p>
          </table:table-cell>
          <table:table-cell table:style-name="ce1"/>
          <table:table-cell office:value-type="string" office:string-value="hout_lariks" table:formula="of:=[.B41] &amp; IF(LEN([.C41])=0;&quot;&quot;;&quot;_&quot;) &amp;[.C41] &amp; IF(LEN([.D41])=0;&quot;&quot;;&quot;_&quot;) &amp;[.D41]" table:style-name="ce1">
            <text:p>hout_lariks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lariks" table:formula="of:=&quot;_&quot; &amp;[.C41]" table:style-name="ce1">
            <text:p>_lariks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lariks" table:formula="of:=[.F41]&amp;[.G41]" table:style-name="ce1">
            <text:p>NEN47_13_loofhout_larik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lariks" table:formula="of:=[.E41]" table:style-name="ce1">
            <text:p>hout_lariks</text:p>
          </table:table-cell>
          <table:table-cell office:value-type="string" table:style-name="ce1">
            <text:p>224, 211, 185, 255</text:p>
          </table:table-cell>
          <table:table-cell office:value-type="string" table:style-name="ce1">
            <text:p>#E0D3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merbau</text:p>
          </table:table-cell>
          <table:table-cell table:style-name="ce1"/>
          <table:table-cell office:value-type="string" office:string-value="hout_merbau" table:formula="of:=[.B42] &amp; IF(LEN([.C42])=0;&quot;&quot;;&quot;_&quot;) &amp;[.C42] &amp; IF(LEN([.D42])=0;&quot;&quot;;&quot;_&quot;) &amp;[.D42]" table:style-name="ce1">
            <text:p>hout_merbau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merbau" table:formula="of:=&quot;_&quot; &amp;[.C42]" table:style-name="ce1">
            <text:p>_merbau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merbau" table:formula="of:=[.F42]&amp;[.G42]" table:style-name="ce1">
            <text:p>NEN47_13_loofhout_merbau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merbau" table:formula="of:=[.E42]" table:style-name="ce1">
            <text:p>hout_merbau</text:p>
          </table:table-cell>
          <table:table-cell office:value-type="string" table:style-name="ce1">
            <text:p>155, 075, 065, 255</text:p>
          </table:table-cell>
          <table:table-cell office:value-type="string" table:style-name="ce1">
            <text:p>#9B4B4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meranti</text:p>
          </table:table-cell>
          <table:table-cell table:style-name="ce1"/>
          <table:table-cell office:value-type="string" office:string-value="hout_meranti" table:formula="of:=[.B43] &amp; IF(LEN([.C43])=0;&quot;&quot;;&quot;_&quot;) &amp;[.C43] &amp; IF(LEN([.D43])=0;&quot;&quot;;&quot;_&quot;) &amp;[.D43]" table:style-name="ce1">
            <text:p>hout_meranti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meranti" table:formula="of:=&quot;_&quot; &amp;[.C43]" table:style-name="ce1">
            <text:p>_meranti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meranti" table:formula="of:=[.F43]&amp;[.G43]" table:style-name="ce1">
            <text:p>NEN47_13_loofhout_meranti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meranti" table:formula="of:=[.E43]" table:style-name="ce1">
            <text:p>hout_meranti</text:p>
          </table:table-cell>
          <table:table-cell office:value-type="string" table:style-name="ce1">
            <text:p>180, 115, 075, 255</text:p>
          </table:table-cell>
          <table:table-cell office:value-type="string" table:style-name="ce1">
            <text:p>#B4734B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jatoba</text:p>
          </table:table-cell>
          <table:table-cell table:style-name="ce1"/>
          <table:table-cell office:value-type="string" office:string-value="hout_jatoba" table:formula="of:=[.B44] &amp; IF(LEN([.C44])=0;&quot;&quot;;&quot;_&quot;) &amp;[.C44] &amp; IF(LEN([.D44])=0;&quot;&quot;;&quot;_&quot;) &amp;[.D44]" table:style-name="ce1">
            <text:p>hout_jatoba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jatoba" table:formula="of:=&quot;_&quot; &amp;[.C44]" table:style-name="ce1">
            <text:p>_jatoba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jatoba" table:formula="of:=[.F44]&amp;[.G44]" table:style-name="ce1">
            <text:p>NEN47_13_loofhout_jatoba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jatoba" table:formula="of:=[.E44]" table:style-name="ce1">
            <text:p>hout_jatoba</text:p>
          </table:table-cell>
          <table:table-cell office:value-type="string" table:style-name="ce1">
            <text:p>198, 136, 094, 255</text:p>
          </table:table-cell>
          <table:table-cell office:value-type="string" table:style-name="ce1">
            <text:p>#C6885E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mahonie</text:p>
          </table:table-cell>
          <table:table-cell table:style-name="ce1"/>
          <table:table-cell office:value-type="string" office:string-value="hout_mahonie" table:formula="of:=[.B45] &amp; IF(LEN([.C45])=0;&quot;&quot;;&quot;_&quot;) &amp;[.C45] &amp; IF(LEN([.D45])=0;&quot;&quot;;&quot;_&quot;) &amp;[.D45]" table:style-name="ce1">
            <text:p>hout_mahonie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mahonie" table:formula="of:=&quot;_&quot; &amp;[.C45]" table:style-name="ce1">
            <text:p>_mahoni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mahonie" table:formula="of:=[.F45]&amp;[.G45]" table:style-name="ce1">
            <text:p>NEN47_13_loofhout_mahoni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mahonie" table:formula="of:=[.E45]" table:style-name="ce1">
            <text:p>hout_mahonie</text:p>
          </table:table-cell>
          <table:table-cell office:value-type="string" table:style-name="ce1">
            <text:p>206, 147, 100, 255</text:p>
          </table:table-cell>
          <table:table-cell office:value-type="string" table:style-name="ce1">
            <text:p>#CE936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douglas</text:p>
          </table:table-cell>
          <table:table-cell table:style-name="ce1"/>
          <table:table-cell office:value-type="string" office:string-value="hout_douglas" table:formula="of:=[.B46] &amp; IF(LEN([.C46])=0;&quot;&quot;;&quot;_&quot;) &amp;[.C46] &amp; IF(LEN([.D46])=0;&quot;&quot;;&quot;_&quot;) &amp;[.D46]" table:style-name="ce1">
            <text:p>hout_douglas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douglas" table:formula="of:=&quot;_&quot; &amp;[.C46]" table:style-name="ce1">
            <text:p>_douglas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douglas" table:formula="of:=[.F46]&amp;[.G46]" table:style-name="ce1">
            <text:p>NEN47_13_loofhout_dougla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douglas" table:formula="of:=[.E46]" table:style-name="ce1">
            <text:p>hout_douglas</text:p>
          </table:table-cell>
          <table:table-cell office:value-type="string" table:style-name="ce1">
            <text:p>255, 180, 150, 255</text:p>
          </table:table-cell>
          <table:table-cell office:value-type="string" table:style-name="ce1">
            <text:p>#FFB49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grenen</text:p>
          </table:table-cell>
          <table:table-cell table:style-name="ce1"/>
          <table:table-cell office:value-type="string" office:string-value="hout_grenen" table:formula="of:=[.B47] &amp; IF(LEN([.C47])=0;&quot;&quot;;&quot;_&quot;) &amp;[.C47] &amp; IF(LEN([.D47])=0;&quot;&quot;;&quot;_&quot;) &amp;[.D47]" table:style-name="ce1">
            <text:p>hout_grenen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grenen" table:formula="of:=&quot;_&quot; &amp;[.C47]" table:style-name="ce1">
            <text:p>_gren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grenen" table:formula="of:=[.F47]&amp;[.G47]" table:style-name="ce1">
            <text:p>NEN47_13_loofhout_gren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grenen" table:formula="of:=[.E47]" table:style-name="ce1">
            <text:p>hout_grenen</text:p>
          </table:table-cell>
          <table:table-cell office:value-type="string" table:style-name="ce1">
            <text:p>250, 160, 100, 255</text:p>
          </table:table-cell>
          <table:table-cell office:value-type="string" table:style-name="ce1">
            <text:p>#FAA06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red_cedar</text:p>
          </table:table-cell>
          <table:table-cell table:style-name="ce1"/>
          <table:table-cell office:value-type="string" office:string-value="hout_red_cedar" table:formula="of:=[.B48] &amp; IF(LEN([.C48])=0;&quot;&quot;;&quot;_&quot;) &amp;[.C48] &amp; IF(LEN([.D48])=0;&quot;&quot;;&quot;_&quot;) &amp;[.D48]" table:style-name="ce1">
            <text:p>hout_red_cedar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red_cedar" table:formula="of:=&quot;_&quot; &amp;[.C48]" table:style-name="ce1">
            <text:p>_red_ceda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red_cedar" table:formula="of:=[.F48]&amp;[.G48]" table:style-name="ce1">
            <text:p>NEN47_13_loofhout_red_ceda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red_cedar" table:formula="of:=[.E48]" table:style-name="ce1">
            <text:p>hout_red_cedar</text:p>
          </table:table-cell>
          <table:table-cell office:value-type="string" table:style-name="ce1">
            <text:p>150, 090, 050, 255</text:p>
          </table:table-cell>
          <table:table-cell office:value-type="string" table:style-name="ce1">
            <text:p>#965A32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iroko</text:p>
          </table:table-cell>
          <table:table-cell table:style-name="ce1"/>
          <table:table-cell office:value-type="string" office:string-value="hout_iroko" table:formula="of:=[.B49] &amp; IF(LEN([.C49])=0;&quot;&quot;;&quot;_&quot;) &amp;[.C49] &amp; IF(LEN([.D49])=0;&quot;&quot;;&quot;_&quot;) &amp;[.D49]" table:style-name="ce1">
            <text:p>hout_iroko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iroko" table:formula="of:=&quot;_&quot; &amp;[.C49]" table:style-name="ce1">
            <text:p>_iroko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iroko" table:formula="of:=[.F49]&amp;[.G49]" table:style-name="ce1">
            <text:p>NEN47_13_loofhout_iroko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iroko" table:formula="of:=[.E49]" table:style-name="ce1">
            <text:p>hout_iroko</text:p>
          </table:table-cell>
          <table:table-cell office:value-type="string" table:style-name="ce1">
            <text:p>130, 075, 035, 255</text:p>
          </table:table-cell>
          <table:table-cell office:value-type="string" table:style-name="ce1">
            <text:p>#824B2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niove</text:p>
          </table:table-cell>
          <table:table-cell table:style-name="ce1"/>
          <table:table-cell office:value-type="string" office:string-value="hout_niove" table:formula="of:=[.B50] &amp; IF(LEN([.C50])=0;&quot;&quot;;&quot;_&quot;) &amp;[.C50] &amp; IF(LEN([.D50])=0;&quot;&quot;;&quot;_&quot;) &amp;[.D50]" table:style-name="ce1">
            <text:p>hout_niove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niove" table:formula="of:=&quot;_&quot; &amp;[.C50]" table:style-name="ce1">
            <text:p>_niov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niove" table:formula="of:=[.F50]&amp;[.G50]" table:style-name="ce1">
            <text:p>NEN47_13_loofhout_niov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niove" table:formula="of:=[.E50]" table:style-name="ce1">
            <text:p>hout_niove</text:p>
          </table:table-cell>
          <table:table-cell office:value-type="string" table:style-name="ce1">
            <text:p>120, 070, 035, 255</text:p>
          </table:table-cell>
          <table:table-cell office:value-type="string" table:style-name="ce1">
            <text:p>#78462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bangkirai</text:p>
          </table:table-cell>
          <table:table-cell table:style-name="ce1"/>
          <table:table-cell office:value-type="string" office:string-value="hout_bangkirai" table:formula="of:=[.B51] &amp; IF(LEN([.C51])=0;&quot;&quot;;&quot;_&quot;) &amp;[.C51] &amp; IF(LEN([.D51])=0;&quot;&quot;;&quot;_&quot;) &amp;[.D51]" table:style-name="ce1">
            <text:p>hout_bangkirai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bangkirai" table:formula="of:=&quot;_&quot; &amp;[.C51]" table:style-name="ce1">
            <text:p>_bangkirai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bangkirai" table:formula="of:=[.F51]&amp;[.G51]" table:style-name="ce1">
            <text:p>NEN47_13_loofhout_bangkirai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bangkirai" table:formula="of:=[.E51]" table:style-name="ce1">
            <text:p>hout_bangkirai</text:p>
          </table:table-cell>
          <table:table-cell office:value-type="string" table:style-name="ce1">
            <text:p>160, 095, 040, 255</text:p>
          </table:table-cell>
          <table:table-cell office:value-type="string" table:style-name="ce1">
            <text:p>#A05F28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azobe</text:p>
          </table:table-cell>
          <table:table-cell table:style-name="ce1"/>
          <table:table-cell office:value-type="string" office:string-value="hout_azobe" table:formula="of:=[.B52] &amp; IF(LEN([.C52])=0;&quot;&quot;;&quot;_&quot;) &amp;[.C52] &amp; IF(LEN([.D52])=0;&quot;&quot;;&quot;_&quot;) &amp;[.D52]" table:style-name="ce1">
            <text:p>hout_azobe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azobe" table:formula="of:=&quot;_&quot; &amp;[.C52]" table:style-name="ce1">
            <text:p>_azob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azobe" table:formula="of:=[.F52]&amp;[.G52]" table:style-name="ce1">
            <text:p>NEN47_13_loofhout_azob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azobe" table:formula="of:=[.E52]" table:style-name="ce1">
            <text:p>hout_azobe</text:p>
          </table:table-cell>
          <table:table-cell office:value-type="string" table:style-name="ce1">
            <text:p>110, 050, 035, 255</text:p>
          </table:table-cell>
          <table:table-cell office:value-type="string" table:style-name="ce5">
            <text:p>#6E322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bamboe</text:p>
          </table:table-cell>
          <table:table-cell table:style-name="ce1"/>
          <table:table-cell office:value-type="string" office:string-value="hout_bamboe" table:formula="of:=[.B53] &amp; IF(LEN([.C53])=0;&quot;&quot;;&quot;_&quot;) &amp;[.C53] &amp; IF(LEN([.D53])=0;&quot;&quot;;&quot;_&quot;) &amp;[.D53]" table:style-name="ce1">
            <text:p>hout_bamboe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bamboe" table:formula="of:=&quot;_&quot; &amp;[.C53]" table:style-name="ce1">
            <text:p>_bambo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bamboe" table:formula="of:=[.F53]&amp;[.G53]" table:style-name="ce1">
            <text:p>NEN47_13_loofhout_bambo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bamboe" table:formula="of:=[.E53]" table:style-name="ce1">
            <text:p>hout_bamboe</text:p>
          </table:table-cell>
          <table:table-cell office:value-type="string" table:style-name="ce1">
            <text:p>228, 206, 148, 255</text:p>
          </table:table-cell>
          <table:table-cell office:value-type="string" table:style-name="ce1">
            <text:p>#E4CE9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table:number-columns-repeated="2" table:style-name="ce1"/>
          <table:table-cell office:value-type="string" office:string-value="hout_plaatmateriaal" table:formula="of:=[.B54] &amp; IF(LEN([.C54])=0;&quot;&quot;;&quot;_&quot;) &amp;[.C54] &amp; IF(LEN([.D54])=0;&quot;&quot;;&quot;_&quot;) &amp;[.D54]" table:style-name="ce1">
            <text:p>hout_plaatmateriaal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6_bekledingsplaat" table:formula="of:=[.F54]&amp;[.G54]" table:style-name="ce1">
            <text:p>NEN47_16_bekledingsplaa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" table:formula="of:=[.E54]" table:style-name="ce1">
            <text:p>hout_plaatmateriaal</text:p>
          </table:table-cell>
          <table:table-cell office:value-type="string" table:style-name="ce1">
            <text:p>220, 200, 160, 255</text:p>
          </table:table-cell>
          <table:table-cell office:value-type="string" table:style-name="ce1">
            <text:p>#DCC8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multiplex</text:p>
          </table:table-cell>
          <table:table-cell table:style-name="ce1"/>
          <table:table-cell office:value-type="string" office:string-value="hout_plaatmateriaal_multiplex" table:formula="of:=[.B55] &amp; IF(LEN([.C55])=0;&quot;&quot;;&quot;_&quot;) &amp;[.C55] &amp; IF(LEN([.D55])=0;&quot;&quot;;&quot;_&quot;) &amp;[.D55]" table:style-name="ce1">
            <text:p>hout_plaatmateriaal_multiplex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multiplex" table:formula="of:=&quot;_&quot; &amp;[.C55]" table:style-name="ce1">
            <text:p>_multiplex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multiplex" table:formula="of:=[.F55]&amp;[.G55]" table:style-name="ce1">
            <text:p>NEN47_16_bekledingsplaat_multiplex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multiplex" table:formula="of:=[.E55]" table:style-name="ce1">
            <text:p>hout_plaatmateriaal_multiplex</text:p>
          </table:table-cell>
          <table:table-cell office:value-type="string" table:style-name="ce1">
            <text:p>220, 200, 160, 255</text:p>
          </table:table-cell>
          <table:table-cell office:value-type="string" table:style-name="ce1">
            <text:p>#DCC8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table:style-name="ce1"/>
          <table:table-cell office:value-type="string" table:style-name="ce1">
            <text:p>CE2p</text:p>
          </table:table-cell>
          <table:table-cell office:value-type="string" office:string-value="hout_plaatmateriaal_CE2p" table:formula="of:=[.B56] &amp; IF(LEN([.C56])=0;&quot;&quot;;&quot;_&quot;) &amp;[.C56] &amp; IF(LEN([.D56])=0;&quot;&quot;;&quot;_&quot;) &amp;[.D56]" table:style-name="ce1">
            <text:p>hout_plaatmateriaal_CE2p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6_bekledingsplaat" table:formula="of:=[.F56]&amp;[.G56]" table:style-name="ce1">
            <text:p>NEN47_16_bekledingsplaa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CE2p" table:formula="of:=[.E56]" table:style-name="ce1">
            <text:p>hout_plaatmateriaal_CE2p</text:p>
          </table:table-cell>
          <table:table-cell office:value-type="string" table:style-name="ce1">
            <text:p>220, 200, 160, 255</text:p>
          </table:table-cell>
          <table:table-cell office:value-type="string" table:style-name="ce1">
            <text:p>#DCC8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OSB</text:p>
          </table:table-cell>
          <table:table-cell table:style-name="ce1"/>
          <table:table-cell office:value-type="string" office:string-value="hout_plaatmateriaal_OSB" table:formula="of:=[.B57] &amp; IF(LEN([.C57])=0;&quot;&quot;;&quot;_&quot;) &amp;[.C57] &amp; IF(LEN([.D57])=0;&quot;&quot;;&quot;_&quot;) &amp;[.D57]" table:style-name="ce1">
            <text:p>hout_plaatmateriaal_OSB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OSB" table:formula="of:=&quot;_&quot; &amp;[.C57]" table:style-name="ce1">
            <text:p>_OSB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OSB" table:formula="of:=[.F57]&amp;[.G57]" table:style-name="ce1">
            <text:p>NEN47_16_bekledingsplaat_OSB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OSB" table:formula="of:=[.E57]" table:style-name="ce1">
            <text:p>hout_plaatmateriaal_OSB</text:p>
          </table:table-cell>
          <table:table-cell office:value-type="string" table:style-name="ce1">
            <text:p>170, 120, 20, 255</text:p>
          </table:table-cell>
          <table:table-cell office:value-type="string" table:style-name="ce1">
            <text:p>#AA781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MDF</text:p>
          </table:table-cell>
          <table:table-cell table:style-name="ce1"/>
          <table:table-cell office:value-type="string" office:string-value="hout_plaatmateriaal_MDF" table:formula="of:=[.B58] &amp; IF(LEN([.C58])=0;&quot;&quot;;&quot;_&quot;) &amp;[.C58] &amp; IF(LEN([.D58])=0;&quot;&quot;;&quot;_&quot;) &amp;[.D58]" table:style-name="ce1">
            <text:p>hout_plaatmateriaal_MDF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MDF" table:formula="of:=&quot;_&quot; &amp;[.C58]" table:style-name="ce1">
            <text:p>_MDF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MDF" table:formula="of:=[.F58]&amp;[.G58]" table:style-name="ce1">
            <text:p>NEN47_16_bekledingsplaat_MDF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MDF" table:formula="of:=[.E58]" table:style-name="ce1">
            <text:p>hout_plaatmateriaal_MDF</text:p>
          </table:table-cell>
          <table:table-cell office:value-type="string" table:style-name="ce1">
            <text:p>178, 155, 125, 255</text:p>
          </table:table-cell>
          <table:table-cell office:value-type="string" table:style-name="ce1">
            <text:p>#B29B7D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watervast</text:p>
          </table:table-cell>
          <table:table-cell table:style-name="ce1"/>
          <table:table-cell office:value-type="string" office:string-value="hout_plaatmateriaal_watervast" table:formula="of:=[.B59] &amp; IF(LEN([.C59])=0;&quot;&quot;;&quot;_&quot;) &amp;[.C59] &amp; IF(LEN([.D59])=0;&quot;&quot;;&quot;_&quot;) &amp;[.D59]" table:style-name="ce1">
            <text:p>hout_plaatmateriaal_watervast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watervast" table:formula="of:=&quot;_&quot; &amp;[.C59]" table:style-name="ce1">
            <text:p>_watervas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watervast" table:formula="of:=[.F59]&amp;[.G59]" table:style-name="ce1">
            <text:p>NEN47_16_bekledingsplaat_watervas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watervast" table:formula="of:=[.E59]" table:style-name="ce1">
            <text:p>hout_plaatmateriaal_watervast</text:p>
          </table:table-cell>
          <table:table-cell office:value-type="string" table:style-name="ce1">
            <text:p>125, 166, 135, 255</text:p>
          </table:table-cell>
          <table:table-cell office:value-type="string" table:style-name="ce1">
            <text:p>#7DA687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okoume</text:p>
          </table:table-cell>
          <table:table-cell table:style-name="ce1"/>
          <table:table-cell office:value-type="string" office:string-value="hout_plaatmateriaal_okoume" table:formula="of:=[.B60] &amp; IF(LEN([.C60])=0;&quot;&quot;;&quot;_&quot;) &amp;[.C60] &amp; IF(LEN([.D60])=0;&quot;&quot;;&quot;_&quot;) &amp;[.D60]" table:style-name="ce1">
            <text:p>hout_plaatmateriaal_okoume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okoume" table:formula="of:=&quot;_&quot; &amp;[.C60]" table:style-name="ce1">
            <text:p>_okoum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okoume" table:formula="of:=[.F60]&amp;[.G60]" table:style-name="ce1">
            <text:p>NEN47_16_bekledingsplaat_okoum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okoume" table:formula="of:=[.E60]" table:style-name="ce1">
            <text:p>hout_plaatmateriaal_okoume</text:p>
          </table:table-cell>
          <table:table-cell office:value-type="string" table:style-name="ce1">
            <text:p>195, 157, 148, 255</text:p>
          </table:table-cell>
          <table:table-cell office:value-type="string" table:style-name="ce1">
            <text:p>#C39D9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rode_spaan</text:p>
          </table:table-cell>
          <table:table-cell table:style-name="ce1"/>
          <table:table-cell office:value-type="string" office:string-value="hout_plaatmateriaal_rode_spaan" table:formula="of:=[.B61] &amp; IF(LEN([.C61])=0;&quot;&quot;;&quot;_&quot;) &amp;[.C61] &amp; IF(LEN([.D61])=0;&quot;&quot;;&quot;_&quot;) &amp;[.D61]" table:style-name="ce1">
            <text:p>hout_plaatmateriaal_rode_spaan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rode_spaan" table:formula="of:=&quot;_&quot; &amp;[.C61]" table:style-name="ce1">
            <text:p>_rode_spaa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rode_spaan" table:formula="of:=[.F61]&amp;[.G61]" table:style-name="ce1">
            <text:p>NEN47_16_bekledingsplaat_rode_spaa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rode_spaan" table:formula="of:=[.E61]" table:style-name="ce1">
            <text:p>hout_plaatmateriaal_rode_spaan</text:p>
          </table:table-cell>
          <table:table-cell office:value-type="string" table:style-name="ce1">
            <text:p>115, 138, 107, 255</text:p>
          </table:table-cell>
          <table:table-cell office:value-type="string" table:style-name="ce1">
            <text:p>#738A6B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groene_spaan</text:p>
          </table:table-cell>
          <table:table-cell table:style-name="ce1"/>
          <table:table-cell office:value-type="string" office:string-value="hout_plaatmateriaal_groene_spaan" table:formula="of:=[.B62] &amp; IF(LEN([.C62])=0;&quot;&quot;;&quot;_&quot;) &amp;[.C62] &amp; IF(LEN([.D62])=0;&quot;&quot;;&quot;_&quot;) &amp;[.D62]" table:style-name="ce1">
            <text:p>hout_plaatmateriaal_groene_spaan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groene_spaan" table:formula="of:=&quot;_&quot; &amp;[.C62]" table:style-name="ce1">
            <text:p>_groene_spaa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groene_spaan" table:formula="of:=[.F62]&amp;[.G62]" table:style-name="ce1">
            <text:p>NEN47_16_bekledingsplaat_groene_spaa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groene_spaan" table:formula="of:=[.E62]" table:style-name="ce1">
            <text:p>hout_plaatmateriaal_groene_spaan</text:p>
          </table:table-cell>
          <table:table-cell office:value-type="string" table:style-name="ce1">
            <text:p>194, 156, 149, 255</text:p>
          </table:table-cell>
          <table:table-cell office:value-type="string" table:style-name="ce1">
            <text:p>#C29C95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underlayment</text:p>
          </table:table-cell>
          <table:table-cell table:style-name="ce1"/>
          <table:table-cell office:value-type="string" office:string-value="hout_plaatmateriaal_underlayment" table:formula="of:=[.B63] &amp; IF(LEN([.C63])=0;&quot;&quot;;&quot;_&quot;) &amp;[.C63] &amp; IF(LEN([.D63])=0;&quot;&quot;;&quot;_&quot;) &amp;[.D63]" table:style-name="ce1">
            <text:p>hout_plaatmateriaal_underlayment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underlayment" table:formula="of:=&quot;_&quot; &amp;[.C63]" table:style-name="ce1">
            <text:p>_underlaymen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underlayment" table:formula="of:=[.F63]&amp;[.G63]" table:style-name="ce1">
            <text:p>NEN47_16_bekledingsplaat_underlaymen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underlayment" table:formula="of:=[.E63]" table:style-name="ce1">
            <text:p>hout_plaatmateriaal_underlayment</text:p>
          </table:table-cell>
          <table:table-cell office:value-type="string" table:style-name="ce1">
            <text:p>240, 220, 185, 255</text:p>
          </table:table-cell>
          <table:table-cell office:value-type="string" table:style-name="ce1">
            <text:p>#F0DC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vuren</text:p>
          </table:table-cell>
          <table:table-cell table:style-name="ce1"/>
          <table:table-cell office:value-type="string" office:string-value="hout_plaatmateriaal_vuren" table:formula="of:=[.B64] &amp; IF(LEN([.C64])=0;&quot;&quot;;&quot;_&quot;) &amp;[.C64] &amp; IF(LEN([.D64])=0;&quot;&quot;;&quot;_&quot;) &amp;[.D64]" table:style-name="ce1">
            <text:p>hout_plaatmateriaal_vuren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vuren" table:formula="of:=&quot;_&quot; &amp;[.C64]" table:style-name="ce1">
            <text:p>_vur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vuren" table:formula="of:=[.F64]&amp;[.G64]" table:style-name="ce1">
            <text:p>NEN47_16_bekledingsplaat_vur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vuren" table:formula="of:=[.E64]" table:style-name="ce1">
            <text:p>hout_plaatmateriaal_vuren</text:p>
          </table:table-cell>
          <table:table-cell office:value-type="string" table:style-name="ce1">
            <text:p>240, 220, 185, 255</text:p>
          </table:table-cell>
          <table:table-cell office:value-type="string" table:style-name="ce1">
            <text:p>#F0DC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keramiek</text:p>
          </table:table-cell>
          <table:table-cell table:number-columns-repeated="2" table:style-name="ce1"/>
          <table:table-cell office:value-type="string" office:string-value="keramiek" table:formula="of:=[.B65] &amp; IF(LEN([.C65])=0;&quot;&quot;;&quot;_&quot;) &amp;[.C65] &amp; IF(LEN([.D65])=0;&quot;&quot;;&quot;_&quot;) &amp;[.D65]" table:style-name="ce1">
            <text:p>keramiek</text:p>
          </table:table-cell>
          <table:table-cell office:value-type="string" office:string-value="CUSTOM_0_keramiek" table:formula="of:=[cut_patterns_base.E32]" table:style-name="ce1">
            <text:p>CUSTOM_0_keramiek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CUSTOM_0_keramiek" table:formula="of:=[.F65]&amp;[.G65]" table:style-name="ce1">
            <text:p>CUSTOM_0_keramiek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eramic</text:p>
          </table:table-cell>
          <table:table-cell office:value-type="string" office:string-value="keramiek" table:formula="of:=[.E65]" table:style-name="ce1">
            <text:p>keramiek</text:p>
          </table:table-cell>
          <table:table-cell office:value-type="string" table:style-name="ce1">
            <text:p>230, 230, 230, 255</text:p>
          </table:table-cell>
          <table:table-cell office:value-type="string" table:style-name="ce1">
            <text:p>#E6E6E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selwerk</text:p>
          </table:table-cell>
          <table:table-cell office:value-type="string" table:style-name="ce1">
            <text:p>baksteen</text:p>
          </table:table-cell>
          <table:table-cell table:style-name="ce1"/>
          <table:table-cell office:value-type="string" office:string-value="metselwerk_baksteen" table:formula="of:=[.B66] &amp; IF(LEN([.C66])=0;&quot;&quot;;&quot;_&quot;) &amp;[.C66] &amp; IF(LEN([.D66])=0;&quot;&quot;;&quot;_&quot;) &amp;[.D66]" table:style-name="ce1">
            <text:p>metselwerk_baksteen</text:p>
          </table:table-cell>
          <table:table-cell office:value-type="string" office:string-value="NEN47_1_metselwerk_baksteen" table:formula="of:=[.F67]" table:style-name="ce1">
            <text:p>NEN47_1_metselwerk_bakste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_metselwerk_baksteen" table:formula="of:=[.F66]&amp;[.G66]" table:style-name="ce1">
            <text:p>NEN47_1_metselwerk_bak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metselwerk_baksteen" table:formula="of:=[.E66]" table:style-name="ce1">
            <text:p>metselwerk_baksteen</text:p>
          </table:table-cell>
          <table:table-cell office:value-type="string" table:style-name="ce1">
            <text:p>205, 124, 097, 255</text:p>
          </table:table-cell>
          <table:table-cell office:value-type="string" table:style-name="ce1">
            <text:p>#CD7C6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selwerk</text:p>
          </table:table-cell>
          <table:table-cell table:number-columns-repeated="2" table:style-name="ce1"/>
          <table:table-cell office:value-type="string" office:string-value="metselwerk" table:formula="of:=[.B67] &amp; IF(LEN([.C67])=0;&quot;&quot;;&quot;_&quot;) &amp;[.C67] &amp; IF(LEN([.D67])=0;&quot;&quot;;&quot;_&quot;) &amp;[.D67]" table:style-name="ce1">
            <text:p>metselwerk</text:p>
          </table:table-cell>
          <table:table-cell office:value-type="string" office:string-value="NEN47_1_metselwerk_baksteen" table:formula="of:=[cut_patterns_base.E2]" table:style-name="ce1">
            <text:p>NEN47_1_metselwerk_bakste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_metselwerk_baksteen" table:formula="of:=[.F67]&amp;[.G67]" table:style-name="ce1">
            <text:p>NEN47_1_metselwerk_bak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metselwerk" table:formula="of:=[.E67]" table:style-name="ce1">
            <text:p>metselwerk</text:p>
          </table:table-cell>
          <table:table-cell office:value-type="string" table:style-name="ce1">
            <text:p>205, 124, 097, 255</text:p>
          </table:table-cell>
          <table:table-cell office:value-type="string" table:style-name="ce1">
            <text:p>#CD7C6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selwerk</text:p>
          </table:table-cell>
          <table:table-cell office:value-type="string" table:style-name="ce1">
            <text:p>poriso</text:p>
          </table:table-cell>
          <table:table-cell table:style-name="ce1"/>
          <table:table-cell office:value-type="string" office:string-value="metselwerk_poriso" table:formula="of:=[.B68] &amp; IF(LEN([.C68])=0;&quot;&quot;;&quot;_&quot;) &amp;[.C68] &amp; IF(LEN([.D68])=0;&quot;&quot;;&quot;_&quot;) &amp;[.D68]" table:style-name="ce1">
            <text:p>metselwerk_poriso</text:p>
          </table:table-cell>
          <table:table-cell office:value-type="string" office:string-value="NEN47_1_metselwerk_baksteen" table:formula="of:=[cut_patterns_base.E2]" table:style-name="ce1">
            <text:p>NEN47_1_metselwerk_baksteen</text:p>
          </table:table-cell>
          <table:table-cell office:value-type="string" office:string-value="_poriso" table:formula="of:=&quot;_&quot; &amp;[.C68]" table:style-name="ce1">
            <text:p>_poriso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_metselwerk_baksteen_poriso" table:formula="of:=[.F68]&amp;[.G68]" table:style-name="ce1">
            <text:p>NEN47_1_metselwerk_baksteen_poriso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metselwerk_poriso" table:formula="of:=[.E68]" table:style-name="ce1">
            <text:p>metselwerk_poriso</text:p>
          </table:table-cell>
          <table:table-cell office:value-type="string" table:style-name="ce1">
            <text:p>117, 62, 57, 255</text:p>
          </table:table-cell>
          <table:table-cell office:value-type="string" table:style-name="ce5">
            <text:p>#753E3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selwerk</text:p>
          </table:table-cell>
          <table:table-cell office:value-type="string" table:style-name="ce1">
            <text:p>waalformaat</text:p>
          </table:table-cell>
          <table:table-cell table:style-name="ce1"/>
          <table:table-cell office:value-type="string" office:string-value="metselwerk_waalformaat" table:formula="of:=[.B69] &amp; IF(LEN([.C69])=0;&quot;&quot;;&quot;_&quot;) &amp;[.C69] &amp; IF(LEN([.D69])=0;&quot;&quot;;&quot;_&quot;) &amp;[.D69]" table:style-name="ce1">
            <text:p>metselwerk_waalformaat</text:p>
          </table:table-cell>
          <table:table-cell office:value-type="string" office:string-value="NEN47_1_metselwerk_baksteen" table:formula="of:=[cut_patterns_base.E2]" table:style-name="ce1">
            <text:p>NEN47_1_metselwerk_bakste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_metselwerk_baksteen" table:formula="of:=[.F69]&amp;[.G69]" table:style-name="ce1">
            <text:p>NEN47_1_metselwerk_bak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metselwerk_waalformaat" table:formula="of:=[.E69]" table:style-name="ce1">
            <text:p>metselwerk_waalformaat</text:p>
          </table:table-cell>
          <table:table-cell office:value-type="string" table:style-name="ce1">
            <text:p>205, 124, 097, 255</text:p>
          </table:table-cell>
          <table:table-cell office:value-type="string" table:style-name="ce1">
            <text:p>#CD7C6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selwerk</text:p>
          </table:table-cell>
          <table:table-cell office:value-type="string" table:style-name="ce1">
            <text:p>rood</text:p>
          </table:table-cell>
          <table:table-cell table:style-name="ce1"/>
          <table:table-cell office:value-type="string" office:string-value="metselwerk_rood" table:formula="of:=[.B70] &amp; IF(LEN([.C70])=0;&quot;&quot;;&quot;_&quot;) &amp;[.C70] &amp; IF(LEN([.D70])=0;&quot;&quot;;&quot;_&quot;) &amp;[.D70]" table:style-name="ce1">
            <text:p>metselwerk_rood</text:p>
          </table:table-cell>
          <table:table-cell office:value-type="string" office:string-value="NEN47_1_metselwerk_baksteen" table:formula="of:=[cut_patterns_base.E2]" table:style-name="ce1">
            <text:p>NEN47_1_metselwerk_baksteen</text:p>
          </table:table-cell>
          <table:table-cell office:value-type="string" office:string-value="_rood" table:formula="of:=&quot;_&quot; &amp;[.C70]" table:style-name="ce1">
            <text:p>_rood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_metselwerk_baksteen_rood" table:formula="of:=[.F70]&amp;[.G70]" table:style-name="ce1">
            <text:p>NEN47_1_metselwerk_baksteen_roo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metselwerk_rood" table:formula="of:=[.E70]" table:style-name="ce1">
            <text:p>metselwerk_rood</text:p>
          </table:table-cell>
          <table:table-cell office:value-type="string" table:style-name="ce1">
            <text:p>205, 124, 097, 255</text:p>
          </table:table-cell>
          <table:table-cell office:value-type="string" table:style-name="ce1">
            <text:p>#CD7C6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kalkzandsteen</text:p>
          </table:table-cell>
          <table:table-cell table:number-columns-repeated="2" table:style-name="ce1"/>
          <table:table-cell office:value-type="string" office:string-value="kalkzandsteen" table:formula="of:=[.B71] &amp; IF(LEN([.C71])=0;&quot;&quot;;&quot;_&quot;) &amp;[.C71] &amp; IF(LEN([.D71])=0;&quot;&quot;;&quot;_&quot;) &amp;[.D71]" table:style-name="ce1">
            <text:p>kalkzandsteen</text:p>
          </table:table-cell>
          <table:table-cell office:value-type="string" office:string-value="NEN47_3_metselwerk_niet_gebakken_kunststeen" table:formula="of:=[cut_patterns_base.E4]" table:style-name="ce1">
            <text:p>NEN47_3_metselwerk_niet_gebakken_kunstste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3_metselwerk_niet_gebakken_kunststeen" table:formula="of:=[.F71]&amp;[.G71]" table:style-name="ce1">
            <text:p>NEN47_3_metselwerk_niet_gebakken_kunst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kalkzandsteen" table:formula="of:=[.E71]" table:style-name="ce1">
            <text:p>kalkzandsteen</text:p>
          </table:table-cell>
          <table:table-cell office:value-type="string" table:style-name="ce1">
            <text:p>081, 081, 081, 255</text:p>
          </table:table-cell>
          <table:table-cell office:value-type="string" table:style-name="ce1">
            <text:p>#51515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kalkzandsteen</text:p>
          </table:table-cell>
          <table:table-cell table:style-name="ce1"/>
          <table:table-cell office:value-type="string" table:style-name="ce1">
            <text:p>CS12</text:p>
          </table:table-cell>
          <table:table-cell office:value-type="string" office:string-value="kalkzandsteen_CS12" table:formula="of:=[.B72] &amp; IF(LEN([.C72])=0;&quot;&quot;;&quot;_&quot;) &amp;[.C72] &amp; IF(LEN([.D72])=0;&quot;&quot;;&quot;_&quot;) &amp;[.D72]" table:style-name="ce1">
            <text:p>kalkzandsteen_CS12</text:p>
          </table:table-cell>
          <table:table-cell office:value-type="string" office:string-value="NEN47_3_metselwerk_niet_gebakken_kunststeen" table:formula="of:=[cut_patterns_base.E4]" table:style-name="ce1">
            <text:p>NEN47_3_metselwerk_niet_gebakken_kunstste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3_metselwerk_niet_gebakken_kunststeen" table:formula="of:=[.F72]&amp;[.G72]" table:style-name="ce1">
            <text:p>NEN47_3_metselwerk_niet_gebakken_kunst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kalkzandsteen_CS12" table:formula="of:=[.E72]" table:style-name="ce1">
            <text:p>kalkzandsteen_CS12</text:p>
          </table:table-cell>
          <table:table-cell office:value-type="string" table:style-name="ce1">
            <text:p>081, 081, 081, 255</text:p>
          </table:table-cell>
          <table:table-cell office:value-type="string" table:style-name="ce1">
            <text:p>#51515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riet</text:p>
          </table:table-cell>
          <table:table-cell table:number-columns-repeated="2" table:style-name="ce1"/>
          <table:table-cell office:value-type="string" office:string-value="riet" table:formula="of:=[.B73] &amp; IF(LEN([.C73])=0;&quot;&quot;;&quot;_&quot;) &amp;[.C73] &amp; IF(LEN([.D73])=0;&quot;&quot;;&quot;_&quot;) &amp;[.D73]" table:style-name="ce1">
            <text:p>riet</text:p>
          </table:table-cell>
          <table:table-cell office:value-type="string" office:string-value="CUSTOM_0_riet" table:formula="of:=[cut_patterns_base.E33]" table:style-name="ce1">
            <text:p>CUSTOM_0_rie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CUSTOM_0_riet" table:formula="of:=[.F73]&amp;[.G73]" table:style-name="ce1">
            <text:p>CUSTOM_0_rie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riet" table:formula="of:=[.E73]" table:style-name="ce1">
            <text:p>riet</text:p>
          </table:table-cell>
          <table:table-cell office:value-type="string" table:style-name="ce1">
            <text:p>178, 141, 095, 255</text:p>
          </table:table-cell>
          <table:table-cell office:value-type="string" table:style-name="ce1">
            <text:p>#B28D5F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ips</text:p>
          </table:table-cell>
          <table:table-cell table:number-columns-repeated="2" table:style-name="ce1"/>
          <table:table-cell office:value-type="string" office:string-value="gips" table:formula="of:=[.B74] &amp; IF(LEN([.C74])=0;&quot;&quot;;&quot;_&quot;) &amp;[.C74] &amp; IF(LEN([.D74])=0;&quot;&quot;;&quot;_&quot;) &amp;[.D74]" table:style-name="ce1">
            <text:p>gips</text:p>
          </table:table-cell>
          <table:table-cell office:value-type="string" office:string-value="CUSTOM_0_gips" table:formula="of:=[cut_patterns_base.E34]" table:style-name="ce1">
            <text:p>CUSTOM_0_gips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CUSTOM_0_gips" table:formula="of:=[.F74]&amp;[.G74]" table:style-name="ce1">
            <text:p>CUSTOM_0_gip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ypsum</text:p>
          </table:table-cell>
          <table:table-cell office:value-type="string" office:string-value="gips" table:formula="of:=[.E74]" table:style-name="ce1">
            <text:p>gips</text:p>
          </table:table-cell>
          <table:table-cell office:value-type="string" table:style-name="ce1">
            <text:p>230, 230, 230, 255</text:p>
          </table:table-cell>
          <table:table-cell office:value-type="string" table:style-name="ce1">
            <text:p>#E6E6E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fermacell</text:p>
          </table:table-cell>
          <table:table-cell table:number-columns-repeated="2" table:style-name="ce1"/>
          <table:table-cell office:value-type="string" office:string-value="fermacell" table:formula="of:=[.B75] &amp; IF(LEN([.C75])=0;&quot;&quot;;&quot;_&quot;) &amp;[.C75] &amp; IF(LEN([.D75])=0;&quot;&quot;;&quot;_&quot;) &amp;[.D75]" table:style-name="ce1">
            <text:p>fermacell</text:p>
          </table:table-cell>
          <table:table-cell office:value-type="string" office:string-value="CUSTOM_0_fermacell" table:formula="of:=[cut_patterns_base.E35]" table:style-name="ce1">
            <text:p>CUSTOM_0_fermacell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CUSTOM_0_fermacell" table:formula="of:=[.F75]&amp;[.G75]" table:style-name="ce1">
            <text:p>CUSTOM_0_fermacel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ypsum</text:p>
          </table:table-cell>
          <table:table-cell office:value-type="string" office:string-value="fermacell" table:formula="of:=[.E75]" table:style-name="ce1">
            <text:p>fermacell</text:p>
          </table:table-cell>
          <table:table-cell office:value-type="string" table:style-name="ce1">
            <text:p>211, 210, 206, 255</text:p>
          </table:table-cell>
          <table:table-cell office:value-type="string" table:style-name="ce1">
            <text:p>#D3D2CE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zandcement</text:p>
          </table:table-cell>
          <table:table-cell table:number-columns-repeated="2" table:style-name="ce1"/>
          <table:table-cell office:value-type="string" office:string-value="zandcement" table:formula="of:=[.B76] &amp; IF(LEN([.C76])=0;&quot;&quot;;&quot;_&quot;) &amp;[.C76] &amp; IF(LEN([.D76])=0;&quot;&quot;;&quot;_&quot;) &amp;[.D76]" table:style-name="ce1">
            <text:p>zandcement</text:p>
          </table:table-cell>
          <table:table-cell office:value-type="string" office:string-value="NEN47_10_enkele_wand_vloer_afwerking" table:formula="of:=[cut_patterns_base.E11]" table:style-name="ce1">
            <text:p>NEN47_10_enkele_wand_vloer_afwerking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0_enkele_wand_vloer_afwerking" table:formula="of:=[.F76]&amp;[.G76]" table:style-name="ce1">
            <text:p>NEN47_10_enkele_wand_vloer_afwerkin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plastic</text:p>
          </table:table-cell>
          <table:table-cell office:value-type="string" office:string-value="zandcement" table:formula="of:=[.E76]" table:style-name="ce1">
            <text:p>zandcement</text:p>
          </table:table-cell>
          <table:table-cell office:value-type="string" table:style-name="ce1">
            <text:p>211, 210, 206, 255</text:p>
          </table:table-cell>
          <table:table-cell office:value-type="string" table:style-name="ce1">
            <text:p>#D3D2CE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ortel</text:p>
          </table:table-cell>
          <table:table-cell table:number-columns-repeated="2" table:style-name="ce1"/>
          <table:table-cell office:value-type="string" office:string-value="mortel" table:formula="of:=[.B77] &amp; IF(LEN([.C77])=0;&quot;&quot;;&quot;_&quot;) &amp;[.C77] &amp; IF(LEN([.D77])=0;&quot;&quot;;&quot;_&quot;) &amp;[.D77]" table:style-name="ce1">
            <text:p>mortel</text:p>
          </table:table-cell>
          <table:table-cell office:value-type="string" office:string-value="CUSTOM_0_mortel" table:formula="of:=[cut_patterns_base.E36]" table:style-name="ce1">
            <text:p>CUSTOM_0_morte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CUSTOM_0_mortel" table:formula="of:=[.F77]&amp;[.G77]" table:style-name="ce1">
            <text:p>CUSTOM_0_morte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mortel" table:formula="of:=[.E77]" table:style-name="ce1">
            <text:p>mortel</text:p>
          </table:table-cell>
          <table:table-cell office:value-type="string" table:style-name="ce1">
            <text:p>192, 192, 192, 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ortel</text:p>
          </table:table-cell>
          <table:table-cell office:value-type="string" table:style-name="ce1">
            <text:p>cement</text:p>
          </table:table-cell>
          <table:table-cell table:style-name="ce1"/>
          <table:table-cell office:value-type="string" office:string-value="mortel_cement" table:formula="of:=[.B78] &amp; IF(LEN([.C78])=0;&quot;&quot;;&quot;_&quot;) &amp;[.C78] &amp; IF(LEN([.D78])=0;&quot;&quot;;&quot;_&quot;) &amp;[.D78]" table:style-name="ce1">
            <text:p>mortel_cement</text:p>
          </table:table-cell>
          <table:table-cell office:value-type="string" office:string-value="CUSTOM_0_mortel" table:formula="of:=[cut_patterns_base.E36]" table:style-name="ce1">
            <text:p>CUSTOM_0_mortel</text:p>
          </table:table-cell>
          <table:table-cell office:value-type="string" office:string-value="_cement" table:formula="of:=&quot;_&quot; &amp;[.C78]" table:style-name="ce1">
            <text:p>_cemen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mortel_cement" table:formula="of:=[.F78]&amp;[.G78]" table:style-name="ce1">
            <text:p>CUSTOM_0_mortel_cemen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mortel_cement" table:formula="of:=[.E78]" table:style-name="ce1">
            <text:p>mortel_cement</text:p>
          </table:table-cell>
          <table:table-cell office:value-type="string" table:style-name="ce1">
            <text:p>192, 192, 192, 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ortel</text:p>
          </table:table-cell>
          <table:table-cell office:value-type="string" table:style-name="ce1">
            <text:p>tras</text:p>
          </table:table-cell>
          <table:table-cell table:style-name="ce1"/>
          <table:table-cell office:value-type="string" office:string-value="mortel_tras" table:formula="of:=[.B79] &amp; IF(LEN([.C79])=0;&quot;&quot;;&quot;_&quot;) &amp;[.C79] &amp; IF(LEN([.D79])=0;&quot;&quot;;&quot;_&quot;) &amp;[.D79]" table:style-name="ce1">
            <text:p>mortel_tras</text:p>
          </table:table-cell>
          <table:table-cell office:value-type="string" office:string-value="CUSTOM_0_mortel" table:formula="of:=[cut_patterns_base.E36]" table:style-name="ce1">
            <text:p>CUSTOM_0_mortel</text:p>
          </table:table-cell>
          <table:table-cell office:value-type="string" office:string-value="_tras" table:formula="of:=&quot;_&quot; &amp;[.C79]" table:style-name="ce1">
            <text:p>_tras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mortel_tras" table:formula="of:=[.F79]&amp;[.G79]" table:style-name="ce1">
            <text:p>CUSTOM_0_mortel_tra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mortel_tras" table:formula="of:=[.E79]" table:style-name="ce1">
            <text:p>mortel_tras</text:p>
          </table:table-cell>
          <table:table-cell office:value-type="string" table:style-name="ce1">
            <text:p>192, 192, 192, 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ortel</text:p>
          </table:table-cell>
          <table:table-cell office:value-type="string" table:style-name="ce1">
            <text:p>kalk</text:p>
          </table:table-cell>
          <table:table-cell table:style-name="ce1"/>
          <table:table-cell office:value-type="string" office:string-value="mortel_kalk" table:formula="of:=[.B80] &amp; IF(LEN([.C80])=0;&quot;&quot;;&quot;_&quot;) &amp;[.C80] &amp; IF(LEN([.D80])=0;&quot;&quot;;&quot;_&quot;) &amp;[.D80]" table:style-name="ce1">
            <text:p>mortel_kalk</text:p>
          </table:table-cell>
          <table:table-cell office:value-type="string" office:string-value="CUSTOM_0_mortel" table:formula="of:=[cut_patterns_base.E36]" table:style-name="ce1">
            <text:p>CUSTOM_0_mortel</text:p>
          </table:table-cell>
          <table:table-cell office:value-type="string" office:string-value="_kalk" table:formula="of:=&quot;_&quot; &amp;[.C80]" table:style-name="ce1">
            <text:p>_kalk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mortel_kalk" table:formula="of:=[.F80]&amp;[.G80]" table:style-name="ce1">
            <text:p>CUSTOM_0_mortel_kalk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mortel_kalk" table:formula="of:=[.E80]" table:style-name="ce1">
            <text:p>mortel_kalk</text:p>
          </table:table-cell>
          <table:table-cell office:value-type="string" table:style-name="ce1">
            <text:p>192, 192, 192, 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anhydriet</text:p>
          </table:table-cell>
          <table:table-cell table:number-columns-repeated="2" table:style-name="ce1"/>
          <table:table-cell office:value-type="string" office:string-value="anhydriet" table:formula="of:=[.B81] &amp; IF(LEN([.C81])=0;&quot;&quot;;&quot;_&quot;) &amp;[.C81] &amp; IF(LEN([.D81])=0;&quot;&quot;;&quot;_&quot;) &amp;[.D81]" table:style-name="ce1">
            <text:p>anhydriet</text:p>
          </table:table-cell>
          <table:table-cell office:value-type="string" office:string-value="NEN47_2_speciale_steenachtige_materialen" table:formula="of:=[.F82]" table:style-name="ce1">
            <text:p>NEN47_2_speciale_steenachtige_material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2_speciale_steenachtige_materialen" table:formula="of:=[.F81]&amp;[.G81]" table:style-name="ce1">
            <text:p>NEN47_2_speciale_steenachtige_material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anhydriet" table:formula="of:=[.E81]" table:style-name="ce1">
            <text:p>anhydriet</text:p>
          </table:table-cell>
          <table:table-cell office:value-type="string" table:style-name="ce1">
            <text:p>230, 230, 230, 255</text:p>
          </table:table-cell>
          <table:table-cell office:value-type="string" table:style-name="ce1">
            <text:p>#E6E6E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cellenbeton</text:p>
          </table:table-cell>
          <table:table-cell table:number-columns-repeated="2" table:style-name="ce1"/>
          <table:table-cell office:value-type="string" office:string-value="cellenbeton" table:formula="of:=[.B82] &amp; IF(LEN([.C82])=0;&quot;&quot;;&quot;_&quot;) &amp;[.C82] &amp; IF(LEN([.D82])=0;&quot;&quot;;&quot;_&quot;) &amp;[.D82]" table:style-name="ce1">
            <text:p>cellenbeton</text:p>
          </table:table-cell>
          <table:table-cell office:value-type="string" office:string-value="NEN47_2_speciale_steenachtige_materialen" table:formula="of:=[cut_patterns_base.E3]" table:style-name="ce1">
            <text:p>NEN47_2_speciale_steenachtige_material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2_speciale_steenachtige_materialen" table:formula="of:=[.F82]&amp;[.G82]" table:style-name="ce1">
            <text:p>NEN47_2_speciale_steenachtige_material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cellenbeton" table:formula="of:=[.E82]" table:style-name="ce1">
            <text:p>cellenbeton</text:p>
          </table:table-cell>
          <table:table-cell office:value-type="string" table:style-name="ce1">
            <text:p>255, 255, 255, 255</text:p>
          </table:table-cell>
          <table:table-cell office:value-type="string" table:style-name="ce1">
            <text:p>#FFFFFF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table:number-columns-repeated="2" table:style-name="ce1"/>
          <table:table-cell office:value-type="string" office:string-value="isolatie" table:formula="of:=[.B83] &amp; IF(LEN([.C83])=0;&quot;&quot;;&quot;_&quot;) &amp;[.C83] &amp; IF(LEN([.D83])=0;&quot;&quot;;&quot;_&quot;) &amp;[.D83]" table:style-name="ce1">
            <text:p>isolatie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7_isolatie" table:formula="of:=[.F83]&amp;[.G83]" table:style-name="ce1">
            <text:p>NEN47_17_isolati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" table:formula="of:=[.E83]" table:style-name="ce1">
            <text:p>isolatie</text:p>
          </table:table-cell>
          <table:table-cell office:value-type="string" table:style-name="ce1">
            <text:p>255, 240, 160, 255</text:p>
          </table:table-cell>
          <table:table-cell office:value-type="string" table:style-name="ce1">
            <text:p>#FFF0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glaswol</text:p>
          </table:table-cell>
          <table:table-cell table:style-name="ce1"/>
          <table:table-cell office:value-type="string" office:string-value="isolatie_glaswol" table:formula="of:=[.B84] &amp; IF(LEN([.C84])=0;&quot;&quot;;&quot;_&quot;) &amp;[.C84] &amp; IF(LEN([.D84])=0;&quot;&quot;;&quot;_&quot;) &amp;[.D84]" table:style-name="ce1">
            <text:p>isolatie_glaswol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glaswol" table:formula="of:=&quot;_&quot; &amp;[.C84]" table:style-name="ce1">
            <text:p>_glaswol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glaswol" table:formula="of:=[.F84]&amp;[.G84]" table:style-name="ce1">
            <text:p>NEN47_17_isolatie_glaswo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glaswol" table:formula="of:=[.E84]" table:style-name="ce1">
            <text:p>isolatie_glaswol</text:p>
          </table:table-cell>
          <table:table-cell office:value-type="string" table:style-name="ce1">
            <text:p>255, 240, 160, 255</text:p>
          </table:table-cell>
          <table:table-cell office:value-type="string" table:style-name="ce1">
            <text:p>#FFF0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steenwol</text:p>
          </table:table-cell>
          <table:table-cell table:style-name="ce1"/>
          <table:table-cell office:value-type="string" office:string-value="isolatie_steenwol" table:formula="of:=[.B85] &amp; IF(LEN([.C85])=0;&quot;&quot;;&quot;_&quot;) &amp;[.C85] &amp; IF(LEN([.D85])=0;&quot;&quot;;&quot;_&quot;) &amp;[.D85]" table:style-name="ce1">
            <text:p>isolatie_steenwol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steenwol" table:formula="of:=&quot;_&quot; &amp;[.C85]" table:style-name="ce1">
            <text:p>_steenwol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steenwol" table:formula="of:=[.F85]&amp;[.G85]" table:style-name="ce1">
            <text:p>NEN47_17_isolatie_steenwo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steenwol" table:formula="of:=[.E85]" table:style-name="ce1">
            <text:p>isolatie_steenwol</text:p>
          </table:table-cell>
          <table:table-cell office:value-type="string" table:style-name="ce1">
            <text:p>190, 107, 105, 255</text:p>
          </table:table-cell>
          <table:table-cell office:value-type="string" table:style-name="ce1">
            <text:p>#BE6B6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PIR</text:p>
          </table:table-cell>
          <table:table-cell table:style-name="ce1"/>
          <table:table-cell office:value-type="string" office:string-value="isolatie_PIR" table:formula="of:=[.B86] &amp; IF(LEN([.C86])=0;&quot;&quot;;&quot;_&quot;) &amp;[.C86] &amp; IF(LEN([.D86])=0;&quot;&quot;;&quot;_&quot;) &amp;[.D86]" table:style-name="ce1">
            <text:p>isolatie_PIR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PIR" table:formula="of:=&quot;_&quot; &amp;[.C86]" table:style-name="ce1">
            <text:p>_PI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PIR" table:formula="of:=[.F86]&amp;[.G86]" table:style-name="ce1">
            <text:p>NEN47_17_isolatie_PI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PIR" table:formula="of:=[.E86]" table:style-name="ce1">
            <text:p>isolatie_PIR</text:p>
          </table:table-cell>
          <table:table-cell office:value-type="string" table:style-name="ce1">
            <text:p>245, 235, 195, 255</text:p>
          </table:table-cell>
          <table:table-cell office:value-type="string" table:style-name="ce1">
            <text:p>#F5EBC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kooltherm</text:p>
          </table:table-cell>
          <table:table-cell table:style-name="ce1"/>
          <table:table-cell office:value-type="string" office:string-value="isolatie_kooltherm" table:formula="of:=[.B87] &amp; IF(LEN([.C87])=0;&quot;&quot;;&quot;_&quot;) &amp;[.C87] &amp; IF(LEN([.D87])=0;&quot;&quot;;&quot;_&quot;) &amp;[.D87]" table:style-name="ce1">
            <text:p>isolatie_kooltherm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kooltherm" table:formula="of:=&quot;_&quot; &amp;[.C87]" table:style-name="ce1">
            <text:p>_kooltherm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kooltherm" table:formula="of:=[.F87]&amp;[.G87]" table:style-name="ce1">
            <text:p>NEN47_17_isolatie_kooltherm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kooltherm" table:formula="of:=[.E87]" table:style-name="ce1">
            <text:p>isolatie_kooltherm</text:p>
          </table:table-cell>
          <table:table-cell office:value-type="string" table:style-name="ce1">
            <text:p>220, 155, 140, 255</text:p>
          </table:table-cell>
          <table:table-cell office:value-type="string" table:style-name="ce1">
            <text:p>#DC9B8C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PUR</text:p>
          </table:table-cell>
          <table:table-cell table:style-name="ce1"/>
          <table:table-cell office:value-type="string" office:string-value="isolatie_PUR" table:formula="of:=[.B88] &amp; IF(LEN([.C88])=0;&quot;&quot;;&quot;_&quot;) &amp;[.C88] &amp; IF(LEN([.D88])=0;&quot;&quot;;&quot;_&quot;) &amp;[.D88]" table:style-name="ce1">
            <text:p>isolatie_PUR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PUR" table:formula="of:=&quot;_&quot; &amp;[.C88]" table:style-name="ce1">
            <text:p>_PU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PUR" table:formula="of:=[.F88]&amp;[.G88]" table:style-name="ce1">
            <text:p>NEN47_17_isolatie_PU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PUR" table:formula="of:=[.E88]" table:style-name="ce1">
            <text:p>isolatie_PUR</text:p>
          </table:table-cell>
          <table:table-cell office:value-type="string" table:style-name="ce1">
            <text:p>217, 211, 180, 255</text:p>
          </table:table-cell>
          <table:table-cell office:value-type="string" table:style-name="ce1">
            <text:p>#D9D3B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EPS</text:p>
          </table:table-cell>
          <table:table-cell table:style-name="ce1"/>
          <table:table-cell office:value-type="string" office:string-value="isolatie_EPS" table:formula="of:=[.B89] &amp; IF(LEN([.C89])=0;&quot;&quot;;&quot;_&quot;) &amp;[.C89] &amp; IF(LEN([.D89])=0;&quot;&quot;;&quot;_&quot;) &amp;[.D89]" table:style-name="ce1">
            <text:p>isolatie_EPS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EPS" table:formula="of:=&quot;_&quot; &amp;[.C89]" table:style-name="ce1">
            <text:p>_EPS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EPS" table:formula="of:=[.F89]&amp;[.G89]" table:style-name="ce1">
            <text:p>NEN47_17_isolatie_EP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EPS" table:formula="of:=[.E89]" table:style-name="ce1">
            <text:p>isolatie_EPS</text:p>
          </table:table-cell>
          <table:table-cell office:value-type="string" table:style-name="ce1">
            <text:p>220, 220, 225, 255</text:p>
          </table:table-cell>
          <table:table-cell office:value-type="string" table:style-name="ce1">
            <text:p>#DCDCE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table:style-name="ce1"/>
          <table:table-cell office:value-type="string" table:style-name="ce1">
            <text:p>EPS100</text:p>
          </table:table-cell>
          <table:table-cell office:value-type="string" office:string-value="isolatie_EPS100" table:formula="of:=[.B90] &amp; IF(LEN([.C90])=0;&quot;&quot;;&quot;_&quot;) &amp;[.C90] &amp; IF(LEN([.D90])=0;&quot;&quot;;&quot;_&quot;) &amp;[.D90]" table:style-name="ce1">
            <text:p>isolatie_EPS100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EPS100" table:formula="of:=&quot;_&quot; &amp;[.D90]" table:style-name="ce1">
            <text:p>_EPS100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EPS100" table:formula="of:=[.F90]&amp;[.G90]" table:style-name="ce1">
            <text:p>NEN47_17_isolatie_EPS100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EPS100" table:formula="of:=[.E90]" table:style-name="ce1">
            <text:p>isolatie_EPS100</text:p>
          </table:table-cell>
          <table:table-cell office:value-type="string" table:style-name="ce1">
            <text:p>220, 220, 225, 255</text:p>
          </table:table-cell>
          <table:table-cell office:value-type="string" table:style-name="ce1">
            <text:p>#DCDCE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table:number-columns-repeated="2" table:style-name="ce1"/>
          <table:table-cell office:value-type="string" office:string-value="natuursteen" table:formula="of:=[.B91] &amp; IF(LEN([.C91])=0;&quot;&quot;;&quot;_&quot;) &amp;[.C91] &amp; IF(LEN([.D91])=0;&quot;&quot;;&quot;_&quot;) &amp;[.D91]" table:style-name="ce1">
            <text:p>natuursteen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9_natuursteen" table:formula="of:=[.F91]&amp;[.G91]" table:style-name="ce1">
            <text:p>NEN47_9_natuur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" table:formula="of:=[.E91]" table:style-name="ce1">
            <text:p>natuursteen</text:p>
          </table:table-cell>
          <table:table-cell office:value-type="string" table:style-name="ce1">
            <text:p>184, 163, 138, 255</text:p>
          </table:table-cell>
          <table:table-cell office:value-type="string" table:style-name="ce1">
            <text:p>#B8A38A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hardsteen</text:p>
          </table:table-cell>
          <table:table-cell table:style-name="ce1"/>
          <table:table-cell office:value-type="string" office:string-value="natuursteen_hardsteen" table:formula="of:=[.B92] &amp; IF(LEN([.C92])=0;&quot;&quot;;&quot;_&quot;) &amp;[.C92] &amp; IF(LEN([.D92])=0;&quot;&quot;;&quot;_&quot;) &amp;[.D92]" table:style-name="ce1">
            <text:p>natuursteen_hardsteen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office:value-type="string" office:string-value="_hardsteen" table:formula="of:=&quot;_&quot; &amp;[.C92]" table:style-name="ce1">
            <text:p>_hardste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hardsteen" table:formula="of:=[.F92]&amp;[.G92]" table:style-name="ce1">
            <text:p>NEN47_9_natuursteen_hard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hardsteen" table:formula="of:=[.E92]" table:style-name="ce1">
            <text:p>natuursteen_hardsteen</text:p>
          </table:table-cell>
          <table:table-cell office:value-type="string" table:style-name="ce1">
            <text:p>64, 62, 72, 255</text:p>
          </table:table-cell>
          <table:table-cell office:value-type="string" table:style-name="ce5">
            <text:p>#403E48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zandsteen</text:p>
          </table:table-cell>
          <table:table-cell table:style-name="ce1"/>
          <table:table-cell office:value-type="string" office:string-value="natuursteen_zandsteen" table:formula="of:=[.B93] &amp; IF(LEN([.C93])=0;&quot;&quot;;&quot;_&quot;) &amp;[.C93] &amp; IF(LEN([.D93])=0;&quot;&quot;;&quot;_&quot;) &amp;[.D93]" table:style-name="ce1">
            <text:p>natuursteen_zandsteen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office:value-type="string" office:string-value="_zandsteen" table:formula="of:=&quot;_&quot; &amp;[.C93]" table:style-name="ce1">
            <text:p>_zandste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zandsteen" table:formula="of:=[.F93]&amp;[.G93]" table:style-name="ce1">
            <text:p>NEN47_9_natuursteen_zand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zandsteen" table:formula="of:=[.E93]" table:style-name="ce1">
            <text:p>natuursteen_zandsteen</text:p>
          </table:table-cell>
          <table:table-cell office:value-type="string" table:style-name="ce1">
            <text:p>184, 163, 138, 255</text:p>
          </table:table-cell>
          <table:table-cell office:value-type="string" table:style-name="ce1">
            <text:p>#B8A38A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kalksteen</text:p>
          </table:table-cell>
          <table:table-cell table:style-name="ce1"/>
          <table:table-cell office:value-type="string" office:string-value="natuursteen_kalksteen" table:formula="of:=[.B94] &amp; IF(LEN([.C94])=0;&quot;&quot;;&quot;_&quot;) &amp;[.C94] &amp; IF(LEN([.D94])=0;&quot;&quot;;&quot;_&quot;) &amp;[.D94]" table:style-name="ce1">
            <text:p>natuursteen_kalksteen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office:value-type="string" office:string-value="_kalksteen" table:formula="of:=&quot;_&quot; &amp;[.C94]" table:style-name="ce1">
            <text:p>_kalkste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kalksteen" table:formula="of:=[.F94]&amp;[.G94]" table:style-name="ce1">
            <text:p>NEN47_9_natuursteen_kalk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kalksteen" table:formula="of:=[.E94]" table:style-name="ce1">
            <text:p>natuursteen_kalksteen</text:p>
          </table:table-cell>
          <table:table-cell office:value-type="string" table:style-name="ce1">
            <text:p>236, 237, 230, 255</text:p>
          </table:table-cell>
          <table:table-cell office:value-type="string" table:style-name="ce1">
            <text:p>#ECEDE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tuf</text:p>
          </table:table-cell>
          <table:table-cell table:style-name="ce1"/>
          <table:table-cell office:value-type="string" office:string-value="natuursteen_tuf" table:formula="of:=[.B95] &amp; IF(LEN([.C95])=0;&quot;&quot;;&quot;_&quot;) &amp;[.C95] &amp; IF(LEN([.D95])=0;&quot;&quot;;&quot;_&quot;) &amp;[.D95]" table:style-name="ce1">
            <text:p>natuursteen_tuf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office:value-type="string" office:string-value="_tuf" table:formula="of:=&quot;_&quot; &amp;[.C95]" table:style-name="ce1">
            <text:p>_tuf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tuf" table:formula="of:=[.F95]&amp;[.G95]" table:style-name="ce1">
            <text:p>NEN47_9_natuursteen_tuf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tuf" table:formula="of:=[.E95]" table:style-name="ce1">
            <text:p>natuursteen_tuf</text:p>
          </table:table-cell>
          <table:table-cell office:value-type="string" table:style-name="ce1">
            <text:p>147, 155, 148, 255</text:p>
          </table:table-cell>
          <table:table-cell office:value-type="string" table:style-name="ce1">
            <text:p>#939B9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mergel</text:p>
          </table:table-cell>
          <table:table-cell table:style-name="ce1"/>
          <table:table-cell office:value-type="string" office:string-value="natuursteen_mergel" table:formula="of:=[.B96] &amp; IF(LEN([.C96])=0;&quot;&quot;;&quot;_&quot;) &amp;[.C96] &amp; IF(LEN([.D96])=0;&quot;&quot;;&quot;_&quot;) &amp;[.D96]" table:style-name="ce1">
            <text:p>natuursteen_mergel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office:value-type="string" office:string-value="_mergel" table:formula="of:=&quot;_&quot; &amp;[.C96]" table:style-name="ce1">
            <text:p>_mergel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mergel" table:formula="of:=[.F96]&amp;[.G96]" table:style-name="ce1">
            <text:p>NEN47_9_natuursteen_merge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mergel" table:formula="of:=[.E96]" table:style-name="ce1">
            <text:p>natuursteen_mergel</text:p>
          </table:table-cell>
          <table:table-cell office:value-type="string" table:style-name="ce1">
            <text:p>226, 194, 164, 255</text:p>
          </table:table-cell>
          <table:table-cell office:value-type="string" table:style-name="ce1">
            <text:p>#E2C2A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EPDM</text:p>
          </table:table-cell>
          <table:table-cell table:number-columns-repeated="2" table:style-name="ce1"/>
          <table:table-cell office:value-type="string" office:string-value="EPDM" table:formula="of:=[.B97] &amp; IF(LEN([.C97])=0;&quot;&quot;;&quot;_&quot;) &amp;[.C97] &amp; IF(LEN([.D97])=0;&quot;&quot;;&quot;_&quot;) &amp;[.D97]" table:style-name="ce1">
            <text:p>EPDM</text:p>
          </table:table-cell>
          <table:table-cell office:value-type="string" office:string-value="NEN47_24_bitumen" table:formula="of:=[cut_patterns_base.E24]" table:style-name="ce1">
            <text:p>NEN47_24_bitum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24_bitumen" table:formula="of:=[.F97]&amp;[.G97]" table:style-name="ce1">
            <text:p>NEN47_24_bitum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EPDM" table:formula="of:=[.E97]" table:style-name="ce1">
            <text:p>EPDM</text:p>
          </table:table-cell>
          <table:table-cell office:value-type="string" table:style-name="ce1">
            <text:p>16, 16, 16, 255</text:p>
          </table:table-cell>
          <table:table-cell office:value-type="string" table:style-name="ce1">
            <text:p>#10101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itumen</text:p>
          </table:table-cell>
          <table:table-cell table:number-columns-repeated="2" table:style-name="ce1"/>
          <table:table-cell office:value-type="string" office:string-value="bitumen" table:formula="of:=[.B98] &amp; IF(LEN([.C98])=0;&quot;&quot;;&quot;_&quot;) &amp;[.C98] &amp; IF(LEN([.D98])=0;&quot;&quot;;&quot;_&quot;) &amp;[.D98]" table:style-name="ce1">
            <text:p>bitumen</text:p>
          </table:table-cell>
          <table:table-cell office:value-type="string" office:string-value="NEN47_24_bitumen" table:formula="of:=[cut_patterns_base.E24]" table:style-name="ce1">
            <text:p>NEN47_24_bitum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24_bitumen" table:formula="of:=[.F98]&amp;[.G98]" table:style-name="ce1">
            <text:p>NEN47_24_bitum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bitumen" table:formula="of:=[.E98]" table:style-name="ce1">
            <text:p>bitumen</text:p>
          </table:table-cell>
          <table:table-cell office:value-type="string" table:style-name="ce1">
            <text:p>16, 16, 16, 255</text:p>
          </table:table-cell>
          <table:table-cell office:value-type="string" table:style-name="ce1">
            <text:p>#10101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grond</text:p>
          </table:table-cell>
          <table:table-cell table:style-name="ce1"/>
          <table:table-cell office:value-type="string" office:string-value="grondstof_grond" table:formula="of:=[.B99] &amp; IF(LEN([.C99])=0;&quot;&quot;;&quot;_&quot;) &amp;[.C99] &amp; IF(LEN([.D99])=0;&quot;&quot;;&quot;_&quot;) &amp;[.D99]" table:style-name="ce1">
            <text:p>grondstof_grond</text:p>
          </table:table-cell>
          <table:table-cell office:value-type="string" office:string-value="CUSTOM_0_grond" table:formula="of:=[cut_patterns_base.E37]" table:style-name="ce1">
            <text:p>CUSTOM_0_grond</text:p>
          </table:table-cell>
          <table:table-cell office:value-type="string" office:string-value="_grond" table:formula="of:=&quot;_&quot; &amp;[.C99]" table:style-name="ce1">
            <text:p>_grond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grond_grond" table:formula="of:=[.F99]&amp;[.G99]" table:style-name="ce1">
            <text:p>CUSTOM_0_grond_gron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grond" table:formula="of:=[.E99]" table:style-name="ce1">
            <text:p>grondstof_grond</text:p>
          </table:table-cell>
          <table:table-cell office:value-type="string" table:style-name="ce1">
            <text:p>62, 57, 61, 255</text:p>
          </table:table-cell>
          <table:table-cell office:value-type="string" table:style-name="ce5">
            <text:p>#3E393D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grind</text:p>
          </table:table-cell>
          <table:table-cell table:style-name="ce1"/>
          <table:table-cell office:value-type="string" office:string-value="grondstof_grind" table:formula="of:=[.B100] &amp; IF(LEN([.C100])=0;&quot;&quot;;&quot;_&quot;) &amp;[.C100] &amp; IF(LEN([.D100])=0;&quot;&quot;;&quot;_&quot;) &amp;[.D100]" table:style-name="ce1">
            <text:p>grondstof_grind</text:p>
          </table:table-cell>
          <table:table-cell office:value-type="string" office:string-value="CUSTOM_0_asfalt" table:formula="of:=[cut_patterns_base.E38]" table:style-name="ce1">
            <text:p>CUSTOM_0_asfalt</text:p>
          </table:table-cell>
          <table:table-cell office:value-type="string" office:string-value="_grind" table:formula="of:=&quot;_&quot; &amp;[.C100]" table:style-name="ce1">
            <text:p>_grind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asfalt_grind" table:formula="of:=[.F100]&amp;[.G100]" table:style-name="ce1">
            <text:p>CUSTOM_0_asfalt_grin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grind" table:formula="of:=[.E100]" table:style-name="ce1">
            <text:p>grondstof_grind</text:p>
          </table:table-cell>
          <table:table-cell office:value-type="string" table:style-name="ce1">
            <text:p>62, 57, 61, 255</text:p>
          </table:table-cell>
          <table:table-cell office:value-type="string" table:style-name="ce5">
            <text:p>#3E393D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asfalt</text:p>
          </table:table-cell>
          <table:table-cell table:style-name="ce1"/>
          <table:table-cell office:value-type="string" office:string-value="grondstof_asfalt" table:formula="of:=[.B101] &amp; IF(LEN([.C101])=0;&quot;&quot;;&quot;_&quot;) &amp;[.C101] &amp; IF(LEN([.D101])=0;&quot;&quot;;&quot;_&quot;) &amp;[.D101]" table:style-name="ce1">
            <text:p>grondstof_asfalt</text:p>
          </table:table-cell>
          <table:table-cell office:value-type="string" office:string-value="CUSTOM_0_asfalt" table:formula="of:=[cut_patterns_base.E38]" table:style-name="ce1">
            <text:p>CUSTOM_0_asfalt</text:p>
          </table:table-cell>
          <table:table-cell office:value-type="string" office:string-value="_asfalt" table:formula="of:=&quot;_&quot; &amp;[.C101]" table:style-name="ce1">
            <text:p>_asfal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asfalt_asfalt" table:formula="of:=[.F101]&amp;[.G101]" table:style-name="ce1">
            <text:p>CUSTOM_0_asfalt_asfal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asfalt" table:formula="of:=[.E101]" table:style-name="ce1">
            <text:p>grondstof_asfalt</text:p>
          </table:table-cell>
          <table:table-cell office:value-type="string" table:style-name="ce1">
            <text:p>62, 57, 61, 255</text:p>
          </table:table-cell>
          <table:table-cell office:value-type="string" table:style-name="ce5">
            <text:p>#3E393D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klei</text:p>
          </table:table-cell>
          <table:table-cell table:style-name="ce1"/>
          <table:table-cell office:value-type="string" office:string-value="grondstof_klei" table:formula="of:=[.B102] &amp; IF(LEN([.C102])=0;&quot;&quot;;&quot;_&quot;) &amp;[.C102] &amp; IF(LEN([.D102])=0;&quot;&quot;;&quot;_&quot;) &amp;[.D102]" table:style-name="ce1">
            <text:p>grondstof_klei</text:p>
          </table:table-cell>
          <table:table-cell office:value-type="string" office:string-value="CUSTOM_0_klei" table:formula="of:=[cut_patterns_base.E39]" table:style-name="ce1">
            <text:p>CUSTOM_0_klei</text:p>
          </table:table-cell>
          <table:table-cell office:value-type="string" office:string-value="_klei" table:formula="of:=&quot;_&quot; &amp;[.C102]" table:style-name="ce1">
            <text:p>_klei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klei_klei" table:formula="of:=[.F102]&amp;[.G102]" table:style-name="ce1">
            <text:p>CUSTOM_0_klei_klei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klei" table:formula="of:=[.E102]" table:style-name="ce1">
            <text:p>grondstof_klei</text:p>
          </table:table-cell>
          <table:table-cell office:value-type="string" table:style-name="ce1">
            <text:p>90, 81, 80, 255</text:p>
          </table:table-cell>
          <table:table-cell office:value-type="string" table:style-name="ce1">
            <text:p>#5A515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veen</text:p>
          </table:table-cell>
          <table:table-cell table:style-name="ce1"/>
          <table:table-cell office:value-type="string" office:string-value="grondstof_veen" table:formula="of:=[.B103] &amp; IF(LEN([.C103])=0;&quot;&quot;;&quot;_&quot;) &amp;[.C103] &amp; IF(LEN([.D103])=0;&quot;&quot;;&quot;_&quot;) &amp;[.D103]" table:style-name="ce1">
            <text:p>grondstof_veen</text:p>
          </table:table-cell>
          <table:table-cell office:value-type="string" office:string-value="CUSTOM_0_veen" table:formula="of:=[cut_patterns_base.E40]" table:style-name="ce1">
            <text:p>CUSTOM_0_veen</text:p>
          </table:table-cell>
          <table:table-cell office:value-type="string" office:string-value="_veen" table:formula="of:=&quot;_&quot; &amp;[.C103]" table:style-name="ce1">
            <text:p>_ve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veen_veen" table:formula="of:=[.F103]&amp;[.G103]" table:style-name="ce1">
            <text:p>CUSTOM_0_veen_veen</text:p>
          </table:table-cell>
          <table:table-cell table:style-name="ce1"/>
          <table:table-cell office:value-type="string" table:style-name="ce6">
            <text:p><text:a xlink:href="https://www.wikidata.org/wiki/Q184624">https://www.wikidata.org/wiki/Q184624</text:a></text:p>
          </table:table-cell>
          <table:table-cell office:value-type="string" table:style-name="ce6">
            <text:p><text:a xlink:href="https://www.wikidata.org/wiki/Q184624">https://www.wikidata.org/wiki/Q184624</text:a></text:p>
          </table:table-cell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veen" table:formula="of:=[.E103]" table:style-name="ce1">
            <text:p>grondstof_veen</text:p>
          </table:table-cell>
          <table:table-cell office:value-type="string" table:style-name="ce1">
            <text:p>134, 105, 067, 255</text:p>
          </table:table-cell>
          <table:table-cell office:value-type="string" table:style-name="ce1">
            <text:p>#86694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zand</text:p>
          </table:table-cell>
          <table:table-cell table:style-name="ce1"/>
          <table:table-cell office:value-type="string" office:string-value="grondstof_zand" table:formula="of:=[.B104] &amp; IF(LEN([.C104])=0;&quot;&quot;;&quot;_&quot;) &amp;[.C104] &amp; IF(LEN([.D104])=0;&quot;&quot;;&quot;_&quot;) &amp;[.D104]" table:style-name="ce1">
            <text:p>grondstof_zand</text:p>
          </table:table-cell>
          <table:table-cell office:value-type="string" office:string-value="NEN47_26_zand" table:formula="of:=[cut_patterns_base.E26]" table:style-name="ce1">
            <text:p>NEN47_26_zand</text:p>
          </table:table-cell>
          <table:table-cell office:value-type="string" office:string-value="_zand" table:formula="of:=&quot;_&quot; &amp;[.C104]" table:style-name="ce1">
            <text:p>_zand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6_zand_zand" table:formula="of:=[.F104]&amp;[.G104]" table:style-name="ce1">
            <text:p>NEN47_26_zand_zan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zand" table:formula="of:=[.E104]" table:style-name="ce1">
            <text:p>grondstof_zand</text:p>
          </table:table-cell>
          <table:table-cell office:value-type="string" table:style-name="ce1">
            <text:p>201, 184, 156, 255</text:p>
          </table:table-cell>
          <table:table-cell office:value-type="string" table:style-name="ce1">
            <text:p>#C9B89C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water</text:p>
          </table:table-cell>
          <table:table-cell table:style-name="ce1"/>
          <table:table-cell office:value-type="string" office:string-value="grondstof_water" table:formula="of:=[.B105] &amp; IF(LEN([.C105])=0;&quot;&quot;;&quot;_&quot;) &amp;[.C105] &amp; IF(LEN([.D105])=0;&quot;&quot;;&quot;_&quot;) &amp;[.D105]" table:style-name="ce1">
            <text:p>grondstof_water</text:p>
          </table:table-cell>
          <table:table-cell office:value-type="string" office:string-value="NEN47_28_water" table:formula="of:=[cut_patterns_base.E28]" table:style-name="ce1">
            <text:p>NEN47_28_water</text:p>
          </table:table-cell>
          <table:table-cell office:value-type="string" office:string-value="_water" table:formula="of:=&quot;_&quot; &amp;[.C105]" table:style-name="ce1">
            <text:p>_wate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8_water_water" table:formula="of:=[.F105]&amp;[.G105]" table:style-name="ce1">
            <text:p>NEN47_28_water_water</text:p>
          </table:table-cell>
          <table:table-cell table:style-name="ce1"/>
          <table:table-cell office:value-type="string" table:style-name="ce6">
            <text:p><text:a xlink:href="https://www.wikidata.org/wiki/Q283">https://www.wikidata.org/wiki/Q283</text:a></text:p>
          </table:table-cell>
          <table:table-cell office:value-type="string" table:style-name="ce6">
            <text:p><text:a xlink:href="https://www.wikidata.org/wiki/Q283">https://www.wikidata.org/wiki/Q283</text:a></text:p>
          </table:table-cell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grondstof_water" table:formula="of:=[.E105]" table:style-name="ce1">
            <text:p>grondstof_water</text:p>
          </table:table-cell>
          <table:table-cell office:value-type="string" table:style-name="ce1">
            <text:p>205, 230, 237, 255</text:p>
          </table:table-cell>
          <table:table-cell office:value-type="string" table:style-name="ce1">
            <text:p>#CDE6ED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as</text:p>
          </table:table-cell>
          <table:table-cell table:number-columns-repeated="2" table:style-name="ce1"/>
          <table:table-cell office:value-type="string" office:string-value="gras" table:formula="of:=[.B106] &amp; IF(LEN([.C106])=0;&quot;&quot;;&quot;_&quot;) &amp;[.C106] &amp; IF(LEN([.D106])=0;&quot;&quot;;&quot;_&quot;) &amp;[.D106]" table:style-name="ce1">
            <text:p>gras</text:p>
          </table:table-cell>
          <table:table-cell office:value-type="string" office:string-value="NEN47_25_maaiveld" table:formula="of:=[cut_patterns_base.E25]" table:style-name="ce1">
            <text:p>NEN47_25_maaiveld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25_maaiveld" table:formula="of:=[.F106]&amp;[.G106]" table:style-name="ce1">
            <text:p>NEN47_25_maaivel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as" table:formula="of:=[.E106]" table:style-name="ce1">
            <text:p>gras</text:p>
          </table:table-cell>
          <table:table-cell office:value-type="string" table:style-name="ce1">
            <text:p>223, 230, 208, 255</text:p>
          </table:table-cell>
          <table:table-cell office:value-type="string" table:style-name="ce1">
            <text:p>#DFE6D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las</text:p>
          </table:table-cell>
          <table:table-cell table:number-columns-repeated="2" table:style-name="ce1"/>
          <table:table-cell office:value-type="string" office:string-value="glas" table:formula="of:=[.B107] &amp; IF(LEN([.C107])=0;&quot;&quot;;&quot;_&quot;) &amp;[.C107] &amp; IF(LEN([.D107])=0;&quot;&quot;;&quot;_&quot;) &amp;[.D107]" table:style-name="ce1">
            <text:p>glas</text:p>
          </table:table-cell>
          <table:table-cell office:value-type="string" office:string-value="NEN47_29_glas" table:formula="of:=[cut_patterns_base.E29]" table:style-name="ce1">
            <text:p>NEN47_29_glas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29_glas" table:formula="of:=[.F107]&amp;[.G107]" table:style-name="ce1">
            <text:p>NEN47_29_gla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lass</text:p>
          </table:table-cell>
          <table:table-cell office:value-type="string" office:string-value="glas" table:formula="of:=[.E107]" table:style-name="ce1">
            <text:p>glas</text:p>
          </table:table-cell>
          <table:table-cell office:value-type="string" table:style-name="ce1">
            <text:p>236, 240, 239, 255</text:p>
          </table:table-cell>
          <table:table-cell office:value-type="string" table:style-name="ce1">
            <text:p>#ECF0EF</text:p>
          </table:table-cell>
          <table:table-cell office:value-type="float" office:value="1" table:style-name="ce4">
            <text:p>1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las</text:p>
          </table:table-cell>
          <table:table-cell office:value-type="string" table:style-name="ce1">
            <text:p>helder</text:p>
          </table:table-cell>
          <table:table-cell table:style-name="ce1"/>
          <table:table-cell office:value-type="string" office:string-value="glas_helder" table:formula="of:=[.B108] &amp; IF(LEN([.C108])=0;&quot;&quot;;&quot;_&quot;) &amp;[.C108] &amp; IF(LEN([.D108])=0;&quot;&quot;;&quot;_&quot;) &amp;[.D108]" table:style-name="ce1">
            <text:p>glas_helder</text:p>
          </table:table-cell>
          <table:table-cell office:value-type="string" office:string-value="NEN47_29_glas" table:formula="of:=[cut_patterns_base.E29]" table:style-name="ce1">
            <text:p>NEN47_29_glas</text:p>
          </table:table-cell>
          <table:table-cell office:value-type="string" office:string-value="_helder" table:formula="of:=&quot;_&quot; &amp;[.C108]" table:style-name="ce1">
            <text:p>_helde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9_glas_helder" table:formula="of:=[.F108]&amp;[.G108]" table:style-name="ce1">
            <text:p>NEN47_29_glas_held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lass</text:p>
          </table:table-cell>
          <table:table-cell office:value-type="string" office:string-value="glas_helder" table:formula="of:=[.E108]" table:style-name="ce1">
            <text:p>glas_helder</text:p>
          </table:table-cell>
          <table:table-cell office:value-type="string" table:style-name="ce1">
            <text:p>236, 240, 239, 255</text:p>
          </table:table-cell>
          <table:table-cell office:value-type="string" table:style-name="ce1">
            <text:p>#ECF0EF</text:p>
          </table:table-cell>
          <table:table-cell office:value-type="float" office:value="1" table:style-name="ce4">
            <text:p>1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las</text:p>
          </table:table-cell>
          <table:table-cell office:value-type="string" table:style-name="ce1">
            <text:p>mat</text:p>
          </table:table-cell>
          <table:table-cell table:style-name="ce1"/>
          <table:table-cell office:value-type="string" office:string-value="glas_mat" table:formula="of:=[.B109] &amp; IF(LEN([.C109])=0;&quot;&quot;;&quot;_&quot;) &amp;[.C109] &amp; IF(LEN([.D109])=0;&quot;&quot;;&quot;_&quot;) &amp;[.D109]" table:style-name="ce1">
            <text:p>glas_mat</text:p>
          </table:table-cell>
          <table:table-cell office:value-type="string" office:string-value="NEN47_29_glas" table:formula="of:=[cut_patterns_base.E29]" table:style-name="ce1">
            <text:p>NEN47_29_glas</text:p>
          </table:table-cell>
          <table:table-cell office:value-type="string" office:string-value="_mat" table:formula="of:=&quot;_&quot; &amp;[.C109]" table:style-name="ce1">
            <text:p>_ma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9_glas_mat" table:formula="of:=[.F109]&amp;[.G109]" table:style-name="ce1">
            <text:p>NEN47_29_glas_ma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lass</text:p>
          </table:table-cell>
          <table:table-cell office:value-type="string" office:string-value="glas_mat" table:formula="of:=[.E109]" table:style-name="ce1">
            <text:p>glas_mat</text:p>
          </table:table-cell>
          <table:table-cell office:value-type="string" table:style-name="ce1">
            <text:p>236, 240, 239, 255</text:p>
          </table:table-cell>
          <table:table-cell office:value-type="string" table:style-name="ce1">
            <text:p>#ECF0EF</text:p>
          </table:table-cell>
          <table:table-cell office:value-type="float" office:value="1" table:style-name="ce4">
            <text:p>1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las</text:p>
          </table:table-cell>
          <table:table-cell office:value-type="string" table:style-name="ce1">
            <text:p>helder</text:p>
          </table:table-cell>
          <table:table-cell table:style-name="ce1"/>
          <table:table-cell office:value-type="string" office:string-value="glas_helder" table:formula="of:=[.B110] &amp; IF(LEN([.C110])=0;&quot;&quot;;&quot;_&quot;) &amp;[.C110] &amp; IF(LEN([.D110])=0;&quot;&quot;;&quot;_&quot;) &amp;[.D110]" table:style-name="ce1">
            <text:p>glas_helder</text:p>
          </table:table-cell>
          <table:table-cell office:value-type="string" office:string-value="NEN47_29_glas" table:formula="of:=[cut_patterns_base.E29]" table:style-name="ce1">
            <text:p>NEN47_29_glas</text:p>
          </table:table-cell>
          <table:table-cell office:value-type="string" office:string-value="_helder" table:formula="of:=&quot;_&quot; &amp;[.C110]" table:style-name="ce1">
            <text:p>_helde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9_glas_helder" table:formula="of:=[.F110]&amp;[.G110]" table:style-name="ce1">
            <text:p>NEN47_29_glas_held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lass</text:p>
          </table:table-cell>
          <table:table-cell office:value-type="string" office:string-value="glas_helder" table:formula="of:=[.E110]" table:style-name="ce1">
            <text:p>glas_helder</text:p>
          </table:table-cell>
          <table:table-cell office:value-type="string" table:style-name="ce1">
            <text:p>236, 240, 239, 255</text:p>
          </table:table-cell>
          <table:table-cell office:value-type="string" table:style-name="ce1">
            <text:p>#ECF0EF</text:p>
          </table:table-cell>
          <table:table-cell office:value-type="float" office:value="1" table:style-name="ce4">
            <text:p>1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lichte scheidingswand</text:p>
          </table:table-cell>
          <table:table-cell table:style-name="ce1"/>
          <table:table-cell office:value-type="string" office:string-value="generiek_lichte scheidingswand" table:formula="of:=[.B111] &amp; IF(LEN([.C111])=0;&quot;&quot;;&quot;_&quot;) &amp;[.C111] &amp; IF(LEN([.D111])=0;&quot;&quot;;&quot;_&quot;) &amp;[.D111]" table:style-name="ce1">
            <text:p>generiek_lichte scheidingswand</text:p>
          </table:table-cell>
          <table:table-cell office:value-type="string" office:string-value="NEN47_4_niet_dragende_lichte_scheidingswanden" table:formula="of:=[cut_patterns_base.E5]" table:style-name="ce1">
            <text:p>NEN47_4_niet_dragende_lichte_scheidingswand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4_niet_dragende_lichte_scheidingswanden" table:formula="of:=[.F111]&amp;[.G111]" table:style-name="ce1">
            <text:p>NEN47_4_niet_dragende_lichte_scheidingswand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generiek_lichte scheidingswand" table:formula="of:=[.E111]" table:style-name="ce1">
            <text:p>generiek_lichte scheidingswand</text:p>
          </table:table-cell>
          <table:table-cell office:value-type="string" table:style-name="ce1">
            <text:p>128,128,128,255</text:p>
          </table:table-cell>
          <table:table-cell office:value-type="string" table:style-name="ce1">
            <text:p>#80808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number-rows-repeated="1048465" table:style-name="ro2">
          <table:table-cell table:number-columns-repeated="16384"/>
        </table:table-row>
      </table:table>
      <table:table table:name="cut_patterns_base" table:style-name="ta2">
        <table:table-column table:style-name="co16" table:default-cell-style-name="ce1"/>
        <table:table-column table:style-name="co15" table:default-cell-style-name="ce4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4"/>
        <table:table-column table:style-name="co23" table:number-columns-repeated="8" table:default-cell-style-name="ce4"/>
        <table:table-column table:style-name="co24" table:default-cell-style-name="ce1"/>
        <table:table-column table:style-name="co15" table:number-columns-repeated="16367" table:default-cell-style-name="ce1"/>
        <table:table-row table:style-name="ro1">
          <table:table-cell office:value-type="string" table:style-name="ce3">
            <text:p>Standard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PatternName(to use in BlenderBIM)</text:p>
          </table:table-cell>
          <table:table-cell office:value-type="string" table:style-name="ce3">
            <text:p>PatterNameNoUnderscore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CSSString 1</text:p>
          </table:table-cell>
          <table:table-cell office:value-type="string" table:style-name="ce3">
            <text:p>CSSString 2</text:p>
          </table:table-cell>
          <table:table-cell office:value-type="string" table:style-name="ce2">
            <text:p>scale_independent</text:p>
          </table:table-cell>
          <table:table-cell office:value-type="string" table:style-name="ce2">
            <text:p>1_200</text:p>
          </table:table-cell>
          <table:table-cell office:value-type="string" table:style-name="ce2">
            <text:p>1_100</text:p>
          </table:table-cell>
          <table:table-cell office:value-type="string" table:style-name="ce2">
            <text:p>1_50</text:p>
          </table:table-cell>
          <table:table-cell office:value-type="string" table:style-name="ce2">
            <text:p>1_20</text:p>
          </table:table-cell>
          <table:table-cell office:value-type="string" table:style-name="ce2">
            <text:p>1_10</text:p>
          </table:table-cell>
          <table:table-cell office:value-type="string" table:style-name="ce2">
            <text:p>1_5</text:p>
          </table:table-cell>
          <table:table-cell office:value-type="string" table:style-name="ce2">
            <text:p>1_2</text:p>
          </table:table-cell>
          <table:table-cell office:value-type="string" table:style-name="ce2">
            <text:p>1_1</text:p>
          </table:table-cell>
          <table:table-cell office:value-type="string" table:style-name="ce3">
            <text:p>Opmerking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metselwerk_baksteen</text:p>
          </table:table-cell>
          <table:table-cell office:value-type="string" office:string-value="metselwerkbaksteen" table:formula="of:=SUBSTITUTE([.C2];&quot;_&quot;;&quot;&quot;)" table:style-name="ce1">
            <text:p>metselwerkbaksteen</text:p>
          </table:table-cell>
          <table:table-cell office:value-type="string" office:string-value="NEN47_1_metselwerk_baksteen" table:formula="of:=[.A2] &amp; &quot;_&quot; &amp; [.B2] &amp; &quot;_&quot; &amp; [.C2]" table:style-name="ce1">
            <text:p>NEN47_1_metselwerk_baksteen</text:p>
          </table:table-cell>
          <table:table-cell office:value-type="string" office:string-value=".PredefinedType-metselwerkbaksteen { fill: url(#NEN47_1_metselwerk_baksteen); }" table:formula="of:=&quot;.PredefinedType-&quot; &amp; [.D2] &amp;&quot; { fill: url(#&quot; &amp;[.E2] &amp; &quot;); }&quot;" table:style-name="ce1">
            <text:p>.PredefinedType-metselwerkbaksteen { fill: url(#NEN47_1_metselwerk_baksteen); }</text:p>
          </table:table-cell>
          <table:table-cell office:value-type="string" office:string-value=".material-metselwerkbaksteen { fill: url(#NEN47_1_metselwerk_baksteen); }" table:formula="of:=&quot;.material-&quot; &amp; [.D2] &amp;&quot; { fill: url(#&quot; &amp;[.E2] &amp; &quot;); }&quot;" table:style-name="ce1">
            <text:p>.material-metselwerkbaksteen { fill: url(#NEN47_1_metselwerk_baksteen); }</text:p>
          </table:table-cell>
          <table:table-cell table:number-columns-repeated="2"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speciale_steenachtige_materialen</text:p>
          </table:table-cell>
          <table:table-cell office:value-type="string" office:string-value="specialesteenachtigematerialen" table:formula="of:=SUBSTITUTE([.C3];&quot;_&quot;;&quot;&quot;)" table:style-name="ce1">
            <text:p>specialesteenachtigematerialen</text:p>
          </table:table-cell>
          <table:table-cell office:value-type="string" office:string-value="NEN47_2_speciale_steenachtige_materialen" table:formula="of:=[.A3] &amp; &quot;_&quot; &amp; [.B3] &amp; &quot;_&quot; &amp; [.C3]" table:style-name="ce1">
            <text:p>NEN47_2_speciale_steenachtige_materialen</text:p>
          </table:table-cell>
          <table:table-cell office:value-type="string" office:string-value=".PredefinedType-specialesteenachtigematerialen { fill: url(#NEN47_2_speciale_steenachtige_materialen); }" table:formula="of:=&quot;.PredefinedType-&quot; &amp; [.D3] &amp;&quot; { fill: url(#&quot; &amp;[.E3] &amp; &quot;); }&quot;" table:style-name="ce1">
            <text:p>.PredefinedType-specialesteenachtigematerialen { fill: url(#NEN47_2_speciale_steenachtige_materialen); }</text:p>
          </table:table-cell>
          <table:table-cell office:value-type="string" office:string-value=".material-specialesteenachtigematerialen { fill: url(#NEN47_2_speciale_steenachtige_materialen); }" table:formula="of:=&quot;.material-&quot; &amp; [.D3] &amp;&quot; { fill: url(#&quot; &amp;[.E3] &amp; &quot;); }&quot;" table:style-name="ce1">
            <text:p>.material-specialesteenachtigematerialen { fill: url(#NEN47_2_speciale_steenachtige_materialen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metselwerk_niet_gebakken_kunststeen</text:p>
          </table:table-cell>
          <table:table-cell office:value-type="string" office:string-value="metselwerknietgebakkenkunststeen" table:formula="of:=SUBSTITUTE([.C4];&quot;_&quot;;&quot;&quot;)" table:style-name="ce1">
            <text:p>metselwerknietgebakkenkunststeen</text:p>
          </table:table-cell>
          <table:table-cell office:value-type="string" office:string-value="NEN47_3_metselwerk_niet_gebakken_kunststeen" table:formula="of:=[.A4] &amp; &quot;_&quot; &amp; [.B4] &amp; &quot;_&quot; &amp; [.C4]" table:style-name="ce1">
            <text:p>NEN47_3_metselwerk_niet_gebakken_kunststeen</text:p>
          </table:table-cell>
          <table:table-cell office:value-type="string" office:string-value=".PredefinedType-metselwerknietgebakkenkunststeen { fill: url(#NEN47_3_metselwerk_niet_gebakken_kunststeen); }" table:formula="of:=&quot;.PredefinedType-&quot; &amp; [.D4] &amp;&quot; { fill: url(#&quot; &amp;[.E4] &amp; &quot;); }&quot;" table:style-name="ce1">
            <text:p>.PredefinedType-metselwerknietgebakkenkunststeen { fill: url(#NEN47_3_metselwerk_niet_gebakken_kunststeen); }</text:p>
          </table:table-cell>
          <table:table-cell office:value-type="string" office:string-value=".material-metselwerknietgebakkenkunststeen { fill: url(#NEN47_3_metselwerk_niet_gebakken_kunststeen); }" table:formula="of:=&quot;.material-&quot; &amp; [.D4] &amp;&quot; { fill: url(#&quot; &amp;[.E4] &amp; &quot;); }&quot;" table:style-name="ce1">
            <text:p>.material-metselwerknietgebakkenkunststeen { fill: url(#NEN47_3_metselwerk_niet_gebakken_kunststeen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niet_dragende_lichte_scheidingswanden</text:p>
          </table:table-cell>
          <table:table-cell office:value-type="string" office:string-value="nietdragendelichtescheidingswanden" table:formula="of:=SUBSTITUTE([.C5];&quot;_&quot;;&quot;&quot;)" table:style-name="ce1">
            <text:p>nietdragendelichtescheidingswanden</text:p>
          </table:table-cell>
          <table:table-cell office:value-type="string" office:string-value="NEN47_4_niet_dragende_lichte_scheidingswanden" table:formula="of:=[.A5] &amp; &quot;_&quot; &amp; [.B5] &amp; &quot;_&quot; &amp; [.C5]" table:style-name="ce1">
            <text:p>NEN47_4_niet_dragende_lichte_scheidingswanden</text:p>
          </table:table-cell>
          <table:table-cell office:value-type="string" office:string-value=".PredefinedType-nietdragendelichtescheidingswanden { fill: url(#NEN47_4_niet_dragende_lichte_scheidingswanden); }" table:formula="of:=&quot;.PredefinedType-&quot; &amp; [.D5] &amp;&quot; { fill: url(#&quot; &amp;[.E5] &amp; &quot;); }&quot;" table:style-name="ce1">
            <text:p>.PredefinedType-nietdragendelichtescheidingswanden { fill: url(#NEN47_4_niet_dragende_lichte_scheidingswanden); }</text:p>
          </table:table-cell>
          <table:table-cell office:value-type="string" office:string-value=".material-nietdragendelichtescheidingswanden { fill: url(#NEN47_4_niet_dragende_lichte_scheidingswanden); }" table:formula="of:=&quot;.material-&quot; &amp; [.D5] &amp;&quot; { fill: url(#&quot; &amp;[.E5] &amp; &quot;); }&quot;" table:style-name="ce1">
            <text:p>.material-nietdragendelichtescheidingswanden { fill: url(#NEN47_4_niet_dragende_lichte_scheidingswanden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gewapend_beton_tpg</text:p>
          </table:table-cell>
          <table:table-cell office:value-type="string" office:string-value="gewapendbetontpg" table:formula="of:=SUBSTITUTE([.C6];&quot;_&quot;;&quot;&quot;)" table:style-name="ce1">
            <text:p>gewapendbetontpg</text:p>
          </table:table-cell>
          <table:table-cell office:value-type="string" office:string-value="NEN47_5_gewapend_beton_tpg" table:formula="of:=[.A6] &amp; &quot;_&quot; &amp; [.B6] &amp; &quot;_&quot; &amp; [.C6]" table:style-name="ce1">
            <text:p>NEN47_5_gewapend_beton_tpg</text:p>
          </table:table-cell>
          <table:table-cell office:value-type="string" office:string-value=".PredefinedType-gewapendbetontpg { fill: url(#NEN47_5_gewapend_beton_tpg); }" table:formula="of:=&quot;.PredefinedType-&quot; &amp; [.D6] &amp;&quot; { fill: url(#&quot; &amp;[.E6] &amp; &quot;); }&quot;" table:style-name="ce1">
            <text:p>.PredefinedType-gewapendbetontpg { fill: url(#NEN47_5_gewapend_beton_tpg); }</text:p>
          </table:table-cell>
          <table:table-cell office:value-type="string" office:string-value=".material-gewapendbetontpg { fill: url(#NEN47_5_gewapend_beton_tpg); }" table:formula="of:=&quot;.material-&quot; &amp; [.D6] &amp;&quot; { fill: url(#&quot; &amp;[.E6] &amp; &quot;); }&quot;" table:style-name="ce1">
            <text:p>.material-gewapendbetontpg { fill: url(#NEN47_5_gewapend_beton_tpg); }</text:p>
          </table:table-cell>
          <table:table-cell office:value-type="boolean" office:boolean-value="true" table:style-name="ce4">
            <text:p>TRUE</text:p>
          </table:table-cell>
          <table:table-cell table:number-columns-repeated="8"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gewapend_beton_prefab</text:p>
          </table:table-cell>
          <table:table-cell office:value-type="string" office:string-value="gewapendbetonprefab" table:formula="of:=SUBSTITUTE([.C7];&quot;_&quot;;&quot;&quot;)" table:style-name="ce1">
            <text:p>gewapendbetonprefab</text:p>
          </table:table-cell>
          <table:table-cell office:value-type="string" office:string-value="NEN47_6_gewapend_beton_prefab" table:formula="of:=[.A7] &amp; &quot;_&quot; &amp; [.B7] &amp; &quot;_&quot; &amp; [.C7]" table:style-name="ce1">
            <text:p>NEN47_6_gewapend_beton_prefab</text:p>
          </table:table-cell>
          <table:table-cell office:value-type="string" office:string-value=".PredefinedType-gewapendbetonprefab { fill: url(#NEN47_6_gewapend_beton_prefab); }" table:formula="of:=&quot;.PredefinedType-&quot; &amp; [.D7] &amp;&quot; { fill: url(#&quot; &amp;[.E7] &amp; &quot;); }&quot;" table:style-name="ce1">
            <text:p>.PredefinedType-gewapendbetonprefab { fill: url(#NEN47_6_gewapend_beton_prefab); }</text:p>
          </table:table-cell>
          <table:table-cell office:value-type="string" office:string-value=".material-gewapendbetonprefab { fill: url(#NEN47_6_gewapend_beton_prefab); }" table:formula="of:=&quot;.material-&quot; &amp; [.D7] &amp;&quot; { fill: url(#&quot; &amp;[.E7] &amp; &quot;); }&quot;" table:style-name="ce1">
            <text:p>.material-gewapendbetonprefab { fill: url(#NEN47_6_gewapend_beton_prefab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ongewapend_beton</text:p>
          </table:table-cell>
          <table:table-cell office:value-type="string" office:string-value="ongewapendbeton" table:formula="of:=SUBSTITUTE([.C8];&quot;_&quot;;&quot;&quot;)" table:style-name="ce1">
            <text:p>ongewapendbeton</text:p>
          </table:table-cell>
          <table:table-cell office:value-type="string" office:string-value="NEN47_7_ongewapend_beton" table:formula="of:=[.A8] &amp; &quot;_&quot; &amp; [.B8] &amp; &quot;_&quot; &amp; [.C8]" table:style-name="ce1">
            <text:p>NEN47_7_ongewapend_beton</text:p>
          </table:table-cell>
          <table:table-cell office:value-type="string" office:string-value=".PredefinedType-ongewapendbeton { fill: url(#NEN47_7_ongewapend_beton); }" table:formula="of:=&quot;.PredefinedType-&quot; &amp; [.D8] &amp;&quot; { fill: url(#&quot; &amp;[.E8] &amp; &quot;); }&quot;" table:style-name="ce1">
            <text:p>.PredefinedType-ongewapendbeton { fill: url(#NEN47_7_ongewapend_beton); }</text:p>
          </table:table-cell>
          <table:table-cell office:value-type="string" office:string-value=".material-ongewapendbeton { fill: url(#NEN47_7_ongewapend_beton); }" table:formula="of:=&quot;.material-&quot; &amp; [.D8] &amp;&quot; { fill: url(#&quot; &amp;[.E8] &amp; &quot;); }&quot;" table:style-name="ce1">
            <text:p>.material-ongewapendbeton { fill: url(#NEN47_7_ongewapend_beton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sierbeton</text:p>
          </table:table-cell>
          <table:table-cell office:value-type="string" office:string-value="sierbeton" table:formula="of:=SUBSTITUTE([.C9];&quot;_&quot;;&quot;&quot;)" table:style-name="ce1">
            <text:p>sierbeton</text:p>
          </table:table-cell>
          <table:table-cell office:value-type="string" office:string-value="NEN47_8_sierbeton" table:formula="of:=[.A9] &amp; &quot;_&quot; &amp; [.B9] &amp; &quot;_&quot; &amp; [.C9]" table:style-name="ce1">
            <text:p>NEN47_8_sierbeton</text:p>
          </table:table-cell>
          <table:table-cell office:value-type="string" office:string-value=".PredefinedType-sierbeton { fill: url(#NEN47_8_sierbeton); }" table:formula="of:=&quot;.PredefinedType-&quot; &amp; [.D9] &amp;&quot; { fill: url(#&quot; &amp;[.E9] &amp; &quot;); }&quot;" table:style-name="ce1">
            <text:p>.PredefinedType-sierbeton { fill: url(#NEN47_8_sierbeton); }</text:p>
          </table:table-cell>
          <table:table-cell office:value-type="string" office:string-value=".material-sierbeton { fill: url(#NEN47_8_sierbeton); }" table:formula="of:=&quot;.material-&quot; &amp; [.D9] &amp;&quot; { fill: url(#&quot; &amp;[.E9] &amp; &quot;); }&quot;" table:style-name="ce1">
            <text:p>.material-sierbeton { fill: url(#NEN47_8_sierbeton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natuursteen</text:p>
          </table:table-cell>
          <table:table-cell office:value-type="string" office:string-value="natuursteen" table:formula="of:=SUBSTITUTE([.C10];&quot;_&quot;;&quot;&quot;)" table:style-name="ce1">
            <text:p>natuursteen</text:p>
          </table:table-cell>
          <table:table-cell office:value-type="string" office:string-value="NEN47_9_natuursteen" table:formula="of:=[.A10] &amp; &quot;_&quot; &amp; [.B10] &amp; &quot;_&quot; &amp; [.C10]" table:style-name="ce1">
            <text:p>NEN47_9_natuursteen</text:p>
          </table:table-cell>
          <table:table-cell office:value-type="string" office:string-value=".PredefinedType-natuursteen { fill: url(#NEN47_9_natuursteen); }" table:formula="of:=&quot;.PredefinedType-&quot; &amp; [.D10] &amp;&quot; { fill: url(#&quot; &amp;[.E10] &amp; &quot;); }&quot;" table:style-name="ce1">
            <text:p>.PredefinedType-natuursteen { fill: url(#NEN47_9_natuursteen); }</text:p>
          </table:table-cell>
          <table:table-cell office:value-type="string" office:string-value=".material-natuursteen { fill: url(#NEN47_9_natuursteen); }" table:formula="of:=&quot;.material-&quot; &amp; [.D10] &amp;&quot; { fill: url(#&quot; &amp;[.E10] &amp; &quot;); }&quot;" table:style-name="ce1">
            <text:p>.material-natuursteen { fill: url(#NEN47_9_natuursteen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enkele_wand_vloer_afwerking</text:p>
          </table:table-cell>
          <table:table-cell office:value-type="string" office:string-value="enkelewandvloerafwerking" table:formula="of:=SUBSTITUTE([.C11];&quot;_&quot;;&quot;&quot;)" table:style-name="ce1">
            <text:p>enkelewandvloerafwerking</text:p>
          </table:table-cell>
          <table:table-cell office:value-type="string" office:string-value="NEN47_10_enkele_wand_vloer_afwerking" table:formula="of:=[.A11] &amp; &quot;_&quot; &amp; [.B11] &amp; &quot;_&quot; &amp; [.C11]" table:style-name="ce1">
            <text:p>NEN47_10_enkele_wand_vloer_afwerking</text:p>
          </table:table-cell>
          <table:table-cell office:value-type="string" office:string-value=".PredefinedType-enkelewandvloerafwerking { fill: url(#NEN47_10_enkele_wand_vloer_afwerking); }" table:formula="of:=&quot;.PredefinedType-&quot; &amp; [.D11] &amp;&quot; { fill: url(#&quot; &amp;[.E11] &amp; &quot;); }&quot;" table:style-name="ce1">
            <text:p>.PredefinedType-enkelewandvloerafwerking { fill: url(#NEN47_10_enkele_wand_vloer_afwerking); }</text:p>
          </table:table-cell>
          <table:table-cell office:value-type="string" office:string-value=".material-enkelewandvloerafwerking { fill: url(#NEN47_10_enkele_wand_vloer_afwerking); }" table:formula="of:=&quot;.material-&quot; &amp; [.D11] &amp;&quot; { fill: url(#&quot; &amp;[.E11] &amp; &quot;); }&quot;" table:style-name="ce1">
            <text:p>.material-enkelewandvloerafwerking { fill: url(#NEN47_10_enkele_wand_vloer_afwerking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office:value-type="string" table:style-name="ce1">
            <text:p>dikte afhankelijke arcering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samengestelde_wand_vloer_afwerking</text:p>
          </table:table-cell>
          <table:table-cell office:value-type="string" office:string-value="samengesteldewandvloerafwerking" table:formula="of:=SUBSTITUTE([.C12];&quot;_&quot;;&quot;&quot;)" table:style-name="ce1">
            <text:p>samengesteldewandvloerafwerking</text:p>
          </table:table-cell>
          <table:table-cell office:value-type="string" office:string-value="NEN47_11_samengestelde_wand_vloer_afwerking" table:formula="of:=[.A12] &amp; &quot;_&quot; &amp; [.B12] &amp; &quot;_&quot; &amp; [.C12]" table:style-name="ce1">
            <text:p>NEN47_11_samengestelde_wand_vloer_afwerking</text:p>
          </table:table-cell>
          <table:table-cell office:value-type="string" office:string-value=".PredefinedType-samengesteldewandvloerafwerking { fill: url(#NEN47_11_samengestelde_wand_vloer_afwerking); }" table:formula="of:=&quot;.PredefinedType-&quot; &amp; [.D12] &amp;&quot; { fill: url(#&quot; &amp;[.E12] &amp; &quot;); }&quot;" table:style-name="ce1">
            <text:p>.PredefinedType-samengesteldewandvloerafwerking { fill: url(#NEN47_11_samengestelde_wand_vloer_afwerking); }</text:p>
          </table:table-cell>
          <table:table-cell office:value-type="string" office:string-value=".material-samengesteldewandvloerafwerking { fill: url(#NEN47_11_samengestelde_wand_vloer_afwerking); }" table:formula="of:=&quot;.material-&quot; &amp; [.D12] &amp;&quot; { fill: url(#&quot; &amp;[.E12] &amp; &quot;); }&quot;" table:style-name="ce1">
            <text:p>.material-samengesteldewandvloerafwerking { fill: url(#NEN47_11_samengestelde_wand_vloer_afwerking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office:value-type="string" table:style-name="ce1">
            <text:p>dikte afhankelijke arcering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2" table:style-name="ce4">
            <text:p>12</text:p>
          </table:table-cell>
          <table:table-cell office:value-type="string" table:style-name="ce1">
            <text:p>naaldhout</text:p>
          </table:table-cell>
          <table:table-cell office:value-type="string" office:string-value="naaldhout" table:formula="of:=SUBSTITUTE([.C13];&quot;_&quot;;&quot;&quot;)" table:style-name="ce1">
            <text:p>naaldhout</text:p>
          </table:table-cell>
          <table:table-cell office:value-type="string" office:string-value="NEN47_12_naaldhout" table:formula="of:=[.A13] &amp; &quot;_&quot; &amp; [.B13] &amp; &quot;_&quot; &amp; [.C13]" table:style-name="ce1">
            <text:p>NEN47_12_naaldhout</text:p>
          </table:table-cell>
          <table:table-cell office:value-type="string" office:string-value=".PredefinedType-naaldhout { fill: url(#NEN47_12_naaldhout); }" table:formula="of:=&quot;.PredefinedType-&quot; &amp; [.D13] &amp;&quot; { fill: url(#&quot; &amp;[.E13] &amp; &quot;); }&quot;" table:style-name="ce1">
            <text:p>.PredefinedType-naaldhout { fill: url(#NEN47_12_naaldhout); }</text:p>
          </table:table-cell>
          <table:table-cell office:value-type="string" office:string-value=".material-naaldhout { fill: url(#NEN47_12_naaldhout); }" table:formula="of:=&quot;.material-&quot; &amp; [.D13] &amp;&quot; { fill: url(#&quot; &amp;[.E13] &amp; &quot;); }&quot;" table:style-name="ce1">
            <text:p>.material-naaldhout { fill: url(#NEN47_12_naaldhout); }</text:p>
          </table:table-cell>
          <table:table-cell table:number-columns-repeated="2"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3" table:style-name="ce4">
            <text:p>13</text:p>
          </table:table-cell>
          <table:table-cell office:value-type="string" table:style-name="ce1">
            <text:p>loofhout</text:p>
          </table:table-cell>
          <table:table-cell office:value-type="string" office:string-value="loofhout" table:formula="of:=SUBSTITUTE([.C14];&quot;_&quot;;&quot;&quot;)" table:style-name="ce1">
            <text:p>loofhout</text:p>
          </table:table-cell>
          <table:table-cell office:value-type="string" office:string-value="NEN47_13_loofhout" table:formula="of:=[.A14] &amp; &quot;_&quot; &amp; [.B14] &amp; &quot;_&quot; &amp; [.C14]" table:style-name="ce1">
            <text:p>NEN47_13_loofhout</text:p>
          </table:table-cell>
          <table:table-cell office:value-type="string" office:string-value=".PredefinedType-loofhout { fill: url(#NEN47_13_loofhout); }" table:formula="of:=&quot;.PredefinedType-&quot; &amp; [.D14] &amp;&quot; { fill: url(#&quot; &amp;[.E14] &amp; &quot;); }&quot;" table:style-name="ce1">
            <text:p>.PredefinedType-loofhout { fill: url(#NEN47_13_loofhout); }</text:p>
          </table:table-cell>
          <table:table-cell office:value-type="string" office:string-value=".material-loofhout { fill: url(#NEN47_13_loofhout); }" table:formula="of:=&quot;.material-&quot; &amp; [.D14] &amp;&quot; { fill: url(#&quot; &amp;[.E14] &amp; &quot;); }&quot;" table:style-name="ce1">
            <text:p>.material-loofhout { fill: url(#NEN47_13_loofhout); }</text:p>
          </table:table-cell>
          <table:table-cell table:number-columns-repeated="2"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4" table:style-name="ce4">
            <text:p>14</text:p>
          </table:table-cell>
          <table:table-cell office:value-type="string" table:style-name="ce1">
            <text:p>naald_loofhout_langsarcering</text:p>
          </table:table-cell>
          <table:table-cell office:value-type="string" office:string-value="naaldloofhoutlangsarcering" table:formula="of:=SUBSTITUTE([.C15];&quot;_&quot;;&quot;&quot;)" table:style-name="ce1">
            <text:p>naaldloofhoutlangsarcering</text:p>
          </table:table-cell>
          <table:table-cell office:value-type="string" office:string-value="NEN47_14_naald_loofhout_langsarcering" table:formula="of:=[.A15] &amp; &quot;_&quot; &amp; [.B15] &amp; &quot;_&quot; &amp; [.C15]" table:style-name="ce1">
            <text:p>NEN47_14_naald_loofhout_langsarcering</text:p>
          </table:table-cell>
          <table:table-cell office:value-type="string" office:string-value=".PredefinedType-naaldloofhoutlangsarcering { fill: url(#NEN47_14_naald_loofhout_langsarcering); }" table:formula="of:=&quot;.PredefinedType-&quot; &amp; [.D15] &amp;&quot; { fill: url(#&quot; &amp;[.E15] &amp; &quot;); }&quot;" table:style-name="ce1">
            <text:p>.PredefinedType-naaldloofhoutlangsarcering { fill: url(#NEN47_14_naald_loofhout_langsarcering); }</text:p>
          </table:table-cell>
          <table:table-cell office:value-type="string" office:string-value=".material-naaldloofhoutlangsarcering { fill: url(#NEN47_14_naald_loofhout_langsarcering); }" table:formula="of:=&quot;.material-&quot; &amp; [.D15] &amp;&quot; { fill: url(#&quot; &amp;[.E15] &amp; &quot;); }&quot;" table:style-name="ce1">
            <text:p>.material-naaldloofhoutlangsarcering { fill: url(#NEN47_14_naald_loofhout_langsarcering); }</text:p>
          </table:table-cell>
          <table:table-cell table:number-columns-repeated="2"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office:value-type="string" table:style-name="ce1">
            <text:p>arcering afhankelijk van richting van doorsnijden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6" table:style-name="ce4">
            <text:p>16</text:p>
          </table:table-cell>
          <table:table-cell office:value-type="string" table:style-name="ce1">
            <text:p>bekledingsplaat</text:p>
          </table:table-cell>
          <table:table-cell office:value-type="string" office:string-value="bekledingsplaat" table:formula="of:=SUBSTITUTE([.C16];&quot;_&quot;;&quot;&quot;)" table:style-name="ce1">
            <text:p>bekledingsplaat</text:p>
          </table:table-cell>
          <table:table-cell office:value-type="string" office:string-value="NEN47_16_bekledingsplaat" table:formula="of:=[.A16] &amp; &quot;_&quot; &amp; [.B16] &amp; &quot;_&quot; &amp; [.C16]" table:style-name="ce1">
            <text:p>NEN47_16_bekledingsplaat</text:p>
          </table:table-cell>
          <table:table-cell office:value-type="string" office:string-value=".PredefinedType-bekledingsplaat { fill: url(#NEN47_16_bekledingsplaat); }" table:formula="of:=&quot;.PredefinedType-&quot; &amp; [.D16] &amp;&quot; { fill: url(#&quot; &amp;[.E16] &amp; &quot;); }&quot;" table:style-name="ce1">
            <text:p>.PredefinedType-bekledingsplaat { fill: url(#NEN47_16_bekledingsplaat); }</text:p>
          </table:table-cell>
          <table:table-cell office:value-type="string" office:string-value=".material-bekledingsplaat { fill: url(#NEN47_16_bekledingsplaat); }" table:formula="of:=&quot;.material-&quot; &amp; [.D16] &amp;&quot; { fill: url(#&quot; &amp;[.E16] &amp; &quot;); }&quot;" table:style-name="ce1">
            <text:p>.material-bekledingsplaat { fill: url(#NEN47_16_bekledingsplaat); }</text:p>
          </table:table-cell>
          <table:table-cell table:number-columns-repeated="2"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7" table:style-name="ce4">
            <text:p>17</text:p>
          </table:table-cell>
          <table:table-cell office:value-type="string" table:style-name="ce1">
            <text:p>isolatie</text:p>
          </table:table-cell>
          <table:table-cell office:value-type="string" office:string-value="isolatie" table:formula="of:=SUBSTITUTE([.C17];&quot;_&quot;;&quot;&quot;)" table:style-name="ce1">
            <text:p>isolatie</text:p>
          </table:table-cell>
          <table:table-cell office:value-type="string" office:string-value="NEN47_17_isolatie" table:formula="of:=[.A17] &amp; &quot;_&quot; &amp; [.B17] &amp; &quot;_&quot; &amp; [.C17]" table:style-name="ce1">
            <text:p>NEN47_17_isolatie</text:p>
          </table:table-cell>
          <table:table-cell office:value-type="string" office:string-value=".PredefinedType-isolatie { fill: url(#NEN47_17_isolatie); }" table:formula="of:=&quot;.PredefinedType-&quot; &amp; [.D17] &amp;&quot; { fill: url(#&quot; &amp;[.E17] &amp; &quot;); }&quot;" table:style-name="ce1">
            <text:p>.PredefinedType-isolatie { fill: url(#NEN47_17_isolatie); }</text:p>
          </table:table-cell>
          <table:table-cell office:value-type="string" office:string-value=".material-isolatie { fill: url(#NEN47_17_isolatie); }" table:formula="of:=&quot;.material-&quot; &amp; [.D17] &amp;&quot; { fill: url(#&quot; &amp;[.E17] &amp; &quot;); }&quot;" table:style-name="ce1">
            <text:p>.material-isolatie { fill: url(#NEN47_17_isolatie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office:value-type="string" table:style-name="ce1">
            <text:p>dikte afhankelijke arcering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8" table:style-name="ce4">
            <text:p>18</text:p>
          </table:table-cell>
          <table:table-cell office:value-type="string" table:style-name="ce1">
            <text:p>staal</text:p>
          </table:table-cell>
          <table:table-cell office:value-type="string" office:string-value="staal" table:formula="of:=SUBSTITUTE([.C18];&quot;_&quot;;&quot;&quot;)" table:style-name="ce1">
            <text:p>staal</text:p>
          </table:table-cell>
          <table:table-cell office:value-type="string" office:string-value="NEN47_18_staal" table:formula="of:=[.A18] &amp; &quot;_&quot; &amp; [.B18] &amp; &quot;_&quot; &amp; [.C18]" table:style-name="ce1">
            <text:p>NEN47_18_staal</text:p>
          </table:table-cell>
          <table:table-cell office:value-type="string" office:string-value=".PredefinedType-staal { fill: url(#NEN47_18_staal); }" table:formula="of:=&quot;.PredefinedType-&quot; &amp; [.D18] &amp;&quot; { fill: url(#&quot; &amp;[.E18] &amp; &quot;); }&quot;" table:style-name="ce1">
            <text:p>.PredefinedType-staal { fill: url(#NEN47_18_staal); }</text:p>
          </table:table-cell>
          <table:table-cell office:value-type="string" office:string-value=".material-staal { fill: url(#NEN47_18_staal); }" table:formula="of:=&quot;.material-&quot; &amp; [.D18] &amp;&quot; { fill: url(#&quot; &amp;[.E18] &amp; &quot;); }&quot;" table:style-name="ce1">
            <text:p>.material-staal { fill: url(#NEN47_18_staal); }</text:p>
          </table:table-cell>
          <table:table-cell office:value-type="boolean" office:boolean-value="true" table:style-name="ce4">
            <text:p>TRUE</text:p>
          </table:table-cell>
          <table:table-cell table:number-columns-repeated="8"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9" table:style-name="ce4">
            <text:p>19</text:p>
          </table:table-cell>
          <table:table-cell office:value-type="string" table:style-name="ce1">
            <text:p>aluminium_brons_koper</text:p>
          </table:table-cell>
          <table:table-cell office:value-type="string" office:string-value="aluminiumbronskoper" table:formula="of:=SUBSTITUTE([.C19];&quot;_&quot;;&quot;&quot;)" table:style-name="ce1">
            <text:p>aluminiumbronskoper</text:p>
          </table:table-cell>
          <table:table-cell office:value-type="string" office:string-value="NEN47_19_aluminium_brons_koper" table:formula="of:=[.A19] &amp; &quot;_&quot; &amp; [.B19] &amp; &quot;_&quot; &amp; [.C19]" table:style-name="ce1">
            <text:p>NEN47_19_aluminium_brons_koper</text:p>
          </table:table-cell>
          <table:table-cell office:value-type="string" office:string-value=".PredefinedType-aluminiumbronskoper { fill: url(#NEN47_19_aluminium_brons_koper); }" table:formula="of:=&quot;.PredefinedType-&quot; &amp; [.D19] &amp;&quot; { fill: url(#&quot; &amp;[.E19] &amp; &quot;); }&quot;" table:style-name="ce1">
            <text:p>.PredefinedType-aluminiumbronskoper { fill: url(#NEN47_19_aluminium_brons_koper); }</text:p>
          </table:table-cell>
          <table:table-cell office:value-type="string" office:string-value=".material-aluminiumbronskoper { fill: url(#NEN47_19_aluminium_brons_koper); }" table:formula="of:=&quot;.material-&quot; &amp; [.D19] &amp;&quot; { fill: url(#&quot; &amp;[.E19] &amp; &quot;); }&quot;" table:style-name="ce1">
            <text:p>.material-aluminiumbronskoper { fill: url(#NEN47_19_aluminium_brons_koper); }</text:p>
          </table:table-cell>
          <table:table-cell office:value-type="boolean" office:boolean-value="true" table:style-name="ce4">
            <text:p>TRUE</text:p>
          </table:table-cell>
          <table:table-cell table:number-columns-repeated="8"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0" table:style-name="ce4">
            <text:p>20</text:p>
          </table:table-cell>
          <table:table-cell office:value-type="string" table:style-name="ce1">
            <text:p>lood</text:p>
          </table:table-cell>
          <table:table-cell office:value-type="string" office:string-value="lood" table:formula="of:=SUBSTITUTE([.C20];&quot;_&quot;;&quot;&quot;)" table:style-name="ce1">
            <text:p>lood</text:p>
          </table:table-cell>
          <table:table-cell office:value-type="string" office:string-value="NEN47_20_lood" table:formula="of:=[.A20] &amp; &quot;_&quot; &amp; [.B20] &amp; &quot;_&quot; &amp; [.C20]" table:style-name="ce1">
            <text:p>NEN47_20_lood</text:p>
          </table:table-cell>
          <table:table-cell office:value-type="string" office:string-value=".PredefinedType-lood { fill: url(#NEN47_20_lood); }" table:formula="of:=&quot;.PredefinedType-&quot; &amp; [.D20] &amp;&quot; { fill: url(#&quot; &amp;[.E20] &amp; &quot;); }&quot;" table:style-name="ce1">
            <text:p>.PredefinedType-lood { fill: url(#NEN47_20_lood); }</text:p>
          </table:table-cell>
          <table:table-cell office:value-type="string" office:string-value=".material-lood { fill: url(#NEN47_20_lood); }" table:formula="of:=&quot;.material-&quot; &amp; [.D20] &amp;&quot; { fill: url(#&quot; &amp;[.E20] &amp; &quot;); }&quot;" table:style-name="ce1">
            <text:p>.material-lood { fill: url(#NEN47_20_lood); }</text:p>
          </table:table-cell>
          <table:table-cell table:number-columns-repeated="3"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office:value-type="string" table:style-name="ce1">
            <text:p>dikte afhankelijke arcering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1" table:style-name="ce4">
            <text:p>21</text:p>
          </table:table-cell>
          <table:table-cell office:value-type="string" table:style-name="ce1">
            <text:p>zink</text:p>
          </table:table-cell>
          <table:table-cell office:value-type="string" office:string-value="zink" table:formula="of:=SUBSTITUTE([.C21];&quot;_&quot;;&quot;&quot;)" table:style-name="ce1">
            <text:p>zink</text:p>
          </table:table-cell>
          <table:table-cell office:value-type="string" office:string-value="NEN47_21_zink" table:formula="of:=[.A21] &amp; &quot;_&quot; &amp; [.B21] &amp; &quot;_&quot; &amp; [.C21]" table:style-name="ce1">
            <text:p>NEN47_21_zink</text:p>
          </table:table-cell>
          <table:table-cell office:value-type="string" office:string-value=".PredefinedType-zink { fill: url(#NEN47_21_zink); }" table:formula="of:=&quot;.PredefinedType-&quot; &amp; [.D21] &amp;&quot; { fill: url(#&quot; &amp;[.E21] &amp; &quot;); }&quot;" table:style-name="ce1">
            <text:p>.PredefinedType-zink { fill: url(#NEN47_21_zink); }</text:p>
          </table:table-cell>
          <table:table-cell office:value-type="string" office:string-value=".material-zink { fill: url(#NEN47_21_zink); }" table:formula="of:=&quot;.material-&quot; &amp; [.D21] &amp;&quot; { fill: url(#&quot; &amp;[.E21] &amp; &quot;); }&quot;" table:style-name="ce1">
            <text:p>.material-zink { fill: url(#NEN47_21_zink); }</text:p>
          </table:table-cell>
          <table:table-cell office:value-type="boolean" office:boolean-value="true" table:style-name="ce4">
            <text:p>TRUE</text:p>
          </table:table-cell>
          <table:table-cell table:number-columns-repeated="8"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2" table:style-name="ce4">
            <text:p>22</text:p>
          </table:table-cell>
          <table:table-cell office:value-type="string" table:style-name="ce1">
            <text:p>kunststof</text:p>
          </table:table-cell>
          <table:table-cell office:value-type="string" office:string-value="kunststof" table:formula="of:=SUBSTITUTE([.C22];&quot;_&quot;;&quot;&quot;)" table:style-name="ce1">
            <text:p>kunststof</text:p>
          </table:table-cell>
          <table:table-cell office:value-type="string" office:string-value="NEN47_22_kunststof" table:formula="of:=[.A22] &amp; &quot;_&quot; &amp; [.B22] &amp; &quot;_&quot; &amp; [.C22]" table:style-name="ce1">
            <text:p>NEN47_22_kunststof</text:p>
          </table:table-cell>
          <table:table-cell office:value-type="string" office:string-value=".PredefinedType-kunststof { fill: url(#NEN47_22_kunststof); }" table:formula="of:=&quot;.PredefinedType-&quot; &amp; [.D22] &amp;&quot; { fill: url(#&quot; &amp;[.E22] &amp; &quot;); }&quot;" table:style-name="ce1">
            <text:p>.PredefinedType-kunststof { fill: url(#NEN47_22_kunststof); }</text:p>
          </table:table-cell>
          <table:table-cell office:value-type="string" office:string-value=".material-kunststof { fill: url(#NEN47_22_kunststof); }" table:formula="of:=&quot;.material-&quot; &amp; [.D22] &amp;&quot; { fill: url(#&quot; &amp;[.E22] &amp; &quot;); }&quot;" table:style-name="ce1">
            <text:p>.material-kunststof { fill: url(#NEN47_22_kunststof); }</text:p>
          </table:table-cell>
          <table:table-cell table:number-columns-repeated="3"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3" table:style-name="ce4">
            <text:p>23</text:p>
          </table:table-cell>
          <table:table-cell office:value-type="string" table:style-name="ce1">
            <text:p>afdichtingsmiddel</text:p>
          </table:table-cell>
          <table:table-cell office:value-type="string" office:string-value="afdichtingsmiddel" table:formula="of:=SUBSTITUTE([.C23];&quot;_&quot;;&quot;&quot;)" table:style-name="ce1">
            <text:p>afdichtingsmiddel</text:p>
          </table:table-cell>
          <table:table-cell office:value-type="string" office:string-value="NEN47_23_afdichtingsmiddel" table:formula="of:=[.A23] &amp; &quot;_&quot; &amp; [.B23] &amp; &quot;_&quot; &amp; [.C23]" table:style-name="ce1">
            <text:p>NEN47_23_afdichtingsmiddel</text:p>
          </table:table-cell>
          <table:table-cell office:value-type="string" office:string-value=".PredefinedType-afdichtingsmiddel { fill: url(#NEN47_23_afdichtingsmiddel); }" table:formula="of:=&quot;.PredefinedType-&quot; &amp; [.D23] &amp;&quot; { fill: url(#&quot; &amp;[.E23] &amp; &quot;); }&quot;" table:style-name="ce1">
            <text:p>.PredefinedType-afdichtingsmiddel { fill: url(#NEN47_23_afdichtingsmiddel); }</text:p>
          </table:table-cell>
          <table:table-cell office:value-type="string" office:string-value=".material-afdichtingsmiddel { fill: url(#NEN47_23_afdichtingsmiddel); }" table:formula="of:=&quot;.material-&quot; &amp; [.D23] &amp;&quot; { fill: url(#&quot; &amp;[.E23] &amp; &quot;); }&quot;" table:style-name="ce1">
            <text:p>.material-afdichtingsmiddel { fill: url(#NEN47_23_afdichtingsmiddel); }</text:p>
          </table:table-cell>
          <table:table-cell table:number-columns-repeated="3"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4" table:style-name="ce4">
            <text:p>24</text:p>
          </table:table-cell>
          <table:table-cell office:value-type="string" table:style-name="ce1">
            <text:p>bitumen</text:p>
          </table:table-cell>
          <table:table-cell office:value-type="string" office:string-value="bitumen" table:formula="of:=SUBSTITUTE([.C24];&quot;_&quot;;&quot;&quot;)" table:style-name="ce1">
            <text:p>bitumen</text:p>
          </table:table-cell>
          <table:table-cell office:value-type="string" office:string-value="NEN47_24_bitumen" table:formula="of:=[.A24] &amp; &quot;_&quot; &amp; [.B24] &amp; &quot;_&quot; &amp; [.C24]" table:style-name="ce1">
            <text:p>NEN47_24_bitumen</text:p>
          </table:table-cell>
          <table:table-cell office:value-type="string" office:string-value=".PredefinedType-bitumen { fill: url(#NEN47_24_bitumen); }" table:formula="of:=&quot;.PredefinedType-&quot; &amp; [.D24] &amp;&quot; { fill: url(#&quot; &amp;[.E24] &amp; &quot;); }&quot;" table:style-name="ce1">
            <text:p>.PredefinedType-bitumen { fill: url(#NEN47_24_bitumen); }</text:p>
          </table:table-cell>
          <table:table-cell office:value-type="string" office:string-value=".material-bitumen { fill: url(#NEN47_24_bitumen); }" table:formula="of:=&quot;.material-&quot; &amp; [.D24] &amp;&quot; { fill: url(#&quot; &amp;[.E24] &amp; &quot;); }&quot;" table:style-name="ce1">
            <text:p>.material-bitumen { fill: url(#NEN47_24_bitumen); }</text:p>
          </table:table-cell>
          <table:table-cell office:value-type="boolean" office:boolean-value="true" table:style-name="ce4">
            <text:p>TRUE</text:p>
          </table:table-cell>
          <table:table-cell table:number-columns-repeated="8"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5" table:style-name="ce4">
            <text:p>25</text:p>
          </table:table-cell>
          <table:table-cell office:value-type="string" table:style-name="ce1">
            <text:p>maaiveld</text:p>
          </table:table-cell>
          <table:table-cell office:value-type="string" office:string-value="maaiveld" table:formula="of:=SUBSTITUTE([.C25];&quot;_&quot;;&quot;&quot;)" table:style-name="ce1">
            <text:p>maaiveld</text:p>
          </table:table-cell>
          <table:table-cell office:value-type="string" office:string-value="NEN47_25_maaiveld" table:formula="of:=[.A25] &amp; &quot;_&quot; &amp; [.B25] &amp; &quot;_&quot; &amp; [.C25]" table:style-name="ce1">
            <text:p>NEN47_25_maaiveld</text:p>
          </table:table-cell>
          <table:table-cell office:value-type="string" office:string-value=".PredefinedType-maaiveld { fill: url(#NEN47_25_maaiveld); }" table:formula="of:=&quot;.PredefinedType-&quot; &amp; [.D25] &amp;&quot; { fill: url(#&quot; &amp;[.E25] &amp; &quot;); }&quot;" table:style-name="ce1">
            <text:p>.PredefinedType-maaiveld { fill: url(#NEN47_25_maaiveld); }</text:p>
          </table:table-cell>
          <table:table-cell office:value-type="string" office:string-value=".material-maaiveld { fill: url(#NEN47_25_maaiveld); }" table:formula="of:=&quot;.material-&quot; &amp; [.D25] &amp;&quot; { fill: url(#&quot; &amp;[.E25] &amp; &quot;); }&quot;" table:style-name="ce1">
            <text:p>.material-maaiveld { fill: url(#NEN47_25_maaiveld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6" table:style-name="ce4">
            <text:p>26</text:p>
          </table:table-cell>
          <table:table-cell office:value-type="string" table:style-name="ce1">
            <text:p>zand</text:p>
          </table:table-cell>
          <table:table-cell office:value-type="string" office:string-value="zand" table:formula="of:=SUBSTITUTE([.C26];&quot;_&quot;;&quot;&quot;)" table:style-name="ce1">
            <text:p>zand</text:p>
          </table:table-cell>
          <table:table-cell office:value-type="string" office:string-value="NEN47_26_zand" table:formula="of:=[.A26] &amp; &quot;_&quot; &amp; [.B26] &amp; &quot;_&quot; &amp; [.C26]" table:style-name="ce1">
            <text:p>NEN47_26_zand</text:p>
          </table:table-cell>
          <table:table-cell office:value-type="string" office:string-value=".PredefinedType-zand { fill: url(#NEN47_26_zand); }" table:formula="of:=&quot;.PredefinedType-&quot; &amp; [.D26] &amp;&quot; { fill: url(#&quot; &amp;[.E26] &amp; &quot;); }&quot;" table:style-name="ce1">
            <text:p>.PredefinedType-zand { fill: url(#NEN47_26_zand); }</text:p>
          </table:table-cell>
          <table:table-cell office:value-type="string" office:string-value=".material-zand { fill: url(#NEN47_26_zand); }" table:formula="of:=&quot;.material-&quot; &amp; [.D26] &amp;&quot; { fill: url(#&quot; &amp;[.E26] &amp; &quot;); }&quot;" table:style-name="ce1">
            <text:p>.material-zand { fill: url(#NEN47_26_zand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7" table:style-name="ce4">
            <text:p>27</text:p>
          </table:table-cell>
          <table:table-cell office:value-type="string" table:style-name="ce1">
            <text:p>grind</text:p>
          </table:table-cell>
          <table:table-cell office:value-type="string" office:string-value="grind" table:formula="of:=SUBSTITUTE([.C27];&quot;_&quot;;&quot;&quot;)" table:style-name="ce1">
            <text:p>grind</text:p>
          </table:table-cell>
          <table:table-cell office:value-type="string" office:string-value="NEN47_27_grind" table:formula="of:=[.A27] &amp; &quot;_&quot; &amp; [.B27] &amp; &quot;_&quot; &amp; [.C27]" table:style-name="ce1">
            <text:p>NEN47_27_grind</text:p>
          </table:table-cell>
          <table:table-cell office:value-type="string" office:string-value=".PredefinedType-grind { fill: url(#NEN47_27_grind); }" table:formula="of:=&quot;.PredefinedType-&quot; &amp; [.D27] &amp;&quot; { fill: url(#&quot; &amp;[.E27] &amp; &quot;); }&quot;" table:style-name="ce1">
            <text:p>.PredefinedType-grind { fill: url(#NEN47_27_grind); }</text:p>
          </table:table-cell>
          <table:table-cell office:value-type="string" office:string-value=".material-grind { fill: url(#NEN47_27_grind); }" table:formula="of:=&quot;.material-&quot; &amp; [.D27] &amp;&quot; { fill: url(#&quot; &amp;[.E27] &amp; &quot;); }&quot;" table:style-name="ce1">
            <text:p>.material-grind { fill: url(#NEN47_27_grind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8" table:style-name="ce4">
            <text:p>28</text:p>
          </table:table-cell>
          <table:table-cell office:value-type="string" table:style-name="ce1">
            <text:p>water</text:p>
          </table:table-cell>
          <table:table-cell office:value-type="string" office:string-value="water" table:formula="of:=SUBSTITUTE([.C28];&quot;_&quot;;&quot;&quot;)" table:style-name="ce1">
            <text:p>water</text:p>
          </table:table-cell>
          <table:table-cell office:value-type="string" office:string-value="NEN47_28_water" table:formula="of:=[.A28] &amp; &quot;_&quot; &amp; [.B28] &amp; &quot;_&quot; &amp; [.C28]" table:style-name="ce1">
            <text:p>NEN47_28_water</text:p>
          </table:table-cell>
          <table:table-cell office:value-type="string" office:string-value=".PredefinedType-water { fill: url(#NEN47_28_water); }" table:formula="of:=&quot;.PredefinedType-&quot; &amp; [.D28] &amp;&quot; { fill: url(#&quot; &amp;[.E28] &amp; &quot;); }&quot;" table:style-name="ce1">
            <text:p>.PredefinedType-water { fill: url(#NEN47_28_water); }</text:p>
          </table:table-cell>
          <table:table-cell office:value-type="string" office:string-value=".material-water { fill: url(#NEN47_28_water); }" table:formula="of:=&quot;.material-&quot; &amp; [.D28] &amp;&quot; { fill: url(#&quot; &amp;[.E28] &amp; &quot;); }&quot;" table:style-name="ce1">
            <text:p>.material-water { fill: url(#NEN47_28_water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9" table:style-name="ce4">
            <text:p>29</text:p>
          </table:table-cell>
          <table:table-cell office:value-type="string" table:style-name="ce1">
            <text:p>glas</text:p>
          </table:table-cell>
          <table:table-cell office:value-type="string" office:string-value="glas" table:formula="of:=SUBSTITUTE([.C29];&quot;_&quot;;&quot;&quot;)" table:style-name="ce1">
            <text:p>glas</text:p>
          </table:table-cell>
          <table:table-cell office:value-type="string" office:string-value="NEN47_29_glas" table:formula="of:=[.A29] &amp; &quot;_&quot; &amp; [.B29] &amp; &quot;_&quot; &amp; [.C29]" table:style-name="ce1">
            <text:p>NEN47_29_glas</text:p>
          </table:table-cell>
          <table:table-cell office:value-type="string" office:string-value=".PredefinedType-glas { fill: url(#NEN47_29_glas); }" table:formula="of:=&quot;.PredefinedType-&quot; &amp; [.D29] &amp;&quot; { fill: url(#&quot; &amp;[.E29] &amp; &quot;); }&quot;" table:style-name="ce1">
            <text:p>.PredefinedType-glas { fill: url(#NEN47_29_glas); }</text:p>
          </table:table-cell>
          <table:table-cell office:value-type="string" office:string-value=".material-glas { fill: url(#NEN47_29_glas); }" table:formula="of:=&quot;.material-&quot; &amp; [.D29] &amp;&quot; { fill: url(#&quot; &amp;[.E29] &amp; &quot;); }&quot;" table:style-name="ce1">
            <text:p>.material-glas { fill: url(#NEN47_29_glas); }</text:p>
          </table:table-cell>
          <table:table-cell table:number-columns-repeated="3"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onbekend</text:p>
          </table:table-cell>
          <table:table-cell office:value-type="string" office:string-value="onbekend" table:formula="of:=SUBSTITUTE([.C30];&quot;_&quot;;&quot;&quot;)" table:style-name="ce1">
            <text:p>onbekend</text:p>
          </table:table-cell>
          <table:table-cell office:value-type="string" office:string-value="CUSTOM_0_onbekend" table:formula="of:=[.A30] &amp; &quot;_&quot; &amp; [.B30] &amp; &quot;_&quot; &amp; [.C30]" table:style-name="ce1">
            <text:p>CUSTOM_0_onbekend</text:p>
          </table:table-cell>
          <table:table-cell office:value-type="string" office:string-value=".PredefinedType-onbekend { fill: url(#CUSTOM_0_onbekend); }" table:formula="of:=&quot;.PredefinedType-&quot; &amp; [.D30] &amp;&quot; { fill: url(#&quot; &amp;[.E30] &amp; &quot;); }&quot;" table:style-name="ce1">
            <text:p>.PredefinedType-onbekend { fill: url(#CUSTOM_0_onbekend); }</text:p>
          </table:table-cell>
          <table:table-cell office:value-type="string" office:string-value=".material-onbekend { fill: url(#CUSTOM_0_onbekend); }" table:formula="of:=&quot;.material-&quot; &amp; [.D30] &amp;&quot; { fill: url(#&quot; &amp;[.E30] &amp; &quot;); }&quot;" table:style-name="ce1">
            <text:p>.material-onbekend { fill: url(#CUSTOM_0_onbekend); }</text:p>
          </table:table-cell>
          <table:table-cell table:number-columns-repeated="9"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eneriek</text:p>
          </table:table-cell>
          <table:table-cell office:value-type="string" office:string-value="generiek" table:formula="of:=SUBSTITUTE([.C31];&quot;_&quot;;&quot;&quot;)" table:style-name="ce1">
            <text:p>generiek</text:p>
          </table:table-cell>
          <table:table-cell office:value-type="string" office:string-value="CUSTOM_0_generiek" table:formula="of:=[.A31] &amp; &quot;_&quot; &amp; [.B31] &amp; &quot;_&quot; &amp; [.C31]" table:style-name="ce1">
            <text:p>CUSTOM_0_generiek</text:p>
          </table:table-cell>
          <table:table-cell office:value-type="string" office:string-value=".PredefinedType-generiek { fill: url(#CUSTOM_0_generiek); }" table:formula="of:=&quot;.PredefinedType-&quot; &amp; [.D31] &amp;&quot; { fill: url(#&quot; &amp;[.E31] &amp; &quot;); }&quot;" table:style-name="ce1">
            <text:p>.PredefinedType-generiek { fill: url(#CUSTOM_0_generiek); }</text:p>
          </table:table-cell>
          <table:table-cell office:value-type="string" office:string-value=".material-generiek { fill: url(#CUSTOM_0_generiek); }" table:formula="of:=&quot;.material-&quot; &amp; [.D31] &amp;&quot; { fill: url(#&quot; &amp;[.E31] &amp; &quot;); }&quot;" table:style-name="ce1">
            <text:p>.material-generiek { fill: url(#CUSTOM_0_generiek); }</text:p>
          </table:table-cell>
          <table:table-cell table:number-columns-repeated="9"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keramiek</text:p>
          </table:table-cell>
          <table:table-cell office:value-type="string" office:string-value="keramiek" table:formula="of:=SUBSTITUTE([.C32];&quot;_&quot;;&quot;&quot;)" table:style-name="ce1">
            <text:p>keramiek</text:p>
          </table:table-cell>
          <table:table-cell office:value-type="string" office:string-value="CUSTOM_0_keramiek" table:formula="of:=[.A32] &amp; &quot;_&quot; &amp; [.B32] &amp; &quot;_&quot; &amp; [.C32]" table:style-name="ce1">
            <text:p>CUSTOM_0_keramiek</text:p>
          </table:table-cell>
          <table:table-cell office:value-type="string" office:string-value=".PredefinedType-keramiek { fill: url(#CUSTOM_0_keramiek); }" table:formula="of:=&quot;.PredefinedType-&quot; &amp; [.D32] &amp;&quot; { fill: url(#&quot; &amp;[.E32] &amp; &quot;); }&quot;" table:style-name="ce1">
            <text:p>.PredefinedType-keramiek { fill: url(#CUSTOM_0_keramiek); }</text:p>
          </table:table-cell>
          <table:table-cell office:value-type="string" office:string-value=".material-keramiek { fill: url(#CUSTOM_0_keramiek); }" table:formula="of:=&quot;.material-&quot; &amp; [.D32] &amp;&quot; { fill: url(#&quot; &amp;[.E32] &amp; &quot;); }&quot;" table:style-name="ce1">
            <text:p>.material-keramiek { fill: url(#CUSTOM_0_keramiek); }</text:p>
          </table:table-cell>
          <table:table-cell table:number-columns-repeated="9"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riet</text:p>
          </table:table-cell>
          <table:table-cell office:value-type="string" office:string-value="riet" table:formula="of:=SUBSTITUTE([.C33];&quot;_&quot;;&quot;&quot;)" table:style-name="ce1">
            <text:p>riet</text:p>
          </table:table-cell>
          <table:table-cell office:value-type="string" office:string-value="CUSTOM_0_riet" table:formula="of:=[.A33] &amp; &quot;_&quot; &amp; [.B33] &amp; &quot;_&quot; &amp; [.C33]" table:style-name="ce1">
            <text:p>CUSTOM_0_riet</text:p>
          </table:table-cell>
          <table:table-cell office:value-type="string" office:string-value=".PredefinedType-riet { fill: url(#CUSTOM_0_riet); }" table:formula="of:=&quot;.PredefinedType-&quot; &amp; [.D33] &amp;&quot; { fill: url(#&quot; &amp;[.E33] &amp; &quot;); }&quot;" table:style-name="ce1">
            <text:p>.PredefinedType-riet { fill: url(#CUSTOM_0_riet); }</text:p>
          </table:table-cell>
          <table:table-cell office:value-type="string" office:string-value=".material-riet { fill: url(#CUSTOM_0_riet); }" table:formula="of:=&quot;.material-&quot; &amp; [.D33] &amp;&quot; { fill: url(#&quot; &amp;[.E33] &amp; &quot;); }&quot;" table:style-name="ce1">
            <text:p>.material-riet { fill: url(#CUSTOM_0_riet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ps</text:p>
          </table:table-cell>
          <table:table-cell office:value-type="string" office:string-value="gips" table:formula="of:=SUBSTITUTE([.C34];&quot;_&quot;;&quot;&quot;)" table:style-name="ce1">
            <text:p>gips</text:p>
          </table:table-cell>
          <table:table-cell office:value-type="string" office:string-value="CUSTOM_0_gips" table:formula="of:=[.A34] &amp; &quot;_&quot; &amp; [.B34] &amp; &quot;_&quot; &amp; [.C34]" table:style-name="ce1">
            <text:p>CUSTOM_0_gips</text:p>
          </table:table-cell>
          <table:table-cell office:value-type="string" office:string-value=".PredefinedType-gips { fill: url(#CUSTOM_0_gips); }" table:formula="of:=&quot;.PredefinedType-&quot; &amp; [.D34] &amp;&quot; { fill: url(#&quot; &amp;[.E34] &amp; &quot;); }&quot;" table:style-name="ce1">
            <text:p>.PredefinedType-gips { fill: url(#CUSTOM_0_gips); }</text:p>
          </table:table-cell>
          <table:table-cell office:value-type="string" office:string-value=".material-gips { fill: url(#CUSTOM_0_gips); }" table:formula="of:=&quot;.material-&quot; &amp; [.D34] &amp;&quot; { fill: url(#&quot; &amp;[.E34] &amp; &quot;); }&quot;" table:style-name="ce1">
            <text:p>.material-gips { fill: url(#CUSTOM_0_gips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fermacell</text:p>
          </table:table-cell>
          <table:table-cell office:value-type="string" office:string-value="fermacell" table:formula="of:=SUBSTITUTE([.C35];&quot;_&quot;;&quot;&quot;)" table:style-name="ce1">
            <text:p>fermacell</text:p>
          </table:table-cell>
          <table:table-cell office:value-type="string" office:string-value="CUSTOM_0_fermacell" table:formula="of:=[.A35] &amp; &quot;_&quot; &amp; [.B35] &amp; &quot;_&quot; &amp; [.C35]" table:style-name="ce1">
            <text:p>CUSTOM_0_fermacell</text:p>
          </table:table-cell>
          <table:table-cell office:value-type="string" office:string-value=".PredefinedType-fermacell { fill: url(#CUSTOM_0_fermacell); }" table:formula="of:=&quot;.PredefinedType-&quot; &amp; [.D35] &amp;&quot; { fill: url(#&quot; &amp;[.E35] &amp; &quot;); }&quot;" table:style-name="ce1">
            <text:p>.PredefinedType-fermacell { fill: url(#CUSTOM_0_fermacell); }</text:p>
          </table:table-cell>
          <table:table-cell office:value-type="string" office:string-value=".material-fermacell { fill: url(#CUSTOM_0_fermacell); }" table:formula="of:=&quot;.material-&quot; &amp; [.D35] &amp;&quot; { fill: url(#&quot; &amp;[.E35] &amp; &quot;); }&quot;" table:style-name="ce1">
            <text:p>.material-fermacell { fill: url(#CUSTOM_0_fermacell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mortel</text:p>
          </table:table-cell>
          <table:table-cell office:value-type="string" office:string-value="mortel" table:formula="of:=SUBSTITUTE([.C36];&quot;_&quot;;&quot;&quot;)" table:style-name="ce1">
            <text:p>mortel</text:p>
          </table:table-cell>
          <table:table-cell office:value-type="string" office:string-value="CUSTOM_0_mortel" table:formula="of:=[.A36] &amp; &quot;_&quot; &amp; [.B36] &amp; &quot;_&quot; &amp; [.C36]" table:style-name="ce1">
            <text:p>CUSTOM_0_mortel</text:p>
          </table:table-cell>
          <table:table-cell office:value-type="string" office:string-value=".PredefinedType-mortel { fill: url(#CUSTOM_0_mortel); }" table:formula="of:=&quot;.PredefinedType-&quot; &amp; [.D36] &amp;&quot; { fill: url(#&quot; &amp;[.E36] &amp; &quot;); }&quot;" table:style-name="ce1">
            <text:p>.PredefinedType-mortel { fill: url(#CUSTOM_0_mortel); }</text:p>
          </table:table-cell>
          <table:table-cell office:value-type="string" office:string-value=".material-mortel { fill: url(#CUSTOM_0_mortel); }" table:formula="of:=&quot;.material-&quot; &amp; [.D36] &amp;&quot; { fill: url(#&quot; &amp;[.E36] &amp; &quot;); }&quot;" table:style-name="ce1">
            <text:p>.material-mortel { fill: url(#CUSTOM_0_mortel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rond</text:p>
          </table:table-cell>
          <table:table-cell office:value-type="string" office:string-value="grond" table:formula="of:=SUBSTITUTE([.C37];&quot;_&quot;;&quot;&quot;)" table:style-name="ce1">
            <text:p>grond</text:p>
          </table:table-cell>
          <table:table-cell office:value-type="string" office:string-value="CUSTOM_0_grond" table:formula="of:=[.A37] &amp; &quot;_&quot; &amp; [.B37] &amp; &quot;_&quot; &amp; [.C37]" table:style-name="ce1">
            <text:p>CUSTOM_0_grond</text:p>
          </table:table-cell>
          <table:table-cell office:value-type="string" office:string-value=".PredefinedType-grond { fill: url(#CUSTOM_0_grond); }" table:formula="of:=&quot;.PredefinedType-&quot; &amp; [.D37] &amp;&quot; { fill: url(#&quot; &amp;[.E37] &amp; &quot;); }&quot;" table:style-name="ce1">
            <text:p>.PredefinedType-grond { fill: url(#CUSTOM_0_grond); }</text:p>
          </table:table-cell>
          <table:table-cell office:value-type="string" office:string-value=".material-grond { fill: url(#CUSTOM_0_grond); }" table:formula="of:=&quot;.material-&quot; &amp; [.D37] &amp;&quot; { fill: url(#&quot; &amp;[.E37] &amp; &quot;); }&quot;" table:style-name="ce1">
            <text:p>.material-grond { fill: url(#CUSTOM_0_grond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asfalt</text:p>
          </table:table-cell>
          <table:table-cell office:value-type="string" office:string-value="asfalt" table:formula="of:=SUBSTITUTE([.C38];&quot;_&quot;;&quot;&quot;)" table:style-name="ce1">
            <text:p>asfalt</text:p>
          </table:table-cell>
          <table:table-cell office:value-type="string" office:string-value="CUSTOM_0_asfalt" table:formula="of:=[.A38] &amp; &quot;_&quot; &amp; [.B38] &amp; &quot;_&quot; &amp; [.C38]" table:style-name="ce1">
            <text:p>CUSTOM_0_asfalt</text:p>
          </table:table-cell>
          <table:table-cell office:value-type="string" office:string-value=".PredefinedType-asfalt { fill: url(#CUSTOM_0_asfalt); }" table:formula="of:=&quot;.PredefinedType-&quot; &amp; [.D38] &amp;&quot; { fill: url(#&quot; &amp;[.E38] &amp; &quot;); }&quot;" table:style-name="ce1">
            <text:p>.PredefinedType-asfalt { fill: url(#CUSTOM_0_asfalt); }</text:p>
          </table:table-cell>
          <table:table-cell office:value-type="string" office:string-value=".material-asfalt { fill: url(#CUSTOM_0_asfalt); }" table:formula="of:=&quot;.material-&quot; &amp; [.D38] &amp;&quot; { fill: url(#&quot; &amp;[.E38] &amp; &quot;); }&quot;" table:style-name="ce1">
            <text:p>.material-asfalt { fill: url(#CUSTOM_0_asfalt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klei</text:p>
          </table:table-cell>
          <table:table-cell office:value-type="string" office:string-value="klei" table:formula="of:=SUBSTITUTE([.C39];&quot;_&quot;;&quot;&quot;)" table:style-name="ce1">
            <text:p>klei</text:p>
          </table:table-cell>
          <table:table-cell office:value-type="string" office:string-value="CUSTOM_0_klei" table:formula="of:=[.A39] &amp; &quot;_&quot; &amp; [.B39] &amp; &quot;_&quot; &amp; [.C39]" table:style-name="ce1">
            <text:p>CUSTOM_0_klei</text:p>
          </table:table-cell>
          <table:table-cell office:value-type="string" office:string-value=".PredefinedType-klei { fill: url(#CUSTOM_0_klei); }" table:formula="of:=&quot;.PredefinedType-&quot; &amp; [.D39] &amp;&quot; { fill: url(#&quot; &amp;[.E39] &amp; &quot;); }&quot;" table:style-name="ce1">
            <text:p>.PredefinedType-klei { fill: url(#CUSTOM_0_klei); }</text:p>
          </table:table-cell>
          <table:table-cell office:value-type="string" office:string-value=".material-klei { fill: url(#CUSTOM_0_klei); }" table:formula="of:=&quot;.material-&quot; &amp; [.D39] &amp;&quot; { fill: url(#&quot; &amp;[.E39] &amp; &quot;); }&quot;" table:style-name="ce1">
            <text:p>.material-klei { fill: url(#CUSTOM_0_klei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veen</text:p>
          </table:table-cell>
          <table:table-cell office:value-type="string" office:string-value="veen" table:formula="of:=SUBSTITUTE([.C40];&quot;_&quot;;&quot;&quot;)" table:style-name="ce1">
            <text:p>veen</text:p>
          </table:table-cell>
          <table:table-cell office:value-type="string" office:string-value="CUSTOM_0_veen" table:formula="of:=[.A40] &amp; &quot;_&quot; &amp; [.B40] &amp; &quot;_&quot; &amp; [.C40]" table:style-name="ce1">
            <text:p>CUSTOM_0_veen</text:p>
          </table:table-cell>
          <table:table-cell office:value-type="string" office:string-value=".PredefinedType-veen { fill: url(#CUSTOM_0_veen); }" table:formula="of:=&quot;.PredefinedType-&quot; &amp; [.D40] &amp;&quot; { fill: url(#&quot; &amp;[.E40] &amp; &quot;); }&quot;" table:style-name="ce1">
            <text:p>.PredefinedType-veen { fill: url(#CUSTOM_0_veen); }</text:p>
          </table:table-cell>
          <table:table-cell office:value-type="string" office:string-value=".material-veen { fill: url(#CUSTOM_0_veen); }" table:formula="of:=&quot;.material-&quot; &amp; [.D40] &amp;&quot; { fill: url(#&quot; &amp;[.E40] &amp; &quot;); }&quot;" table:style-name="ce1">
            <text:p>.material-veen { fill: url(#CUSTOM_0_veen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bestaand</text:p>
          </table:table-cell>
          <table:table-cell office:value-type="string" office:string-value="bestaand" table:formula="of:=SUBSTITUTE([.C41];&quot;_&quot;;&quot;&quot;)" table:style-name="ce1">
            <text:p>bestaand</text:p>
          </table:table-cell>
          <table:table-cell office:value-type="string" office:string-value="CUSTOM_0_bestaand" table:formula="of:=[.A41] &amp; &quot;_&quot; &amp; [.B41] &amp; &quot;_&quot; &amp; [.C41]" table:style-name="ce1">
            <text:p>CUSTOM_0_bestaand</text:p>
          </table:table-cell>
          <table:table-cell office:value-type="string" office:string-value=".PredefinedType-bestaand { fill: url(#CUSTOM_0_bestaand); }" table:formula="of:=&quot;.PredefinedType-&quot; &amp; [.D41] &amp;&quot; { fill: url(#&quot; &amp;[.E41] &amp; &quot;); }&quot;" table:style-name="ce1">
            <text:p>.PredefinedType-bestaand { fill: url(#CUSTOM_0_bestaand); }</text:p>
          </table:table-cell>
          <table:table-cell office:value-type="string" office:string-value=".material-bestaand { fill: url(#CUSTOM_0_bestaand); }" table:formula="of:=&quot;.material-&quot; &amp; [.D41] &amp;&quot; { fill: url(#&quot; &amp;[.E41] &amp; &quot;); }&quot;" table:style-name="ce1">
            <text:p>.material-bestaand { fill: url(#CUSTOM_0_bestaand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rijs_060</text:p>
          </table:table-cell>
          <table:table-cell office:value-type="string" office:string-value="grijs060" table:formula="of:=SUBSTITUTE([.C42];&quot;_&quot;;&quot;&quot;)" table:style-name="ce1">
            <text:p>grijs060</text:p>
          </table:table-cell>
          <table:table-cell office:value-type="string" office:string-value="GIS_0_grijs_060" table:formula="of:=[.A42] &amp; &quot;_&quot; &amp; [.B42] &amp; &quot;_&quot; &amp; [.C42]" table:style-name="ce1">
            <text:p>GIS_0_grijs_060</text:p>
          </table:table-cell>
          <table:table-cell office:value-type="string" office:string-value=".PredefinedType-grijs060 { fill: url(#GIS_0_grijs_060); }" table:formula="of:=&quot;.PredefinedType-&quot; &amp; [.D42] &amp;&quot; { fill: url(#&quot; &amp;[.E42] &amp; &quot;); }&quot;" table:style-name="ce1">
            <text:p>.PredefinedType-grijs060 { fill: url(#GIS_0_grijs_060); }</text:p>
          </table:table-cell>
          <table:table-cell office:value-type="string" office:string-value=".material-grijs060 { fill: url(#GIS_0_grijs_060); }" table:formula="of:=&quot;.material-&quot; &amp; [.D42] &amp;&quot; { fill: url(#&quot; &amp;[.E42] &amp; &quot;); }&quot;" table:style-name="ce1">
            <text:p>.material-grijs060 { fill: url(#GIS_0_grijs_060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rijs_128</text:p>
          </table:table-cell>
          <table:table-cell office:value-type="string" office:string-value="grijs128" table:formula="of:=SUBSTITUTE([.C43];&quot;_&quot;;&quot;&quot;)" table:style-name="ce1">
            <text:p>grijs128</text:p>
          </table:table-cell>
          <table:table-cell office:value-type="string" office:string-value="GIS_0_grijs_128" table:formula="of:=[.A43] &amp; &quot;_&quot; &amp; [.B43] &amp; &quot;_&quot; &amp; [.C43]" table:style-name="ce1">
            <text:p>GIS_0_grijs_128</text:p>
          </table:table-cell>
          <table:table-cell office:value-type="string" office:string-value=".PredefinedType-grijs128 { fill: url(#GIS_0_grijs_128); }" table:formula="of:=&quot;.PredefinedType-&quot; &amp; [.D43] &amp;&quot; { fill: url(#&quot; &amp;[.E43] &amp; &quot;); }&quot;" table:style-name="ce1">
            <text:p>.PredefinedType-grijs128 { fill: url(#GIS_0_grijs_128); }</text:p>
          </table:table-cell>
          <table:table-cell office:value-type="string" office:string-value=".material-grijs128 { fill: url(#GIS_0_grijs_128); }" table:formula="of:=&quot;.material-&quot; &amp; [.D43] &amp;&quot; { fill: url(#&quot; &amp;[.E43] &amp; &quot;); }&quot;" table:style-name="ce1">
            <text:p>.material-grijs128 { fill: url(#GIS_0_grijs_128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rijs_153</text:p>
          </table:table-cell>
          <table:table-cell office:value-type="string" office:string-value="grijs153" table:formula="of:=SUBSTITUTE([.C44];&quot;_&quot;;&quot;&quot;)" table:style-name="ce1">
            <text:p>grijs153</text:p>
          </table:table-cell>
          <table:table-cell office:value-type="string" office:string-value="GIS_0_grijs_153" table:formula="of:=[.A44] &amp; &quot;_&quot; &amp; [.B44] &amp; &quot;_&quot; &amp; [.C44]" table:style-name="ce1">
            <text:p>GIS_0_grijs_153</text:p>
          </table:table-cell>
          <table:table-cell office:value-type="string" office:string-value=".PredefinedType-grijs153 { fill: url(#GIS_0_grijs_153); }" table:formula="of:=&quot;.PredefinedType-&quot; &amp; [.D44] &amp;&quot; { fill: url(#&quot; &amp;[.E44] &amp; &quot;); }&quot;" table:style-name="ce1">
            <text:p>.PredefinedType-grijs153 { fill: url(#GIS_0_grijs_153); }</text:p>
          </table:table-cell>
          <table:table-cell office:value-type="string" office:string-value=".material-grijs153 { fill: url(#GIS_0_grijs_153); }" table:formula="of:=&quot;.material-&quot; &amp; [.D44] &amp;&quot; { fill: url(#&quot; &amp;[.E44] &amp; &quot;); }&quot;" table:style-name="ce1">
            <text:p>.material-grijs153 { fill: url(#GIS_0_grijs_153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magenta</text:p>
          </table:table-cell>
          <table:table-cell office:value-type="string" office:string-value="GISmagenta" table:formula="of:=SUBSTITUTE([.C45];&quot;_&quot;;&quot;&quot;)" table:style-name="ce1">
            <text:p>GISmagenta</text:p>
          </table:table-cell>
          <table:table-cell office:value-type="string" office:string-value="GIS_0_GIS_magenta" table:formula="of:=[.A45] &amp; &quot;_&quot; &amp; [.B45] &amp; &quot;_&quot; &amp; [.C45]" table:style-name="ce1">
            <text:p>GIS_0_GIS_magenta</text:p>
          </table:table-cell>
          <table:table-cell office:value-type="string" office:string-value=".PredefinedType-GISmagenta { fill: url(#GIS_0_GIS_magenta); }" table:formula="of:=&quot;.PredefinedType-&quot; &amp; [.D45] &amp;&quot; { fill: url(#&quot; &amp;[.E45] &amp; &quot;); }&quot;" table:style-name="ce1">
            <text:p>.PredefinedType-GISmagenta { fill: url(#GIS_0_GIS_magenta); }</text:p>
          </table:table-cell>
          <table:table-cell office:value-type="string" office:string-value=".material-GISmagenta { fill: url(#GIS_0_GIS_magenta); }" table:formula="of:=&quot;.material-&quot; &amp; [.D45] &amp;&quot; { fill: url(#&quot; &amp;[.E45] &amp; &quot;); }&quot;" table:style-name="ce1">
            <text:p>.material-GISmagenta { fill: url(#GIS_0_GIS_magenta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groen_1</text:p>
          </table:table-cell>
          <table:table-cell office:value-type="string" office:string-value="GISgroen1" table:formula="of:=SUBSTITUTE([.C46];&quot;_&quot;;&quot;&quot;)" table:style-name="ce1">
            <text:p>GISgroen1</text:p>
          </table:table-cell>
          <table:table-cell office:value-type="string" office:string-value="GIS_0_GIS_groen_1" table:formula="of:=[.A46] &amp; &quot;_&quot; &amp; [.B46] &amp; &quot;_&quot; &amp; [.C46]" table:style-name="ce1">
            <text:p>GIS_0_GIS_groen_1</text:p>
          </table:table-cell>
          <table:table-cell office:value-type="string" office:string-value=".PredefinedType-GISgroen1 { fill: url(#GIS_0_GIS_groen_1); }" table:formula="of:=&quot;.PredefinedType-&quot; &amp; [.D46] &amp;&quot; { fill: url(#&quot; &amp;[.E46] &amp; &quot;); }&quot;" table:style-name="ce1">
            <text:p>.PredefinedType-GISgroen1 { fill: url(#GIS_0_GIS_groen_1); }</text:p>
          </table:table-cell>
          <table:table-cell office:value-type="string" office:string-value=".material-GISgroen1 { fill: url(#GIS_0_GIS_groen_1); }" table:formula="of:=&quot;.material-&quot; &amp; [.D46] &amp;&quot; { fill: url(#&quot; &amp;[.E46] &amp; &quot;); }&quot;" table:style-name="ce1">
            <text:p>.material-GISgroen1 { fill: url(#GIS_0_GIS_groen_1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groen_2</text:p>
          </table:table-cell>
          <table:table-cell office:value-type="string" office:string-value="GISgroen2" table:formula="of:=SUBSTITUTE([.C47];&quot;_&quot;;&quot;&quot;)" table:style-name="ce1">
            <text:p>GISgroen2</text:p>
          </table:table-cell>
          <table:table-cell office:value-type="string" office:string-value="GIS_0_GIS_groen_2" table:formula="of:=[.A47] &amp; &quot;_&quot; &amp; [.B47] &amp; &quot;_&quot; &amp; [.C47]" table:style-name="ce1">
            <text:p>GIS_0_GIS_groen_2</text:p>
          </table:table-cell>
          <table:table-cell office:value-type="string" office:string-value=".PredefinedType-GISgroen2 { fill: url(#GIS_0_GIS_groen_2); }" table:formula="of:=&quot;.PredefinedType-&quot; &amp; [.D47] &amp;&quot; { fill: url(#&quot; &amp;[.E47] &amp; &quot;); }&quot;" table:style-name="ce1">
            <text:p>.PredefinedType-GISgroen2 { fill: url(#GIS_0_GIS_groen_2); }</text:p>
          </table:table-cell>
          <table:table-cell office:value-type="string" office:string-value=".material-GISgroen2 { fill: url(#GIS_0_GIS_groen_2); }" table:formula="of:=&quot;.material-&quot; &amp; [.D47] &amp;&quot; { fill: url(#&quot; &amp;[.E47] &amp; &quot;); }&quot;" table:style-name="ce1">
            <text:p>.material-GISgroen2 { fill: url(#GIS_0_GIS_groen_2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pand</text:p>
          </table:table-cell>
          <table:table-cell office:value-type="string" office:string-value="GISpand" table:formula="of:=SUBSTITUTE([.C48];&quot;_&quot;;&quot;&quot;)" table:style-name="ce1">
            <text:p>GISpand</text:p>
          </table:table-cell>
          <table:table-cell office:value-type="string" office:string-value="GIS_0_GIS_pand" table:formula="of:=[.A48] &amp; &quot;_&quot; &amp; [.B48] &amp; &quot;_&quot; &amp; [.C48]" table:style-name="ce1">
            <text:p>GIS_0_GIS_pand</text:p>
          </table:table-cell>
          <table:table-cell office:value-type="string" office:string-value=".PredefinedType-GISpand { fill: url(#GIS_0_GIS_pand); }" table:formula="of:=&quot;.PredefinedType-&quot; &amp; [.D48] &amp;&quot; { fill: url(#&quot; &amp;[.E48] &amp; &quot;); }&quot;" table:style-name="ce1">
            <text:p>.PredefinedType-GISpand { fill: url(#GIS_0_GIS_pand); }</text:p>
          </table:table-cell>
          <table:table-cell office:value-type="string" office:string-value=".material-GISpand { fill: url(#GIS_0_GIS_pand); }" table:formula="of:=&quot;.material-&quot; &amp; [.D48] &amp;&quot; { fill: url(#&quot; &amp;[.E48] &amp; &quot;); }&quot;" table:style-name="ce1">
            <text:p>.material-GISpand { fill: url(#GIS_0_GIS_pand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water</text:p>
          </table:table-cell>
          <table:table-cell office:value-type="string" office:string-value="GISwater" table:formula="of:=SUBSTITUTE([.C49];&quot;_&quot;;&quot;&quot;)" table:style-name="ce1">
            <text:p>GISwater</text:p>
          </table:table-cell>
          <table:table-cell office:value-type="string" office:string-value="GIS_0_GIS_water" table:formula="of:=[.A49] &amp; &quot;_&quot; &amp; [.B49] &amp; &quot;_&quot; &amp; [.C49]" table:style-name="ce1">
            <text:p>GIS_0_GIS_water</text:p>
          </table:table-cell>
          <table:table-cell office:value-type="string" office:string-value=".PredefinedType-GISwater { fill: url(#GIS_0_GIS_water); }" table:formula="of:=&quot;.PredefinedType-&quot; &amp; [.D49] &amp;&quot; { fill: url(#&quot; &amp;[.E49] &amp; &quot;); }&quot;" table:style-name="ce1">
            <text:p>.PredefinedType-GISwater { fill: url(#GIS_0_GIS_water); }</text:p>
          </table:table-cell>
          <table:table-cell office:value-type="string" office:string-value=".material-GISwater { fill: url(#GIS_0_GIS_water); }" table:formula="of:=&quot;.material-&quot; &amp; [.D49] &amp;&quot; { fill: url(#&quot; &amp;[.E49] &amp; &quot;); }&quot;" table:style-name="ce1">
            <text:p>.material-GISwater { fill: url(#GIS_0_GIS_water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weg_1</text:p>
          </table:table-cell>
          <table:table-cell office:value-type="string" office:string-value="GISweg1" table:formula="of:=SUBSTITUTE([.C50];&quot;_&quot;;&quot;&quot;)" table:style-name="ce1">
            <text:p>GISweg1</text:p>
          </table:table-cell>
          <table:table-cell office:value-type="string" office:string-value="GIS_0_GIS_weg_1" table:formula="of:=[.A50] &amp; &quot;_&quot; &amp; [.B50] &amp; &quot;_&quot; &amp; [.C50]" table:style-name="ce1">
            <text:p>GIS_0_GIS_weg_1</text:p>
          </table:table-cell>
          <table:table-cell office:value-type="string" office:string-value=".PredefinedType-GISweg1 { fill: url(#GIS_0_GIS_weg_1); }" table:formula="of:=&quot;.PredefinedType-&quot; &amp; [.D50] &amp;&quot; { fill: url(#&quot; &amp;[.E50] &amp; &quot;); }&quot;" table:style-name="ce1">
            <text:p>.PredefinedType-GISweg1 { fill: url(#GIS_0_GIS_weg_1); }</text:p>
          </table:table-cell>
          <table:table-cell office:value-type="string" office:string-value=".material-GISweg1 { fill: url(#GIS_0_GIS_weg_1); }" table:formula="of:=&quot;.material-&quot; &amp; [.D50] &amp;&quot; { fill: url(#&quot; &amp;[.E50] &amp; &quot;); }&quot;" table:style-name="ce1">
            <text:p>.material-GISweg1 { fill: url(#GIS_0_GIS_weg_1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weg_2</text:p>
          </table:table-cell>
          <table:table-cell office:value-type="string" office:string-value="GISweg2" table:formula="of:=SUBSTITUTE([.C51];&quot;_&quot;;&quot;&quot;)" table:style-name="ce1">
            <text:p>GISweg2</text:p>
          </table:table-cell>
          <table:table-cell office:value-type="string" office:string-value="GIS_0_GIS_weg_2" table:formula="of:=[.A51] &amp; &quot;_&quot; &amp; [.B51] &amp; &quot;_&quot; &amp; [.C51]" table:style-name="ce1">
            <text:p>GIS_0_GIS_weg_2</text:p>
          </table:table-cell>
          <table:table-cell office:value-type="string" office:string-value=".PredefinedType-GISweg2 { fill: url(#GIS_0_GIS_weg_2); }" table:formula="of:=&quot;.PredefinedType-&quot; &amp; [.D51] &amp;&quot; { fill: url(#&quot; &amp;[.E51] &amp; &quot;); }&quot;" table:style-name="ce1">
            <text:p>.PredefinedType-GISweg2 { fill: url(#GIS_0_GIS_weg_2); }</text:p>
          </table:table-cell>
          <table:table-cell office:value-type="string" office:string-value=".material-GISweg2 { fill: url(#GIS_0_GIS_weg_2); }" table:formula="of:=&quot;.material-&quot; &amp; [.D51] &amp;&quot; { fill: url(#&quot; &amp;[.E51] &amp; &quot;); }&quot;" table:style-name="ce1">
            <text:p>.material-GISweg2 { fill: url(#GIS_0_GIS_weg_2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bruinkool</text:p>
          </table:table-cell>
          <table:table-cell office:value-type="string" office:string-value="bruinkool" table:formula="of:=SUBSTITUTE([.C52];&quot;_&quot;;&quot;&quot;)" table:style-name="ce1">
            <text:p>bruinkool</text:p>
          </table:table-cell>
          <table:table-cell office:value-type="string" office:string-value="NEN5104_0_bruinkool" table:formula="of:=[.A52] &amp; &quot;_&quot; &amp; [.B52] &amp; &quot;_&quot; &amp; [.C52]" table:style-name="ce1">
            <text:p>NEN5104_0_bruinkool</text:p>
          </table:table-cell>
          <table:table-cell office:value-type="string" office:string-value=".PredefinedType-bruinkool { fill: url(#NEN5104_0_bruinkool); }" table:formula="of:=&quot;.PredefinedType-&quot; &amp; [.D52] &amp;&quot; { fill: url(#&quot; &amp;[.E52] &amp; &quot;); }&quot;" table:style-name="ce1">
            <text:p>.PredefinedType-bruinkool { fill: url(#NEN5104_0_bruinkool); }</text:p>
          </table:table-cell>
          <table:table-cell office:value-type="string" office:string-value=".material-bruinkool { fill: url(#NEN5104_0_bruinkool); }" table:formula="of:=&quot;.material-&quot; &amp; [.D52] &amp;&quot; { fill: url(#&quot; &amp;[.E52] &amp; &quot;); }&quot;" table:style-name="ce1">
            <text:p>.material-bruinkool { fill: url(#NEN5104_0_bruinkool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rind</text:p>
          </table:table-cell>
          <table:table-cell office:value-type="string" office:string-value="grind" table:formula="of:=SUBSTITUTE([.C53];&quot;_&quot;;&quot;&quot;)" table:style-name="ce1">
            <text:p>grind</text:p>
          </table:table-cell>
          <table:table-cell office:value-type="string" office:string-value="NEN5104_1_grind" table:formula="of:=[.A53] &amp; &quot;_&quot; &amp; [.B53] &amp; &quot;_&quot; &amp; [.C53]" table:style-name="ce1">
            <text:p>NEN5104_1_grind</text:p>
          </table:table-cell>
          <table:table-cell office:value-type="string" office:string-value=".PredefinedType-grind { fill: url(#NEN5104_1_grind); }" table:formula="of:=&quot;.PredefinedType-&quot; &amp; [.D53] &amp;&quot; { fill: url(#&quot; &amp;[.E53] &amp; &quot;); }&quot;" table:style-name="ce1">
            <text:p>.PredefinedType-grind { fill: url(#NEN5104_1_grind); }</text:p>
          </table:table-cell>
          <table:table-cell office:value-type="string" office:string-value=".material-grind { fill: url(#NEN5104_1_grind); }" table:formula="of:=&quot;.material-&quot; &amp; [.D53] &amp;&quot; { fill: url(#&quot; &amp;[.E53] &amp; &quot;); }&quot;" table:style-name="ce1">
            <text:p>.material-grind { fill: url(#NEN5104_1_grind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houtresten</text:p>
          </table:table-cell>
          <table:table-cell office:value-type="string" office:string-value="houtresten" table:formula="of:=SUBSTITUTE([.C54];&quot;_&quot;;&quot;&quot;)" table:style-name="ce1">
            <text:p>houtresten</text:p>
          </table:table-cell>
          <table:table-cell office:value-type="string" office:string-value="NEN5104_2_houtresten" table:formula="of:=[.A54] &amp; &quot;_&quot; &amp; [.B54] &amp; &quot;_&quot; &amp; [.C54]" table:style-name="ce1">
            <text:p>NEN5104_2_houtresten</text:p>
          </table:table-cell>
          <table:table-cell office:value-type="string" office:string-value=".PredefinedType-houtresten { fill: url(#NEN5104_2_houtresten); }" table:formula="of:=&quot;.PredefinedType-&quot; &amp; [.D54] &amp;&quot; { fill: url(#&quot; &amp;[.E54] &amp; &quot;); }&quot;" table:style-name="ce1">
            <text:p>.PredefinedType-houtresten { fill: url(#NEN5104_2_houtresten); }</text:p>
          </table:table-cell>
          <table:table-cell office:value-type="string" office:string-value=".material-houtresten { fill: url(#NEN5104_2_houtresten); }" table:formula="of:=&quot;.material-&quot; &amp; [.D54] &amp;&quot; { fill: url(#&quot; &amp;[.E54] &amp; &quot;); }&quot;" table:style-name="ce1">
            <text:p>.material-houtresten { fill: url(#NEN5104_2_houtresten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huisvuil</text:p>
          </table:table-cell>
          <table:table-cell office:value-type="string" office:string-value="huisvuil" table:formula="of:=SUBSTITUTE([.C55];&quot;_&quot;;&quot;&quot;)" table:style-name="ce1">
            <text:p>huisvuil</text:p>
          </table:table-cell>
          <table:table-cell office:value-type="string" office:string-value="NEN5104_3_huisvuil" table:formula="of:=[.A55] &amp; &quot;_&quot; &amp; [.B55] &amp; &quot;_&quot; &amp; [.C55]" table:style-name="ce1">
            <text:p>NEN5104_3_huisvuil</text:p>
          </table:table-cell>
          <table:table-cell office:value-type="string" office:string-value=".PredefinedType-huisvuil { fill: url(#NEN5104_3_huisvuil); }" table:formula="of:=&quot;.PredefinedType-&quot; &amp; [.D55] &amp;&quot; { fill: url(#&quot; &amp;[.E55] &amp; &quot;); }&quot;" table:style-name="ce1">
            <text:p>.PredefinedType-huisvuil { fill: url(#NEN5104_3_huisvuil); }</text:p>
          </table:table-cell>
          <table:table-cell office:value-type="string" office:string-value=".material-huisvuil { fill: url(#NEN5104_3_huisvuil); }" table:formula="of:=&quot;.material-&quot; &amp; [.D55] &amp;&quot; { fill: url(#&quot; &amp;[.E55] &amp; &quot;); }&quot;" table:style-name="ce1">
            <text:p>.material-huisvuil { fill: url(#NEN5104_3_huisvuil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klei</text:p>
          </table:table-cell>
          <table:table-cell office:value-type="string" office:string-value="klei" table:formula="of:=SUBSTITUTE([.C56];&quot;_&quot;;&quot;&quot;)" table:style-name="ce1">
            <text:p>klei</text:p>
          </table:table-cell>
          <table:table-cell office:value-type="string" office:string-value="NEN5104_4_klei" table:formula="of:=[.A56] &amp; &quot;_&quot; &amp; [.B56] &amp; &quot;_&quot; &amp; [.C56]" table:style-name="ce1">
            <text:p>NEN5104_4_klei</text:p>
          </table:table-cell>
          <table:table-cell office:value-type="string" office:string-value=".PredefinedType-klei { fill: url(#NEN5104_4_klei); }" table:formula="of:=&quot;.PredefinedType-&quot; &amp; [.D56] &amp;&quot; { fill: url(#&quot; &amp;[.E56] &amp; &quot;); }&quot;" table:style-name="ce1">
            <text:p>.PredefinedType-klei { fill: url(#NEN5104_4_klei); }</text:p>
          </table:table-cell>
          <table:table-cell office:value-type="string" office:string-value=".material-klei { fill: url(#NEN5104_4_klei); }" table:formula="of:=&quot;.material-&quot; &amp; [.D56] &amp;&quot; { fill: url(#&quot; &amp;[.E56] &amp; &quot;); }&quot;" table:style-name="ce1">
            <text:p>.material-klei { fill: url(#NEN5104_4_klei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leem</text:p>
          </table:table-cell>
          <table:table-cell office:value-type="string" office:string-value="leem" table:formula="of:=SUBSTITUTE([.C57];&quot;_&quot;;&quot;&quot;)" table:style-name="ce1">
            <text:p>leem</text:p>
          </table:table-cell>
          <table:table-cell office:value-type="string" office:string-value="NEN5104_5_leem" table:formula="of:=[.A57] &amp; &quot;_&quot; &amp; [.B57] &amp; &quot;_&quot; &amp; [.C57]" table:style-name="ce1">
            <text:p>NEN5104_5_leem</text:p>
          </table:table-cell>
          <table:table-cell office:value-type="string" office:string-value=".PredefinedType-leem { fill: url(#NEN5104_5_leem); }" table:formula="of:=&quot;.PredefinedType-&quot; &amp; [.D57] &amp;&quot; { fill: url(#&quot; &amp;[.E57] &amp; &quot;); }&quot;" table:style-name="ce1">
            <text:p>.PredefinedType-leem { fill: url(#NEN5104_5_leem); }</text:p>
          </table:table-cell>
          <table:table-cell office:value-type="string" office:string-value=".material-leem { fill: url(#NEN5104_5_leem); }" table:formula="of:=&quot;.material-&quot; &amp; [.D57] &amp;&quot; { fill: url(#&quot; &amp;[.E57] &amp; &quot;); }&quot;" table:style-name="ce1">
            <text:p>.material-leem { fill: url(#NEN5104_5_leem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mergel</text:p>
          </table:table-cell>
          <table:table-cell office:value-type="string" office:string-value="mergel" table:formula="of:=SUBSTITUTE([.C58];&quot;_&quot;;&quot;&quot;)" table:style-name="ce1">
            <text:p>mergel</text:p>
          </table:table-cell>
          <table:table-cell office:value-type="string" office:string-value="NEN5104_6_mergel" table:formula="of:=[.A58] &amp; &quot;_&quot; &amp; [.B58] &amp; &quot;_&quot; &amp; [.C58]" table:style-name="ce1">
            <text:p>NEN5104_6_mergel</text:p>
          </table:table-cell>
          <table:table-cell office:value-type="string" office:string-value=".PredefinedType-mergel { fill: url(#NEN5104_6_mergel); }" table:formula="of:=&quot;.PredefinedType-&quot; &amp; [.D58] &amp;&quot; { fill: url(#&quot; &amp;[.E58] &amp; &quot;); }&quot;" table:style-name="ce1">
            <text:p>.PredefinedType-mergel { fill: url(#NEN5104_6_mergel); }</text:p>
          </table:table-cell>
          <table:table-cell office:value-type="string" office:string-value=".material-mergel { fill: url(#NEN5104_6_mergel); }" table:formula="of:=&quot;.material-&quot; &amp; [.D58] &amp;&quot; { fill: url(#&quot; &amp;[.E58] &amp; &quot;); }&quot;" table:style-name="ce1">
            <text:p>.material-mergel { fill: url(#NEN5104_6_mergel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mijnsteen</text:p>
          </table:table-cell>
          <table:table-cell office:value-type="string" office:string-value="mijnsteen" table:formula="of:=SUBSTITUTE([.C59];&quot;_&quot;;&quot;&quot;)" table:style-name="ce1">
            <text:p>mijnsteen</text:p>
          </table:table-cell>
          <table:table-cell office:value-type="string" office:string-value="NEN5104_7_mijnsteen" table:formula="of:=[.A59] &amp; &quot;_&quot; &amp; [.B59] &amp; &quot;_&quot; &amp; [.C59]" table:style-name="ce1">
            <text:p>NEN5104_7_mijnsteen</text:p>
          </table:table-cell>
          <table:table-cell office:value-type="string" office:string-value=".PredefinedType-mijnsteen { fill: url(#NEN5104_7_mijnsteen); }" table:formula="of:=&quot;.PredefinedType-&quot; &amp; [.D59] &amp;&quot; { fill: url(#&quot; &amp;[.E59] &amp; &quot;); }&quot;" table:style-name="ce1">
            <text:p>.PredefinedType-mijnsteen { fill: url(#NEN5104_7_mijnsteen); }</text:p>
          </table:table-cell>
          <table:table-cell office:value-type="string" office:string-value=".material-mijnsteen { fill: url(#NEN5104_7_mijnsteen); }" table:formula="of:=&quot;.material-&quot; &amp; [.D59] &amp;&quot; { fill: url(#&quot; &amp;[.E59] &amp; &quot;); }&quot;" table:style-name="ce1">
            <text:p>.material-mijnsteen { fill: url(#NEN5104_7_mijnsteen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oer</text:p>
          </table:table-cell>
          <table:table-cell office:value-type="string" office:string-value="oer" table:formula="of:=SUBSTITUTE([.C60];&quot;_&quot;;&quot;&quot;)" table:style-name="ce1">
            <text:p>oer</text:p>
          </table:table-cell>
          <table:table-cell office:value-type="string" office:string-value="NEN5104_8_oer" table:formula="of:=[.A60] &amp; &quot;_&quot; &amp; [.B60] &amp; &quot;_&quot; &amp; [.C60]" table:style-name="ce1">
            <text:p>NEN5104_8_oer</text:p>
          </table:table-cell>
          <table:table-cell office:value-type="string" office:string-value=".PredefinedType-oer { fill: url(#NEN5104_8_oer); }" table:formula="of:=&quot;.PredefinedType-&quot; &amp; [.D60] &amp;&quot; { fill: url(#&quot; &amp;[.E60] &amp; &quot;); }&quot;" table:style-name="ce1">
            <text:p>.PredefinedType-oer { fill: url(#NEN5104_8_oer); }</text:p>
          </table:table-cell>
          <table:table-cell office:value-type="string" office:string-value=".material-oer { fill: url(#NEN5104_8_oer); }" table:formula="of:=&quot;.material-&quot; &amp; [.D60] &amp;&quot; { fill: url(#&quot; &amp;[.E60] &amp; &quot;); }&quot;" table:style-name="ce1">
            <text:p>.material-oer { fill: url(#NEN5104_8_oer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puin_puinhout</text:p>
          </table:table-cell>
          <table:table-cell office:value-type="string" office:string-value="puinpuinhout" table:formula="of:=SUBSTITUTE([.C61];&quot;_&quot;;&quot;&quot;)" table:style-name="ce1">
            <text:p>puinpuinhout</text:p>
          </table:table-cell>
          <table:table-cell office:value-type="string" office:string-value="NEN5104_9_puin_puinhout" table:formula="of:=[.A61] &amp; &quot;_&quot; &amp; [.B61] &amp; &quot;_&quot; &amp; [.C61]" table:style-name="ce1">
            <text:p>NEN5104_9_puin_puinhout</text:p>
          </table:table-cell>
          <table:table-cell office:value-type="string" office:string-value=".PredefinedType-puinpuinhout { fill: url(#NEN5104_9_puin_puinhout); }" table:formula="of:=&quot;.PredefinedType-&quot; &amp; [.D61] &amp;&quot; { fill: url(#&quot; &amp;[.E61] &amp; &quot;); }&quot;" table:style-name="ce1">
            <text:p>.PredefinedType-puinpuinhout { fill: url(#NEN5104_9_puin_puinhout); }</text:p>
          </table:table-cell>
          <table:table-cell office:value-type="string" office:string-value=".material-puinpuinhout { fill: url(#NEN5104_9_puin_puinhout); }" table:formula="of:=&quot;.material-&quot; &amp; [.D61] &amp;&quot; { fill: url(#&quot; &amp;[.E61] &amp; &quot;); }&quot;" table:style-name="ce1">
            <text:p>.material-puinpuinhout { fill: url(#NEN5104_9_puin_puinhout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schelpen</text:p>
          </table:table-cell>
          <table:table-cell office:value-type="string" office:string-value="schelpen" table:formula="of:=SUBSTITUTE([.C62];&quot;_&quot;;&quot;&quot;)" table:style-name="ce1">
            <text:p>schelpen</text:p>
          </table:table-cell>
          <table:table-cell office:value-type="string" office:string-value="NEN5104_10_schelpen" table:formula="of:=[.A62] &amp; &quot;_&quot; &amp; [.B62] &amp; &quot;_&quot; &amp; [.C62]" table:style-name="ce1">
            <text:p>NEN5104_10_schelpen</text:p>
          </table:table-cell>
          <table:table-cell office:value-type="string" office:string-value=".PredefinedType-schelpen { fill: url(#NEN5104_10_schelpen); }" table:formula="of:=&quot;.PredefinedType-&quot; &amp; [.D62] &amp;&quot; { fill: url(#&quot; &amp;[.E62] &amp; &quot;); }&quot;" table:style-name="ce1">
            <text:p>.PredefinedType-schelpen { fill: url(#NEN5104_10_schelpen); }</text:p>
          </table:table-cell>
          <table:table-cell office:value-type="string" office:string-value=".material-schelpen { fill: url(#NEN5104_10_schelpen); }" table:formula="of:=&quot;.material-&quot; &amp; [.D62] &amp;&quot; { fill: url(#&quot; &amp;[.E62] &amp; &quot;); }&quot;" table:style-name="ce1">
            <text:p>.material-schelpen { fill: url(#NEN5104_10_schelpen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slakken</text:p>
          </table:table-cell>
          <table:table-cell office:value-type="string" office:string-value="slakken" table:formula="of:=SUBSTITUTE([.C63];&quot;_&quot;;&quot;&quot;)" table:style-name="ce1">
            <text:p>slakken</text:p>
          </table:table-cell>
          <table:table-cell office:value-type="string" office:string-value="NEN5104_11_slakken" table:formula="of:=[.A63] &amp; &quot;_&quot; &amp; [.B63] &amp; &quot;_&quot; &amp; [.C63]" table:style-name="ce1">
            <text:p>NEN5104_11_slakken</text:p>
          </table:table-cell>
          <table:table-cell office:value-type="string" office:string-value=".PredefinedType-slakken { fill: url(#NEN5104_11_slakken); }" table:formula="of:=&quot;.PredefinedType-&quot; &amp; [.D63] &amp;&quot; { fill: url(#&quot; &amp;[.E63] &amp; &quot;); }&quot;" table:style-name="ce1">
            <text:p>.PredefinedType-slakken { fill: url(#NEN5104_11_slakken); }</text:p>
          </table:table-cell>
          <table:table-cell office:value-type="string" office:string-value=".material-slakken { fill: url(#NEN5104_11_slakken); }" table:formula="of:=&quot;.material-&quot; &amp; [.D63] &amp;&quot; { fill: url(#&quot; &amp;[.E63] &amp; &quot;); }&quot;" table:style-name="ce1">
            <text:p>.material-slakken { fill: url(#NEN5104_11_slakken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2" table:style-name="ce4">
            <text:p>12</text:p>
          </table:table-cell>
          <table:table-cell office:value-type="string" table:style-name="ce1">
            <text:p>veen</text:p>
          </table:table-cell>
          <table:table-cell office:value-type="string" office:string-value="veen" table:formula="of:=SUBSTITUTE([.C64];&quot;_&quot;;&quot;&quot;)" table:style-name="ce1">
            <text:p>veen</text:p>
          </table:table-cell>
          <table:table-cell office:value-type="string" office:string-value="NEN5104_12_veen" table:formula="of:=[.A64] &amp; &quot;_&quot; &amp; [.B64] &amp; &quot;_&quot; &amp; [.C64]" table:style-name="ce1">
            <text:p>NEN5104_12_veen</text:p>
          </table:table-cell>
          <table:table-cell office:value-type="string" office:string-value=".PredefinedType-veen { fill: url(#NEN5104_12_veen); }" table:formula="of:=&quot;.PredefinedType-&quot; &amp; [.D64] &amp;&quot; { fill: url(#&quot; &amp;[.E64] &amp; &quot;); }&quot;" table:style-name="ce1">
            <text:p>.PredefinedType-veen { fill: url(#NEN5104_12_veen); }</text:p>
          </table:table-cell>
          <table:table-cell office:value-type="string" office:string-value=".material-veen { fill: url(#NEN5104_12_veen); }" table:formula="of:=&quot;.material-&quot; &amp; [.D64] &amp;&quot; { fill: url(#&quot; &amp;[.E64] &amp; &quot;); }&quot;" table:style-name="ce1">
            <text:p>.material-veen { fill: url(#NEN5104_12_veen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3" table:style-name="ce4">
            <text:p>13</text:p>
          </table:table-cell>
          <table:table-cell office:value-type="string" table:style-name="ce1">
            <text:p>veenresten</text:p>
          </table:table-cell>
          <table:table-cell office:value-type="string" office:string-value="veenresten" table:formula="of:=SUBSTITUTE([.C65];&quot;_&quot;;&quot;&quot;)" table:style-name="ce1">
            <text:p>veenresten</text:p>
          </table:table-cell>
          <table:table-cell office:value-type="string" office:string-value="NEN5104_13_veenresten" table:formula="of:=[.A65] &amp; &quot;_&quot; &amp; [.B65] &amp; &quot;_&quot; &amp; [.C65]" table:style-name="ce1">
            <text:p>NEN5104_13_veenresten</text:p>
          </table:table-cell>
          <table:table-cell office:value-type="string" office:string-value=".PredefinedType-veenresten { fill: url(#NEN5104_13_veenresten); }" table:formula="of:=&quot;.PredefinedType-&quot; &amp; [.D65] &amp;&quot; { fill: url(#&quot; &amp;[.E65] &amp; &quot;); }&quot;" table:style-name="ce1">
            <text:p>.PredefinedType-veenresten { fill: url(#NEN5104_13_veenresten); }</text:p>
          </table:table-cell>
          <table:table-cell office:value-type="string" office:string-value=".material-veenresten { fill: url(#NEN5104_13_veenresten); }" table:formula="of:=&quot;.material-&quot; &amp; [.D65] &amp;&quot; { fill: url(#&quot; &amp;[.E65] &amp; &quot;); }&quot;" table:style-name="ce1">
            <text:p>.material-veenresten { fill: url(#NEN5104_13_veenresten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4" table:style-name="ce4">
            <text:p>14</text:p>
          </table:table-cell>
          <table:table-cell office:value-type="string" table:style-name="ce1">
            <text:p>zand</text:p>
          </table:table-cell>
          <table:table-cell office:value-type="string" office:string-value="zand" table:formula="of:=SUBSTITUTE([.C66];&quot;_&quot;;&quot;&quot;)" table:style-name="ce1">
            <text:p>zand</text:p>
          </table:table-cell>
          <table:table-cell office:value-type="string" office:string-value="NEN5104_14_zand" table:formula="of:=[.A66] &amp; &quot;_&quot; &amp; [.B66] &amp; &quot;_&quot; &amp; [.C66]" table:style-name="ce1">
            <text:p>NEN5104_14_zand</text:p>
          </table:table-cell>
          <table:table-cell office:value-type="string" office:string-value=".PredefinedType-zand { fill: url(#NEN5104_14_zand); }" table:formula="of:=&quot;.PredefinedType-&quot; &amp; [.D66] &amp;&quot; { fill: url(#&quot; &amp;[.E66] &amp; &quot;); }&quot;" table:style-name="ce1">
            <text:p>.PredefinedType-zand { fill: url(#NEN5104_14_zand); }</text:p>
          </table:table-cell>
          <table:table-cell office:value-type="string" office:string-value=".material-zand { fill: url(#NEN5104_14_zand); }" table:formula="of:=&quot;.material-&quot; &amp; [.D66] &amp;&quot; { fill: url(#&quot; &amp;[.E66] &amp; &quot;); }&quot;" table:style-name="ce1">
            <text:p>.material-zand { fill: url(#NEN5104_14_zand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rond_fijn_korrelig</text:p>
          </table:table-cell>
          <table:table-cell office:value-type="string" office:string-value="grondfijnkorrelig" table:formula="of:=SUBSTITUTE([.C67];&quot;_&quot;;&quot;&quot;)" table:style-name="ce1">
            <text:p>grondfijnkorrelig</text:p>
          </table:table-cell>
          <table:table-cell office:value-type="string" office:string-value="Robertsen_1990_NL_1_grond_fijn_korrelig" table:formula="of:=[.A67] &amp; &quot;_&quot; &amp; [.B67] &amp; &quot;_&quot; &amp; [.C67]" table:style-name="ce1">
            <text:p>Robertsen_1990_NL_1_grond_fijn_korrelig</text:p>
          </table:table-cell>
          <table:table-cell office:value-type="string" office:string-value=".PredefinedType-grondfijnkorrelig { fill: url(#Robertsen_1990_NL_1_grond_fijn_korrelig); }" table:formula="of:=&quot;.PredefinedType-&quot; &amp; [.D67] &amp;&quot; { fill: url(#&quot; &amp;[.E67] &amp; &quot;); }&quot;" table:style-name="ce1">
            <text:p>.PredefinedType-grondfijnkorrelig { fill: url(#Robertsen_1990_NL_1_grond_fijn_korrelig); }</text:p>
          </table:table-cell>
          <table:table-cell office:value-type="string" office:string-value=".material-grondfijnkorrelig { fill: url(#Robertsen_1990_NL_1_grond_fijn_korrelig); }" table:formula="of:=&quot;.material-&quot; &amp; [.D67] &amp;&quot; { fill: url(#&quot; &amp;[.E67] &amp; &quot;); }&quot;" table:style-name="ce1">
            <text:p>.material-grondfijnkorrelig { fill: url(#Robertsen_1990_NL_1_grond_fijn_korrelig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veen_organisch_materiaal</text:p>
          </table:table-cell>
          <table:table-cell office:value-type="string" office:string-value="veenorganischmateriaal" table:formula="of:=SUBSTITUTE([.C68];&quot;_&quot;;&quot;&quot;)" table:style-name="ce1">
            <text:p>veenorganischmateriaal</text:p>
          </table:table-cell>
          <table:table-cell office:value-type="string" office:string-value="Robertsen_1990_NL_2_veen_organisch_materiaal" table:formula="of:=[.A68] &amp; &quot;_&quot; &amp; [.B68] &amp; &quot;_&quot; &amp; [.C68]" table:style-name="ce1">
            <text:p>Robertsen_1990_NL_2_veen_organisch_materiaal</text:p>
          </table:table-cell>
          <table:table-cell office:value-type="string" office:string-value=".PredefinedType-veenorganischmateriaal { fill: url(#Robertsen_1990_NL_2_veen_organisch_materiaal); }" table:formula="of:=&quot;.PredefinedType-&quot; &amp; [.D68] &amp;&quot; { fill: url(#&quot; &amp;[.E68] &amp; &quot;); }&quot;" table:style-name="ce1">
            <text:p>.PredefinedType-veenorganischmateriaal { fill: url(#Robertsen_1990_NL_2_veen_organisch_materiaal); }</text:p>
          </table:table-cell>
          <table:table-cell office:value-type="string" office:string-value=".material-veenorganischmateriaal { fill: url(#Robertsen_1990_NL_2_veen_organisch_materiaal); }" table:formula="of:=&quot;.material-&quot; &amp; [.D68] &amp;&quot; { fill: url(#&quot; &amp;[.E68] &amp; &quot;); }&quot;" table:style-name="ce1">
            <text:p>.material-veenorganischmateriaal { fill: url(#Robertsen_1990_NL_2_veen_organisch_materiaal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klei_weinig_tot_matig_silthoudend</text:p>
          </table:table-cell>
          <table:table-cell office:value-type="string" office:string-value="kleiweinigtotmatigsilthoudend" table:formula="of:=SUBSTITUTE([.C69];&quot;_&quot;;&quot;&quot;)" table:style-name="ce1">
            <text:p>kleiweinigtotmatigsilthoudend</text:p>
          </table:table-cell>
          <table:table-cell office:value-type="string" office:string-value="Robertsen_1990_NL_3_klei_weinig_tot_matig_silthoudend" table:formula="of:=[.A69] &amp; &quot;_&quot; &amp; [.B69] &amp; &quot;_&quot; &amp; [.C69]" table:style-name="ce1">
            <text:p>Robertsen_1990_NL_3_klei_weinig_tot_matig_silthoudend</text:p>
          </table:table-cell>
          <table:table-cell office:value-type="string" office:string-value=".PredefinedType-kleiweinigtotmatigsilthoudend { fill: url(#Robertsen_1990_NL_3_klei_weinig_tot_matig_silthoudend); }" table:formula="of:=&quot;.PredefinedType-&quot; &amp; [.D69] &amp;&quot; { fill: url(#&quot; &amp;[.E69] &amp; &quot;); }&quot;" table:style-name="ce1">
            <text:p>.PredefinedType-kleiweinigtotmatigsilthoudend { fill: url(#Robertsen_1990_NL_3_klei_weinig_tot_matig_silthoudend); }</text:p>
          </table:table-cell>
          <table:table-cell office:value-type="string" office:string-value=".material-kleiweinigtotmatigsilthoudend { fill: url(#Robertsen_1990_NL_3_klei_weinig_tot_matig_silthoudend); }" table:formula="of:=&quot;.material-&quot; &amp; [.D69] &amp;&quot; { fill: url(#&quot; &amp;[.E69] &amp; &quot;); }&quot;" table:style-name="ce1">
            <text:p>.material-kleiweinigtotmatigsilthoudend { fill: url(#Robertsen_1990_NL_3_klei_weinig_tot_matig_silthoudend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klei_silthoudend_leem</text:p>
          </table:table-cell>
          <table:table-cell office:value-type="string" office:string-value="kleisilthoudendleem" table:formula="of:=SUBSTITUTE([.C70];&quot;_&quot;;&quot;&quot;)" table:style-name="ce1">
            <text:p>kleisilthoudendleem</text:p>
          </table:table-cell>
          <table:table-cell office:value-type="string" office:string-value="Robertsen_1990_NL_4_klei_silthoudend_leem" table:formula="of:=[.A70] &amp; &quot;_&quot; &amp; [.B70] &amp; &quot;_&quot; &amp; [.C70]" table:style-name="ce1">
            <text:p>Robertsen_1990_NL_4_klei_silthoudend_leem</text:p>
          </table:table-cell>
          <table:table-cell office:value-type="string" office:string-value=".PredefinedType-kleisilthoudendleem { fill: url(#Robertsen_1990_NL_4_klei_silthoudend_leem); }" table:formula="of:=&quot;.PredefinedType-&quot; &amp; [.D70] &amp;&quot; { fill: url(#&quot; &amp;[.E70] &amp; &quot;); }&quot;" table:style-name="ce1">
            <text:p>.PredefinedType-kleisilthoudendleem { fill: url(#Robertsen_1990_NL_4_klei_silthoudend_leem); }</text:p>
          </table:table-cell>
          <table:table-cell office:value-type="string" office:string-value=".material-kleisilthoudendleem { fill: url(#Robertsen_1990_NL_4_klei_silthoudend_leem); }" table:formula="of:=&quot;.material-&quot; &amp; [.D70] &amp;&quot; { fill: url(#&quot; &amp;[.E70] &amp; &quot;); }&quot;" table:style-name="ce1">
            <text:p>.material-kleisilthoudendleem { fill: url(#Robertsen_1990_NL_4_klei_silthoudend_leem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zand_silthoudend_of_losgepakt_tot_leem</text:p>
          </table:table-cell>
          <table:table-cell office:value-type="string" office:string-value="zandsilthoudendoflosgepakttotleem" table:formula="of:=SUBSTITUTE([.C71];&quot;_&quot;;&quot;&quot;)" table:style-name="ce1">
            <text:p>zandsilthoudendoflosgepakttotleem</text:p>
          </table:table-cell>
          <table:table-cell office:value-type="string" office:string-value="Robertsen_1990_NL_5_zand_silthoudend_of_losgepakt_tot_leem" table:formula="of:=[.A71] &amp; &quot;_&quot; &amp; [.B71] &amp; &quot;_&quot; &amp; [.C71]" table:style-name="ce1">
            <text:p>Robertsen_1990_NL_5_zand_silthoudend_of_losgepakt_tot_leem</text:p>
          </table:table-cell>
          <table:table-cell office:value-type="string" office:string-value=".PredefinedType-zandsilthoudendoflosgepakttotleem { fill: url(#Robertsen_1990_NL_5_zand_silthoudend_of_losgepakt_tot_leem); }" table:formula="of:=&quot;.PredefinedType-&quot; &amp; [.D71] &amp;&quot; { fill: url(#&quot; &amp;[.E71] &amp; &quot;); }&quot;" table:style-name="ce1">
            <text:p>.PredefinedType-zandsilthoudendoflosgepakttotleem { fill: url(#Robertsen_1990_NL_5_zand_silthoudend_of_losgepakt_tot_leem); }</text:p>
          </table:table-cell>
          <table:table-cell office:value-type="string" office:string-value=".material-zandsilthoudendoflosgepakttotleem { fill: url(#Robertsen_1990_NL_5_zand_silthoudend_of_losgepakt_tot_leem); }" table:formula="of:=&quot;.material-&quot; &amp; [.D71] &amp;&quot; { fill: url(#&quot; &amp;[.E71] &amp; &quot;); }&quot;" table:style-name="ce1">
            <text:p>.material-zandsilthoudendoflosgepakttotleem { fill: url(#Robertsen_1990_NL_5_zand_silthoudend_of_losgepakt_tot_leem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zand_weinig_silthoudend_tot_silthoudend</text:p>
          </table:table-cell>
          <table:table-cell office:value-type="string" office:string-value="zandweinigsilthoudendtotsilthoudend" table:formula="of:=SUBSTITUTE([.C72];&quot;_&quot;;&quot;&quot;)" table:style-name="ce1">
            <text:p>zandweinigsilthoudendtotsilthoudend</text:p>
          </table:table-cell>
          <table:table-cell office:value-type="string" office:string-value="Robertsen_1990_NL_6_zand_weinig_silthoudend_tot_silthoudend" table:formula="of:=[.A72] &amp; &quot;_&quot; &amp; [.B72] &amp; &quot;_&quot; &amp; [.C72]" table:style-name="ce1">
            <text:p>Robertsen_1990_NL_6_zand_weinig_silthoudend_tot_silthoudend</text:p>
          </table:table-cell>
          <table:table-cell office:value-type="string" office:string-value=".PredefinedType-zandweinigsilthoudendtotsilthoudend { fill: url(#Robertsen_1990_NL_6_zand_weinig_silthoudend_tot_silthoudend); }" table:formula="of:=&quot;.PredefinedType-&quot; &amp; [.D72] &amp;&quot; { fill: url(#&quot; &amp;[.E72] &amp; &quot;); }&quot;" table:style-name="ce1">
            <text:p>.PredefinedType-zandweinigsilthoudendtotsilthoudend { fill: url(#Robertsen_1990_NL_6_zand_weinig_silthoudend_tot_silthoudend); }</text:p>
          </table:table-cell>
          <table:table-cell office:value-type="string" office:string-value=".material-zandweinigsilthoudendtotsilthoudend { fill: url(#Robertsen_1990_NL_6_zand_weinig_silthoudend_tot_silthoudend); }" table:formula="of:=&quot;.material-&quot; &amp; [.D72] &amp;&quot; { fill: url(#&quot; &amp;[.E72] &amp; &quot;); }&quot;" table:style-name="ce1">
            <text:p>.material-zandweinigsilthoudendtotsilthoudend { fill: url(#Robertsen_1990_NL_6_zand_weinig_silthoudend_tot_silthoudend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zand_tot_zand_grindhoudend</text:p>
          </table:table-cell>
          <table:table-cell office:value-type="string" office:string-value="zandtotzandgrindhoudend" table:formula="of:=SUBSTITUTE([.C73];&quot;_&quot;;&quot;&quot;)" table:style-name="ce1">
            <text:p>zandtotzandgrindhoudend</text:p>
          </table:table-cell>
          <table:table-cell office:value-type="string" office:string-value="Robertsen_1990_NL_7_zand_tot_zand_grindhoudend" table:formula="of:=[.A73] &amp; &quot;_&quot; &amp; [.B73] &amp; &quot;_&quot; &amp; [.C73]" table:style-name="ce1">
            <text:p>Robertsen_1990_NL_7_zand_tot_zand_grindhoudend</text:p>
          </table:table-cell>
          <table:table-cell office:value-type="string" office:string-value=".PredefinedType-zandtotzandgrindhoudend { fill: url(#Robertsen_1990_NL_7_zand_tot_zand_grindhoudend); }" table:formula="of:=&quot;.PredefinedType-&quot; &amp; [.D73] &amp;&quot; { fill: url(#&quot; &amp;[.E73] &amp; &quot;); }&quot;" table:style-name="ce1">
            <text:p>.PredefinedType-zandtotzandgrindhoudend { fill: url(#Robertsen_1990_NL_7_zand_tot_zand_grindhoudend); }</text:p>
          </table:table-cell>
          <table:table-cell office:value-type="string" office:string-value=".material-zandtotzandgrindhoudend { fill: url(#Robertsen_1990_NL_7_zand_tot_zand_grindhoudend); }" table:formula="of:=&quot;.material-&quot; &amp; [.D73] &amp;&quot; { fill: url(#&quot; &amp;[.E73] &amp; &quot;); }&quot;" table:style-name="ce1">
            <text:p>.material-zandtotzandgrindhoudend { fill: url(#Robertsen_1990_NL_7_zand_tot_zand_grindhoudend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zand_vast_zand_kleihoudend</text:p>
          </table:table-cell>
          <table:table-cell office:value-type="string" office:string-value="zandvastzandkleihoudend" table:formula="of:=SUBSTITUTE([.C74];&quot;_&quot;;&quot;&quot;)" table:style-name="ce1">
            <text:p>zandvastzandkleihoudend</text:p>
          </table:table-cell>
          <table:table-cell office:value-type="string" office:string-value="Robertsen_1990_NL_8_zand_vast_zand_kleihoudend" table:formula="of:=[.A74] &amp; &quot;_&quot; &amp; [.B74] &amp; &quot;_&quot; &amp; [.C74]" table:style-name="ce1">
            <text:p>Robertsen_1990_NL_8_zand_vast_zand_kleihoudend</text:p>
          </table:table-cell>
          <table:table-cell office:value-type="string" office:string-value=".PredefinedType-zandvastzandkleihoudend { fill: url(#Robertsen_1990_NL_8_zand_vast_zand_kleihoudend); }" table:formula="of:=&quot;.PredefinedType-&quot; &amp; [.D74] &amp;&quot; { fill: url(#&quot; &amp;[.E74] &amp; &quot;); }&quot;" table:style-name="ce1">
            <text:p>.PredefinedType-zandvastzandkleihoudend { fill: url(#Robertsen_1990_NL_8_zand_vast_zand_kleihoudend); }</text:p>
          </table:table-cell>
          <table:table-cell office:value-type="string" office:string-value=".material-zandvastzandkleihoudend { fill: url(#Robertsen_1990_NL_8_zand_vast_zand_kleihoudend); }" table:formula="of:=&quot;.material-&quot; &amp; [.D74] &amp;&quot; { fill: url(#&quot; &amp;[.E74] &amp; &quot;); }&quot;" table:style-name="ce1">
            <text:p>.material-zandvastzandkleihoudend { fill: url(#Robertsen_1990_NL_8_zand_vast_zand_kleihoudend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grond_zeer_stijf_fijn_korrelig</text:p>
          </table:table-cell>
          <table:table-cell office:value-type="string" office:string-value="grondzeerstijffijnkorrelig" table:formula="of:=SUBSTITUTE([.C75];&quot;_&quot;;&quot;&quot;)" table:style-name="ce1">
            <text:p>grondzeerstijffijnkorrelig</text:p>
          </table:table-cell>
          <table:table-cell office:value-type="string" office:string-value="Robertsen_1990_NL_9_grond_zeer_stijf_fijn_korrelig" table:formula="of:=[.A75] &amp; &quot;_&quot; &amp; [.B75] &amp; &quot;_&quot; &amp; [.C75]" table:style-name="ce1">
            <text:p>Robertsen_1990_NL_9_grond_zeer_stijf_fijn_korrelig</text:p>
          </table:table-cell>
          <table:table-cell office:value-type="string" office:string-value=".PredefinedType-grondzeerstijffijnkorrelig { fill: url(#Robertsen_1990_NL_9_grond_zeer_stijf_fijn_korrelig); }" table:formula="of:=&quot;.PredefinedType-&quot; &amp; [.D75] &amp;&quot; { fill: url(#&quot; &amp;[.E75] &amp; &quot;); }&quot;" table:style-name="ce1">
            <text:p>.PredefinedType-grondzeerstijffijnkorrelig { fill: url(#Robertsen_1990_NL_9_grond_zeer_stijf_fijn_korrelig); }</text:p>
          </table:table-cell>
          <table:table-cell office:value-type="string" office:string-value=".material-grondzeerstijffijnkorrelig { fill: url(#Robertsen_1990_NL_9_grond_zeer_stijf_fijn_korrelig); }" table:formula="of:=&quot;.material-&quot; &amp; [.D75] &amp;&quot; { fill: url(#&quot; &amp;[.E75] &amp; &quot;); }&quot;" table:style-name="ce1">
            <text:p>.material-grondzeerstijffijnkorrelig { fill: url(#Robertsen_1990_NL_9_grond_zeer_stijf_fijn_korrelig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A</text:p>
          </table:table-cell>
          <table:table-cell office:value-type="string" table:style-name="ce1">
            <text:p>veen</text:p>
          </table:table-cell>
          <table:table-cell office:value-type="string" office:string-value="veen" table:formula="of:=SUBSTITUTE([.C76];&quot;_&quot;;&quot;&quot;)" table:style-name="ce1">
            <text:p>veen</text:p>
          </table:table-cell>
          <table:table-cell office:value-type="string" office:string-value="ONBEKEND_A_veen" table:formula="of:=[.A76] &amp; &quot;_&quot; &amp; [.B76] &amp; &quot;_&quot; &amp; [.C76]" table:style-name="ce1">
            <text:p>ONBEKEND_A_veen</text:p>
          </table:table-cell>
          <table:table-cell office:value-type="string" office:string-value=".PredefinedType-veen { fill: url(#ONBEKEND_A_veen); }" table:formula="of:=&quot;.PredefinedType-&quot; &amp; [.D76] &amp;&quot; { fill: url(#&quot; &amp;[.E76] &amp; &quot;); }&quot;" table:style-name="ce1">
            <text:p>.PredefinedType-veen { fill: url(#ONBEKEND_A_veen); }</text:p>
          </table:table-cell>
          <table:table-cell office:value-type="string" office:string-value=".material-veen { fill: url(#ONBEKEND_A_veen); }" table:formula="of:=&quot;.material-&quot; &amp; [.D76] &amp;&quot; { fill: url(#&quot; &amp;[.E76] &amp; &quot;); }&quot;" table:style-name="ce1">
            <text:p>.material-veen { fill: url(#ONBEKEND_A_veen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B</text:p>
          </table:table-cell>
          <table:table-cell office:value-type="string" table:style-name="ce1">
            <text:p>potklei</text:p>
          </table:table-cell>
          <table:table-cell office:value-type="string" office:string-value="potklei" table:formula="of:=SUBSTITUTE([.C77];&quot;_&quot;;&quot;&quot;)" table:style-name="ce1">
            <text:p>potklei</text:p>
          </table:table-cell>
          <table:table-cell office:value-type="string" office:string-value="ONBEKEND_B_potklei" table:formula="of:=[.A77] &amp; &quot;_&quot; &amp; [.B77] &amp; &quot;_&quot; &amp; [.C77]" table:style-name="ce1">
            <text:p>ONBEKEND_B_potklei</text:p>
          </table:table-cell>
          <table:table-cell office:value-type="string" office:string-value=".PredefinedType-potklei { fill: url(#ONBEKEND_B_potklei); }" table:formula="of:=&quot;.PredefinedType-&quot; &amp; [.D77] &amp;&quot; { fill: url(#&quot; &amp;[.E77] &amp; &quot;); }&quot;" table:style-name="ce1">
            <text:p>.PredefinedType-potklei { fill: url(#ONBEKEND_B_potklei); }</text:p>
          </table:table-cell>
          <table:table-cell office:value-type="string" office:string-value=".material-potklei { fill: url(#ONBEKEND_B_potklei); }" table:formula="of:=&quot;.material-&quot; &amp; [.D77] &amp;&quot; { fill: url(#&quot; &amp;[.E77] &amp; &quot;); }&quot;" table:style-name="ce1">
            <text:p>.material-potklei { fill: url(#ONBEKEND_B_potklei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C</text:p>
          </table:table-cell>
          <table:table-cell office:value-type="string" table:style-name="ce1">
            <text:p>boomse_klei</text:p>
          </table:table-cell>
          <table:table-cell office:value-type="string" office:string-value="boomseklei" table:formula="of:=SUBSTITUTE([.C78];&quot;_&quot;;&quot;&quot;)" table:style-name="ce1">
            <text:p>boomseklei</text:p>
          </table:table-cell>
          <table:table-cell office:value-type="string" office:string-value="ONBEKEND_C_boomse_klei" table:formula="of:=[.A78] &amp; &quot;_&quot; &amp; [.B78] &amp; &quot;_&quot; &amp; [.C78]" table:style-name="ce1">
            <text:p>ONBEKEND_C_boomse_klei</text:p>
          </table:table-cell>
          <table:table-cell office:value-type="string" office:string-value=".PredefinedType-boomseklei { fill: url(#ONBEKEND_C_boomse_klei); }" table:formula="of:=&quot;.PredefinedType-&quot; &amp; [.D78] &amp;&quot; { fill: url(#&quot; &amp;[.E78] &amp; &quot;); }&quot;" table:style-name="ce1">
            <text:p>.PredefinedType-boomseklei { fill: url(#ONBEKEND_C_boomse_klei); }</text:p>
          </table:table-cell>
          <table:table-cell office:value-type="string" office:string-value=".material-boomseklei { fill: url(#ONBEKEND_C_boomse_klei); }" table:formula="of:=&quot;.material-&quot; &amp; [.D78] &amp;&quot; { fill: url(#&quot; &amp;[.E78] &amp; &quot;); }&quot;" table:style-name="ce1">
            <text:p>.material-boomseklei { fill: url(#ONBEKEND_C_boomse_klei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D</text:p>
          </table:table-cell>
          <table:table-cell office:value-type="string" table:style-name="ce1">
            <text:p>overgeconsolideerd_veen</text:p>
          </table:table-cell>
          <table:table-cell office:value-type="string" office:string-value="overgeconsolideerdveen" table:formula="of:=SUBSTITUTE([.C79];&quot;_&quot;;&quot;&quot;)" table:style-name="ce1">
            <text:p>overgeconsolideerdveen</text:p>
          </table:table-cell>
          <table:table-cell office:value-type="string" office:string-value="ONBEKEND_D_overgeconsolideerd_veen" table:formula="of:=[.A79] &amp; &quot;_&quot; &amp; [.B79] &amp; &quot;_&quot; &amp; [.C79]" table:style-name="ce1">
            <text:p>ONBEKEND_D_overgeconsolideerd_veen</text:p>
          </table:table-cell>
          <table:table-cell office:value-type="string" office:string-value=".PredefinedType-overgeconsolideerdveen { fill: url(#ONBEKEND_D_overgeconsolideerd_veen); }" table:formula="of:=&quot;.PredefinedType-&quot; &amp; [.D79] &amp;&quot; { fill: url(#&quot; &amp;[.E79] &amp; &quot;); }&quot;" table:style-name="ce1">
            <text:p>.PredefinedType-overgeconsolideerdveen { fill: url(#ONBEKEND_D_overgeconsolideerd_veen); }</text:p>
          </table:table-cell>
          <table:table-cell office:value-type="string" office:string-value=".material-overgeconsolideerdveen { fill: url(#ONBEKEND_D_overgeconsolideerd_veen); }" table:formula="of:=&quot;.material-&quot; &amp; [.D79] &amp;&quot; { fill: url(#&quot; &amp;[.E79] &amp; &quot;); }&quot;" table:style-name="ce1">
            <text:p>.material-overgeconsolideerdveen { fill: url(#ONBEKEND_D_overgeconsolideerd_veen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E</text:p>
          </table:table-cell>
          <table:table-cell office:value-type="string" table:style-name="ce1">
            <text:p>glauconiet_zand</text:p>
          </table:table-cell>
          <table:table-cell office:value-type="string" office:string-value="glauconietzand" table:formula="of:=SUBSTITUTE([.C80];&quot;_&quot;;&quot;&quot;)" table:style-name="ce1">
            <text:p>glauconietzand</text:p>
          </table:table-cell>
          <table:table-cell office:value-type="string" office:string-value="ONBEKEND_E_glauconiet_zand" table:formula="of:=[.A80] &amp; &quot;_&quot; &amp; [.B80] &amp; &quot;_&quot; &amp; [.C80]" table:style-name="ce1">
            <text:p>ONBEKEND_E_glauconiet_zand</text:p>
          </table:table-cell>
          <table:table-cell office:value-type="string" office:string-value=".PredefinedType-glauconietzand { fill: url(#ONBEKEND_E_glauconiet_zand); }" table:formula="of:=&quot;.PredefinedType-&quot; &amp; [.D80] &amp;&quot; { fill: url(#&quot; &amp;[.E80] &amp; &quot;); }&quot;" table:style-name="ce1">
            <text:p>.PredefinedType-glauconietzand { fill: url(#ONBEKEND_E_glauconiet_zand); }</text:p>
          </table:table-cell>
          <table:table-cell office:value-type="string" office:string-value=".material-glauconietzand { fill: url(#ONBEKEND_E_glauconiet_zand); }" table:formula="of:=&quot;.material-&quot; &amp; [.D80] &amp;&quot; { fill: url(#&quot; &amp;[.E80] &amp; &quot;); }&quot;" table:style-name="ce1">
            <text:p>.material-glauconietzand { fill: url(#ONBEKEND_E_glauconiet_zand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ST_NL_NEN47_</text:p>
          </table:table-cell>
          <table:table-cell table:number-columns-repeated="16383"/>
        </table:table-row>
        <table:table-row table:number-rows-repeated="1048495" table:style-name="ro1">
          <table:table-cell table:number-columns-repeated="16384"/>
        </table:table-row>
      </table:table>
      <table:table table:name="cut_patterns_cust" table:style-name="ta2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4"/>
        <table:table-column table:style-name="co33" table:default-cell-style-name="ce4"/>
        <table:table-column table:style-name="co34" table:default-cell-style-name="ce1"/>
        <table:table-column table:style-name="co35" table:default-cell-style-name="ce4"/>
        <table:table-column table:style-name="co23" table:number-columns-repeated="8" table:default-cell-style-name="ce4"/>
        <table:table-column table:style-name="co36" table:default-cell-style-name="ce1"/>
        <table:table-column table:style-name="co37" table:default-cell-style-name="ce1"/>
        <table:table-column table:style-name="co23" table:number-columns-repeated="16363" table:default-cell-style-name="ce1"/>
        <table:table-row table:style-name="ro1">
          <table:table-cell office:value-type="string" table:style-name="ce3">
            <text:p>Name</text:p>
          </table:table-cell>
          <table:table-cell office:value-type="string" table:style-name="ce3">
            <text:p>AdditionMaterial</text:p>
          </table:table-cell>
          <table:table-cell office:value-type="string" table:style-name="ce3">
            <text:p>NewName</text:p>
          </table:table-cell>
          <table:table-cell office:value-type="string" table:style-name="ce3">
            <text:p>blender_name</text:p>
          </table:table-cell>
          <table:table-cell office:value-type="string" table:style-name="ce3">
            <text:p>Basepattern</text:p>
          </table:table-cell>
          <table:table-cell office:value-type="string" table:style-name="ce3">
            <text:p>RGBBackground</text:p>
          </table:table-cell>
          <table:table-cell office:value-type="string" table:style-name="ce3">
            <text:p>HEXBackground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Height</text:p>
          </table:table-cell>
          <table:table-cell office:value-type="string" table:style-name="ce3">
            <text:p>svg_background_str</text:p>
          </table:table-cell>
          <table:table-cell office:value-type="string" table:style-name="ce2">
            <text:p>scale_independent</text:p>
          </table:table-cell>
          <table:table-cell office:value-type="string" table:style-name="ce2">
            <text:p>1_200</text:p>
          </table:table-cell>
          <table:table-cell office:value-type="string" table:style-name="ce2">
            <text:p>1_100</text:p>
          </table:table-cell>
          <table:table-cell office:value-type="string" table:style-name="ce2">
            <text:p>1_50</text:p>
          </table:table-cell>
          <table:table-cell office:value-type="string" table:style-name="ce2">
            <text:p>1_20</text:p>
          </table:table-cell>
          <table:table-cell office:value-type="string" table:style-name="ce2">
            <text:p>1_10</text:p>
          </table:table-cell>
          <table:table-cell office:value-type="string" table:style-name="ce2">
            <text:p>1_5</text:p>
          </table:table-cell>
          <table:table-cell office:value-type="string" table:style-name="ce2">
            <text:p>1_2</text:p>
          </table:table-cell>
          <table:table-cell office:value-type="string" table:style-name="ce2">
            <text:p>1_1</text:p>
          </table:table-cell>
          <table:table-cell office:value-type="string" table:style-name="ce2">
            <text:p>link_material</text:p>
          </table:table-cell>
          <table:table-cell office:value-type="string" table:style-name="ce2">
            <text:p>link_predefined_type</text:p>
          </table:table-cell>
          <table:table-cell table:number-columns-repeated="16363"/>
        </table:table-row>
        <table:table-row table:style-name="ro1">
          <table:table-cell office:value-type="string" office:string-value="NEN47_1_metselwerk_baksteen" table:formula="of:=[.E2]" table:style-name="ce1">
            <text:p>NEN47_1_metselwerk_baksteen</text:p>
          </table:table-cell>
          <table:table-cell table:style-name="ce1"/>
          <table:table-cell office:value-type="string" office:string-value="NEN47_1_metselwerk_baksteen" table:formula="of:=[.A2]" table:style-name="ce1">
            <text:p>NEN47_1_metselwerk_baksteen</text:p>
          </table:table-cell>
          <table:table-cell office:value-type="string" office:string-value="NEN471metselwerkbaksteen" table:formula="of:=SUBSTITUTE([.C2];&quot;_&quot;;&quot;&quot;)" table:style-name="ce1">
            <text:p>NEN471metselwerkbaksteen</text:p>
          </table:table-cell>
          <table:table-cell office:value-type="string" office:string-value="NEN47_1_metselwerk_baksteen" table:formula="of:=[cut_patterns_base.E2]" table:style-name="ce1">
            <text:p>NEN47_1_metselwerk_baksteen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2]" table:style-name="ce4">
            <text:p>0</text:p>
          </table:table-cell>
          <table:table-cell office:value-type="float" office:value="0" table:formula="of:=[cut_patterns_base.I2]" table:style-name="ce4">
            <text:p>0</text:p>
          </table:table-cell>
          <table:table-cell office:value-type="boolean" office:boolean-value="true" table:formula="of:=[cut_patterns_base.J2]" table:style-name="ce4">
            <text:p>TRUE</text:p>
          </table:table-cell>
          <table:table-cell office:value-type="boolean" office:boolean-value="true" table:formula="of:=[cut_patterns_base.K2]" table:style-name="ce4">
            <text:p>TRUE</text:p>
          </table:table-cell>
          <table:table-cell office:value-type="boolean" office:boolean-value="true" table:formula="of:=[cut_patterns_base.L2]" table:style-name="ce4">
            <text:p>TRUE</text:p>
          </table:table-cell>
          <table:table-cell office:value-type="boolean" office:boolean-value="true" table:formula="of:=[cut_patterns_base.M2]" table:style-name="ce4">
            <text:p>TRUE</text:p>
          </table:table-cell>
          <table:table-cell office:value-type="boolean" office:boolean-value="true" table:formula="of:=[cut_patterns_base.N2]" table:style-name="ce4">
            <text:p>TRUE</text:p>
          </table:table-cell>
          <table:table-cell office:value-type="boolean" office:boolean-value="true" table:formula="of:=[cut_patterns_base.O2]" table:style-name="ce4">
            <text:p>TRUE</text:p>
          </table:table-cell>
          <table:table-cell office:value-type="boolean" office:boolean-value="true" table:formula="of:=[.R2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2_speciale_steenachtige_materialen" table:formula="of:=[.E3]" table:style-name="ce1">
            <text:p>NEN47_2_speciale_steenachtige_materialen</text:p>
          </table:table-cell>
          <table:table-cell table:style-name="ce1"/>
          <table:table-cell office:value-type="string" office:string-value="NEN47_2_speciale_steenachtige_materialen" table:formula="of:=[.A3]" table:style-name="ce1">
            <text:p>NEN47_2_speciale_steenachtige_materialen</text:p>
          </table:table-cell>
          <table:table-cell office:value-type="string" office:string-value="NEN472specialesteenachtigematerialen" table:formula="of:=SUBSTITUTE([.C3];&quot;_&quot;;&quot;&quot;)" table:style-name="ce1">
            <text:p>NEN472specialesteenachtigematerialen</text:p>
          </table:table-cell>
          <table:table-cell office:value-type="string" office:string-value="NEN47_2_speciale_steenachtige_materialen" table:formula="of:=[cut_patterns_base.E3]" table:style-name="ce1">
            <text:p>NEN47_2_speciale_steenachtige_materialen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3]" table:style-name="ce4">
            <text:p>0</text:p>
          </table:table-cell>
          <table:table-cell office:value-type="boolean" office:boolean-value="true" table:formula="of:=[cut_patterns_base.I3]" table:style-name="ce4">
            <text:p>TRUE</text:p>
          </table:table-cell>
          <table:table-cell office:value-type="boolean" office:boolean-value="true" table:formula="of:=[cut_patterns_base.J3]" table:style-name="ce4">
            <text:p>TRUE</text:p>
          </table:table-cell>
          <table:table-cell office:value-type="boolean" office:boolean-value="true" table:formula="of:=[cut_patterns_base.K3]" table:style-name="ce4">
            <text:p>TRUE</text:p>
          </table:table-cell>
          <table:table-cell office:value-type="boolean" office:boolean-value="true" table:formula="of:=[cut_patterns_base.L3]" table:style-name="ce4">
            <text:p>TRUE</text:p>
          </table:table-cell>
          <table:table-cell office:value-type="boolean" office:boolean-value="true" table:formula="of:=[cut_patterns_base.M3]" table:style-name="ce4">
            <text:p>TRUE</text:p>
          </table:table-cell>
          <table:table-cell office:value-type="boolean" office:boolean-value="true" table:formula="of:=[cut_patterns_base.N3]" table:style-name="ce4">
            <text:p>TRUE</text:p>
          </table:table-cell>
          <table:table-cell office:value-type="boolean" office:boolean-value="true" table:formula="of:=[cut_patterns_base.O3]" table:style-name="ce4">
            <text:p>TRUE</text:p>
          </table:table-cell>
          <table:table-cell office:value-type="boolean" office:boolean-value="true" table:formula="of:=[.R3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3_metselwerk_niet_gebakken_kunststeen" table:formula="of:=[.E4]" table:style-name="ce1">
            <text:p>NEN47_3_metselwerk_niet_gebakken_kunststeen</text:p>
          </table:table-cell>
          <table:table-cell table:style-name="ce1"/>
          <table:table-cell office:value-type="string" office:string-value="NEN47_3_metselwerk_niet_gebakken_kunststeen" table:formula="of:=[.A4]" table:style-name="ce1">
            <text:p>NEN47_3_metselwerk_niet_gebakken_kunststeen</text:p>
          </table:table-cell>
          <table:table-cell office:value-type="string" office:string-value="NEN473metselwerknietgebakkenkunststeen" table:formula="of:=SUBSTITUTE([.C4];&quot;_&quot;;&quot;&quot;)" table:style-name="ce1">
            <text:p>NEN473metselwerknietgebakkenkunststeen</text:p>
          </table:table-cell>
          <table:table-cell office:value-type="string" office:string-value="NEN47_3_metselwerk_niet_gebakken_kunststeen" table:formula="of:=[cut_patterns_base.E4]" table:style-name="ce1">
            <text:p>NEN47_3_metselwerk_niet_gebakken_kunststeen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4]" table:style-name="ce4">
            <text:p>0</text:p>
          </table:table-cell>
          <table:table-cell office:value-type="boolean" office:boolean-value="true" table:formula="of:=[cut_patterns_base.I4]" table:style-name="ce4">
            <text:p>TRUE</text:p>
          </table:table-cell>
          <table:table-cell office:value-type="boolean" office:boolean-value="true" table:formula="of:=[cut_patterns_base.J4]" table:style-name="ce4">
            <text:p>TRUE</text:p>
          </table:table-cell>
          <table:table-cell office:value-type="boolean" office:boolean-value="true" table:formula="of:=[cut_patterns_base.K4]" table:style-name="ce4">
            <text:p>TRUE</text:p>
          </table:table-cell>
          <table:table-cell office:value-type="boolean" office:boolean-value="true" table:formula="of:=[cut_patterns_base.L4]" table:style-name="ce4">
            <text:p>TRUE</text:p>
          </table:table-cell>
          <table:table-cell office:value-type="boolean" office:boolean-value="true" table:formula="of:=[cut_patterns_base.M4]" table:style-name="ce4">
            <text:p>TRUE</text:p>
          </table:table-cell>
          <table:table-cell office:value-type="boolean" office:boolean-value="true" table:formula="of:=[cut_patterns_base.N4]" table:style-name="ce4">
            <text:p>TRUE</text:p>
          </table:table-cell>
          <table:table-cell office:value-type="boolean" office:boolean-value="true" table:formula="of:=[cut_patterns_base.O4]" table:style-name="ce4">
            <text:p>TRUE</text:p>
          </table:table-cell>
          <table:table-cell office:value-type="boolean" office:boolean-value="true" table:formula="of:=[.R4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4_niet_dragende_lichte_scheidingswanden" table:formula="of:=[.E5]" table:style-name="ce1">
            <text:p>NEN47_4_niet_dragende_lichte_scheidingswanden</text:p>
          </table:table-cell>
          <table:table-cell table:style-name="ce1"/>
          <table:table-cell office:value-type="string" office:string-value="NEN47_4_niet_dragende_lichte_scheidingswanden" table:formula="of:=[.A5]" table:style-name="ce1">
            <text:p>NEN47_4_niet_dragende_lichte_scheidingswanden</text:p>
          </table:table-cell>
          <table:table-cell office:value-type="string" office:string-value="NEN474nietdragendelichtescheidingswanden" table:formula="of:=SUBSTITUTE([.C5];&quot;_&quot;;&quot;&quot;)" table:style-name="ce1">
            <text:p>NEN474nietdragendelichtescheidingswanden</text:p>
          </table:table-cell>
          <table:table-cell office:value-type="string" office:string-value="NEN47_4_niet_dragende_lichte_scheidingswanden" table:formula="of:=[cut_patterns_base.E5]" table:style-name="ce1">
            <text:p>NEN47_4_niet_dragende_lichte_scheidingswanden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5]" table:style-name="ce4">
            <text:p>0</text:p>
          </table:table-cell>
          <table:table-cell office:value-type="boolean" office:boolean-value="true" table:formula="of:=[cut_patterns_base.I5]" table:style-name="ce4">
            <text:p>TRUE</text:p>
          </table:table-cell>
          <table:table-cell office:value-type="boolean" office:boolean-value="true" table:formula="of:=[cut_patterns_base.J5]" table:style-name="ce4">
            <text:p>TRUE</text:p>
          </table:table-cell>
          <table:table-cell office:value-type="boolean" office:boolean-value="true" table:formula="of:=[cut_patterns_base.K5]" table:style-name="ce4">
            <text:p>TRUE</text:p>
          </table:table-cell>
          <table:table-cell office:value-type="boolean" office:boolean-value="true" table:formula="of:=[cut_patterns_base.L5]" table:style-name="ce4">
            <text:p>TRUE</text:p>
          </table:table-cell>
          <table:table-cell office:value-type="boolean" office:boolean-value="true" table:formula="of:=[cut_patterns_base.M5]" table:style-name="ce4">
            <text:p>TRUE</text:p>
          </table:table-cell>
          <table:table-cell office:value-type="boolean" office:boolean-value="true" table:formula="of:=[cut_patterns_base.N5]" table:style-name="ce4">
            <text:p>TRUE</text:p>
          </table:table-cell>
          <table:table-cell office:value-type="boolean" office:boolean-value="true" table:formula="of:=[cut_patterns_base.O5]" table:style-name="ce4">
            <text:p>TRUE</text:p>
          </table:table-cell>
          <table:table-cell office:value-type="boolean" office:boolean-value="true" table:formula="of:=[.R5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5_gewapend_beton_tpg" table:formula="of:=[.E6]" table:style-name="ce1">
            <text:p>NEN47_5_gewapend_beton_tpg</text:p>
          </table:table-cell>
          <table:table-cell table:style-name="ce1"/>
          <table:table-cell office:value-type="string" office:string-value="NEN47_5_gewapend_beton_tpg" table:formula="of:=[.A6]" table:style-name="ce1">
            <text:p>NEN47_5_gewapend_beton_tpg</text:p>
          </table:table-cell>
          <table:table-cell office:value-type="string" office:string-value="NEN475gewapendbetontpg" table:formula="of:=SUBSTITUTE([.C6];&quot;_&quot;;&quot;&quot;)" table:style-name="ce1">
            <text:p>NEN475gewapendbetontpg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boolean" office:boolean-value="true" table:formula="of:=[cut_patterns_base.H6]" table:style-name="ce4">
            <text:p>TRUE</text:p>
          </table:table-cell>
          <table:table-cell office:value-type="float" office:value="0" table:formula="of:=[cut_patterns_base.I6]" table:style-name="ce4">
            <text:p>0</text:p>
          </table:table-cell>
          <table:table-cell office:value-type="float" office:value="0" table:formula="of:=[cut_patterns_base.J6]" table:style-name="ce4">
            <text:p>0</text:p>
          </table:table-cell>
          <table:table-cell office:value-type="float" office:value="0" table:formula="of:=[cut_patterns_base.K6]" table:style-name="ce4">
            <text:p>0</text:p>
          </table:table-cell>
          <table:table-cell office:value-type="float" office:value="0" table:formula="of:=[cut_patterns_base.L6]" table:style-name="ce4">
            <text:p>0</text:p>
          </table:table-cell>
          <table:table-cell office:value-type="float" office:value="0" table:formula="of:=[cut_patterns_base.M6]" table:style-name="ce4">
            <text:p>0</text:p>
          </table:table-cell>
          <table:table-cell office:value-type="float" office:value="0" table:formula="of:=[cut_patterns_base.N6]" table:style-name="ce4">
            <text:p>0</text:p>
          </table:table-cell>
          <table:table-cell office:value-type="float" office:value="0" table:formula="of:=[cut_patterns_base.O6]" table:style-name="ce4">
            <text:p>0</text:p>
          </table:table-cell>
          <table:table-cell office:value-type="float" office:value="0" table:formula="of:=[.R6]" table:style-name="ce4">
            <text:p>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6_gewapend_beton_prefab" table:formula="of:=[.E7]" table:style-name="ce1">
            <text:p>NEN47_6_gewapend_beton_prefab</text:p>
          </table:table-cell>
          <table:table-cell table:style-name="ce1"/>
          <table:table-cell office:value-type="string" office:string-value="NEN47_6_gewapend_beton_prefab" table:formula="of:=[.A7]" table:style-name="ce1">
            <text:p>NEN47_6_gewapend_beton_prefab</text:p>
          </table:table-cell>
          <table:table-cell office:value-type="string" office:string-value="NEN476gewapendbetonprefab" table:formula="of:=SUBSTITUTE([.C7];&quot;_&quot;;&quot;&quot;)" table:style-name="ce1">
            <text:p>NEN476gewapendbetonprefab</text:p>
          </table:table-cell>
          <table:table-cell office:value-type="string" office:string-value="NEN47_6_gewapend_beton_prefab" table:formula="of:=[cut_patterns_base.E7]" table:style-name="ce1">
            <text:p>NEN47_6_gewapend_beton_prefab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7]" table:style-name="ce4">
            <text:p>0</text:p>
          </table:table-cell>
          <table:table-cell office:value-type="boolean" office:boolean-value="true" table:formula="of:=[cut_patterns_base.I7]" table:style-name="ce4">
            <text:p>TRUE</text:p>
          </table:table-cell>
          <table:table-cell office:value-type="boolean" office:boolean-value="true" table:formula="of:=[cut_patterns_base.J7]" table:style-name="ce4">
            <text:p>TRUE</text:p>
          </table:table-cell>
          <table:table-cell office:value-type="boolean" office:boolean-value="true" table:formula="of:=[cut_patterns_base.K7]" table:style-name="ce4">
            <text:p>TRUE</text:p>
          </table:table-cell>
          <table:table-cell office:value-type="boolean" office:boolean-value="true" table:formula="of:=[cut_patterns_base.L7]" table:style-name="ce4">
            <text:p>TRUE</text:p>
          </table:table-cell>
          <table:table-cell office:value-type="boolean" office:boolean-value="true" table:formula="of:=[cut_patterns_base.M7]" table:style-name="ce4">
            <text:p>TRUE</text:p>
          </table:table-cell>
          <table:table-cell office:value-type="boolean" office:boolean-value="true" table:formula="of:=[cut_patterns_base.N7]" table:style-name="ce4">
            <text:p>TRUE</text:p>
          </table:table-cell>
          <table:table-cell office:value-type="boolean" office:boolean-value="true" table:formula="of:=[cut_patterns_base.O7]" table:style-name="ce4">
            <text:p>TRUE</text:p>
          </table:table-cell>
          <table:table-cell office:value-type="boolean" office:boolean-value="true" table:formula="of:=[.R7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7_ongewapend_beton" table:formula="of:=[.E8]" table:style-name="ce1">
            <text:p>NEN47_7_ongewapend_beton</text:p>
          </table:table-cell>
          <table:table-cell table:style-name="ce1"/>
          <table:table-cell office:value-type="string" office:string-value="NEN47_7_ongewapend_beton" table:formula="of:=[.A8]" table:style-name="ce1">
            <text:p>NEN47_7_ongewapend_beton</text:p>
          </table:table-cell>
          <table:table-cell office:value-type="string" office:string-value="NEN477ongewapendbeton" table:formula="of:=SUBSTITUTE([.C8];&quot;_&quot;;&quot;&quot;)" table:style-name="ce1">
            <text:p>NEN477ongewapendbeton</text:p>
          </table:table-cell>
          <table:table-cell office:value-type="string" office:string-value="NEN47_7_ongewapend_beton" table:formula="of:=[cut_patterns_base.E8]" table:style-name="ce1">
            <text:p>NEN47_7_ongewapend_beton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8]" table:style-name="ce4">
            <text:p>0</text:p>
          </table:table-cell>
          <table:table-cell office:value-type="boolean" office:boolean-value="true" table:formula="of:=[cut_patterns_base.I8]" table:style-name="ce4">
            <text:p>TRUE</text:p>
          </table:table-cell>
          <table:table-cell office:value-type="boolean" office:boolean-value="true" table:formula="of:=[cut_patterns_base.J8]" table:style-name="ce4">
            <text:p>TRUE</text:p>
          </table:table-cell>
          <table:table-cell office:value-type="boolean" office:boolean-value="true" table:formula="of:=[cut_patterns_base.K8]" table:style-name="ce4">
            <text:p>TRUE</text:p>
          </table:table-cell>
          <table:table-cell office:value-type="boolean" office:boolean-value="true" table:formula="of:=[cut_patterns_base.L8]" table:style-name="ce4">
            <text:p>TRUE</text:p>
          </table:table-cell>
          <table:table-cell office:value-type="boolean" office:boolean-value="true" table:formula="of:=[cut_patterns_base.M8]" table:style-name="ce4">
            <text:p>TRUE</text:p>
          </table:table-cell>
          <table:table-cell office:value-type="boolean" office:boolean-value="true" table:formula="of:=[cut_patterns_base.N8]" table:style-name="ce4">
            <text:p>TRUE</text:p>
          </table:table-cell>
          <table:table-cell office:value-type="boolean" office:boolean-value="true" table:formula="of:=[cut_patterns_base.O8]" table:style-name="ce4">
            <text:p>TRUE</text:p>
          </table:table-cell>
          <table:table-cell office:value-type="boolean" office:boolean-value="true" table:formula="of:=[.R8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8_sierbeton" table:formula="of:=[.E9]" table:style-name="ce1">
            <text:p>NEN47_8_sierbeton</text:p>
          </table:table-cell>
          <table:table-cell table:style-name="ce1"/>
          <table:table-cell office:value-type="string" office:string-value="NEN47_8_sierbeton" table:formula="of:=[.A9]" table:style-name="ce1">
            <text:p>NEN47_8_sierbeton</text:p>
          </table:table-cell>
          <table:table-cell office:value-type="string" office:string-value="NEN478sierbeton" table:formula="of:=SUBSTITUTE([.C9];&quot;_&quot;;&quot;&quot;)" table:style-name="ce1">
            <text:p>NEN478sierbeton</text:p>
          </table:table-cell>
          <table:table-cell office:value-type="string" office:string-value="NEN47_8_sierbeton" table:formula="of:=[cut_patterns_base.E9]" table:style-name="ce1">
            <text:p>NEN47_8_sierbeton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9]" table:style-name="ce4">
            <text:p>0</text:p>
          </table:table-cell>
          <table:table-cell office:value-type="boolean" office:boolean-value="true" table:formula="of:=[cut_patterns_base.I9]" table:style-name="ce4">
            <text:p>TRUE</text:p>
          </table:table-cell>
          <table:table-cell office:value-type="boolean" office:boolean-value="true" table:formula="of:=[cut_patterns_base.J9]" table:style-name="ce4">
            <text:p>TRUE</text:p>
          </table:table-cell>
          <table:table-cell office:value-type="boolean" office:boolean-value="true" table:formula="of:=[cut_patterns_base.K9]" table:style-name="ce4">
            <text:p>TRUE</text:p>
          </table:table-cell>
          <table:table-cell office:value-type="boolean" office:boolean-value="true" table:formula="of:=[cut_patterns_base.L9]" table:style-name="ce4">
            <text:p>TRUE</text:p>
          </table:table-cell>
          <table:table-cell office:value-type="boolean" office:boolean-value="true" table:formula="of:=[cut_patterns_base.M9]" table:style-name="ce4">
            <text:p>TRUE</text:p>
          </table:table-cell>
          <table:table-cell office:value-type="boolean" office:boolean-value="true" table:formula="of:=[cut_patterns_base.N9]" table:style-name="ce4">
            <text:p>TRUE</text:p>
          </table:table-cell>
          <table:table-cell office:value-type="boolean" office:boolean-value="true" table:formula="of:=[cut_patterns_base.O9]" table:style-name="ce4">
            <text:p>TRUE</text:p>
          </table:table-cell>
          <table:table-cell office:value-type="boolean" office:boolean-value="true" table:formula="of:=[.R9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9_natuursteen" table:formula="of:=[.E10]" table:style-name="ce1">
            <text:p>NEN47_9_natuursteen</text:p>
          </table:table-cell>
          <table:table-cell table:style-name="ce1"/>
          <table:table-cell office:value-type="string" office:string-value="NEN47_9_natuursteen" table:formula="of:=[.A10]" table:style-name="ce1">
            <text:p>NEN47_9_natuursteen</text:p>
          </table:table-cell>
          <table:table-cell office:value-type="string" office:string-value="NEN479natuursteen" table:formula="of:=SUBSTITUTE([.C10];&quot;_&quot;;&quot;&quot;)" table:style-name="ce1">
            <text:p>NEN479natuursteen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10]" table:style-name="ce4">
            <text:p>0</text:p>
          </table:table-cell>
          <table:table-cell office:value-type="boolean" office:boolean-value="true" table:formula="of:=[cut_patterns_base.I10]" table:style-name="ce4">
            <text:p>TRUE</text:p>
          </table:table-cell>
          <table:table-cell office:value-type="boolean" office:boolean-value="true" table:formula="of:=[cut_patterns_base.J10]" table:style-name="ce4">
            <text:p>TRUE</text:p>
          </table:table-cell>
          <table:table-cell office:value-type="boolean" office:boolean-value="true" table:formula="of:=[cut_patterns_base.K10]" table:style-name="ce4">
            <text:p>TRUE</text:p>
          </table:table-cell>
          <table:table-cell office:value-type="boolean" office:boolean-value="true" table:formula="of:=[cut_patterns_base.L10]" table:style-name="ce4">
            <text:p>TRUE</text:p>
          </table:table-cell>
          <table:table-cell office:value-type="boolean" office:boolean-value="true" table:formula="of:=[cut_patterns_base.M10]" table:style-name="ce4">
            <text:p>TRUE</text:p>
          </table:table-cell>
          <table:table-cell office:value-type="boolean" office:boolean-value="true" table:formula="of:=[cut_patterns_base.N10]" table:style-name="ce4">
            <text:p>TRUE</text:p>
          </table:table-cell>
          <table:table-cell office:value-type="boolean" office:boolean-value="true" table:formula="of:=[cut_patterns_base.O10]" table:style-name="ce4">
            <text:p>TRUE</text:p>
          </table:table-cell>
          <table:table-cell office:value-type="boolean" office:boolean-value="true" table:formula="of:=[.R10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10_enkele_wand_vloer_afwerking" table:formula="of:=[.E11]" table:style-name="ce1">
            <text:p>NEN47_10_enkele_wand_vloer_afwerking</text:p>
          </table:table-cell>
          <table:table-cell table:style-name="ce1"/>
          <table:table-cell office:value-type="string" office:string-value="NEN47_10_enkele_wand_vloer_afwerking" table:formula="of:=[.A11]" table:style-name="ce1">
            <text:p>NEN47_10_enkele_wand_vloer_afwerking</text:p>
          </table:table-cell>
          <table:table-cell office:value-type="string" office:string-value="NEN4710enkelewandvloerafwerking" table:formula="of:=SUBSTITUTE([.C11];&quot;_&quot;;&quot;&quot;)" table:style-name="ce1">
            <text:p>NEN4710enkelewandvloerafwerking</text:p>
          </table:table-cell>
          <table:table-cell office:value-type="string" office:string-value="NEN47_10_enkele_wand_vloer_afwerking" table:formula="of:=[cut_patterns_base.E11]" table:style-name="ce1">
            <text:p>NEN47_10_enkele_wand_vloer_afwerking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11]" table:style-name="ce4">
            <text:p>0</text:p>
          </table:table-cell>
          <table:table-cell office:value-type="boolean" office:boolean-value="true" table:formula="of:=[cut_patterns_base.I11]" table:style-name="ce4">
            <text:p>TRUE</text:p>
          </table:table-cell>
          <table:table-cell office:value-type="boolean" office:boolean-value="true" table:formula="of:=[cut_patterns_base.J11]" table:style-name="ce4">
            <text:p>TRUE</text:p>
          </table:table-cell>
          <table:table-cell office:value-type="boolean" office:boolean-value="true" table:formula="of:=[cut_patterns_base.K11]" table:style-name="ce4">
            <text:p>TRUE</text:p>
          </table:table-cell>
          <table:table-cell office:value-type="boolean" office:boolean-value="true" table:formula="of:=[cut_patterns_base.L11]" table:style-name="ce4">
            <text:p>TRUE</text:p>
          </table:table-cell>
          <table:table-cell office:value-type="boolean" office:boolean-value="true" table:formula="of:=[cut_patterns_base.M11]" table:style-name="ce4">
            <text:p>TRUE</text:p>
          </table:table-cell>
          <table:table-cell office:value-type="boolean" office:boolean-value="true" table:formula="of:=[cut_patterns_base.N11]" table:style-name="ce4">
            <text:p>TRUE</text:p>
          </table:table-cell>
          <table:table-cell office:value-type="boolean" office:boolean-value="true" table:formula="of:=[cut_patterns_base.O11]" table:style-name="ce4">
            <text:p>TRUE</text:p>
          </table:table-cell>
          <table:table-cell office:value-type="boolean" office:boolean-value="true" table:formula="of:=[.R11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11_samengestelde_wand_vloer_afwerking" table:formula="of:=[.E12]" table:style-name="ce1">
            <text:p>NEN47_11_samengestelde_wand_vloer_afwerking</text:p>
          </table:table-cell>
          <table:table-cell table:style-name="ce1"/>
          <table:table-cell office:value-type="string" office:string-value="NEN47_11_samengestelde_wand_vloer_afwerking" table:formula="of:=[.A12]" table:style-name="ce1">
            <text:p>NEN47_11_samengestelde_wand_vloer_afwerking</text:p>
          </table:table-cell>
          <table:table-cell office:value-type="string" office:string-value="NEN4711samengesteldewandvloerafwerking" table:formula="of:=SUBSTITUTE([.C12];&quot;_&quot;;&quot;&quot;)" table:style-name="ce1">
            <text:p>NEN4711samengesteldewandvloerafwerking</text:p>
          </table:table-cell>
          <table:table-cell office:value-type="string" office:string-value="NEN47_11_samengestelde_wand_vloer_afwerking" table:formula="of:=[cut_patterns_base.E12]" table:style-name="ce1">
            <text:p>NEN47_11_samengestelde_wand_vloer_afwerking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12]" table:style-name="ce4">
            <text:p>0</text:p>
          </table:table-cell>
          <table:table-cell office:value-type="boolean" office:boolean-value="true" table:formula="of:=[cut_patterns_base.I12]" table:style-name="ce4">
            <text:p>TRUE</text:p>
          </table:table-cell>
          <table:table-cell office:value-type="boolean" office:boolean-value="true" table:formula="of:=[cut_patterns_base.J12]" table:style-name="ce4">
            <text:p>TRUE</text:p>
          </table:table-cell>
          <table:table-cell office:value-type="boolean" office:boolean-value="true" table:formula="of:=[cut_patterns_base.K12]" table:style-name="ce4">
            <text:p>TRUE</text:p>
          </table:table-cell>
          <table:table-cell office:value-type="boolean" office:boolean-value="true" table:formula="of:=[cut_patterns_base.L12]" table:style-name="ce4">
            <text:p>TRUE</text:p>
          </table:table-cell>
          <table:table-cell office:value-type="boolean" office:boolean-value="true" table:formula="of:=[cut_patterns_base.M12]" table:style-name="ce4">
            <text:p>TRUE</text:p>
          </table:table-cell>
          <table:table-cell office:value-type="boolean" office:boolean-value="true" table:formula="of:=[cut_patterns_base.N12]" table:style-name="ce4">
            <text:p>TRUE</text:p>
          </table:table-cell>
          <table:table-cell office:value-type="boolean" office:boolean-value="true" table:formula="of:=[cut_patterns_base.O12]" table:style-name="ce4">
            <text:p>TRUE</text:p>
          </table:table-cell>
          <table:table-cell office:value-type="boolean" office:boolean-value="true" table:formula="of:=[.R12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12_naaldhout" table:formula="of:=[.E13]" table:style-name="ce1">
            <text:p>NEN47_12_naaldhout</text:p>
          </table:table-cell>
          <table:table-cell table:style-name="ce1"/>
          <table:table-cell office:value-type="string" office:string-value="NEN47_12_naaldhout" table:formula="of:=[.A13]" table:style-name="ce1">
            <text:p>NEN47_12_naaldhout</text:p>
          </table:table-cell>
          <table:table-cell office:value-type="string" office:string-value="NEN4712naaldhout" table:formula="of:=SUBSTITUTE([.C13];&quot;_&quot;;&quot;&quot;)" table:style-name="ce1">
            <text:p>NEN4712naaldhout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13]" table:style-name="ce4">
            <text:p>0</text:p>
          </table:table-cell>
          <table:table-cell office:value-type="float" office:value="0" table:formula="of:=[cut_patterns_base.I13]" table:style-name="ce4">
            <text:p>0</text:p>
          </table:table-cell>
          <table:table-cell office:value-type="boolean" office:boolean-value="true" table:formula="of:=[cut_patterns_base.J13]" table:style-name="ce4">
            <text:p>TRUE</text:p>
          </table:table-cell>
          <table:table-cell office:value-type="boolean" office:boolean-value="true" table:formula="of:=[cut_patterns_base.K13]" table:style-name="ce4">
            <text:p>TRUE</text:p>
          </table:table-cell>
          <table:table-cell office:value-type="boolean" office:boolean-value="true" table:formula="of:=[cut_patterns_base.L13]" table:style-name="ce4">
            <text:p>TRUE</text:p>
          </table:table-cell>
          <table:table-cell office:value-type="boolean" office:boolean-value="true" table:formula="of:=[cut_patterns_base.M13]" table:style-name="ce4">
            <text:p>TRUE</text:p>
          </table:table-cell>
          <table:table-cell office:value-type="boolean" office:boolean-value="true" table:formula="of:=[cut_patterns_base.N13]" table:style-name="ce4">
            <text:p>TRUE</text:p>
          </table:table-cell>
          <table:table-cell office:value-type="boolean" office:boolean-value="true" table:formula="of:=[cut_patterns_base.O13]" table:style-name="ce4">
            <text:p>TRUE</text:p>
          </table:table-cell>
          <table:table-cell office:value-type="boolean" office:boolean-value="true" table:formula="of:=[.R13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13_loofhout" table:formula="of:=[.E14]" table:style-name="ce1">
            <text:p>NEN47_13_loofhout</text:p>
          </table:table-cell>
          <table:table-cell table:style-name="ce1"/>
          <table:table-cell office:value-type="string" office:string-value="NEN47_13_loofhout" table:formula="of:=[.A14]" table:style-name="ce1">
            <text:p>NEN47_13_loofhout</text:p>
          </table:table-cell>
          <table:table-cell office:value-type="string" office:string-value="NEN4713loofhout" table:formula="of:=SUBSTITUTE([.C14];&quot;_&quot;;&quot;&quot;)" table:style-name="ce1">
            <text:p>NEN4713loofhout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14]" table:style-name="ce4">
            <text:p>0</text:p>
          </table:table-cell>
          <table:table-cell office:value-type="float" office:value="0" table:formula="of:=[cut_patterns_base.I14]" table:style-name="ce4">
            <text:p>0</text:p>
          </table:table-cell>
          <table:table-cell office:value-type="boolean" office:boolean-value="true" table:formula="of:=[cut_patterns_base.J14]" table:style-name="ce4">
            <text:p>TRUE</text:p>
          </table:table-cell>
          <table:table-cell office:value-type="boolean" office:boolean-value="true" table:formula="of:=[cut_patterns_base.K14]" table:style-name="ce4">
            <text:p>TRUE</text:p>
          </table:table-cell>
          <table:table-cell office:value-type="boolean" office:boolean-value="true" table:formula="of:=[cut_patterns_base.L14]" table:style-name="ce4">
            <text:p>TRUE</text:p>
          </table:table-cell>
          <table:table-cell office:value-type="boolean" office:boolean-value="true" table:formula="of:=[cut_patterns_base.M14]" table:style-name="ce4">
            <text:p>TRUE</text:p>
          </table:table-cell>
          <table:table-cell office:value-type="boolean" office:boolean-value="true" table:formula="of:=[cut_patterns_base.N14]" table:style-name="ce4">
            <text:p>TRUE</text:p>
          </table:table-cell>
          <table:table-cell office:value-type="boolean" office:boolean-value="true" table:formula="of:=[cut_patterns_base.O14]" table:style-name="ce4">
            <text:p>TRUE</text:p>
          </table:table-cell>
          <table:table-cell office:value-type="boolean" office:boolean-value="true" table:formula="of:=[.R14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14_naald_loofhout_langsarcering" table:formula="of:=[.E15]" table:style-name="ce1">
            <text:p>NEN47_14_naald_loofhout_langsarcering</text:p>
          </table:table-cell>
          <table:table-cell table:style-name="ce1"/>
          <table:table-cell office:value-type="string" office:string-value="NEN47_14_naald_loofhout_langsarcering" table:formula="of:=[.A15]" table:style-name="ce1">
            <text:p>NEN47_14_naald_loofhout_langsarcering</text:p>
          </table:table-cell>
          <table:table-cell office:value-type="string" office:string-value="NEN4714naaldloofhoutlangsarcering" table:formula="of:=SUBSTITUTE([.C15];&quot;_&quot;;&quot;&quot;)" table:style-name="ce1">
            <text:p>NEN4714naaldloofhoutlangsarcering</text:p>
          </table:table-cell>
          <table:table-cell office:value-type="string" office:string-value="NEN47_14_naald_loofhout_langsarcering" table:formula="of:=[cut_patterns_base.E15]" table:style-name="ce1">
            <text:p>NEN47_14_naald_loofhout_langsarcering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15]" table:style-name="ce4">
            <text:p>0</text:p>
          </table:table-cell>
          <table:table-cell office:value-type="float" office:value="0" table:formula="of:=[cut_patterns_base.I15]" table:style-name="ce4">
            <text:p>0</text:p>
          </table:table-cell>
          <table:table-cell office:value-type="boolean" office:boolean-value="true" table:formula="of:=[cut_patterns_base.J15]" table:style-name="ce4">
            <text:p>TRUE</text:p>
          </table:table-cell>
          <table:table-cell office:value-type="boolean" office:boolean-value="true" table:formula="of:=[cut_patterns_base.K15]" table:style-name="ce4">
            <text:p>TRUE</text:p>
          </table:table-cell>
          <table:table-cell office:value-type="boolean" office:boolean-value="true" table:formula="of:=[cut_patterns_base.L15]" table:style-name="ce4">
            <text:p>TRUE</text:p>
          </table:table-cell>
          <table:table-cell office:value-type="boolean" office:boolean-value="true" table:formula="of:=[cut_patterns_base.M15]" table:style-name="ce4">
            <text:p>TRUE</text:p>
          </table:table-cell>
          <table:table-cell office:value-type="boolean" office:boolean-value="true" table:formula="of:=[cut_patterns_base.N15]" table:style-name="ce4">
            <text:p>TRUE</text:p>
          </table:table-cell>
          <table:table-cell office:value-type="boolean" office:boolean-value="true" table:formula="of:=[cut_patterns_base.O15]" table:style-name="ce4">
            <text:p>TRUE</text:p>
          </table:table-cell>
          <table:table-cell office:value-type="boolean" office:boolean-value="true" table:formula="of:=[.R15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16_bekledingsplaat" table:formula="of:=[.E16]" table:style-name="ce1">
            <text:p>NEN47_16_bekledingsplaat</text:p>
          </table:table-cell>
          <table:table-cell table:style-name="ce1"/>
          <table:table-cell office:value-type="string" office:string-value="NEN47_16_bekledingsplaat" table:formula="of:=[.A16]" table:style-name="ce1">
            <text:p>NEN47_16_bekledingsplaat</text:p>
          </table:table-cell>
          <table:table-cell office:value-type="string" office:string-value="NEN4716bekledingsplaat" table:formula="of:=SUBSTITUTE([.C16];&quot;_&quot;;&quot;&quot;)" table:style-name="ce1">
            <text:p>NEN4716bekledingsplaat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16]" table:style-name="ce4">
            <text:p>0</text:p>
          </table:table-cell>
          <table:table-cell office:value-type="float" office:value="0" table:formula="of:=[cut_patterns_base.I16]" table:style-name="ce4">
            <text:p>0</text:p>
          </table:table-cell>
          <table:table-cell office:value-type="boolean" office:boolean-value="true" table:formula="of:=[cut_patterns_base.J16]" table:style-name="ce4">
            <text:p>TRUE</text:p>
          </table:table-cell>
          <table:table-cell office:value-type="boolean" office:boolean-value="true" table:formula="of:=[cut_patterns_base.K16]" table:style-name="ce4">
            <text:p>TRUE</text:p>
          </table:table-cell>
          <table:table-cell office:value-type="boolean" office:boolean-value="true" table:formula="of:=[cut_patterns_base.L16]" table:style-name="ce4">
            <text:p>TRUE</text:p>
          </table:table-cell>
          <table:table-cell office:value-type="boolean" office:boolean-value="true" table:formula="of:=[cut_patterns_base.M16]" table:style-name="ce4">
            <text:p>TRUE</text:p>
          </table:table-cell>
          <table:table-cell office:value-type="boolean" office:boolean-value="true" table:formula="of:=[cut_patterns_base.N16]" table:style-name="ce4">
            <text:p>TRUE</text:p>
          </table:table-cell>
          <table:table-cell office:value-type="boolean" office:boolean-value="true" table:formula="of:=[cut_patterns_base.O16]" table:style-name="ce4">
            <text:p>TRUE</text:p>
          </table:table-cell>
          <table:table-cell office:value-type="boolean" office:boolean-value="true" table:formula="of:=[.R16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17_isolatie" table:formula="of:=[.E17]" table:style-name="ce1">
            <text:p>NEN47_17_isolatie</text:p>
          </table:table-cell>
          <table:table-cell table:style-name="ce1"/>
          <table:table-cell office:value-type="string" office:string-value="NEN47_17_isolatie" table:formula="of:=[.A17]" table:style-name="ce1">
            <text:p>NEN47_17_isolatie</text:p>
          </table:table-cell>
          <table:table-cell office:value-type="string" office:string-value="NEN4717isolatie" table:formula="of:=SUBSTITUTE([.C17];&quot;_&quot;;&quot;&quot;)" table:style-name="ce1">
            <text:p>NEN4717isolatie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17]" table:style-name="ce4">
            <text:p>0</text:p>
          </table:table-cell>
          <table:table-cell office:value-type="boolean" office:boolean-value="true" table:formula="of:=[cut_patterns_base.I17]" table:style-name="ce4">
            <text:p>TRUE</text:p>
          </table:table-cell>
          <table:table-cell office:value-type="boolean" office:boolean-value="true" table:formula="of:=[cut_patterns_base.J17]" table:style-name="ce4">
            <text:p>TRUE</text:p>
          </table:table-cell>
          <table:table-cell office:value-type="boolean" office:boolean-value="true" table:formula="of:=[cut_patterns_base.K17]" table:style-name="ce4">
            <text:p>TRUE</text:p>
          </table:table-cell>
          <table:table-cell office:value-type="boolean" office:boolean-value="true" table:formula="of:=[cut_patterns_base.L17]" table:style-name="ce4">
            <text:p>TRUE</text:p>
          </table:table-cell>
          <table:table-cell office:value-type="boolean" office:boolean-value="true" table:formula="of:=[cut_patterns_base.M17]" table:style-name="ce4">
            <text:p>TRUE</text:p>
          </table:table-cell>
          <table:table-cell office:value-type="boolean" office:boolean-value="true" table:formula="of:=[cut_patterns_base.N17]" table:style-name="ce4">
            <text:p>TRUE</text:p>
          </table:table-cell>
          <table:table-cell office:value-type="boolean" office:boolean-value="true" table:formula="of:=[cut_patterns_base.O17]" table:style-name="ce4">
            <text:p>TRUE</text:p>
          </table:table-cell>
          <table:table-cell office:value-type="boolean" office:boolean-value="true" table:formula="of:=[.R17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18_staal" table:formula="of:=[.E18]" table:style-name="ce1">
            <text:p>NEN47_18_staal</text:p>
          </table:table-cell>
          <table:table-cell table:style-name="ce1"/>
          <table:table-cell office:value-type="string" office:string-value="NEN47_18_staal" table:formula="of:=[.A18]" table:style-name="ce1">
            <text:p>NEN47_18_staal</text:p>
          </table:table-cell>
          <table:table-cell office:value-type="string" office:string-value="NEN4718staal" table:formula="of:=SUBSTITUTE([.C18];&quot;_&quot;;&quot;&quot;)" table:style-name="ce1">
            <text:p>NEN4718staal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boolean" office:boolean-value="true" table:formula="of:=[cut_patterns_base.H18]" table:style-name="ce4">
            <text:p>TRUE</text:p>
          </table:table-cell>
          <table:table-cell office:value-type="float" office:value="0" table:formula="of:=[cut_patterns_base.I18]" table:style-name="ce4">
            <text:p>0</text:p>
          </table:table-cell>
          <table:table-cell office:value-type="float" office:value="0" table:formula="of:=[cut_patterns_base.J18]" table:style-name="ce4">
            <text:p>0</text:p>
          </table:table-cell>
          <table:table-cell office:value-type="float" office:value="0" table:formula="of:=[cut_patterns_base.K18]" table:style-name="ce4">
            <text:p>0</text:p>
          </table:table-cell>
          <table:table-cell office:value-type="float" office:value="0" table:formula="of:=[cut_patterns_base.L18]" table:style-name="ce4">
            <text:p>0</text:p>
          </table:table-cell>
          <table:table-cell office:value-type="float" office:value="0" table:formula="of:=[cut_patterns_base.M18]" table:style-name="ce4">
            <text:p>0</text:p>
          </table:table-cell>
          <table:table-cell office:value-type="float" office:value="0" table:formula="of:=[cut_patterns_base.N18]" table:style-name="ce4">
            <text:p>0</text:p>
          </table:table-cell>
          <table:table-cell office:value-type="float" office:value="0" table:formula="of:=[cut_patterns_base.O18]" table:style-name="ce4">
            <text:p>0</text:p>
          </table:table-cell>
          <table:table-cell office:value-type="float" office:value="0" table:formula="of:=[.R18]" table:style-name="ce4">
            <text:p>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19_aluminium_brons_koper" table:formula="of:=[.E19]" table:style-name="ce1">
            <text:p>NEN47_19_aluminium_brons_koper</text:p>
          </table:table-cell>
          <table:table-cell table:style-name="ce1"/>
          <table:table-cell office:value-type="string" office:string-value="NEN47_19_aluminium_brons_koper" table:formula="of:=[.A19]" table:style-name="ce1">
            <text:p>NEN47_19_aluminium_brons_koper</text:p>
          </table:table-cell>
          <table:table-cell office:value-type="string" office:string-value="NEN4719aluminiumbronskoper" table:formula="of:=SUBSTITUTE([.C19];&quot;_&quot;;&quot;&quot;)" table:style-name="ce1">
            <text:p>NEN4719aluminiumbronskoper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boolean" office:boolean-value="true" table:formula="of:=[cut_patterns_base.H19]" table:style-name="ce4">
            <text:p>TRUE</text:p>
          </table:table-cell>
          <table:table-cell office:value-type="float" office:value="0" table:formula="of:=[cut_patterns_base.I19]" table:style-name="ce4">
            <text:p>0</text:p>
          </table:table-cell>
          <table:table-cell office:value-type="float" office:value="0" table:formula="of:=[cut_patterns_base.J19]" table:style-name="ce4">
            <text:p>0</text:p>
          </table:table-cell>
          <table:table-cell office:value-type="float" office:value="0" table:formula="of:=[cut_patterns_base.K19]" table:style-name="ce4">
            <text:p>0</text:p>
          </table:table-cell>
          <table:table-cell office:value-type="float" office:value="0" table:formula="of:=[cut_patterns_base.L19]" table:style-name="ce4">
            <text:p>0</text:p>
          </table:table-cell>
          <table:table-cell office:value-type="float" office:value="0" table:formula="of:=[cut_patterns_base.M19]" table:style-name="ce4">
            <text:p>0</text:p>
          </table:table-cell>
          <table:table-cell office:value-type="float" office:value="0" table:formula="of:=[cut_patterns_base.N19]" table:style-name="ce4">
            <text:p>0</text:p>
          </table:table-cell>
          <table:table-cell office:value-type="float" office:value="0" table:formula="of:=[cut_patterns_base.O19]" table:style-name="ce4">
            <text:p>0</text:p>
          </table:table-cell>
          <table:table-cell office:value-type="float" office:value="0" table:formula="of:=[.R19]" table:style-name="ce4">
            <text:p>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20_lood" table:formula="of:=[.E20]" table:style-name="ce1">
            <text:p>NEN47_20_lood</text:p>
          </table:table-cell>
          <table:table-cell table:style-name="ce1"/>
          <table:table-cell office:value-type="string" office:string-value="NEN47_20_lood" table:formula="of:=[.A20]" table:style-name="ce1">
            <text:p>NEN47_20_lood</text:p>
          </table:table-cell>
          <table:table-cell office:value-type="string" office:string-value="NEN4720lood" table:formula="of:=SUBSTITUTE([.C20];&quot;_&quot;;&quot;&quot;)" table:style-name="ce1">
            <text:p>NEN4720lood</text:p>
          </table:table-cell>
          <table:table-cell office:value-type="string" office:string-value="NEN47_20_lood" table:formula="of:=[cut_patterns_base.E20]" table:style-name="ce1">
            <text:p>NEN47_20_lood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20]" table:style-name="ce4">
            <text:p>0</text:p>
          </table:table-cell>
          <table:table-cell office:value-type="float" office:value="0" table:formula="of:=[cut_patterns_base.I20]" table:style-name="ce4">
            <text:p>0</text:p>
          </table:table-cell>
          <table:table-cell office:value-type="float" office:value="0" table:formula="of:=[cut_patterns_base.J20]" table:style-name="ce4">
            <text:p>0</text:p>
          </table:table-cell>
          <table:table-cell office:value-type="boolean" office:boolean-value="true" table:formula="of:=[cut_patterns_base.K20]" table:style-name="ce4">
            <text:p>TRUE</text:p>
          </table:table-cell>
          <table:table-cell office:value-type="boolean" office:boolean-value="true" table:formula="of:=[cut_patterns_base.L20]" table:style-name="ce4">
            <text:p>TRUE</text:p>
          </table:table-cell>
          <table:table-cell office:value-type="boolean" office:boolean-value="true" table:formula="of:=[cut_patterns_base.M20]" table:style-name="ce4">
            <text:p>TRUE</text:p>
          </table:table-cell>
          <table:table-cell office:value-type="boolean" office:boolean-value="true" table:formula="of:=[cut_patterns_base.N20]" table:style-name="ce4">
            <text:p>TRUE</text:p>
          </table:table-cell>
          <table:table-cell office:value-type="boolean" office:boolean-value="true" table:formula="of:=[cut_patterns_base.O20]" table:style-name="ce4">
            <text:p>TRUE</text:p>
          </table:table-cell>
          <table:table-cell office:value-type="boolean" office:boolean-value="true" table:formula="of:=[.R20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21_zink" table:formula="of:=[.E21]" table:style-name="ce1">
            <text:p>NEN47_21_zink</text:p>
          </table:table-cell>
          <table:table-cell table:style-name="ce1"/>
          <table:table-cell office:value-type="string" office:string-value="NEN47_21_zink" table:formula="of:=[.A21]" table:style-name="ce1">
            <text:p>NEN47_21_zink</text:p>
          </table:table-cell>
          <table:table-cell office:value-type="string" office:string-value="NEN4721zink" table:formula="of:=SUBSTITUTE([.C21];&quot;_&quot;;&quot;&quot;)" table:style-name="ce1">
            <text:p>NEN4721zink</text:p>
          </table:table-cell>
          <table:table-cell office:value-type="string" office:string-value="NEN47_21_zink" table:formula="of:=[cut_patterns_base.E21]" table:style-name="ce1">
            <text:p>NEN47_21_zink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boolean" office:boolean-value="true" table:formula="of:=[cut_patterns_base.H21]" table:style-name="ce4">
            <text:p>TRUE</text:p>
          </table:table-cell>
          <table:table-cell office:value-type="float" office:value="0" table:formula="of:=[cut_patterns_base.I21]" table:style-name="ce4">
            <text:p>0</text:p>
          </table:table-cell>
          <table:table-cell office:value-type="float" office:value="0" table:formula="of:=[cut_patterns_base.J21]" table:style-name="ce4">
            <text:p>0</text:p>
          </table:table-cell>
          <table:table-cell office:value-type="float" office:value="0" table:formula="of:=[cut_patterns_base.K21]" table:style-name="ce4">
            <text:p>0</text:p>
          </table:table-cell>
          <table:table-cell office:value-type="float" office:value="0" table:formula="of:=[cut_patterns_base.L21]" table:style-name="ce4">
            <text:p>0</text:p>
          </table:table-cell>
          <table:table-cell office:value-type="float" office:value="0" table:formula="of:=[cut_patterns_base.M21]" table:style-name="ce4">
            <text:p>0</text:p>
          </table:table-cell>
          <table:table-cell office:value-type="float" office:value="0" table:formula="of:=[cut_patterns_base.N21]" table:style-name="ce4">
            <text:p>0</text:p>
          </table:table-cell>
          <table:table-cell office:value-type="float" office:value="0" table:formula="of:=[cut_patterns_base.O21]" table:style-name="ce4">
            <text:p>0</text:p>
          </table:table-cell>
          <table:table-cell office:value-type="float" office:value="0" table:formula="of:=[.R21]" table:style-name="ce4">
            <text:p>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22_kunststof" table:formula="of:=[.E22]" table:style-name="ce1">
            <text:p>NEN47_22_kunststof</text:p>
          </table:table-cell>
          <table:table-cell table:style-name="ce1"/>
          <table:table-cell office:value-type="string" office:string-value="NEN47_22_kunststof" table:formula="of:=[.A22]" table:style-name="ce1">
            <text:p>NEN47_22_kunststof</text:p>
          </table:table-cell>
          <table:table-cell office:value-type="string" office:string-value="NEN4722kunststof" table:formula="of:=SUBSTITUTE([.C22];&quot;_&quot;;&quot;&quot;)" table:style-name="ce1">
            <text:p>NEN4722kunststof</text:p>
          </table:table-cell>
          <table:table-cell office:value-type="string" office:string-value="NEN47_22_kunststof" table:formula="of:=[cut_patterns_base.E22]" table:style-name="ce1">
            <text:p>NEN47_22_kunststof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22]" table:style-name="ce4">
            <text:p>0</text:p>
          </table:table-cell>
          <table:table-cell office:value-type="float" office:value="0" table:formula="of:=[cut_patterns_base.I22]" table:style-name="ce4">
            <text:p>0</text:p>
          </table:table-cell>
          <table:table-cell office:value-type="float" office:value="0" table:formula="of:=[cut_patterns_base.J22]" table:style-name="ce4">
            <text:p>0</text:p>
          </table:table-cell>
          <table:table-cell office:value-type="boolean" office:boolean-value="true" table:formula="of:=[cut_patterns_base.K22]" table:style-name="ce4">
            <text:p>TRUE</text:p>
          </table:table-cell>
          <table:table-cell office:value-type="boolean" office:boolean-value="true" table:formula="of:=[cut_patterns_base.L22]" table:style-name="ce4">
            <text:p>TRUE</text:p>
          </table:table-cell>
          <table:table-cell office:value-type="boolean" office:boolean-value="true" table:formula="of:=[cut_patterns_base.M22]" table:style-name="ce4">
            <text:p>TRUE</text:p>
          </table:table-cell>
          <table:table-cell office:value-type="boolean" office:boolean-value="true" table:formula="of:=[cut_patterns_base.N22]" table:style-name="ce4">
            <text:p>TRUE</text:p>
          </table:table-cell>
          <table:table-cell office:value-type="boolean" office:boolean-value="true" table:formula="of:=[cut_patterns_base.O22]" table:style-name="ce4">
            <text:p>TRUE</text:p>
          </table:table-cell>
          <table:table-cell office:value-type="boolean" office:boolean-value="true" table:formula="of:=[.R22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23_afdichtingsmiddel" table:formula="of:=[.E23]" table:style-name="ce1">
            <text:p>NEN47_23_afdichtingsmiddel</text:p>
          </table:table-cell>
          <table:table-cell table:style-name="ce1"/>
          <table:table-cell office:value-type="string" office:string-value="NEN47_23_afdichtingsmiddel" table:formula="of:=[.A23]" table:style-name="ce1">
            <text:p>NEN47_23_afdichtingsmiddel</text:p>
          </table:table-cell>
          <table:table-cell office:value-type="string" office:string-value="NEN4723afdichtingsmiddel" table:formula="of:=SUBSTITUTE([.C23];&quot;_&quot;;&quot;&quot;)" table:style-name="ce1">
            <text:p>NEN4723afdichtingsmiddel</text:p>
          </table:table-cell>
          <table:table-cell office:value-type="string" office:string-value="NEN47_23_afdichtingsmiddel" table:formula="of:=[cut_patterns_base.E23]" table:style-name="ce1">
            <text:p>NEN47_23_afdichtingsmiddel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23]" table:style-name="ce4">
            <text:p>0</text:p>
          </table:table-cell>
          <table:table-cell office:value-type="float" office:value="0" table:formula="of:=[cut_patterns_base.I23]" table:style-name="ce4">
            <text:p>0</text:p>
          </table:table-cell>
          <table:table-cell office:value-type="float" office:value="0" table:formula="of:=[cut_patterns_base.J23]" table:style-name="ce4">
            <text:p>0</text:p>
          </table:table-cell>
          <table:table-cell office:value-type="boolean" office:boolean-value="true" table:formula="of:=[cut_patterns_base.K23]" table:style-name="ce4">
            <text:p>TRUE</text:p>
          </table:table-cell>
          <table:table-cell office:value-type="boolean" office:boolean-value="true" table:formula="of:=[cut_patterns_base.L23]" table:style-name="ce4">
            <text:p>TRUE</text:p>
          </table:table-cell>
          <table:table-cell office:value-type="boolean" office:boolean-value="true" table:formula="of:=[cut_patterns_base.M23]" table:style-name="ce4">
            <text:p>TRUE</text:p>
          </table:table-cell>
          <table:table-cell office:value-type="boolean" office:boolean-value="true" table:formula="of:=[cut_patterns_base.N23]" table:style-name="ce4">
            <text:p>TRUE</text:p>
          </table:table-cell>
          <table:table-cell office:value-type="boolean" office:boolean-value="true" table:formula="of:=[cut_patterns_base.O23]" table:style-name="ce4">
            <text:p>TRUE</text:p>
          </table:table-cell>
          <table:table-cell office:value-type="boolean" office:boolean-value="true" table:formula="of:=[.R23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24_bitumen" table:formula="of:=[.E24]" table:style-name="ce1">
            <text:p>NEN47_24_bitumen</text:p>
          </table:table-cell>
          <table:table-cell table:style-name="ce1"/>
          <table:table-cell office:value-type="string" office:string-value="NEN47_24_bitumen" table:formula="of:=[.A24]" table:style-name="ce1">
            <text:p>NEN47_24_bitumen</text:p>
          </table:table-cell>
          <table:table-cell office:value-type="string" office:string-value="NEN4724bitumen" table:formula="of:=SUBSTITUTE([.C24];&quot;_&quot;;&quot;&quot;)" table:style-name="ce1">
            <text:p>NEN4724bitumen</text:p>
          </table:table-cell>
          <table:table-cell office:value-type="string" office:string-value="NEN47_24_bitumen" table:formula="of:=[cut_patterns_base.E24]" table:style-name="ce1">
            <text:p>NEN47_24_bitumen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boolean" office:boolean-value="true" table:formula="of:=[cut_patterns_base.H24]" table:style-name="ce4">
            <text:p>TRUE</text:p>
          </table:table-cell>
          <table:table-cell office:value-type="float" office:value="0" table:formula="of:=[cut_patterns_base.I24]" table:style-name="ce4">
            <text:p>0</text:p>
          </table:table-cell>
          <table:table-cell office:value-type="float" office:value="0" table:formula="of:=[cut_patterns_base.J24]" table:style-name="ce4">
            <text:p>0</text:p>
          </table:table-cell>
          <table:table-cell office:value-type="float" office:value="0" table:formula="of:=[cut_patterns_base.K24]" table:style-name="ce4">
            <text:p>0</text:p>
          </table:table-cell>
          <table:table-cell office:value-type="float" office:value="0" table:formula="of:=[cut_patterns_base.L24]" table:style-name="ce4">
            <text:p>0</text:p>
          </table:table-cell>
          <table:table-cell office:value-type="float" office:value="0" table:formula="of:=[cut_patterns_base.M24]" table:style-name="ce4">
            <text:p>0</text:p>
          </table:table-cell>
          <table:table-cell office:value-type="float" office:value="0" table:formula="of:=[cut_patterns_base.N24]" table:style-name="ce4">
            <text:p>0</text:p>
          </table:table-cell>
          <table:table-cell office:value-type="float" office:value="0" table:formula="of:=[cut_patterns_base.O24]" table:style-name="ce4">
            <text:p>0</text:p>
          </table:table-cell>
          <table:table-cell office:value-type="float" office:value="0" table:formula="of:=[.R24]" table:style-name="ce4">
            <text:p>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25_maaiveld" table:formula="of:=[.E25]" table:style-name="ce1">
            <text:p>NEN47_25_maaiveld</text:p>
          </table:table-cell>
          <table:table-cell table:style-name="ce1"/>
          <table:table-cell office:value-type="string" office:string-value="NEN47_25_maaiveld" table:formula="of:=[.A25]" table:style-name="ce1">
            <text:p>NEN47_25_maaiveld</text:p>
          </table:table-cell>
          <table:table-cell office:value-type="string" office:string-value="NEN4725maaiveld" table:formula="of:=SUBSTITUTE([.C25];&quot;_&quot;;&quot;&quot;)" table:style-name="ce1">
            <text:p>NEN4725maaiveld</text:p>
          </table:table-cell>
          <table:table-cell office:value-type="string" office:string-value="NEN47_25_maaiveld" table:formula="of:=[cut_patterns_base.E25]" table:style-name="ce1">
            <text:p>NEN47_25_maaiveld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25]" table:style-name="ce4">
            <text:p>0</text:p>
          </table:table-cell>
          <table:table-cell office:value-type="boolean" office:boolean-value="true" table:formula="of:=[cut_patterns_base.I25]" table:style-name="ce4">
            <text:p>TRUE</text:p>
          </table:table-cell>
          <table:table-cell office:value-type="boolean" office:boolean-value="true" table:formula="of:=[cut_patterns_base.J25]" table:style-name="ce4">
            <text:p>TRUE</text:p>
          </table:table-cell>
          <table:table-cell office:value-type="boolean" office:boolean-value="true" table:formula="of:=[cut_patterns_base.K25]" table:style-name="ce4">
            <text:p>TRUE</text:p>
          </table:table-cell>
          <table:table-cell office:value-type="boolean" office:boolean-value="true" table:formula="of:=[cut_patterns_base.L25]" table:style-name="ce4">
            <text:p>TRUE</text:p>
          </table:table-cell>
          <table:table-cell office:value-type="boolean" office:boolean-value="true" table:formula="of:=[cut_patterns_base.M25]" table:style-name="ce4">
            <text:p>TRUE</text:p>
          </table:table-cell>
          <table:table-cell office:value-type="boolean" office:boolean-value="true" table:formula="of:=[cut_patterns_base.N25]" table:style-name="ce4">
            <text:p>TRUE</text:p>
          </table:table-cell>
          <table:table-cell office:value-type="boolean" office:boolean-value="true" table:formula="of:=[cut_patterns_base.O25]" table:style-name="ce4">
            <text:p>TRUE</text:p>
          </table:table-cell>
          <table:table-cell office:value-type="boolean" office:boolean-value="true" table:formula="of:=[.R25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26_zand" table:formula="of:=[.E26]" table:style-name="ce1">
            <text:p>NEN47_26_zand</text:p>
          </table:table-cell>
          <table:table-cell table:style-name="ce1"/>
          <table:table-cell office:value-type="string" office:string-value="NEN47_26_zand" table:formula="of:=[.A26]" table:style-name="ce1">
            <text:p>NEN47_26_zand</text:p>
          </table:table-cell>
          <table:table-cell office:value-type="string" office:string-value="NEN4726zand" table:formula="of:=SUBSTITUTE([.C26];&quot;_&quot;;&quot;&quot;)" table:style-name="ce1">
            <text:p>NEN4726zand</text:p>
          </table:table-cell>
          <table:table-cell office:value-type="string" office:string-value="NEN47_26_zand" table:formula="of:=[cut_patterns_base.E26]" table:style-name="ce1">
            <text:p>NEN47_26_zand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26]" table:style-name="ce4">
            <text:p>0</text:p>
          </table:table-cell>
          <table:table-cell office:value-type="boolean" office:boolean-value="true" table:formula="of:=[cut_patterns_base.I26]" table:style-name="ce4">
            <text:p>TRUE</text:p>
          </table:table-cell>
          <table:table-cell office:value-type="boolean" office:boolean-value="true" table:formula="of:=[cut_patterns_base.J26]" table:style-name="ce4">
            <text:p>TRUE</text:p>
          </table:table-cell>
          <table:table-cell office:value-type="boolean" office:boolean-value="true" table:formula="of:=[cut_patterns_base.K26]" table:style-name="ce4">
            <text:p>TRUE</text:p>
          </table:table-cell>
          <table:table-cell office:value-type="boolean" office:boolean-value="true" table:formula="of:=[cut_patterns_base.L26]" table:style-name="ce4">
            <text:p>TRUE</text:p>
          </table:table-cell>
          <table:table-cell office:value-type="boolean" office:boolean-value="true" table:formula="of:=[cut_patterns_base.M26]" table:style-name="ce4">
            <text:p>TRUE</text:p>
          </table:table-cell>
          <table:table-cell office:value-type="boolean" office:boolean-value="true" table:formula="of:=[cut_patterns_base.N26]" table:style-name="ce4">
            <text:p>TRUE</text:p>
          </table:table-cell>
          <table:table-cell office:value-type="boolean" office:boolean-value="true" table:formula="of:=[cut_patterns_base.O26]" table:style-name="ce4">
            <text:p>TRUE</text:p>
          </table:table-cell>
          <table:table-cell office:value-type="boolean" office:boolean-value="true" table:formula="of:=[.R26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27_grind" table:formula="of:=[.E27]" table:style-name="ce1">
            <text:p>NEN47_27_grind</text:p>
          </table:table-cell>
          <table:table-cell table:style-name="ce1"/>
          <table:table-cell office:value-type="string" office:string-value="NEN47_27_grind" table:formula="of:=[.A27]" table:style-name="ce1">
            <text:p>NEN47_27_grind</text:p>
          </table:table-cell>
          <table:table-cell office:value-type="string" office:string-value="NEN4727grind" table:formula="of:=SUBSTITUTE([.C27];&quot;_&quot;;&quot;&quot;)" table:style-name="ce1">
            <text:p>NEN4727grind</text:p>
          </table:table-cell>
          <table:table-cell office:value-type="string" office:string-value="NEN47_27_grind" table:formula="of:=[cut_patterns_base.E27]" table:style-name="ce1">
            <text:p>NEN47_27_grind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27]" table:style-name="ce4">
            <text:p>0</text:p>
          </table:table-cell>
          <table:table-cell office:value-type="boolean" office:boolean-value="true" table:formula="of:=[cut_patterns_base.I27]" table:style-name="ce4">
            <text:p>TRUE</text:p>
          </table:table-cell>
          <table:table-cell office:value-type="boolean" office:boolean-value="true" table:formula="of:=[cut_patterns_base.J27]" table:style-name="ce4">
            <text:p>TRUE</text:p>
          </table:table-cell>
          <table:table-cell office:value-type="boolean" office:boolean-value="true" table:formula="of:=[cut_patterns_base.K27]" table:style-name="ce4">
            <text:p>TRUE</text:p>
          </table:table-cell>
          <table:table-cell office:value-type="boolean" office:boolean-value="true" table:formula="of:=[cut_patterns_base.L27]" table:style-name="ce4">
            <text:p>TRUE</text:p>
          </table:table-cell>
          <table:table-cell office:value-type="boolean" office:boolean-value="true" table:formula="of:=[cut_patterns_base.M27]" table:style-name="ce4">
            <text:p>TRUE</text:p>
          </table:table-cell>
          <table:table-cell office:value-type="boolean" office:boolean-value="true" table:formula="of:=[cut_patterns_base.N27]" table:style-name="ce4">
            <text:p>TRUE</text:p>
          </table:table-cell>
          <table:table-cell office:value-type="boolean" office:boolean-value="true" table:formula="of:=[cut_patterns_base.O27]" table:style-name="ce4">
            <text:p>TRUE</text:p>
          </table:table-cell>
          <table:table-cell office:value-type="boolean" office:boolean-value="true" table:formula="of:=[.R27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28_water" table:formula="of:=[.E28]" table:style-name="ce1">
            <text:p>NEN47_28_water</text:p>
          </table:table-cell>
          <table:table-cell table:style-name="ce1"/>
          <table:table-cell office:value-type="string" office:string-value="NEN47_28_water" table:formula="of:=[.A28]" table:style-name="ce1">
            <text:p>NEN47_28_water</text:p>
          </table:table-cell>
          <table:table-cell office:value-type="string" office:string-value="NEN4728water" table:formula="of:=SUBSTITUTE([.C28];&quot;_&quot;;&quot;&quot;)" table:style-name="ce1">
            <text:p>NEN4728water</text:p>
          </table:table-cell>
          <table:table-cell office:value-type="string" office:string-value="NEN47_28_water" table:formula="of:=[cut_patterns_base.E28]" table:style-name="ce1">
            <text:p>NEN47_28_water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28]" table:style-name="ce4">
            <text:p>0</text:p>
          </table:table-cell>
          <table:table-cell office:value-type="boolean" office:boolean-value="true" table:formula="of:=[cut_patterns_base.I28]" table:style-name="ce4">
            <text:p>TRUE</text:p>
          </table:table-cell>
          <table:table-cell office:value-type="boolean" office:boolean-value="true" table:formula="of:=[cut_patterns_base.J28]" table:style-name="ce4">
            <text:p>TRUE</text:p>
          </table:table-cell>
          <table:table-cell office:value-type="boolean" office:boolean-value="true" table:formula="of:=[cut_patterns_base.K28]" table:style-name="ce4">
            <text:p>TRUE</text:p>
          </table:table-cell>
          <table:table-cell office:value-type="boolean" office:boolean-value="true" table:formula="of:=[cut_patterns_base.L28]" table:style-name="ce4">
            <text:p>TRUE</text:p>
          </table:table-cell>
          <table:table-cell office:value-type="boolean" office:boolean-value="true" table:formula="of:=[cut_patterns_base.M28]" table:style-name="ce4">
            <text:p>TRUE</text:p>
          </table:table-cell>
          <table:table-cell office:value-type="boolean" office:boolean-value="true" table:formula="of:=[cut_patterns_base.N28]" table:style-name="ce4">
            <text:p>TRUE</text:p>
          </table:table-cell>
          <table:table-cell office:value-type="boolean" office:boolean-value="true" table:formula="of:=[cut_patterns_base.O28]" table:style-name="ce4">
            <text:p>TRUE</text:p>
          </table:table-cell>
          <table:table-cell office:value-type="boolean" office:boolean-value="true" table:formula="of:=[.R28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29_glas" table:formula="of:=[.E29]" table:style-name="ce1">
            <text:p>NEN47_29_glas</text:p>
          </table:table-cell>
          <table:table-cell table:style-name="ce1"/>
          <table:table-cell office:value-type="string" office:string-value="NEN47_29_glas" table:formula="of:=[.A29]" table:style-name="ce1">
            <text:p>NEN47_29_glas</text:p>
          </table:table-cell>
          <table:table-cell office:value-type="string" office:string-value="NEN4729glas" table:formula="of:=SUBSTITUTE([.C29];&quot;_&quot;;&quot;&quot;)" table:style-name="ce1">
            <text:p>NEN4729glas</text:p>
          </table:table-cell>
          <table:table-cell office:value-type="string" office:string-value="NEN47_29_glas" table:formula="of:=[cut_patterns_base.E29]" table:style-name="ce1">
            <text:p>NEN47_29_glas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29]" table:style-name="ce4">
            <text:p>0</text:p>
          </table:table-cell>
          <table:table-cell office:value-type="float" office:value="0" table:formula="of:=[cut_patterns_base.I29]" table:style-name="ce4">
            <text:p>0</text:p>
          </table:table-cell>
          <table:table-cell office:value-type="float" office:value="0" table:formula="of:=[cut_patterns_base.J29]" table:style-name="ce4">
            <text:p>0</text:p>
          </table:table-cell>
          <table:table-cell office:value-type="boolean" office:boolean-value="true" table:formula="of:=[cut_patterns_base.K29]" table:style-name="ce4">
            <text:p>TRUE</text:p>
          </table:table-cell>
          <table:table-cell office:value-type="boolean" office:boolean-value="true" table:formula="of:=[cut_patterns_base.L29]" table:style-name="ce4">
            <text:p>TRUE</text:p>
          </table:table-cell>
          <table:table-cell office:value-type="boolean" office:boolean-value="true" table:formula="of:=[cut_patterns_base.M29]" table:style-name="ce4">
            <text:p>TRUE</text:p>
          </table:table-cell>
          <table:table-cell office:value-type="boolean" office:boolean-value="true" table:formula="of:=[cut_patterns_base.N29]" table:style-name="ce4">
            <text:p>TRUE</text:p>
          </table:table-cell>
          <table:table-cell office:value-type="boolean" office:boolean-value="true" table:formula="of:=[cut_patterns_base.O29]" table:style-name="ce4">
            <text:p>TRUE</text:p>
          </table:table-cell>
          <table:table-cell office:value-type="boolean" office:boolean-value="true" table:formula="of:=[.R29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_metselwerk_baksteen" table:formula="of:=&quot;CUST_&quot; &amp;[.A2]" table:style-name="ce1">
            <text:p>CUST_NEN47_1_metselwerk_baksteen</text:p>
          </table:table-cell>
          <table:table-cell table:style-name="ce1"/>
          <table:table-cell office:value-type="string" office:string-value="CUST_NEN47_1_metselwerk_baksteen" table:formula="of:=[.A30]" table:style-name="ce1">
            <text:p>CUST_NEN47_1_metselwerk_baksteen</text:p>
          </table:table-cell>
          <table:table-cell office:value-type="string" office:string-value="metselwerkbaksteen" table:formula="of:=[cut_patterns_base.D2]" table:style-name="ce1">
            <text:p>metselwerkbaksteen</text:p>
          </table:table-cell>
          <table:table-cell office:value-type="string" office:string-value="NEN47_1_metselwerk_baksteen" table:formula="of:=[.E2]" table:style-name="ce1">
            <text:p>NEN47_1_metselwerk_baksteen</text:p>
          </table:table-cell>
          <table:table-cell office:value-type="string" table:style-name="ce1">
            <text:p>205, 124, 097, 255</text:p>
          </table:table-cell>
          <table:table-cell office:value-type="string" table:style-name="ce1">
            <text:p>#CD7C6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office:string-value="&lt;path style=&quot;fill: #CD7C61;&quot; d=&quot;M 0 0 3 0 3 3 0 3&quot; /&gt;" table:formula="of:=&quot;&lt;path style=&quot; &amp; &quot;&quot;&quot;&quot; &amp; &quot;fill: &quot; &amp;[.G30] &amp; &quot;;&quot; &amp; &quot;&quot;&quot;&quot; &amp; &quot; d=&quot; &amp; &quot;&quot;&quot;&quot; &amp; &quot;M 0 0 &quot; &amp; [.H30] &amp; &quot; 0 &quot; &amp; [.H30] &amp; &quot; &quot; &amp; [.H30]  &amp; &quot; 0 &quot;&amp; [.H30] &amp;&quot;&quot;&quot;&quot; &amp;&quot; /&gt;&quot;" table:style-name="ce1">
            <text:p>&lt;path style="fill: #CD7C61;" d="M 0 0 3 0 3 3 0 3" /&gt;</text:p>
          </table:table-cell>
          <table:table-cell office:value-type="float" office:value="0" table:formula="of:=[.K2]" table:style-name="ce4">
            <text:p>0</text:p>
          </table:table-cell>
          <table:table-cell office:value-type="float" office:value="0" table:formula="of:=[.L2]" table:style-name="ce4">
            <text:p>0</text:p>
          </table:table-cell>
          <table:table-cell office:value-type="boolean" office:boolean-value="true" table:formula="of:=[.M2]" table:style-name="ce4">
            <text:p>TRUE</text:p>
          </table:table-cell>
          <table:table-cell office:value-type="boolean" office:boolean-value="true" table:formula="of:=[.N2]" table:style-name="ce4">
            <text:p>TRUE</text:p>
          </table:table-cell>
          <table:table-cell office:value-type="boolean" office:boolean-value="true" table:formula="of:=[.O2]" table:style-name="ce4">
            <text:p>TRUE</text:p>
          </table:table-cell>
          <table:table-cell office:value-type="boolean" office:boolean-value="true" table:formula="of:=[.P2]" table:style-name="ce4">
            <text:p>TRUE</text:p>
          </table:table-cell>
          <table:table-cell office:value-type="boolean" office:boolean-value="true" table:formula="of:=[.Q2]" table:style-name="ce4">
            <text:p>TRUE</text:p>
          </table:table-cell>
          <table:table-cell office:value-type="boolean" office:boolean-value="true" table:formula="of:=[.R2]" table:style-name="ce4">
            <text:p>TRUE</text:p>
          </table:table-cell>
          <table:table-cell office:value-type="boolean" office:boolean-value="true" table:formula="of:=[.R30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_speciale_steenachtige_materialen" table:formula="of:=&quot;CUST_&quot; &amp;[.A3]" table:style-name="ce1">
            <text:p>CUST_NEN47_2_speciale_steenachtige_materialen</text:p>
          </table:table-cell>
          <table:table-cell table:style-name="ce1"/>
          <table:table-cell office:value-type="string" office:string-value="CUST_NEN47_2_speciale_steenachtige_materialen" table:formula="of:=[.A31]" table:style-name="ce1">
            <text:p>CUST_NEN47_2_speciale_steenachtige_materialen</text:p>
          </table:table-cell>
          <table:table-cell office:value-type="string" office:string-value="specialesteenachtigematerialen" table:formula="of:=[cut_patterns_base.D3]" table:style-name="ce1">
            <text:p>specialesteenachtigematerialen</text:p>
          </table:table-cell>
          <table:table-cell office:value-type="string" office:string-value="NEN47_2_speciale_steenachtige_materialen" table:formula="of:=[.E3]" table:style-name="ce1">
            <text:p>NEN47_2_speciale_steenachtige_materialen</text:p>
          </table:table-cell>
          <table:table-cell table:number-columns-repeated="2" table:style-name="ce1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no_background</text:p>
          </table:table-cell>
          <table:table-cell office:value-type="float" office:value="0" table:formula="of:=[.K3]" table:style-name="ce4">
            <text:p>0</text:p>
          </table:table-cell>
          <table:table-cell office:value-type="boolean" office:boolean-value="true" table:formula="of:=[.L3]" table:style-name="ce4">
            <text:p>TRUE</text:p>
          </table:table-cell>
          <table:table-cell office:value-type="boolean" office:boolean-value="true" table:formula="of:=[.M3]" table:style-name="ce4">
            <text:p>TRUE</text:p>
          </table:table-cell>
          <table:table-cell office:value-type="boolean" office:boolean-value="true" table:formula="of:=[.N3]" table:style-name="ce4">
            <text:p>TRUE</text:p>
          </table:table-cell>
          <table:table-cell office:value-type="boolean" office:boolean-value="true" table:formula="of:=[.O3]" table:style-name="ce4">
            <text:p>TRUE</text:p>
          </table:table-cell>
          <table:table-cell office:value-type="boolean" office:boolean-value="true" table:formula="of:=[.P3]" table:style-name="ce4">
            <text:p>TRUE</text:p>
          </table:table-cell>
          <table:table-cell office:value-type="boolean" office:boolean-value="true" table:formula="of:=[.Q3]" table:style-name="ce4">
            <text:p>TRUE</text:p>
          </table:table-cell>
          <table:table-cell office:value-type="boolean" office:boolean-value="true" table:formula="of:=[.R3]" table:style-name="ce4">
            <text:p>TRUE</text:p>
          </table:table-cell>
          <table:table-cell office:value-type="boolean" office:boolean-value="true" table:formula="of:=[.R31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3_metselwerk_niet_gebakken_kunststeen" table:formula="of:=&quot;CUST_&quot; &amp;[.A4]" table:style-name="ce1">
            <text:p>CUST_NEN47_3_metselwerk_niet_gebakken_kunststeen</text:p>
          </table:table-cell>
          <table:table-cell table:style-name="ce1"/>
          <table:table-cell office:value-type="string" office:string-value="CUST_NEN47_3_metselwerk_niet_gebakken_kunststeen" table:formula="of:=[.A32]" table:style-name="ce1">
            <text:p>CUST_NEN47_3_metselwerk_niet_gebakken_kunststeen</text:p>
          </table:table-cell>
          <table:table-cell office:value-type="string" office:string-value="metselwerknietgebakkenkunststeen" table:formula="of:=[cut_patterns_base.D4]" table:style-name="ce1">
            <text:p>metselwerknietgebakkenkunststeen</text:p>
          </table:table-cell>
          <table:table-cell office:value-type="string" office:string-value="NEN47_3_metselwerk_niet_gebakken_kunststeen" table:formula="of:=[.E4]" table:style-name="ce1">
            <text:p>NEN47_3_metselwerk_niet_gebakken_kunststeen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string" table:style-name="ce4">
            <text:p>1.5</text:p>
          </table:table-cell>
          <table:table-cell office:value-type="string" table:style-name="ce4">
            <text:p>1.5</text:p>
          </table:table-cell>
          <table:table-cell office:value-type="string" office:string-value="&lt;path style=&quot;fill: #C0C0C0;&quot; d=&quot;M 0 0 1.5 0 1.5 1.5 0 1.5&quot; /&gt;" table:formula="of:=&quot;&lt;path style=&quot; &amp; &quot;&quot;&quot;&quot; &amp; &quot;fill: &quot; &amp;[.G32] &amp; &quot;;&quot; &amp; &quot;&quot;&quot;&quot; &amp; &quot; d=&quot; &amp; &quot;&quot;&quot;&quot; &amp; &quot;M 0 0 &quot; &amp; [.H32] &amp; &quot; 0 &quot; &amp; [.H32] &amp; &quot; &quot; &amp; [.H32]  &amp; &quot; 0 &quot;&amp; [.H32] &amp;&quot;&quot;&quot;&quot; &amp;&quot; /&gt;&quot;" table:style-name="ce1">
            <text:p>&lt;path style="fill: #C0C0C0;" d="M 0 0 1.5 0 1.5 1.5 0 1.5" /&gt;</text:p>
          </table:table-cell>
          <table:table-cell office:value-type="float" office:value="0" table:formula="of:=[.K4]" table:style-name="ce4">
            <text:p>0</text:p>
          </table:table-cell>
          <table:table-cell office:value-type="boolean" office:boolean-value="true" table:formula="of:=[.L4]" table:style-name="ce4">
            <text:p>TRUE</text:p>
          </table:table-cell>
          <table:table-cell office:value-type="boolean" office:boolean-value="true" table:formula="of:=[.M4]" table:style-name="ce4">
            <text:p>TRUE</text:p>
          </table:table-cell>
          <table:table-cell office:value-type="boolean" office:boolean-value="true" table:formula="of:=[.N4]" table:style-name="ce4">
            <text:p>TRUE</text:p>
          </table:table-cell>
          <table:table-cell office:value-type="boolean" office:boolean-value="true" table:formula="of:=[.O4]" table:style-name="ce4">
            <text:p>TRUE</text:p>
          </table:table-cell>
          <table:table-cell office:value-type="boolean" office:boolean-value="true" table:formula="of:=[.P4]" table:style-name="ce4">
            <text:p>TRUE</text:p>
          </table:table-cell>
          <table:table-cell office:value-type="boolean" office:boolean-value="true" table:formula="of:=[.Q4]" table:style-name="ce4">
            <text:p>TRUE</text:p>
          </table:table-cell>
          <table:table-cell office:value-type="boolean" office:boolean-value="true" table:formula="of:=[.R4]" table:style-name="ce4">
            <text:p>TRUE</text:p>
          </table:table-cell>
          <table:table-cell office:value-type="boolean" office:boolean-value="true" table:formula="of:=[.R32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4_niet_dragende_lichte_scheidingswanden" table:formula="of:=&quot;CUST_&quot; &amp;[.A5]" table:style-name="ce1">
            <text:p>CUST_NEN47_4_niet_dragende_lichte_scheidingswanden</text:p>
          </table:table-cell>
          <table:table-cell table:style-name="ce1"/>
          <table:table-cell office:value-type="string" office:string-value="CUST_NEN47_4_niet_dragende_lichte_scheidingswanden" table:formula="of:=[.A33]" table:style-name="ce1">
            <text:p>CUST_NEN47_4_niet_dragende_lichte_scheidingswanden</text:p>
          </table:table-cell>
          <table:table-cell office:value-type="string" office:string-value="nietdragendelichtescheidingswanden" table:formula="of:=[cut_patterns_base.D5]" table:style-name="ce1">
            <text:p>nietdragendelichtescheidingswanden</text:p>
          </table:table-cell>
          <table:table-cell office:value-type="string" office:string-value="NEN47_4_niet_dragende_lichte_scheidingswanden" table:formula="of:=[.E5]" table:style-name="ce1">
            <text:p>NEN47_4_niet_dragende_lichte_scheidingswanden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string" office:string-value="&lt;path style=&quot;fill: #C0C0C0;&quot; d=&quot;M 0 0 6 0 6 6 0 6&quot; /&gt;" table:formula="of:=&quot;&lt;path style=&quot; &amp; &quot;&quot;&quot;&quot; &amp; &quot;fill: &quot; &amp;[.G33] &amp; &quot;;&quot; &amp; &quot;&quot;&quot;&quot; &amp; &quot; d=&quot; &amp; &quot;&quot;&quot;&quot; &amp; &quot;M 0 0 &quot; &amp; [.H33] &amp; &quot; 0 &quot; &amp; [.H33] &amp; &quot; &quot; &amp; [.H33]  &amp; &quot; 0 &quot;&amp; [.H33] &amp;&quot;&quot;&quot;&quot; &amp;&quot; /&gt;&quot;" table:style-name="ce1">
            <text:p>&lt;path style="fill: #C0C0C0;" d="M 0 0 6 0 6 6 0 6" /&gt;</text:p>
          </table:table-cell>
          <table:table-cell office:value-type="float" office:value="0" table:formula="of:=[.K5]" table:style-name="ce4">
            <text:p>0</text:p>
          </table:table-cell>
          <table:table-cell office:value-type="boolean" office:boolean-value="true" table:formula="of:=[.L5]" table:style-name="ce4">
            <text:p>TRUE</text:p>
          </table:table-cell>
          <table:table-cell office:value-type="boolean" office:boolean-value="true" table:formula="of:=[.M5]" table:style-name="ce4">
            <text:p>TRUE</text:p>
          </table:table-cell>
          <table:table-cell office:value-type="boolean" office:boolean-value="true" table:formula="of:=[.N5]" table:style-name="ce4">
            <text:p>TRUE</text:p>
          </table:table-cell>
          <table:table-cell office:value-type="boolean" office:boolean-value="true" table:formula="of:=[.O5]" table:style-name="ce4">
            <text:p>TRUE</text:p>
          </table:table-cell>
          <table:table-cell office:value-type="boolean" office:boolean-value="true" table:formula="of:=[.P5]" table:style-name="ce4">
            <text:p>TRUE</text:p>
          </table:table-cell>
          <table:table-cell office:value-type="boolean" office:boolean-value="true" table:formula="of:=[.Q5]" table:style-name="ce4">
            <text:p>TRUE</text:p>
          </table:table-cell>
          <table:table-cell office:value-type="boolean" office:boolean-value="true" table:formula="of:=[.R5]" table:style-name="ce4">
            <text:p>TRUE</text:p>
          </table:table-cell>
          <table:table-cell office:value-type="boolean" office:boolean-value="true" table:formula="of:=[.R33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5_gewapend_beton_tpg" table:formula="of:=&quot;CUST_&quot; &amp;[.A6]" table:style-name="ce1">
            <text:p>CUST_NEN47_5_gewapend_beton_tpg</text:p>
          </table:table-cell>
          <table:table-cell table:style-name="ce1"/>
          <table:table-cell office:value-type="string" office:string-value="CUST_NEN47_5_gewapend_beton_tpg" table:formula="of:=[.A34]" table:style-name="ce1">
            <text:p>CUST_NEN47_5_gewapend_beton_tpg</text:p>
          </table:table-cell>
          <table:table-cell office:value-type="string" office:string-value="gewapendbetontpg" table:formula="of:=[cut_patterns_base.D6]" table:style-name="ce1">
            <text:p>gewapendbetontpg</text:p>
          </table:table-cell>
          <table:table-cell office:value-type="string" office:string-value="NEN47_5_gewapend_beton_tpg" table:formula="of:=[.E6]" table:style-name="ce1">
            <text:p>NEN47_5_gewapend_beton_tpg</text:p>
          </table:table-cell>
          <table:table-cell table:number-columns-repeated="2" table:style-name="ce1"/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no_background</text:p>
          </table:table-cell>
          <table:table-cell office:value-type="boolean" office:boolean-value="true" table:formula="of:=[.K6]" table:style-name="ce4">
            <text:p>TRUE</text:p>
          </table:table-cell>
          <table:table-cell office:value-type="float" office:value="0" table:formula="of:=[.L6]" table:style-name="ce4">
            <text:p>0</text:p>
          </table:table-cell>
          <table:table-cell office:value-type="float" office:value="0" table:formula="of:=[.M6]" table:style-name="ce4">
            <text:p>0</text:p>
          </table:table-cell>
          <table:table-cell office:value-type="float" office:value="0" table:formula="of:=[.N6]" table:style-name="ce4">
            <text:p>0</text:p>
          </table:table-cell>
          <table:table-cell office:value-type="float" office:value="0" table:formula="of:=[.O6]" table:style-name="ce4">
            <text:p>0</text:p>
          </table:table-cell>
          <table:table-cell office:value-type="float" office:value="0" table:formula="of:=[.P6]" table:style-name="ce4">
            <text:p>0</text:p>
          </table:table-cell>
          <table:table-cell office:value-type="float" office:value="0" table:formula="of:=[.Q6]" table:style-name="ce4">
            <text:p>0</text:p>
          </table:table-cell>
          <table:table-cell office:value-type="float" office:value="0" table:formula="of:=[.R6]" table:style-name="ce4">
            <text:p>0</text:p>
          </table:table-cell>
          <table:table-cell office:value-type="float" office:value="0" table:formula="of:=[.R34]" table:style-name="ce4">
            <text:p>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6_gewapend_beton_prefab" table:formula="of:=&quot;CUST_&quot; &amp;[.A7]" table:style-name="ce1">
            <text:p>CUST_NEN47_6_gewapend_beton_prefab</text:p>
          </table:table-cell>
          <table:table-cell table:style-name="ce1"/>
          <table:table-cell office:value-type="string" office:string-value="CUST_NEN47_6_gewapend_beton_prefab" table:formula="of:=[.A35]" table:style-name="ce1">
            <text:p>CUST_NEN47_6_gewapend_beton_prefab</text:p>
          </table:table-cell>
          <table:table-cell office:value-type="string" office:string-value="gewapendbetonprefab" table:formula="of:=[cut_patterns_base.D7]" table:style-name="ce1">
            <text:p>gewapendbetonprefab</text:p>
          </table:table-cell>
          <table:table-cell office:value-type="string" office:string-value="NEN47_6_gewapend_beton_prefab" table:formula="of:=[.E7]" table:style-name="ce1">
            <text:p>NEN47_6_gewapend_beton_prefab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string" table:style-name="ce4">
            <text:p>1.5</text:p>
          </table:table-cell>
          <table:table-cell office:value-type="string" table:style-name="ce4">
            <text:p>1.5</text:p>
          </table:table-cell>
          <table:table-cell office:value-type="string" office:string-value="&lt;path style=&quot;fill: #C0C0C0;&quot; d=&quot;M 0 0 1.5 0 1.5 1.5 0 1.5&quot; /&gt;" table:formula="of:=&quot;&lt;path style=&quot; &amp; &quot;&quot;&quot;&quot; &amp; &quot;fill: &quot; &amp;[.G35] &amp; &quot;;&quot; &amp; &quot;&quot;&quot;&quot; &amp; &quot; d=&quot; &amp; &quot;&quot;&quot;&quot; &amp; &quot;M 0 0 &quot; &amp; [.H35] &amp; &quot; 0 &quot; &amp; [.H35] &amp; &quot; &quot; &amp; [.H35]  &amp; &quot; 0 &quot;&amp; [.H35] &amp;&quot;&quot;&quot;&quot; &amp;&quot; /&gt;&quot;" table:style-name="ce1">
            <text:p>&lt;path style="fill: #C0C0C0;" d="M 0 0 1.5 0 1.5 1.5 0 1.5" /&gt;</text:p>
          </table:table-cell>
          <table:table-cell office:value-type="float" office:value="0" table:formula="of:=[.K7]" table:style-name="ce4">
            <text:p>0</text:p>
          </table:table-cell>
          <table:table-cell office:value-type="boolean" office:boolean-value="true" table:formula="of:=[.L7]" table:style-name="ce4">
            <text:p>TRUE</text:p>
          </table:table-cell>
          <table:table-cell office:value-type="boolean" office:boolean-value="true" table:formula="of:=[.M7]" table:style-name="ce4">
            <text:p>TRUE</text:p>
          </table:table-cell>
          <table:table-cell office:value-type="boolean" office:boolean-value="true" table:formula="of:=[.N7]" table:style-name="ce4">
            <text:p>TRUE</text:p>
          </table:table-cell>
          <table:table-cell office:value-type="boolean" office:boolean-value="true" table:formula="of:=[.O7]" table:style-name="ce4">
            <text:p>TRUE</text:p>
          </table:table-cell>
          <table:table-cell office:value-type="boolean" office:boolean-value="true" table:formula="of:=[.P7]" table:style-name="ce4">
            <text:p>TRUE</text:p>
          </table:table-cell>
          <table:table-cell office:value-type="boolean" office:boolean-value="true" table:formula="of:=[.Q7]" table:style-name="ce4">
            <text:p>TRUE</text:p>
          </table:table-cell>
          <table:table-cell office:value-type="boolean" office:boolean-value="true" table:formula="of:=[.R7]" table:style-name="ce4">
            <text:p>TRUE</text:p>
          </table:table-cell>
          <table:table-cell office:value-type="boolean" office:boolean-value="true" table:formula="of:=[.R35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7_ongewapend_beton" table:formula="of:=&quot;CUST_&quot; &amp;[.A8]" table:style-name="ce1">
            <text:p>CUST_NEN47_7_ongewapend_beton</text:p>
          </table:table-cell>
          <table:table-cell table:style-name="ce1"/>
          <table:table-cell office:value-type="string" office:string-value="CUST_NEN47_7_ongewapend_beton" table:formula="of:=[.A36]" table:style-name="ce1">
            <text:p>CUST_NEN47_7_ongewapend_beton</text:p>
          </table:table-cell>
          <table:table-cell office:value-type="string" office:string-value="ongewapendbeton" table:formula="of:=[cut_patterns_base.D8]" table:style-name="ce1">
            <text:p>ongewapendbeton</text:p>
          </table:table-cell>
          <table:table-cell office:value-type="string" office:string-value="NEN47_7_ongewapend_beton" table:formula="of:=[.E8]" table:style-name="ce1">
            <text:p>NEN47_7_ongewapend_beton</text:p>
          </table:table-cell>
          <table:table-cell office:value-type="string" table:style-name="ce1">
            <text:p>128, 128, 128, 255</text:p>
          </table:table-cell>
          <table:table-cell office:value-type="string" table:style-name="ce1">
            <text:p>#80808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office:string-value="&lt;path style=&quot;fill: #808080;&quot; d=&quot;M 0 0 3 0 3 3 0 3&quot; /&gt;" table:formula="of:=&quot;&lt;path style=&quot; &amp; &quot;&quot;&quot;&quot; &amp; &quot;fill: &quot; &amp;[.G36] &amp; &quot;;&quot; &amp; &quot;&quot;&quot;&quot; &amp; &quot; d=&quot; &amp; &quot;&quot;&quot;&quot; &amp; &quot;M 0 0 &quot; &amp; [.H36] &amp; &quot; 0 &quot; &amp; [.H36] &amp; &quot; &quot; &amp; [.H36]  &amp; &quot; 0 &quot;&amp; [.H36] &amp;&quot;&quot;&quot;&quot; &amp;&quot; /&gt;&quot;" table:style-name="ce1">
            <text:p>&lt;path style="fill: #808080;" d="M 0 0 3 0 3 3 0 3" /&gt;</text:p>
          </table:table-cell>
          <table:table-cell office:value-type="float" office:value="0" table:formula="of:=[.K8]" table:style-name="ce4">
            <text:p>0</text:p>
          </table:table-cell>
          <table:table-cell office:value-type="boolean" office:boolean-value="true" table:formula="of:=[.L8]" table:style-name="ce4">
            <text:p>TRUE</text:p>
          </table:table-cell>
          <table:table-cell office:value-type="boolean" office:boolean-value="true" table:formula="of:=[.M8]" table:style-name="ce4">
            <text:p>TRUE</text:p>
          </table:table-cell>
          <table:table-cell office:value-type="boolean" office:boolean-value="true" table:formula="of:=[.N8]" table:style-name="ce4">
            <text:p>TRUE</text:p>
          </table:table-cell>
          <table:table-cell office:value-type="boolean" office:boolean-value="true" table:formula="of:=[.O8]" table:style-name="ce4">
            <text:p>TRUE</text:p>
          </table:table-cell>
          <table:table-cell office:value-type="boolean" office:boolean-value="true" table:formula="of:=[.P8]" table:style-name="ce4">
            <text:p>TRUE</text:p>
          </table:table-cell>
          <table:table-cell office:value-type="boolean" office:boolean-value="true" table:formula="of:=[.Q8]" table:style-name="ce4">
            <text:p>TRUE</text:p>
          </table:table-cell>
          <table:table-cell office:value-type="boolean" office:boolean-value="true" table:formula="of:=[.R8]" table:style-name="ce4">
            <text:p>TRUE</text:p>
          </table:table-cell>
          <table:table-cell office:value-type="boolean" office:boolean-value="true" table:formula="of:=[.R36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8_sierbeton" table:formula="of:=&quot;CUST_&quot; &amp;[.A9]" table:style-name="ce1">
            <text:p>CUST_NEN47_8_sierbeton</text:p>
          </table:table-cell>
          <table:table-cell table:style-name="ce1"/>
          <table:table-cell office:value-type="string" office:string-value="CUST_NEN47_8_sierbeton" table:formula="of:=[.A37]" table:style-name="ce1">
            <text:p>CUST_NEN47_8_sierbeton</text:p>
          </table:table-cell>
          <table:table-cell office:value-type="string" office:string-value="sierbeton" table:formula="of:=[cut_patterns_base.D9]" table:style-name="ce1">
            <text:p>sierbeton</text:p>
          </table:table-cell>
          <table:table-cell office:value-type="string" office:string-value="NEN47_8_sierbeton" table:formula="of:=[.E9]" table:style-name="ce1">
            <text:p>NEN47_8_sierbeton</text:p>
          </table:table-cell>
          <table:table-cell table:number-columns-repeated="2" table:style-name="ce1"/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no_background</text:p>
          </table:table-cell>
          <table:table-cell office:value-type="float" office:value="0" table:formula="of:=[.K9]" table:style-name="ce4">
            <text:p>0</text:p>
          </table:table-cell>
          <table:table-cell office:value-type="boolean" office:boolean-value="true" table:formula="of:=[.L9]" table:style-name="ce4">
            <text:p>TRUE</text:p>
          </table:table-cell>
          <table:table-cell office:value-type="boolean" office:boolean-value="true" table:formula="of:=[.M9]" table:style-name="ce4">
            <text:p>TRUE</text:p>
          </table:table-cell>
          <table:table-cell office:value-type="boolean" office:boolean-value="true" table:formula="of:=[.N9]" table:style-name="ce4">
            <text:p>TRUE</text:p>
          </table:table-cell>
          <table:table-cell office:value-type="boolean" office:boolean-value="true" table:formula="of:=[.O9]" table:style-name="ce4">
            <text:p>TRUE</text:p>
          </table:table-cell>
          <table:table-cell office:value-type="boolean" office:boolean-value="true" table:formula="of:=[.P9]" table:style-name="ce4">
            <text:p>TRUE</text:p>
          </table:table-cell>
          <table:table-cell office:value-type="boolean" office:boolean-value="true" table:formula="of:=[.Q9]" table:style-name="ce4">
            <text:p>TRUE</text:p>
          </table:table-cell>
          <table:table-cell office:value-type="boolean" office:boolean-value="true" table:formula="of:=[.R9]" table:style-name="ce4">
            <text:p>TRUE</text:p>
          </table:table-cell>
          <table:table-cell office:value-type="boolean" office:boolean-value="true" table:formula="of:=[.R37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9_natuursteen" table:formula="of:=&quot;CUST_&quot; &amp;[.A10]" table:style-name="ce1">
            <text:p>CUST_NEN47_9_natuursteen</text:p>
          </table:table-cell>
          <table:table-cell table:style-name="ce1"/>
          <table:table-cell office:value-type="string" office:string-value="CUST_NEN47_9_natuursteen" table:formula="of:=[.A38]" table:style-name="ce1">
            <text:p>CUST_NEN47_9_natuursteen</text:p>
          </table:table-cell>
          <table:table-cell office:value-type="string" office:string-value="natuursteen" table:formula="of:=[cut_patterns_base.D10]" table:style-name="ce1">
            <text:p>natuursteen</text:p>
          </table:table-cell>
          <table:table-cell office:value-type="string" office:string-value="NEN47_9_natuursteen" table:formula="of:=[.E10]" table:style-name="ce1">
            <text:p>NEN47_9_natuursteen</text:p>
          </table:table-cell>
          <table:table-cell table:number-columns-repeated="2" table:style-name="ce1"/>
          <table:table-cell office:value-type="string" table:style-name="ce4">
            <text:p>1.5</text:p>
          </table:table-cell>
          <table:table-cell office:value-type="string" table:style-name="ce4">
            <text:p>1.5</text:p>
          </table:table-cell>
          <table:table-cell office:value-type="string" table:style-name="ce1">
            <text:p>no_background</text:p>
          </table:table-cell>
          <table:table-cell office:value-type="float" office:value="0" table:formula="of:=[.K10]" table:style-name="ce4">
            <text:p>0</text:p>
          </table:table-cell>
          <table:table-cell office:value-type="boolean" office:boolean-value="true" table:formula="of:=[.L10]" table:style-name="ce4">
            <text:p>TRUE</text:p>
          </table:table-cell>
          <table:table-cell office:value-type="boolean" office:boolean-value="true" table:formula="of:=[.M10]" table:style-name="ce4">
            <text:p>TRUE</text:p>
          </table:table-cell>
          <table:table-cell office:value-type="boolean" office:boolean-value="true" table:formula="of:=[.N10]" table:style-name="ce4">
            <text:p>TRUE</text:p>
          </table:table-cell>
          <table:table-cell office:value-type="boolean" office:boolean-value="true" table:formula="of:=[.O10]" table:style-name="ce4">
            <text:p>TRUE</text:p>
          </table:table-cell>
          <table:table-cell office:value-type="boolean" office:boolean-value="true" table:formula="of:=[.P10]" table:style-name="ce4">
            <text:p>TRUE</text:p>
          </table:table-cell>
          <table:table-cell office:value-type="boolean" office:boolean-value="true" table:formula="of:=[.Q10]" table:style-name="ce4">
            <text:p>TRUE</text:p>
          </table:table-cell>
          <table:table-cell office:value-type="boolean" office:boolean-value="true" table:formula="of:=[.R10]" table:style-name="ce4">
            <text:p>TRUE</text:p>
          </table:table-cell>
          <table:table-cell office:value-type="boolean" office:boolean-value="true" table:formula="of:=[.R38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0_enkele_wand_vloer_afwerking" table:formula="of:=&quot;CUST_&quot; &amp;[.A11]" table:style-name="ce1">
            <text:p>CUST_NEN47_10_enkele_wand_vloer_afwerking</text:p>
          </table:table-cell>
          <table:table-cell table:style-name="ce1"/>
          <table:table-cell office:value-type="string" office:string-value="CUST_NEN47_10_enkele_wand_vloer_afwerking" table:formula="of:=[.A39]" table:style-name="ce1">
            <text:p>CUST_NEN47_10_enkele_wand_vloer_afwerking</text:p>
          </table:table-cell>
          <table:table-cell office:value-type="string" office:string-value="enkelewandvloerafwerking" table:formula="of:=[cut_patterns_base.D11]" table:style-name="ce1">
            <text:p>enkelewandvloerafwerking</text:p>
          </table:table-cell>
          <table:table-cell office:value-type="string" office:string-value="NEN47_10_enkele_wand_vloer_afwerking" table:formula="of:=[.E11]" table:style-name="ce1">
            <text:p>NEN47_10_enkele_wand_vloer_afwerking</text:p>
          </table:table-cell>
          <table:table-cell table:number-columns-repeated="2" table:style-name="ce1"/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no_background</text:p>
          </table:table-cell>
          <table:table-cell office:value-type="float" office:value="0" table:formula="of:=[.K11]" table:style-name="ce4">
            <text:p>0</text:p>
          </table:table-cell>
          <table:table-cell office:value-type="boolean" office:boolean-value="true" table:formula="of:=[.L11]" table:style-name="ce4">
            <text:p>TRUE</text:p>
          </table:table-cell>
          <table:table-cell office:value-type="boolean" office:boolean-value="true" table:formula="of:=[.M11]" table:style-name="ce4">
            <text:p>TRUE</text:p>
          </table:table-cell>
          <table:table-cell office:value-type="boolean" office:boolean-value="true" table:formula="of:=[.N11]" table:style-name="ce4">
            <text:p>TRUE</text:p>
          </table:table-cell>
          <table:table-cell office:value-type="boolean" office:boolean-value="true" table:formula="of:=[.O11]" table:style-name="ce4">
            <text:p>TRUE</text:p>
          </table:table-cell>
          <table:table-cell office:value-type="boolean" office:boolean-value="true" table:formula="of:=[.P11]" table:style-name="ce4">
            <text:p>TRUE</text:p>
          </table:table-cell>
          <table:table-cell office:value-type="boolean" office:boolean-value="true" table:formula="of:=[.Q11]" table:style-name="ce4">
            <text:p>TRUE</text:p>
          </table:table-cell>
          <table:table-cell office:value-type="boolean" office:boolean-value="true" table:formula="of:=[.R11]" table:style-name="ce4">
            <text:p>TRUE</text:p>
          </table:table-cell>
          <table:table-cell office:value-type="boolean" office:boolean-value="true" table:formula="of:=[.R39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1_samengestelde_wand_vloer_afwerking" table:formula="of:=&quot;CUST_&quot; &amp;[.A12]" table:style-name="ce1">
            <text:p>CUST_NEN47_11_samengestelde_wand_vloer_afwerking</text:p>
          </table:table-cell>
          <table:table-cell table:style-name="ce1"/>
          <table:table-cell office:value-type="string" office:string-value="CUST_NEN47_11_samengestelde_wand_vloer_afwerking" table:formula="of:=[.A40]" table:style-name="ce1">
            <text:p>CUST_NEN47_11_samengestelde_wand_vloer_afwerking</text:p>
          </table:table-cell>
          <table:table-cell office:value-type="string" office:string-value="samengesteldewandvloerafwerking" table:formula="of:=[cut_patterns_base.D12]" table:style-name="ce1">
            <text:p>samengesteldewandvloerafwerking</text:p>
          </table:table-cell>
          <table:table-cell office:value-type="string" office:string-value="NEN47_11_samengestelde_wand_vloer_afwerking" table:formula="of:=[.E12]" table:style-name="ce1">
            <text:p>NEN47_11_samengestelde_wand_vloer_afwerking</text:p>
          </table:table-cell>
          <table:table-cell table:number-columns-repeated="2" table:style-name="ce1"/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no_background</text:p>
          </table:table-cell>
          <table:table-cell office:value-type="float" office:value="0" table:formula="of:=[.K12]" table:style-name="ce4">
            <text:p>0</text:p>
          </table:table-cell>
          <table:table-cell office:value-type="boolean" office:boolean-value="true" table:formula="of:=[.L12]" table:style-name="ce4">
            <text:p>TRUE</text:p>
          </table:table-cell>
          <table:table-cell office:value-type="boolean" office:boolean-value="true" table:formula="of:=[.M12]" table:style-name="ce4">
            <text:p>TRUE</text:p>
          </table:table-cell>
          <table:table-cell office:value-type="boolean" office:boolean-value="true" table:formula="of:=[.N12]" table:style-name="ce4">
            <text:p>TRUE</text:p>
          </table:table-cell>
          <table:table-cell office:value-type="boolean" office:boolean-value="true" table:formula="of:=[.O12]" table:style-name="ce4">
            <text:p>TRUE</text:p>
          </table:table-cell>
          <table:table-cell office:value-type="boolean" office:boolean-value="true" table:formula="of:=[.P12]" table:style-name="ce4">
            <text:p>TRUE</text:p>
          </table:table-cell>
          <table:table-cell office:value-type="boolean" office:boolean-value="true" table:formula="of:=[.Q12]" table:style-name="ce4">
            <text:p>TRUE</text:p>
          </table:table-cell>
          <table:table-cell office:value-type="boolean" office:boolean-value="true" table:formula="of:=[.R12]" table:style-name="ce4">
            <text:p>TRUE</text:p>
          </table:table-cell>
          <table:table-cell office:value-type="boolean" office:boolean-value="true" table:formula="of:=[.R40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&quot;CUST_&quot; &amp;[.A13]" table:style-name="ce1">
            <text:p>CUST_NEN47_12_naaldhout</text:p>
          </table:table-cell>
          <table:table-cell table:style-name="ce1"/>
          <table:table-cell office:value-type="string" office:string-value="CUST_NEN47_12_naaldhout" table:formula="of:=[.A41]" table:style-name="ce1">
            <text:p>CUST_NEN47_12_naaldhout</text:p>
          </table:table-cell>
          <table:table-cell office:value-type="string" office:string-value="naaldhout" table:formula="of:=[cut_patterns_base.D13]" table:style-name="ce1">
            <text:p>naaldhout</text:p>
          </table:table-cell>
          <table:table-cell office:value-type="string" office:string-value="NEN47_12_naaldhout" table:formula="of:=[.E13]" table:style-name="ce1">
            <text:p>NEN47_12_naaldhout</text:p>
          </table:table-cell>
          <table:table-cell office:value-type="string" table:style-name="ce1">
            <text:p>230, 190, 155, 255</text:p>
          </table:table-cell>
          <table:table-cell office:value-type="string" table:style-name="ce1">
            <text:p>#E6BE9B</text:p>
          </table:table-cell>
          <table:table-cell office:value-type="string" table:style-name="ce4">
            <text:p>1.5</text:p>
          </table:table-cell>
          <table:table-cell office:value-type="string" table:style-name="ce4">
            <text:p>1.5</text:p>
          </table:table-cell>
          <table:table-cell office:value-type="string" office:string-value="&lt;path style=&quot;fill: #E6BE9B;&quot; d=&quot;M 0 0 1.5 0 1.5 1.5 0 1.5&quot; /&gt;" table:formula="of:=&quot;&lt;path style=&quot; &amp; &quot;&quot;&quot;&quot; &amp; &quot;fill: &quot; &amp;[.G41] &amp; &quot;;&quot; &amp; &quot;&quot;&quot;&quot; &amp; &quot; d=&quot; &amp; &quot;&quot;&quot;&quot; &amp; &quot;M 0 0 &quot; &amp; [.H41] &amp; &quot; 0 &quot; &amp; [.H41] &amp; &quot; &quot; &amp; [.H41]  &amp; &quot; 0 &quot;&amp; [.H41] &amp;&quot;&quot;&quot;&quot; &amp;&quot; /&gt;&quot;" table:style-name="ce1">
            <text:p>&lt;path style="fill: #E6BE9B;" d="M 0 0 1.5 0 1.5 1.5 0 1.5" /&gt;</text:p>
          </table:table-cell>
          <table:table-cell office:value-type="float" office:value="0" table:formula="of:=[.K13]" table:style-name="ce4">
            <text:p>0</text:p>
          </table:table-cell>
          <table:table-cell office:value-type="float" office:value="0" table:formula="of:=[.L13]" table:style-name="ce4">
            <text:p>0</text:p>
          </table:table-cell>
          <table:table-cell office:value-type="boolean" office:boolean-value="true" table:formula="of:=[.M13]" table:style-name="ce4">
            <text:p>TRUE</text:p>
          </table:table-cell>
          <table:table-cell office:value-type="boolean" office:boolean-value="true" table:formula="of:=[.N13]" table:style-name="ce4">
            <text:p>TRUE</text:p>
          </table:table-cell>
          <table:table-cell office:value-type="boolean" office:boolean-value="true" table:formula="of:=[.O13]" table:style-name="ce4">
            <text:p>TRUE</text:p>
          </table:table-cell>
          <table:table-cell office:value-type="boolean" office:boolean-value="true" table:formula="of:=[.P13]" table:style-name="ce4">
            <text:p>TRUE</text:p>
          </table:table-cell>
          <table:table-cell office:value-type="boolean" office:boolean-value="true" table:formula="of:=[.Q13]" table:style-name="ce4">
            <text:p>TRUE</text:p>
          </table:table-cell>
          <table:table-cell office:value-type="boolean" office:boolean-value="true" table:formula="of:=[.R13]" table:style-name="ce4">
            <text:p>TRUE</text:p>
          </table:table-cell>
          <table:table-cell office:value-type="boolean" office:boolean-value="true" table:formula="of:=[.R41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3_loofhout" table:formula="of:=&quot;CUST_&quot; &amp;[.A14]" table:style-name="ce1">
            <text:p>CUST_NEN47_13_loofhout</text:p>
          </table:table-cell>
          <table:table-cell table:style-name="ce1"/>
          <table:table-cell office:value-type="string" office:string-value="CUST_NEN47_13_loofhout" table:formula="of:=[.A42]" table:style-name="ce1">
            <text:p>CUST_NEN47_13_loofhout</text:p>
          </table:table-cell>
          <table:table-cell office:value-type="string" office:string-value="loofhout" table:formula="of:=[cut_patterns_base.D14]" table:style-name="ce1">
            <text:p>loofhout</text:p>
          </table:table-cell>
          <table:table-cell office:value-type="string" office:string-value="NEN47_13_loofhout" table:formula="of:=[.E14]" table:style-name="ce1">
            <text:p>NEN47_13_loofhout</text:p>
          </table:table-cell>
          <table:table-cell office:value-type="string" table:style-name="ce1">
            <text:p>210, 175, 135, 255</text:p>
          </table:table-cell>
          <table:table-cell office:value-type="string" table:style-name="ce1">
            <text:p>#D2AF87</text:p>
          </table:table-cell>
          <table:table-cell office:value-type="string" table:style-name="ce4">
            <text:p>1.5</text:p>
          </table:table-cell>
          <table:table-cell office:value-type="string" table:style-name="ce4">
            <text:p>1.5</text:p>
          </table:table-cell>
          <table:table-cell office:value-type="string" office:string-value="&lt;path style=&quot;fill: #D2AF87;&quot; d=&quot;M 0 0 1.5 0 1.5 1.5 0 1.5&quot; /&gt;" table:formula="of:=&quot;&lt;path style=&quot; &amp; &quot;&quot;&quot;&quot; &amp; &quot;fill: &quot; &amp;[.G42] &amp; &quot;;&quot; &amp; &quot;&quot;&quot;&quot; &amp; &quot; d=&quot; &amp; &quot;&quot;&quot;&quot; &amp; &quot;M 0 0 &quot; &amp; [.H42] &amp; &quot; 0 &quot; &amp; [.H42] &amp; &quot; &quot; &amp; [.H42]  &amp; &quot; 0 &quot;&amp; [.H42] &amp;&quot;&quot;&quot;&quot; &amp;&quot; /&gt;&quot;" table:style-name="ce1">
            <text:p>&lt;path style="fill: #D2AF87;" d="M 0 0 1.5 0 1.5 1.5 0 1.5" /&gt;</text:p>
          </table:table-cell>
          <table:table-cell office:value-type="float" office:value="0" table:formula="of:=[.K14]" table:style-name="ce4">
            <text:p>0</text:p>
          </table:table-cell>
          <table:table-cell office:value-type="float" office:value="0" table:formula="of:=[.L14]" table:style-name="ce4">
            <text:p>0</text:p>
          </table:table-cell>
          <table:table-cell office:value-type="boolean" office:boolean-value="true" table:formula="of:=[.M14]" table:style-name="ce4">
            <text:p>TRUE</text:p>
          </table:table-cell>
          <table:table-cell office:value-type="boolean" office:boolean-value="true" table:formula="of:=[.N14]" table:style-name="ce4">
            <text:p>TRUE</text:p>
          </table:table-cell>
          <table:table-cell office:value-type="boolean" office:boolean-value="true" table:formula="of:=[.O14]" table:style-name="ce4">
            <text:p>TRUE</text:p>
          </table:table-cell>
          <table:table-cell office:value-type="boolean" office:boolean-value="true" table:formula="of:=[.P14]" table:style-name="ce4">
            <text:p>TRUE</text:p>
          </table:table-cell>
          <table:table-cell office:value-type="boolean" office:boolean-value="true" table:formula="of:=[.Q14]" table:style-name="ce4">
            <text:p>TRUE</text:p>
          </table:table-cell>
          <table:table-cell office:value-type="boolean" office:boolean-value="true" table:formula="of:=[.R14]" table:style-name="ce4">
            <text:p>TRUE</text:p>
          </table:table-cell>
          <table:table-cell office:value-type="boolean" office:boolean-value="true" table:formula="of:=[.R42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4_naald_loofhout_langsarcering" table:formula="of:=&quot;CUST_&quot; &amp;[.A15]" table:style-name="ce1">
            <text:p>CUST_NEN47_14_naald_loofhout_langsarcering</text:p>
          </table:table-cell>
          <table:table-cell table:style-name="ce1"/>
          <table:table-cell office:value-type="string" office:string-value="CUST_NEN47_14_naald_loofhout_langsarcering" table:formula="of:=[.A43]" table:style-name="ce1">
            <text:p>CUST_NEN47_14_naald_loofhout_langsarcering</text:p>
          </table:table-cell>
          <table:table-cell office:value-type="string" office:string-value="naaldloofhoutlangsarcering" table:formula="of:=[cut_patterns_base.D15]" table:style-name="ce1">
            <text:p>naaldloofhoutlangsarcering</text:p>
          </table:table-cell>
          <table:table-cell office:value-type="string" office:string-value="NEN47_14_naald_loofhout_langsarcering" table:formula="of:=[.E15]" table:style-name="ce1">
            <text:p>NEN47_14_naald_loofhout_langsarcering</text:p>
          </table:table-cell>
          <table:table-cell office:value-type="string" table:style-name="ce1">
            <text:p>230, 190, 155, 255</text:p>
          </table:table-cell>
          <table:table-cell office:value-type="string" table:style-name="ce1">
            <text:p>#E6BE9B</text:p>
          </table:table-cell>
          <table:table-cell office:value-type="string" table:style-name="ce4">
            <text:p>1.5</text:p>
          </table:table-cell>
          <table:table-cell office:value-type="string" table:style-name="ce4">
            <text:p>1.5</text:p>
          </table:table-cell>
          <table:table-cell office:value-type="string" office:string-value="&lt;path style=&quot;fill: #E6BE9B;&quot; d=&quot;M 0 0 1.5 0 1.5 1.5 0 1.5&quot; /&gt;" table:formula="of:=&quot;&lt;path style=&quot; &amp; &quot;&quot;&quot;&quot; &amp; &quot;fill: &quot; &amp;[.G43] &amp; &quot;;&quot; &amp; &quot;&quot;&quot;&quot; &amp; &quot; d=&quot; &amp; &quot;&quot;&quot;&quot; &amp; &quot;M 0 0 &quot; &amp; [.H43] &amp; &quot; 0 &quot; &amp; [.H43] &amp; &quot; &quot; &amp; [.H43]  &amp; &quot; 0 &quot;&amp; [.H43] &amp;&quot;&quot;&quot;&quot; &amp;&quot; /&gt;&quot;" table:style-name="ce1">
            <text:p>&lt;path style="fill: #E6BE9B;" d="M 0 0 1.5 0 1.5 1.5 0 1.5" /&gt;</text:p>
          </table:table-cell>
          <table:table-cell office:value-type="float" office:value="0" table:formula="of:=[.K15]" table:style-name="ce4">
            <text:p>0</text:p>
          </table:table-cell>
          <table:table-cell office:value-type="float" office:value="0" table:formula="of:=[.L15]" table:style-name="ce4">
            <text:p>0</text:p>
          </table:table-cell>
          <table:table-cell office:value-type="boolean" office:boolean-value="true" table:formula="of:=[.M15]" table:style-name="ce4">
            <text:p>TRUE</text:p>
          </table:table-cell>
          <table:table-cell office:value-type="boolean" office:boolean-value="true" table:formula="of:=[.N15]" table:style-name="ce4">
            <text:p>TRUE</text:p>
          </table:table-cell>
          <table:table-cell office:value-type="boolean" office:boolean-value="true" table:formula="of:=[.O15]" table:style-name="ce4">
            <text:p>TRUE</text:p>
          </table:table-cell>
          <table:table-cell office:value-type="boolean" office:boolean-value="true" table:formula="of:=[.P15]" table:style-name="ce4">
            <text:p>TRUE</text:p>
          </table:table-cell>
          <table:table-cell office:value-type="boolean" office:boolean-value="true" table:formula="of:=[.Q15]" table:style-name="ce4">
            <text:p>TRUE</text:p>
          </table:table-cell>
          <table:table-cell office:value-type="boolean" office:boolean-value="true" table:formula="of:=[.R15]" table:style-name="ce4">
            <text:p>TRUE</text:p>
          </table:table-cell>
          <table:table-cell office:value-type="boolean" office:boolean-value="true" table:formula="of:=[.R43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6_bekledingsplaat" table:formula="of:=&quot;CUST_&quot; &amp;[.A16]" table:style-name="ce1">
            <text:p>CUST_NEN47_16_bekledingsplaat</text:p>
          </table:table-cell>
          <table:table-cell table:style-name="ce1"/>
          <table:table-cell office:value-type="string" office:string-value="CUST_NEN47_16_bekledingsplaat" table:formula="of:=[.A44]" table:style-name="ce1">
            <text:p>CUST_NEN47_16_bekledingsplaat</text:p>
          </table:table-cell>
          <table:table-cell office:value-type="string" office:string-value="bekledingsplaat" table:formula="of:=[cut_patterns_base.D16]" table:style-name="ce1">
            <text:p>bekledingsplaat</text:p>
          </table:table-cell>
          <table:table-cell office:value-type="string" office:string-value="NEN47_16_bekledingsplaat" table:formula="of:=[.E16]" table:style-name="ce1">
            <text:p>NEN47_16_bekledingsplaat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string" table:style-name="ce4">
            <text:p>1.5</text:p>
          </table:table-cell>
          <table:table-cell office:value-type="string" table:style-name="ce4">
            <text:p>1.5</text:p>
          </table:table-cell>
          <table:table-cell office:value-type="string" office:string-value="&lt;path style=&quot;fill: #C0C0C0;&quot; d=&quot;M 0 0 1.5 0 1.5 1.5 0 1.5&quot; /&gt;" table:formula="of:=&quot;&lt;path style=&quot; &amp; &quot;&quot;&quot;&quot; &amp; &quot;fill: &quot; &amp;[.G44] &amp; &quot;;&quot; &amp; &quot;&quot;&quot;&quot; &amp; &quot; d=&quot; &amp; &quot;&quot;&quot;&quot; &amp; &quot;M 0 0 &quot; &amp; [.H44] &amp; &quot; 0 &quot; &amp; [.H44] &amp; &quot; &quot; &amp; [.H44]  &amp; &quot; 0 &quot;&amp; [.H44] &amp;&quot;&quot;&quot;&quot; &amp;&quot; /&gt;&quot;" table:style-name="ce1">
            <text:p>&lt;path style="fill: #C0C0C0;" d="M 0 0 1.5 0 1.5 1.5 0 1.5" /&gt;</text:p>
          </table:table-cell>
          <table:table-cell office:value-type="float" office:value="0" table:formula="of:=[.K16]" table:style-name="ce4">
            <text:p>0</text:p>
          </table:table-cell>
          <table:table-cell office:value-type="float" office:value="0" table:formula="of:=[.L16]" table:style-name="ce4">
            <text:p>0</text:p>
          </table:table-cell>
          <table:table-cell office:value-type="boolean" office:boolean-value="true" table:formula="of:=[.M16]" table:style-name="ce4">
            <text:p>TRUE</text:p>
          </table:table-cell>
          <table:table-cell office:value-type="boolean" office:boolean-value="true" table:formula="of:=[.N16]" table:style-name="ce4">
            <text:p>TRUE</text:p>
          </table:table-cell>
          <table:table-cell office:value-type="boolean" office:boolean-value="true" table:formula="of:=[.O16]" table:style-name="ce4">
            <text:p>TRUE</text:p>
          </table:table-cell>
          <table:table-cell office:value-type="boolean" office:boolean-value="true" table:formula="of:=[.P16]" table:style-name="ce4">
            <text:p>TRUE</text:p>
          </table:table-cell>
          <table:table-cell office:value-type="boolean" office:boolean-value="true" table:formula="of:=[.Q16]" table:style-name="ce4">
            <text:p>TRUE</text:p>
          </table:table-cell>
          <table:table-cell office:value-type="boolean" office:boolean-value="true" table:formula="of:=[.R16]" table:style-name="ce4">
            <text:p>TRUE</text:p>
          </table:table-cell>
          <table:table-cell office:value-type="boolean" office:boolean-value="true" table:formula="of:=[.R44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7_isolatie" table:formula="of:=&quot;CUST_&quot; &amp;[.A17]" table:style-name="ce1">
            <text:p>CUST_NEN47_17_isolatie</text:p>
          </table:table-cell>
          <table:table-cell table:style-name="ce1"/>
          <table:table-cell office:value-type="string" office:string-value="CUST_NEN47_17_isolatie" table:formula="of:=[.A45]" table:style-name="ce1">
            <text:p>CUST_NEN47_17_isolatie</text:p>
          </table:table-cell>
          <table:table-cell office:value-type="string" office:string-value="isolatie" table:formula="of:=[cut_patterns_base.D17]" table:style-name="ce1">
            <text:p>isolatie</text:p>
          </table:table-cell>
          <table:table-cell office:value-type="string" office:string-value="NEN47_17_isolatie" table:formula="of:=[.E17]" table:style-name="ce1">
            <text:p>NEN47_17_isolatie</text:p>
          </table:table-cell>
          <table:table-cell office:value-type="string" table:style-name="ce1">
            <text:p>255, 240, 160, 255</text:p>
          </table:table-cell>
          <table:table-cell office:value-type="string" table:style-name="ce1">
            <text:p>#FFF0A0</text:p>
          </table:table-cell>
          <table:table-cell office:value-type="string" table:style-name="ce4">
            <text:p>3.64</text:p>
          </table:table-cell>
          <table:table-cell office:value-type="float" office:value="3" table:style-name="ce4">
            <text:p>3</text:p>
          </table:table-cell>
          <table:table-cell office:value-type="string" office:string-value="&lt;path style=&quot;fill: #FFF0A0;&quot; d=&quot;M 0 0 3.64 0 3.64 3.64 0 3.64&quot; /&gt;" table:formula="of:=&quot;&lt;path style=&quot; &amp; &quot;&quot;&quot;&quot; &amp; &quot;fill: &quot; &amp;[.G45] &amp; &quot;;&quot; &amp; &quot;&quot;&quot;&quot; &amp; &quot; d=&quot; &amp; &quot;&quot;&quot;&quot; &amp; &quot;M 0 0 &quot; &amp; [.H45] &amp; &quot; 0 &quot; &amp; [.H45] &amp; &quot; &quot; &amp; [.H45]  &amp; &quot; 0 &quot;&amp; [.H45] &amp;&quot;&quot;&quot;&quot; &amp;&quot; /&gt;&quot;" table:style-name="ce1">
            <text:p>&lt;path style="fill: #FFF0A0;" d="M 0 0 3.64 0 3.64 3.64 0 3.64" /&gt;</text:p>
          </table:table-cell>
          <table:table-cell office:value-type="float" office:value="0" table:formula="of:=[.K17]" table:style-name="ce4">
            <text:p>0</text:p>
          </table:table-cell>
          <table:table-cell office:value-type="boolean" office:boolean-value="true" table:formula="of:=[.L17]" table:style-name="ce4">
            <text:p>TRUE</text:p>
          </table:table-cell>
          <table:table-cell office:value-type="boolean" office:boolean-value="true" table:formula="of:=[.M17]" table:style-name="ce4">
            <text:p>TRUE</text:p>
          </table:table-cell>
          <table:table-cell office:value-type="boolean" office:boolean-value="true" table:formula="of:=[.N17]" table:style-name="ce4">
            <text:p>TRUE</text:p>
          </table:table-cell>
          <table:table-cell office:value-type="boolean" office:boolean-value="true" table:formula="of:=[.O17]" table:style-name="ce4">
            <text:p>TRUE</text:p>
          </table:table-cell>
          <table:table-cell office:value-type="boolean" office:boolean-value="true" table:formula="of:=[.P17]" table:style-name="ce4">
            <text:p>TRUE</text:p>
          </table:table-cell>
          <table:table-cell office:value-type="boolean" office:boolean-value="true" table:formula="of:=[.Q17]" table:style-name="ce4">
            <text:p>TRUE</text:p>
          </table:table-cell>
          <table:table-cell office:value-type="boolean" office:boolean-value="true" table:formula="of:=[.R17]" table:style-name="ce4">
            <text:p>TRUE</text:p>
          </table:table-cell>
          <table:table-cell office:value-type="boolean" office:boolean-value="true" table:formula="of:=[.R45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8_staal" table:formula="of:=&quot;CUST_&quot; &amp;[.A18]" table:style-name="ce1">
            <text:p>CUST_NEN47_18_staal</text:p>
          </table:table-cell>
          <table:table-cell table:style-name="ce1"/>
          <table:table-cell office:value-type="string" office:string-value="CUST_NEN47_18_staal" table:formula="of:=[.A46]" table:style-name="ce1">
            <text:p>CUST_NEN47_18_staal</text:p>
          </table:table-cell>
          <table:table-cell office:value-type="string" office:string-value="staal" table:formula="of:=[cut_patterns_base.D18]" table:style-name="ce1">
            <text:p>staal</text:p>
          </table:table-cell>
          <table:table-cell office:value-type="string" office:string-value="NEN47_18_staal" table:formula="of:=[.E18]" table:style-name="ce1">
            <text:p>NEN47_18_staal</text:p>
          </table:table-cell>
          <table:table-cell table:number-columns-repeated="2" table:style-name="ce1"/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no_background</text:p>
          </table:table-cell>
          <table:table-cell office:value-type="boolean" office:boolean-value="true" table:formula="of:=[.K18]" table:style-name="ce4">
            <text:p>TRUE</text:p>
          </table:table-cell>
          <table:table-cell office:value-type="float" office:value="0" table:formula="of:=[.L18]" table:style-name="ce4">
            <text:p>0</text:p>
          </table:table-cell>
          <table:table-cell office:value-type="float" office:value="0" table:formula="of:=[.M18]" table:style-name="ce4">
            <text:p>0</text:p>
          </table:table-cell>
          <table:table-cell office:value-type="float" office:value="0" table:formula="of:=[.N18]" table:style-name="ce4">
            <text:p>0</text:p>
          </table:table-cell>
          <table:table-cell office:value-type="float" office:value="0" table:formula="of:=[.O18]" table:style-name="ce4">
            <text:p>0</text:p>
          </table:table-cell>
          <table:table-cell office:value-type="float" office:value="0" table:formula="of:=[.P18]" table:style-name="ce4">
            <text:p>0</text:p>
          </table:table-cell>
          <table:table-cell office:value-type="float" office:value="0" table:formula="of:=[.Q18]" table:style-name="ce4">
            <text:p>0</text:p>
          </table:table-cell>
          <table:table-cell office:value-type="float" office:value="0" table:formula="of:=[.R18]" table:style-name="ce4">
            <text:p>0</text:p>
          </table:table-cell>
          <table:table-cell office:value-type="float" office:value="0" table:formula="of:=[.R46]" table:style-name="ce4">
            <text:p>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9_aluminium_brons_koper" table:formula="of:=&quot;CUST_&quot; &amp;[.A19]" table:style-name="ce1">
            <text:p>CUST_NEN47_19_aluminium_brons_koper</text:p>
          </table:table-cell>
          <table:table-cell table:style-name="ce1"/>
          <table:table-cell office:value-type="string" office:string-value="CUST_NEN47_19_aluminium_brons_koper" table:formula="of:=[.A47]" table:style-name="ce1">
            <text:p>CUST_NEN47_19_aluminium_brons_koper</text:p>
          </table:table-cell>
          <table:table-cell office:value-type="string" office:string-value="aluminiumbronskoper" table:formula="of:=[cut_patterns_base.D19]" table:style-name="ce1">
            <text:p>aluminiumbronskoper</text:p>
          </table:table-cell>
          <table:table-cell office:value-type="string" office:string-value="NEN47_19_aluminium_brons_koper" table:formula="of:=[.E19]" table:style-name="ce1">
            <text:p>NEN47_19_aluminium_brons_koper</text:p>
          </table:table-cell>
          <table:table-cell table:number-columns-repeated="2" table:style-name="ce1"/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no_background</text:p>
          </table:table-cell>
          <table:table-cell office:value-type="boolean" office:boolean-value="true" table:formula="of:=[.K19]" table:style-name="ce4">
            <text:p>TRUE</text:p>
          </table:table-cell>
          <table:table-cell office:value-type="float" office:value="0" table:formula="of:=[.L19]" table:style-name="ce4">
            <text:p>0</text:p>
          </table:table-cell>
          <table:table-cell office:value-type="float" office:value="0" table:formula="of:=[.M19]" table:style-name="ce4">
            <text:p>0</text:p>
          </table:table-cell>
          <table:table-cell office:value-type="float" office:value="0" table:formula="of:=[.N19]" table:style-name="ce4">
            <text:p>0</text:p>
          </table:table-cell>
          <table:table-cell office:value-type="float" office:value="0" table:formula="of:=[.O19]" table:style-name="ce4">
            <text:p>0</text:p>
          </table:table-cell>
          <table:table-cell office:value-type="float" office:value="0" table:formula="of:=[.P19]" table:style-name="ce4">
            <text:p>0</text:p>
          </table:table-cell>
          <table:table-cell office:value-type="float" office:value="0" table:formula="of:=[.Q19]" table:style-name="ce4">
            <text:p>0</text:p>
          </table:table-cell>
          <table:table-cell office:value-type="float" office:value="0" table:formula="of:=[.R19]" table:style-name="ce4">
            <text:p>0</text:p>
          </table:table-cell>
          <table:table-cell office:value-type="float" office:value="0" table:formula="of:=[.R47]" table:style-name="ce4">
            <text:p>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0_lood" table:formula="of:=&quot;CUST_&quot; &amp;[.A20]" table:style-name="ce1">
            <text:p>CUST_NEN47_20_lood</text:p>
          </table:table-cell>
          <table:table-cell table:style-name="ce1"/>
          <table:table-cell office:value-type="string" office:string-value="CUST_NEN47_20_lood" table:formula="of:=[.A48]" table:style-name="ce1">
            <text:p>CUST_NEN47_20_lood</text:p>
          </table:table-cell>
          <table:table-cell office:value-type="string" office:string-value="lood" table:formula="of:=[cut_patterns_base.D20]" table:style-name="ce1">
            <text:p>lood</text:p>
          </table:table-cell>
          <table:table-cell office:value-type="string" office:string-value="NEN47_20_lood" table:formula="of:=[.E20]" table:style-name="ce1">
            <text:p>NEN47_20_lood</text:p>
          </table:table-cell>
          <table:table-cell table:number-columns-repeated="2" table:style-name="ce1"/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no_background</text:p>
          </table:table-cell>
          <table:table-cell office:value-type="float" office:value="0" table:formula="of:=[.K20]" table:style-name="ce4">
            <text:p>0</text:p>
          </table:table-cell>
          <table:table-cell office:value-type="float" office:value="0" table:formula="of:=[.L20]" table:style-name="ce4">
            <text:p>0</text:p>
          </table:table-cell>
          <table:table-cell office:value-type="float" office:value="0" table:formula="of:=[.M20]" table:style-name="ce4">
            <text:p>0</text:p>
          </table:table-cell>
          <table:table-cell office:value-type="boolean" office:boolean-value="true" table:formula="of:=[.N20]" table:style-name="ce4">
            <text:p>TRUE</text:p>
          </table:table-cell>
          <table:table-cell office:value-type="boolean" office:boolean-value="true" table:formula="of:=[.O20]" table:style-name="ce4">
            <text:p>TRUE</text:p>
          </table:table-cell>
          <table:table-cell office:value-type="boolean" office:boolean-value="true" table:formula="of:=[.P20]" table:style-name="ce4">
            <text:p>TRUE</text:p>
          </table:table-cell>
          <table:table-cell office:value-type="boolean" office:boolean-value="true" table:formula="of:=[.Q20]" table:style-name="ce4">
            <text:p>TRUE</text:p>
          </table:table-cell>
          <table:table-cell office:value-type="boolean" office:boolean-value="true" table:formula="of:=[.R20]" table:style-name="ce4">
            <text:p>TRUE</text:p>
          </table:table-cell>
          <table:table-cell office:value-type="boolean" office:boolean-value="true" table:formula="of:=[.R48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1_zink" table:formula="of:=&quot;CUST_&quot; &amp;[.A21]" table:style-name="ce1">
            <text:p>CUST_NEN47_21_zink</text:p>
          </table:table-cell>
          <table:table-cell table:style-name="ce1"/>
          <table:table-cell office:value-type="string" office:string-value="CUST_NEN47_21_zink" table:formula="of:=[.A49]" table:style-name="ce1">
            <text:p>CUST_NEN47_21_zink</text:p>
          </table:table-cell>
          <table:table-cell office:value-type="string" office:string-value="zink" table:formula="of:=[cut_patterns_base.D21]" table:style-name="ce1">
            <text:p>zink</text:p>
          </table:table-cell>
          <table:table-cell office:value-type="string" office:string-value="NEN47_21_zink" table:formula="of:=[.E21]" table:style-name="ce1">
            <text:p>NEN47_21_zink</text:p>
          </table:table-cell>
          <table:table-cell table:number-columns-repeated="2" table:style-name="ce1"/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no_background</text:p>
          </table:table-cell>
          <table:table-cell office:value-type="boolean" office:boolean-value="true" table:formula="of:=[.K21]" table:style-name="ce4">
            <text:p>TRUE</text:p>
          </table:table-cell>
          <table:table-cell office:value-type="float" office:value="0" table:formula="of:=[.L21]" table:style-name="ce4">
            <text:p>0</text:p>
          </table:table-cell>
          <table:table-cell office:value-type="float" office:value="0" table:formula="of:=[.M21]" table:style-name="ce4">
            <text:p>0</text:p>
          </table:table-cell>
          <table:table-cell office:value-type="float" office:value="0" table:formula="of:=[.N21]" table:style-name="ce4">
            <text:p>0</text:p>
          </table:table-cell>
          <table:table-cell office:value-type="float" office:value="0" table:formula="of:=[.O21]" table:style-name="ce4">
            <text:p>0</text:p>
          </table:table-cell>
          <table:table-cell office:value-type="float" office:value="0" table:formula="of:=[.P21]" table:style-name="ce4">
            <text:p>0</text:p>
          </table:table-cell>
          <table:table-cell office:value-type="float" office:value="0" table:formula="of:=[.Q21]" table:style-name="ce4">
            <text:p>0</text:p>
          </table:table-cell>
          <table:table-cell office:value-type="float" office:value="0" table:formula="of:=[.R21]" table:style-name="ce4">
            <text:p>0</text:p>
          </table:table-cell>
          <table:table-cell office:value-type="float" office:value="0" table:formula="of:=[.R49]" table:style-name="ce4">
            <text:p>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2_kunststof" table:formula="of:=&quot;CUST_&quot; &amp;[.A22]" table:style-name="ce1">
            <text:p>CUST_NEN47_22_kunststof</text:p>
          </table:table-cell>
          <table:table-cell table:style-name="ce1"/>
          <table:table-cell office:value-type="string" office:string-value="CUST_NEN47_22_kunststof" table:formula="of:=[.A50]" table:style-name="ce1">
            <text:p>CUST_NEN47_22_kunststof</text:p>
          </table:table-cell>
          <table:table-cell office:value-type="string" office:string-value="kunststof" table:formula="of:=[cut_patterns_base.D22]" table:style-name="ce1">
            <text:p>kunststof</text:p>
          </table:table-cell>
          <table:table-cell office:value-type="string" office:string-value="NEN47_22_kunststof" table:formula="of:=[.E22]" table:style-name="ce1">
            <text:p>NEN47_22_kunststof</text:p>
          </table:table-cell>
          <table:table-cell table:number-columns-repeated="2" table:style-name="ce1"/>
          <table:table-cell office:value-type="string" table:style-name="ce4">
            <text:p>1.5</text:p>
          </table:table-cell>
          <table:table-cell office:value-type="string" table:style-name="ce4">
            <text:p>1.5</text:p>
          </table:table-cell>
          <table:table-cell office:value-type="string" table:style-name="ce1">
            <text:p>no_background</text:p>
          </table:table-cell>
          <table:table-cell office:value-type="float" office:value="0" table:formula="of:=[.K22]" table:style-name="ce4">
            <text:p>0</text:p>
          </table:table-cell>
          <table:table-cell office:value-type="float" office:value="0" table:formula="of:=[.L22]" table:style-name="ce4">
            <text:p>0</text:p>
          </table:table-cell>
          <table:table-cell office:value-type="float" office:value="0" table:formula="of:=[.M22]" table:style-name="ce4">
            <text:p>0</text:p>
          </table:table-cell>
          <table:table-cell office:value-type="boolean" office:boolean-value="true" table:formula="of:=[.N22]" table:style-name="ce4">
            <text:p>TRUE</text:p>
          </table:table-cell>
          <table:table-cell office:value-type="boolean" office:boolean-value="true" table:formula="of:=[.O22]" table:style-name="ce4">
            <text:p>TRUE</text:p>
          </table:table-cell>
          <table:table-cell office:value-type="boolean" office:boolean-value="true" table:formula="of:=[.P22]" table:style-name="ce4">
            <text:p>TRUE</text:p>
          </table:table-cell>
          <table:table-cell office:value-type="boolean" office:boolean-value="true" table:formula="of:=[.Q22]" table:style-name="ce4">
            <text:p>TRUE</text:p>
          </table:table-cell>
          <table:table-cell office:value-type="boolean" office:boolean-value="true" table:formula="of:=[.R22]" table:style-name="ce4">
            <text:p>TRUE</text:p>
          </table:table-cell>
          <table:table-cell office:value-type="boolean" office:boolean-value="true" table:formula="of:=[.R50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3_afdichtingsmiddel" table:formula="of:=&quot;CUST_&quot; &amp;[.A23]" table:style-name="ce1">
            <text:p>CUST_NEN47_23_afdichtingsmiddel</text:p>
          </table:table-cell>
          <table:table-cell table:style-name="ce1"/>
          <table:table-cell office:value-type="string" office:string-value="CUST_NEN47_23_afdichtingsmiddel" table:formula="of:=[.A51]" table:style-name="ce1">
            <text:p>CUST_NEN47_23_afdichtingsmiddel</text:p>
          </table:table-cell>
          <table:table-cell office:value-type="string" office:string-value="afdichtingsmiddel" table:formula="of:=[cut_patterns_base.D23]" table:style-name="ce1">
            <text:p>afdichtingsmiddel</text:p>
          </table:table-cell>
          <table:table-cell office:value-type="string" office:string-value="NEN47_23_afdichtingsmiddel" table:formula="of:=[.E23]" table:style-name="ce1">
            <text:p>NEN47_23_afdichtingsmiddel</text:p>
          </table:table-cell>
          <table:table-cell table:number-columns-repeated="2" table:style-name="ce1"/>
          <table:table-cell office:value-type="float" office:value="50" table:style-name="ce4">
            <text:p>50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no_background</text:p>
          </table:table-cell>
          <table:table-cell office:value-type="float" office:value="0" table:formula="of:=[.K23]" table:style-name="ce4">
            <text:p>0</text:p>
          </table:table-cell>
          <table:table-cell office:value-type="float" office:value="0" table:formula="of:=[.L23]" table:style-name="ce4">
            <text:p>0</text:p>
          </table:table-cell>
          <table:table-cell office:value-type="float" office:value="0" table:formula="of:=[.M23]" table:style-name="ce4">
            <text:p>0</text:p>
          </table:table-cell>
          <table:table-cell office:value-type="boolean" office:boolean-value="true" table:formula="of:=[.N23]" table:style-name="ce4">
            <text:p>TRUE</text:p>
          </table:table-cell>
          <table:table-cell office:value-type="boolean" office:boolean-value="true" table:formula="of:=[.O23]" table:style-name="ce4">
            <text:p>TRUE</text:p>
          </table:table-cell>
          <table:table-cell office:value-type="boolean" office:boolean-value="true" table:formula="of:=[.P23]" table:style-name="ce4">
            <text:p>TRUE</text:p>
          </table:table-cell>
          <table:table-cell office:value-type="boolean" office:boolean-value="true" table:formula="of:=[.Q23]" table:style-name="ce4">
            <text:p>TRUE</text:p>
          </table:table-cell>
          <table:table-cell office:value-type="boolean" office:boolean-value="true" table:formula="of:=[.R23]" table:style-name="ce4">
            <text:p>TRUE</text:p>
          </table:table-cell>
          <table:table-cell office:value-type="boolean" office:boolean-value="true" table:formula="of:=[.R51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4_bitumen" table:formula="of:=&quot;CUST_&quot; &amp;[.A24]" table:style-name="ce1">
            <text:p>CUST_NEN47_24_bitumen</text:p>
          </table:table-cell>
          <table:table-cell table:style-name="ce1"/>
          <table:table-cell office:value-type="string" office:string-value="CUST_NEN47_24_bitumen" table:formula="of:=[.A52]" table:style-name="ce1">
            <text:p>CUST_NEN47_24_bitumen</text:p>
          </table:table-cell>
          <table:table-cell office:value-type="string" office:string-value="bitumen" table:formula="of:=[cut_patterns_base.D24]" table:style-name="ce1">
            <text:p>bitumen</text:p>
          </table:table-cell>
          <table:table-cell office:value-type="string" office:string-value="NEN47_24_bitumen" table:formula="of:=[.E24]" table:style-name="ce1">
            <text:p>NEN47_24_bitumen</text:p>
          </table:table-cell>
          <table:table-cell table:number-columns-repeated="2" table:style-name="ce1"/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no_background</text:p>
          </table:table-cell>
          <table:table-cell office:value-type="boolean" office:boolean-value="true" table:formula="of:=[.K24]" table:style-name="ce4">
            <text:p>TRUE</text:p>
          </table:table-cell>
          <table:table-cell office:value-type="float" office:value="0" table:formula="of:=[.L24]" table:style-name="ce4">
            <text:p>0</text:p>
          </table:table-cell>
          <table:table-cell office:value-type="float" office:value="0" table:formula="of:=[.M24]" table:style-name="ce4">
            <text:p>0</text:p>
          </table:table-cell>
          <table:table-cell office:value-type="float" office:value="0" table:formula="of:=[.N24]" table:style-name="ce4">
            <text:p>0</text:p>
          </table:table-cell>
          <table:table-cell office:value-type="float" office:value="0" table:formula="of:=[.O24]" table:style-name="ce4">
            <text:p>0</text:p>
          </table:table-cell>
          <table:table-cell office:value-type="float" office:value="0" table:formula="of:=[.P24]" table:style-name="ce4">
            <text:p>0</text:p>
          </table:table-cell>
          <table:table-cell office:value-type="float" office:value="0" table:formula="of:=[.Q24]" table:style-name="ce4">
            <text:p>0</text:p>
          </table:table-cell>
          <table:table-cell office:value-type="float" office:value="0" table:formula="of:=[.R24]" table:style-name="ce4">
            <text:p>0</text:p>
          </table:table-cell>
          <table:table-cell office:value-type="float" office:value="0" table:formula="of:=[.R52]" table:style-name="ce4">
            <text:p>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5_maaiveld" table:formula="of:=&quot;CUST_&quot; &amp;[.A25]" table:style-name="ce1">
            <text:p>CUST_NEN47_25_maaiveld</text:p>
          </table:table-cell>
          <table:table-cell table:style-name="ce1"/>
          <table:table-cell office:value-type="string" office:string-value="CUST_NEN47_25_maaiveld" table:formula="of:=[.A53]" table:style-name="ce1">
            <text:p>CUST_NEN47_25_maaiveld</text:p>
          </table:table-cell>
          <table:table-cell office:value-type="string" office:string-value="maaiveld" table:formula="of:=[cut_patterns_base.D25]" table:style-name="ce1">
            <text:p>maaiveld</text:p>
          </table:table-cell>
          <table:table-cell office:value-type="string" office:string-value="NEN47_25_maaiveld" table:formula="of:=[.E25]" table:style-name="ce1">
            <text:p>NEN47_25_maaiveld</text:p>
          </table:table-cell>
          <table:table-cell office:value-type="string" office:string-value="223, 230, 208, 255" table:formula="of:=[materials.P106]" table:style-name="ce1">
            <text:p>223, 230, 208, 255</text:p>
          </table:table-cell>
          <table:table-cell office:value-type="string" office:string-value="#DFE6D0" table:formula="of:=[materials.Q106]" table:style-name="ce1">
            <text:p>#DFE6D0</text:p>
          </table:table-cell>
          <table:table-cell office:value-type="float" office:value="20" table:style-name="ce4">
            <text:p>20</text:p>
          </table:table-cell>
          <table:table-cell office:value-type="float" office:value="10" table:style-name="ce4">
            <text:p>10</text:p>
          </table:table-cell>
          <table:table-cell office:value-type="string" office:string-value="&lt;path style=&quot;fill: #DFE6D0;&quot; d=&quot;M 0 0 20 0 20 20 0 20&quot; /&gt;" table:formula="of:=&quot;&lt;path style=&quot; &amp; &quot;&quot;&quot;&quot; &amp; &quot;fill: &quot; &amp;[.G53] &amp; &quot;;&quot; &amp; &quot;&quot;&quot;&quot; &amp; &quot; d=&quot; &amp; &quot;&quot;&quot;&quot; &amp; &quot;M 0 0 &quot; &amp; [.H53] &amp; &quot; 0 &quot; &amp; [.H53] &amp; &quot; &quot; &amp; [.H53]  &amp; &quot; 0 &quot;&amp; [.H53] &amp;&quot;&quot;&quot;&quot; &amp;&quot; /&gt;&quot;" table:style-name="ce1">
            <text:p>&lt;path style="fill: #DFE6D0;" d="M 0 0 20 0 20 20 0 20" /&gt;</text:p>
          </table:table-cell>
          <table:table-cell office:value-type="float" office:value="0" table:formula="of:=[.K25]" table:style-name="ce4">
            <text:p>0</text:p>
          </table:table-cell>
          <table:table-cell office:value-type="boolean" office:boolean-value="true" table:formula="of:=[.L25]" table:style-name="ce4">
            <text:p>TRUE</text:p>
          </table:table-cell>
          <table:table-cell office:value-type="boolean" office:boolean-value="true" table:formula="of:=[.M25]" table:style-name="ce4">
            <text:p>TRUE</text:p>
          </table:table-cell>
          <table:table-cell office:value-type="boolean" office:boolean-value="true" table:formula="of:=[.N25]" table:style-name="ce4">
            <text:p>TRUE</text:p>
          </table:table-cell>
          <table:table-cell office:value-type="boolean" office:boolean-value="true" table:formula="of:=[.O25]" table:style-name="ce4">
            <text:p>TRUE</text:p>
          </table:table-cell>
          <table:table-cell office:value-type="boolean" office:boolean-value="true" table:formula="of:=[.P25]" table:style-name="ce4">
            <text:p>TRUE</text:p>
          </table:table-cell>
          <table:table-cell office:value-type="boolean" office:boolean-value="true" table:formula="of:=[.Q25]" table:style-name="ce4">
            <text:p>TRUE</text:p>
          </table:table-cell>
          <table:table-cell office:value-type="boolean" office:boolean-value="true" table:formula="of:=[.R25]" table:style-name="ce4">
            <text:p>TRUE</text:p>
          </table:table-cell>
          <table:table-cell office:value-type="boolean" office:boolean-value="true" table:formula="of:=[.R53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6_zand" table:formula="of:=&quot;CUST_&quot; &amp;[.A26]" table:style-name="ce1">
            <text:p>CUST_NEN47_26_zand</text:p>
          </table:table-cell>
          <table:table-cell table:style-name="ce1"/>
          <table:table-cell office:value-type="string" office:string-value="CUST_NEN47_26_zand" table:formula="of:=[.A54]" table:style-name="ce1">
            <text:p>CUST_NEN47_26_zand</text:p>
          </table:table-cell>
          <table:table-cell office:value-type="string" office:string-value="zand" table:formula="of:=[cut_patterns_base.D26]" table:style-name="ce1">
            <text:p>zand</text:p>
          </table:table-cell>
          <table:table-cell office:value-type="string" office:string-value="NEN47_26_zand" table:formula="of:=[.E26]" table:style-name="ce1">
            <text:p>NEN47_26_zand</text:p>
          </table:table-cell>
          <table:table-cell office:value-type="string" office:string-value="201, 184, 156, 255" table:formula="of:=[materials.P104]" table:style-name="ce1">
            <text:p>201, 184, 156, 255</text:p>
          </table:table-cell>
          <table:table-cell office:value-type="string" office:string-value="#C9B89C" table:formula="of:=[materials.Q104]" table:style-name="ce1">
            <text:p>#C9B89C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4">
            <text:p>50</text:p>
          </table:table-cell>
          <table:table-cell office:value-type="string" office:string-value="&lt;path style=&quot;fill: #C9B89C;&quot; d=&quot;M 0 0 50 0 50 50 0 50&quot; /&gt;" table:formula="of:=&quot;&lt;path style=&quot; &amp; &quot;&quot;&quot;&quot; &amp; &quot;fill: &quot; &amp;[.G54] &amp; &quot;;&quot; &amp; &quot;&quot;&quot;&quot; &amp; &quot; d=&quot; &amp; &quot;&quot;&quot;&quot; &amp; &quot;M 0 0 &quot; &amp; [.H54] &amp; &quot; 0 &quot; &amp; [.H54] &amp; &quot; &quot; &amp; [.H54]  &amp; &quot; 0 &quot;&amp; [.H54] &amp;&quot;&quot;&quot;&quot; &amp;&quot; /&gt;&quot;" table:style-name="ce1">
            <text:p>&lt;path style="fill: #C9B89C;" d="M 0 0 50 0 50 50 0 50" /&gt;</text:p>
          </table:table-cell>
          <table:table-cell office:value-type="float" office:value="0" table:formula="of:=[.K26]" table:style-name="ce4">
            <text:p>0</text:p>
          </table:table-cell>
          <table:table-cell office:value-type="boolean" office:boolean-value="true" table:formula="of:=[.L26]" table:style-name="ce4">
            <text:p>TRUE</text:p>
          </table:table-cell>
          <table:table-cell office:value-type="boolean" office:boolean-value="true" table:formula="of:=[.M26]" table:style-name="ce4">
            <text:p>TRUE</text:p>
          </table:table-cell>
          <table:table-cell office:value-type="boolean" office:boolean-value="true" table:formula="of:=[.N26]" table:style-name="ce4">
            <text:p>TRUE</text:p>
          </table:table-cell>
          <table:table-cell office:value-type="boolean" office:boolean-value="true" table:formula="of:=[.O26]" table:style-name="ce4">
            <text:p>TRUE</text:p>
          </table:table-cell>
          <table:table-cell office:value-type="boolean" office:boolean-value="true" table:formula="of:=[.P26]" table:style-name="ce4">
            <text:p>TRUE</text:p>
          </table:table-cell>
          <table:table-cell office:value-type="boolean" office:boolean-value="true" table:formula="of:=[.Q26]" table:style-name="ce4">
            <text:p>TRUE</text:p>
          </table:table-cell>
          <table:table-cell office:value-type="boolean" office:boolean-value="true" table:formula="of:=[.R26]" table:style-name="ce4">
            <text:p>TRUE</text:p>
          </table:table-cell>
          <table:table-cell office:value-type="boolean" office:boolean-value="true" table:formula="of:=[.R54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7_grind" table:formula="of:=&quot;CUST_&quot; &amp;[.A27]" table:style-name="ce1">
            <text:p>CUST_NEN47_27_grind</text:p>
          </table:table-cell>
          <table:table-cell table:style-name="ce1"/>
          <table:table-cell office:value-type="string" office:string-value="CUST_NEN47_27_grind" table:formula="of:=[.A55]" table:style-name="ce1">
            <text:p>CUST_NEN47_27_grind</text:p>
          </table:table-cell>
          <table:table-cell office:value-type="string" office:string-value="grind" table:formula="of:=[cut_patterns_base.D27]" table:style-name="ce1">
            <text:p>grind</text:p>
          </table:table-cell>
          <table:table-cell office:value-type="string" office:string-value="NEN47_27_grind" table:formula="of:=[.E27]" table:style-name="ce1">
            <text:p>NEN47_27_grind</text:p>
          </table:table-cell>
          <table:table-cell table:number-columns-repeated="2" table:style-name="ce1"/>
          <table:table-cell office:value-type="float" office:value="40" table:style-name="ce4">
            <text:p>40</text:p>
          </table:table-cell>
          <table:table-cell office:value-type="float" office:value="40" table:style-name="ce4">
            <text:p>40</text:p>
          </table:table-cell>
          <table:table-cell office:value-type="string" table:style-name="ce1">
            <text:p>no_background</text:p>
          </table:table-cell>
          <table:table-cell office:value-type="float" office:value="0" table:formula="of:=[.K27]" table:style-name="ce4">
            <text:p>0</text:p>
          </table:table-cell>
          <table:table-cell office:value-type="boolean" office:boolean-value="true" table:formula="of:=[.L27]" table:style-name="ce4">
            <text:p>TRUE</text:p>
          </table:table-cell>
          <table:table-cell office:value-type="boolean" office:boolean-value="true" table:formula="of:=[.M27]" table:style-name="ce4">
            <text:p>TRUE</text:p>
          </table:table-cell>
          <table:table-cell office:value-type="boolean" office:boolean-value="true" table:formula="of:=[.N27]" table:style-name="ce4">
            <text:p>TRUE</text:p>
          </table:table-cell>
          <table:table-cell office:value-type="boolean" office:boolean-value="true" table:formula="of:=[.O27]" table:style-name="ce4">
            <text:p>TRUE</text:p>
          </table:table-cell>
          <table:table-cell office:value-type="boolean" office:boolean-value="true" table:formula="of:=[.P27]" table:style-name="ce4">
            <text:p>TRUE</text:p>
          </table:table-cell>
          <table:table-cell office:value-type="boolean" office:boolean-value="true" table:formula="of:=[.Q27]" table:style-name="ce4">
            <text:p>TRUE</text:p>
          </table:table-cell>
          <table:table-cell office:value-type="boolean" office:boolean-value="true" table:formula="of:=[.R27]" table:style-name="ce4">
            <text:p>TRUE</text:p>
          </table:table-cell>
          <table:table-cell office:value-type="boolean" office:boolean-value="true" table:formula="of:=[.R55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8_water" table:formula="of:=&quot;CUST_&quot; &amp;[.A28]" table:style-name="ce1">
            <text:p>CUST_NEN47_28_water</text:p>
          </table:table-cell>
          <table:table-cell table:style-name="ce1"/>
          <table:table-cell office:value-type="string" office:string-value="CUST_NEN47_28_water" table:formula="of:=[.A56]" table:style-name="ce1">
            <text:p>CUST_NEN47_28_water</text:p>
          </table:table-cell>
          <table:table-cell office:value-type="string" office:string-value="water" table:formula="of:=[cut_patterns_base.D28]" table:style-name="ce1">
            <text:p>water</text:p>
          </table:table-cell>
          <table:table-cell office:value-type="string" office:string-value="NEN47_28_water" table:formula="of:=[.E28]" table:style-name="ce1">
            <text:p>NEN47_28_water</text:p>
          </table:table-cell>
          <table:table-cell office:value-type="string" office:string-value="205, 230, 237, 255" table:formula="of:=[materials.P105]" table:style-name="ce1">
            <text:p>205, 230, 237, 255</text:p>
          </table:table-cell>
          <table:table-cell office:value-type="string" office:string-value="#CDE6ED" table:formula="of:=[materials.Q105]" table:style-name="ce1">
            <text:p>#CDE6ED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3.5</text:p>
          </table:table-cell>
          <table:table-cell office:value-type="string" office:string-value="&lt;path style=&quot;fill: #CDE6ED;&quot; d=&quot;M 0 0 5 0 5 5 0 5&quot; /&gt;" table:formula="of:=&quot;&lt;path style=&quot; &amp; &quot;&quot;&quot;&quot; &amp; &quot;fill: &quot; &amp;[.G56] &amp; &quot;;&quot; &amp; &quot;&quot;&quot;&quot; &amp; &quot; d=&quot; &amp; &quot;&quot;&quot;&quot; &amp; &quot;M 0 0 &quot; &amp; [.H56] &amp; &quot; 0 &quot; &amp; [.H56] &amp; &quot; &quot; &amp; [.H56]  &amp; &quot; 0 &quot;&amp; [.H56] &amp;&quot;&quot;&quot;&quot; &amp;&quot; /&gt;&quot;" table:style-name="ce1">
            <text:p>&lt;path style="fill: #CDE6ED;" d="M 0 0 5 0 5 5 0 5" /&gt;</text:p>
          </table:table-cell>
          <table:table-cell office:value-type="float" office:value="0" table:formula="of:=[.K28]" table:style-name="ce4">
            <text:p>0</text:p>
          </table:table-cell>
          <table:table-cell office:value-type="boolean" office:boolean-value="true" table:formula="of:=[.L28]" table:style-name="ce4">
            <text:p>TRUE</text:p>
          </table:table-cell>
          <table:table-cell office:value-type="boolean" office:boolean-value="true" table:formula="of:=[.M28]" table:style-name="ce4">
            <text:p>TRUE</text:p>
          </table:table-cell>
          <table:table-cell office:value-type="boolean" office:boolean-value="true" table:formula="of:=[.N28]" table:style-name="ce4">
            <text:p>TRUE</text:p>
          </table:table-cell>
          <table:table-cell office:value-type="boolean" office:boolean-value="true" table:formula="of:=[.O28]" table:style-name="ce4">
            <text:p>TRUE</text:p>
          </table:table-cell>
          <table:table-cell office:value-type="boolean" office:boolean-value="true" table:formula="of:=[.P28]" table:style-name="ce4">
            <text:p>TRUE</text:p>
          </table:table-cell>
          <table:table-cell office:value-type="boolean" office:boolean-value="true" table:formula="of:=[.Q28]" table:style-name="ce4">
            <text:p>TRUE</text:p>
          </table:table-cell>
          <table:table-cell office:value-type="boolean" office:boolean-value="true" table:formula="of:=[.R28]" table:style-name="ce4">
            <text:p>TRUE</text:p>
          </table:table-cell>
          <table:table-cell office:value-type="boolean" office:boolean-value="true" table:formula="of:=[.R56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9_glas" table:formula="of:=&quot;CUST_&quot; &amp;[.A29]" table:style-name="ce1">
            <text:p>CUST_NEN47_29_glas</text:p>
          </table:table-cell>
          <table:table-cell table:style-name="ce1"/>
          <table:table-cell office:value-type="string" office:string-value="CUST_NEN47_29_glas" table:formula="of:=[.A57]" table:style-name="ce1">
            <text:p>CUST_NEN47_29_glas</text:p>
          </table:table-cell>
          <table:table-cell office:value-type="string" office:string-value="glas" table:formula="of:=[cut_patterns_base.D29]" table:style-name="ce1">
            <text:p>glas</text:p>
          </table:table-cell>
          <table:table-cell office:value-type="string" office:string-value="NEN47_29_glas" table:formula="of:=[.E29]" table:style-name="ce1">
            <text:p>NEN47_29_glas</text:p>
          </table:table-cell>
          <table:table-cell office:value-type="string" office:string-value="236, 240, 239, 255" table:formula="of:=[materials.P107]" table:style-name="ce1">
            <text:p>236, 240, 239, 255</text:p>
          </table:table-cell>
          <table:table-cell office:value-type="string" office:string-value="#ECF0EF" table:formula="of:=[materials.Q107]" table:style-name="ce1">
            <text:p>#ECF0EF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office:string-value="&lt;path style=&quot;fill: #ECF0EF;&quot; d=&quot;M 0 0 3 0 3 3 0 3&quot; /&gt;" table:formula="of:=&quot;&lt;path style=&quot; &amp; &quot;&quot;&quot;&quot; &amp; &quot;fill: &quot; &amp;[.G57] &amp; &quot;;&quot; &amp; &quot;&quot;&quot;&quot; &amp; &quot; d=&quot; &amp; &quot;&quot;&quot;&quot; &amp; &quot;M 0 0 &quot; &amp; [.H57] &amp; &quot; 0 &quot; &amp; [.H57] &amp; &quot; &quot; &amp; [.H57]  &amp; &quot; 0 &quot;&amp; [.H57] &amp;&quot;&quot;&quot;&quot; &amp;&quot; /&gt;&quot;" table:style-name="ce1">
            <text:p>&lt;path style="fill: #ECF0EF;" d="M 0 0 3 0 3 3 0 3" /&gt;</text:p>
          </table:table-cell>
          <table:table-cell office:value-type="float" office:value="0" table:formula="of:=[.K29]" table:style-name="ce4">
            <text:p>0</text:p>
          </table:table-cell>
          <table:table-cell office:value-type="float" office:value="0" table:formula="of:=[.L29]" table:style-name="ce4">
            <text:p>0</text:p>
          </table:table-cell>
          <table:table-cell office:value-type="float" office:value="0" table:formula="of:=[.M29]" table:style-name="ce4">
            <text:p>0</text:p>
          </table:table-cell>
          <table:table-cell office:value-type="boolean" office:boolean-value="true" table:formula="of:=[.N29]" table:style-name="ce4">
            <text:p>TRUE</text:p>
          </table:table-cell>
          <table:table-cell office:value-type="boolean" office:boolean-value="true" table:formula="of:=[.O29]" table:style-name="ce4">
            <text:p>TRUE</text:p>
          </table:table-cell>
          <table:table-cell office:value-type="boolean" office:boolean-value="true" table:formula="of:=[.P29]" table:style-name="ce4">
            <text:p>TRUE</text:p>
          </table:table-cell>
          <table:table-cell office:value-type="boolean" office:boolean-value="true" table:formula="of:=[.Q29]" table:style-name="ce4">
            <text:p>TRUE</text:p>
          </table:table-cell>
          <table:table-cell office:value-type="boolean" office:boolean-value="true" table:formula="of:=[.R29]" table:style-name="ce4">
            <text:p>TRUE</text:p>
          </table:table-cell>
          <table:table-cell office:value-type="boolean" office:boolean-value="true" table:formula="of:=[.R57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_metselwerk_baksteen" table:formula="of:=[.A30]" table:style-name="ce1">
            <text:p>CUST_NEN47_1_metselwerk_baksteen</text:p>
          </table:table-cell>
          <table:table-cell office:value-type="string" table:style-name="ce1">
            <text:p>_poriso</text:p>
          </table:table-cell>
          <table:table-cell office:value-type="string" office:string-value="CUST_NEN47_1_metselwerk_baksteen_poriso" table:formula="of:=[.A58]&amp;[.B58]" table:style-name="ce1">
            <text:p>CUST_NEN47_1_metselwerk_baksteen_poriso</text:p>
          </table:table-cell>
          <table:table-cell office:value-type="string" table:style-name="ce1">
            <text:p>metselwerkbaksteenporiso</text:p>
          </table:table-cell>
          <table:table-cell office:value-type="string" office:string-value="NEN47_1_metselwerk_baksteen" table:formula="of:=[.E59]" table:style-name="ce1">
            <text:p>NEN47_1_metselwerk_baksteen</text:p>
          </table:table-cell>
          <table:table-cell office:value-type="string" office:string-value="117, 62, 57, 255" table:formula="of:=[materials.P68]" table:style-name="ce1">
            <text:p>117, 62, 57, 255</text:p>
          </table:table-cell>
          <table:table-cell office:value-type="string" office:string-value="#753E39" table:formula="of:=[materials.Q68]" table:style-name="ce1">
            <text:p>#753E39</text:p>
          </table:table-cell>
          <table:table-cell office:value-type="float" office:value="3" table:formula="of:=[.H30]" table:style-name="ce4">
            <text:p>3</text:p>
          </table:table-cell>
          <table:table-cell office:value-type="float" office:value="3" table:formula="of:=[.I30]" table:style-name="ce4">
            <text:p>3</text:p>
          </table:table-cell>
          <table:table-cell office:value-type="string" office:string-value="&lt;path style=&quot;fill: #753E39;&quot; d=&quot;M 0 0 3 0 3 3 0 3&quot; /&gt;" table:formula="of:=&quot;&lt;path style=&quot; &amp; &quot;&quot;&quot;&quot; &amp; &quot;fill: &quot; &amp;[.G58] &amp; &quot;;&quot; &amp; &quot;&quot;&quot;&quot; &amp; &quot; d=&quot; &amp; &quot;&quot;&quot;&quot; &amp; &quot;M 0 0 &quot; &amp; [.H58] &amp; &quot; 0 &quot; &amp; [.H58] &amp; &quot; &quot; &amp; [.H58]  &amp; &quot; 0 &quot;&amp; [.H58] &amp;&quot;&quot;&quot;&quot; &amp;&quot; /&gt;&quot;" table:style-name="ce1">
            <text:p>&lt;path style="fill: #753E39;" d="M 0 0 3 0 3 3 0 3" /&gt;</text:p>
          </table:table-cell>
          <table:table-cell office:value-type="float" office:value="0" table:formula="of:=[.K2]" table:style-name="ce4">
            <text:p>0</text:p>
          </table:table-cell>
          <table:table-cell office:value-type="float" office:value="0" table:formula="of:=[.L2]" table:style-name="ce4">
            <text:p>0</text:p>
          </table:table-cell>
          <table:table-cell office:value-type="boolean" office:boolean-value="true" table:formula="of:=[.M2]" table:style-name="ce4">
            <text:p>TRUE</text:p>
          </table:table-cell>
          <table:table-cell office:value-type="boolean" office:boolean-value="true" table:formula="of:=[.N2]" table:style-name="ce4">
            <text:p>TRUE</text:p>
          </table:table-cell>
          <table:table-cell office:value-type="boolean" office:boolean-value="true" table:formula="of:=[.O2]" table:style-name="ce4">
            <text:p>TRUE</text:p>
          </table:table-cell>
          <table:table-cell office:value-type="boolean" office:boolean-value="true" table:formula="of:=[.P2]" table:style-name="ce4">
            <text:p>TRUE</text:p>
          </table:table-cell>
          <table:table-cell office:value-type="boolean" office:boolean-value="true" table:formula="of:=[.Q2]" table:style-name="ce4">
            <text:p>TRUE</text:p>
          </table:table-cell>
          <table:table-cell office:value-type="boolean" office:boolean-value="true" table:formula="of:=[.R2]" table:style-name="ce4">
            <text:p>TRUE</text:p>
          </table:table-cell>
          <table:table-cell office:value-type="boolean" office:boolean-value="true" table:formula="of:=[.R58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_metselwerk_baksteen" table:formula="of:=[.A30]" table:style-name="ce1">
            <text:p>CUST_NEN47_1_metselwerk_baksteen</text:p>
          </table:table-cell>
          <table:table-cell office:value-type="string" table:style-name="ce1">
            <text:p>_rood</text:p>
          </table:table-cell>
          <table:table-cell office:value-type="string" office:string-value="CUST_NEN47_1_metselwerk_baksteen_rood" table:formula="of:=[.A59]&amp;[.B59]" table:style-name="ce1">
            <text:p>CUST_NEN47_1_metselwerk_baksteen_rood</text:p>
          </table:table-cell>
          <table:table-cell office:value-type="string" table:style-name="ce1">
            <text:p>metselwerkbaksteenrood</text:p>
          </table:table-cell>
          <table:table-cell office:value-type="string" office:string-value="NEN47_1_metselwerk_baksteen" table:formula="of:=[.E2]" table:style-name="ce1">
            <text:p>NEN47_1_metselwerk_baksteen</text:p>
          </table:table-cell>
          <table:table-cell office:value-type="string" office:string-value="205, 124, 097, 255" table:formula="of:=[materials.P69]" table:style-name="ce1">
            <text:p>205, 124, 097, 255</text:p>
          </table:table-cell>
          <table:table-cell office:value-type="string" office:string-value="#CD7C61" table:formula="of:=[materials.Q69]" table:style-name="ce1">
            <text:p>#CD7C61</text:p>
          </table:table-cell>
          <table:table-cell office:value-type="float" office:value="3" table:formula="of:=[.H58]" table:style-name="ce4">
            <text:p>3</text:p>
          </table:table-cell>
          <table:table-cell office:value-type="float" office:value="3" table:formula="of:=[.I58]" table:style-name="ce4">
            <text:p>3</text:p>
          </table:table-cell>
          <table:table-cell office:value-type="string" office:string-value="&lt;path style=&quot;fill: #CD7C61;&quot; d=&quot;M 0 0 3 0 3 3 0 3&quot; /&gt;" table:formula="of:=&quot;&lt;path style=&quot; &amp; &quot;&quot;&quot;&quot; &amp; &quot;fill: &quot; &amp;[.G59] &amp; &quot;;&quot; &amp; &quot;&quot;&quot;&quot; &amp; &quot; d=&quot; &amp; &quot;&quot;&quot;&quot; &amp; &quot;M 0 0 &quot; &amp; [.H59] &amp; &quot; 0 &quot; &amp; [.H59] &amp; &quot; &quot; &amp; [.H59]  &amp; &quot; 0 &quot;&amp; [.H59] &amp;&quot;&quot;&quot;&quot; &amp;&quot; /&gt;&quot;" table:style-name="ce1">
            <text:p>&lt;path style="fill: #CD7C61;" d="M 0 0 3 0 3 3 0 3" /&gt;</text:p>
          </table:table-cell>
          <table:table-cell office:value-type="float" office:value="0" table:formula="of:=[.K58]" table:style-name="ce4">
            <text:p>0</text:p>
          </table:table-cell>
          <table:table-cell office:value-type="float" office:value="0" table:formula="of:=[.L58]" table:style-name="ce4">
            <text:p>0</text:p>
          </table:table-cell>
          <table:table-cell office:value-type="boolean" office:boolean-value="true" table:formula="of:=[.M58]" table:style-name="ce4">
            <text:p>TRUE</text:p>
          </table:table-cell>
          <table:table-cell office:value-type="boolean" office:boolean-value="true" table:formula="of:=[.N58]" table:style-name="ce4">
            <text:p>TRUE</text:p>
          </table:table-cell>
          <table:table-cell office:value-type="boolean" office:boolean-value="true" table:formula="of:=[.O58]" table:style-name="ce4">
            <text:p>TRUE</text:p>
          </table:table-cell>
          <table:table-cell office:value-type="boolean" office:boolean-value="true" table:formula="of:=[.P58]" table:style-name="ce4">
            <text:p>TRUE</text:p>
          </table:table-cell>
          <table:table-cell office:value-type="boolean" office:boolean-value="true" table:formula="of:=[.Q58]" table:style-name="ce4">
            <text:p>TRUE</text:p>
          </table:table-cell>
          <table:table-cell office:value-type="boolean" office:boolean-value="true" table:formula="of:=[.R58]" table:style-name="ce4">
            <text:p>TRUE</text:p>
          </table:table-cell>
          <table:table-cell office:value-type="boolean" office:boolean-value="true" table:formula="of:=[.R59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_metselwerk_baksteen" table:formula="of:=[.A30]" table:style-name="ce1">
            <text:p>CUST_NEN47_1_metselwerk_baksteen</text:p>
          </table:table-cell>
          <table:table-cell office:value-type="string" table:style-name="ce1">
            <text:p>_cement</text:p>
          </table:table-cell>
          <table:table-cell office:value-type="string" office:string-value="CUST_NEN47_1_metselwerk_baksteen_cement" table:formula="of:=[.A60]&amp;[.B60]" table:style-name="ce1">
            <text:p>CUST_NEN47_1_metselwerk_baksteen_cement</text:p>
          </table:table-cell>
          <table:table-cell office:value-type="string" table:style-name="ce1">
            <text:p>metselwerkbaksteencement</text:p>
          </table:table-cell>
          <table:table-cell office:value-type="string" office:string-value="NEN47_1_metselwerk_baksteen" table:formula="of:=[.E30]" table:style-name="ce1">
            <text:p>NEN47_1_metselwerk_baksteen</text:p>
          </table:table-cell>
          <table:table-cell office:value-type="string" office:string-value="205, 124, 097, 255" table:formula="of:=[materials.P70]" table:style-name="ce1">
            <text:p>205, 124, 097, 255</text:p>
          </table:table-cell>
          <table:table-cell office:value-type="string" office:string-value="#CD7C61" table:formula="of:=[materials.Q70]" table:style-name="ce1">
            <text:p>#CD7C61</text:p>
          </table:table-cell>
          <table:table-cell office:value-type="float" office:value="3" table:formula="of:=[.H59]" table:style-name="ce4">
            <text:p>3</text:p>
          </table:table-cell>
          <table:table-cell office:value-type="float" office:value="3" table:formula="of:=[.I59]" table:style-name="ce4">
            <text:p>3</text:p>
          </table:table-cell>
          <table:table-cell office:value-type="string" office:string-value="&lt;path style=&quot;fill: #CD7C61;&quot; d=&quot;M 0 0 3 0 3 3 0 3&quot; /&gt;" table:formula="of:=&quot;&lt;path style=&quot; &amp; &quot;&quot;&quot;&quot; &amp; &quot;fill: &quot; &amp;[.G60] &amp; &quot;;&quot; &amp; &quot;&quot;&quot;&quot; &amp; &quot; d=&quot; &amp; &quot;&quot;&quot;&quot; &amp; &quot;M 0 0 &quot; &amp; [.H60] &amp; &quot; 0 &quot; &amp; [.H60] &amp; &quot; &quot; &amp; [.H60]  &amp; &quot; 0 &quot;&amp; [.H60] &amp;&quot;&quot;&quot;&quot; &amp;&quot; /&gt;&quot;" table:style-name="ce1">
            <text:p>&lt;path style="fill: #CD7C61;" d="M 0 0 3 0 3 3 0 3" /&gt;</text:p>
          </table:table-cell>
          <table:table-cell office:value-type="float" office:value="0" table:formula="of:=[.K59]" table:style-name="ce4">
            <text:p>0</text:p>
          </table:table-cell>
          <table:table-cell office:value-type="float" office:value="0" table:formula="of:=[.L59]" table:style-name="ce4">
            <text:p>0</text:p>
          </table:table-cell>
          <table:table-cell office:value-type="boolean" office:boolean-value="true" table:formula="of:=[.M59]" table:style-name="ce4">
            <text:p>TRUE</text:p>
          </table:table-cell>
          <table:table-cell office:value-type="boolean" office:boolean-value="true" table:formula="of:=[.N59]" table:style-name="ce4">
            <text:p>TRUE</text:p>
          </table:table-cell>
          <table:table-cell office:value-type="boolean" office:boolean-value="true" table:formula="of:=[.O59]" table:style-name="ce4">
            <text:p>TRUE</text:p>
          </table:table-cell>
          <table:table-cell office:value-type="boolean" office:boolean-value="true" table:formula="of:=[.P59]" table:style-name="ce4">
            <text:p>TRUE</text:p>
          </table:table-cell>
          <table:table-cell office:value-type="boolean" office:boolean-value="true" table:formula="of:=[.Q59]" table:style-name="ce4">
            <text:p>TRUE</text:p>
          </table:table-cell>
          <table:table-cell office:value-type="boolean" office:boolean-value="true" table:formula="of:=[.R59]" table:style-name="ce4">
            <text:p>TRUE</text:p>
          </table:table-cell>
          <table:table-cell office:value-type="boolean" office:boolean-value="true" table:formula="of:=[.R60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_metselwerk_baksteen" table:formula="of:=[.A60]" table:style-name="ce1">
            <text:p>CUST_NEN47_1_metselwerk_baksteen</text:p>
          </table:table-cell>
          <table:table-cell office:value-type="string" table:style-name="ce1">
            <text:p>_tras</text:p>
          </table:table-cell>
          <table:table-cell office:value-type="string" office:string-value="CUST_NEN47_1_metselwerk_baksteen_tras" table:formula="of:=[.A61]&amp;[.B61]" table:style-name="ce1">
            <text:p>CUST_NEN47_1_metselwerk_baksteen_tras</text:p>
          </table:table-cell>
          <table:table-cell office:value-type="string" table:style-name="ce1">
            <text:p>metselwerkbaksteentras</text:p>
          </table:table-cell>
          <table:table-cell office:value-type="string" office:string-value="NEN47_1_metselwerk_baksteen" table:formula="of:=[.E60]" table:style-name="ce1">
            <text:p>NEN47_1_metselwerk_baksteen</text:p>
          </table:table-cell>
          <table:table-cell office:value-type="string" office:string-value="081, 081, 081, 255" table:formula="of:=[materials.P71]" table:style-name="ce1">
            <text:p>081, 081, 081, 255</text:p>
          </table:table-cell>
          <table:table-cell office:value-type="string" office:string-value="#515151" table:formula="of:=[materials.Q71]" table:style-name="ce1">
            <text:p>#515151</text:p>
          </table:table-cell>
          <table:table-cell office:value-type="float" office:value="3" table:formula="of:=[.H60]" table:style-name="ce4">
            <text:p>3</text:p>
          </table:table-cell>
          <table:table-cell office:value-type="float" office:value="3" table:formula="of:=[.I60]" table:style-name="ce4">
            <text:p>3</text:p>
          </table:table-cell>
          <table:table-cell office:value-type="string" office:string-value="&lt;path style=&quot;fill: #515151;&quot; d=&quot;M 0 0 3 0 3 3 0 3&quot; /&gt;" table:formula="of:=&quot;&lt;path style=&quot; &amp; &quot;&quot;&quot;&quot; &amp; &quot;fill: &quot; &amp;[.G61] &amp; &quot;;&quot; &amp; &quot;&quot;&quot;&quot; &amp; &quot; d=&quot; &amp; &quot;&quot;&quot;&quot; &amp; &quot;M 0 0 &quot; &amp; [.H61] &amp; &quot; 0 &quot; &amp; [.H61] &amp; &quot; &quot; &amp; [.H61]  &amp; &quot; 0 &quot;&amp; [.H61] &amp;&quot;&quot;&quot;&quot; &amp;&quot; /&gt;&quot;" table:style-name="ce1">
            <text:p>&lt;path style="fill: #515151;" d="M 0 0 3 0 3 3 0 3" /&gt;</text:p>
          </table:table-cell>
          <table:table-cell office:value-type="float" office:value="0" table:formula="of:=[.K60]" table:style-name="ce4">
            <text:p>0</text:p>
          </table:table-cell>
          <table:table-cell office:value-type="float" office:value="0" table:formula="of:=[.L60]" table:style-name="ce4">
            <text:p>0</text:p>
          </table:table-cell>
          <table:table-cell office:value-type="boolean" office:boolean-value="true" table:formula="of:=[.M60]" table:style-name="ce4">
            <text:p>TRUE</text:p>
          </table:table-cell>
          <table:table-cell office:value-type="boolean" office:boolean-value="true" table:formula="of:=[.N60]" table:style-name="ce4">
            <text:p>TRUE</text:p>
          </table:table-cell>
          <table:table-cell office:value-type="boolean" office:boolean-value="true" table:formula="of:=[.O60]" table:style-name="ce4">
            <text:p>TRUE</text:p>
          </table:table-cell>
          <table:table-cell office:value-type="boolean" office:boolean-value="true" table:formula="of:=[.P60]" table:style-name="ce4">
            <text:p>TRUE</text:p>
          </table:table-cell>
          <table:table-cell office:value-type="boolean" office:boolean-value="true" table:formula="of:=[.Q60]" table:style-name="ce4">
            <text:p>TRUE</text:p>
          </table:table-cell>
          <table:table-cell office:value-type="boolean" office:boolean-value="true" table:formula="of:=[.R60]" table:style-name="ce4">
            <text:p>TRUE</text:p>
          </table:table-cell>
          <table:table-cell office:value-type="boolean" office:boolean-value="true" table:formula="of:=[.R61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_metselwerk_baksteen" table:formula="of:=[.A61]" table:style-name="ce1">
            <text:p>CUST_NEN47_1_metselwerk_baksteen</text:p>
          </table:table-cell>
          <table:table-cell office:value-type="string" table:style-name="ce1">
            <text:p>_kalk</text:p>
          </table:table-cell>
          <table:table-cell office:value-type="string" office:string-value="CUST_NEN47_1_metselwerk_baksteen_kalk" table:formula="of:=[.A62]&amp;[.B62]" table:style-name="ce1">
            <text:p>CUST_NEN47_1_metselwerk_baksteen_kalk</text:p>
          </table:table-cell>
          <table:table-cell office:value-type="string" table:style-name="ce1">
            <text:p>metselwerkbaksteenkalk</text:p>
          </table:table-cell>
          <table:table-cell office:value-type="string" office:string-value="NEN47_1_metselwerk_baksteen" table:formula="of:=[.E61]" table:style-name="ce1">
            <text:p>NEN47_1_metselwerk_baksteen</text:p>
          </table:table-cell>
          <table:table-cell office:value-type="string" office:string-value="081, 081, 081, 255" table:formula="of:=[materials.P72]" table:style-name="ce1">
            <text:p>081, 081, 081, 255</text:p>
          </table:table-cell>
          <table:table-cell office:value-type="string" office:string-value="#515151" table:formula="of:=[materials.Q72]" table:style-name="ce1">
            <text:p>#515151</text:p>
          </table:table-cell>
          <table:table-cell office:value-type="float" office:value="3" table:formula="of:=[.H61]" table:style-name="ce4">
            <text:p>3</text:p>
          </table:table-cell>
          <table:table-cell office:value-type="float" office:value="3" table:formula="of:=[.I61]" table:style-name="ce4">
            <text:p>3</text:p>
          </table:table-cell>
          <table:table-cell office:value-type="string" office:string-value="&lt;path style=&quot;fill: #515151;&quot; d=&quot;M 0 0 3 0 3 3 0 3&quot; /&gt;" table:formula="of:=&quot;&lt;path style=&quot; &amp; &quot;&quot;&quot;&quot; &amp; &quot;fill: &quot; &amp;[.G62] &amp; &quot;;&quot; &amp; &quot;&quot;&quot;&quot; &amp; &quot; d=&quot; &amp; &quot;&quot;&quot;&quot; &amp; &quot;M 0 0 &quot; &amp; [.H62] &amp; &quot; 0 &quot; &amp; [.H62] &amp; &quot; &quot; &amp; [.H62]  &amp; &quot; 0 &quot;&amp; [.H62] &amp;&quot;&quot;&quot;&quot; &amp;&quot; /&gt;&quot;" table:style-name="ce1">
            <text:p>&lt;path style="fill: #515151;" d="M 0 0 3 0 3 3 0 3" /&gt;</text:p>
          </table:table-cell>
          <table:table-cell office:value-type="float" office:value="0" table:formula="of:=[.K61]" table:style-name="ce4">
            <text:p>0</text:p>
          </table:table-cell>
          <table:table-cell office:value-type="float" office:value="0" table:formula="of:=[.L61]" table:style-name="ce4">
            <text:p>0</text:p>
          </table:table-cell>
          <table:table-cell office:value-type="boolean" office:boolean-value="true" table:formula="of:=[.M61]" table:style-name="ce4">
            <text:p>TRUE</text:p>
          </table:table-cell>
          <table:table-cell office:value-type="boolean" office:boolean-value="true" table:formula="of:=[.N61]" table:style-name="ce4">
            <text:p>TRUE</text:p>
          </table:table-cell>
          <table:table-cell office:value-type="boolean" office:boolean-value="true" table:formula="of:=[.O61]" table:style-name="ce4">
            <text:p>TRUE</text:p>
          </table:table-cell>
          <table:table-cell office:value-type="boolean" office:boolean-value="true" table:formula="of:=[.P61]" table:style-name="ce4">
            <text:p>TRUE</text:p>
          </table:table-cell>
          <table:table-cell office:value-type="boolean" office:boolean-value="true" table:formula="of:=[.Q61]" table:style-name="ce4">
            <text:p>TRUE</text:p>
          </table:table-cell>
          <table:table-cell office:value-type="boolean" office:boolean-value="true" table:formula="of:=[.R61]" table:style-name="ce4">
            <text:p>TRUE</text:p>
          </table:table-cell>
          <table:table-cell office:value-type="boolean" office:boolean-value="true" table:formula="of:=[.R62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3_metselwerk_niet_gebakken_kunststeen" table:formula="of:=[.A32]" table:style-name="ce1">
            <text:p>CUST_NEN47_3_metselwerk_niet_gebakken_kunststeen</text:p>
          </table:table-cell>
          <table:table-cell table:style-name="ce1"/>
          <table:table-cell office:value-type="string" office:string-value="CUST_NEN47_3_metselwerk_niet_gebakken_kunststeen" table:formula="of:=[.A63]" table:style-name="ce1">
            <text:p>CUST_NEN47_3_metselwerk_niet_gebakken_kunststeen</text:p>
          </table:table-cell>
          <table:table-cell office:value-type="string" table:style-name="ce1">
            <text:p>kalkzandsteen</text:p>
          </table:table-cell>
          <table:table-cell office:value-type="string" office:string-value="NEN47_3_metselwerk_niet_gebakken_kunststeen" table:formula="of:=[.E32]" table:style-name="ce1">
            <text:p>NEN47_3_metselwerk_niet_gebakken_kunststeen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string" table:style-name="ce4">
            <text:p>1.5</text:p>
          </table:table-cell>
          <table:table-cell office:value-type="string" table:style-name="ce4">
            <text:p>1.5</text:p>
          </table:table-cell>
          <table:table-cell office:value-type="string" office:string-value="&lt;path style=&quot;fill: #C0C0C0;&quot; d=&quot;M 0 0 1.5 0 1.5 1.5 0 1.5&quot; /&gt;" table:formula="of:=&quot;&lt;path style=&quot; &amp; &quot;&quot;&quot;&quot; &amp; &quot;fill: &quot; &amp;[.G63] &amp; &quot;;&quot; &amp; &quot;&quot;&quot;&quot; &amp; &quot; d=&quot; &amp; &quot;&quot;&quot;&quot; &amp; &quot;M 0 0 &quot; &amp; [.H63] &amp; &quot; 0 &quot; &amp; [.H63] &amp; &quot; &quot; &amp; [.H63]  &amp; &quot; 0 &quot;&amp; [.H63] &amp;&quot;&quot;&quot;&quot; &amp;&quot; /&gt;&quot;" table:style-name="ce1">
            <text:p>&lt;path style="fill: #C0C0C0;" d="M 0 0 1.5 0 1.5 1.5 0 1.5" /&gt;</text:p>
          </table:table-cell>
          <table:table-cell office:value-type="float" office:value="0" table:formula="of:=[.K35]" table:style-name="ce4">
            <text:p>0</text:p>
          </table:table-cell>
          <table:table-cell office:value-type="boolean" office:boolean-value="true" table:formula="of:=[.L35]" table:style-name="ce4">
            <text:p>TRUE</text:p>
          </table:table-cell>
          <table:table-cell office:value-type="boolean" office:boolean-value="true" table:formula="of:=[.M35]" table:style-name="ce4">
            <text:p>TRUE</text:p>
          </table:table-cell>
          <table:table-cell office:value-type="boolean" office:boolean-value="true" table:formula="of:=[.N35]" table:style-name="ce4">
            <text:p>TRUE</text:p>
          </table:table-cell>
          <table:table-cell office:value-type="boolean" office:boolean-value="true" table:formula="of:=[.O35]" table:style-name="ce4">
            <text:p>TRUE</text:p>
          </table:table-cell>
          <table:table-cell office:value-type="boolean" office:boolean-value="true" table:formula="of:=[.P35]" table:style-name="ce4">
            <text:p>TRUE</text:p>
          </table:table-cell>
          <table:table-cell office:value-type="boolean" office:boolean-value="true" table:formula="of:=[.Q35]" table:style-name="ce4">
            <text:p>TRUE</text:p>
          </table:table-cell>
          <table:table-cell office:value-type="boolean" office:boolean-value="true" table:formula="of:=[.R35]" table:style-name="ce4">
            <text:p>TRUE</text:p>
          </table:table-cell>
          <table:table-cell office:value-type="boolean" office:boolean-value="true" table:formula="of:=[.R63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9_natuursteen" table:formula="of:=[.A38]" table:style-name="ce1">
            <text:p>CUST_NEN47_9_natuursteen</text:p>
          </table:table-cell>
          <table:table-cell office:value-type="string" table:style-name="ce1">
            <text:p>_hardsteen</text:p>
          </table:table-cell>
          <table:table-cell office:value-type="string" office:string-value="CUST_NEN47_9_natuursteen_hardsteen" table:formula="of:=[.A64]&amp;[.B64]" table:style-name="ce1">
            <text:p>CUST_NEN47_9_natuursteen_hardsteen</text:p>
          </table:table-cell>
          <table:table-cell office:value-type="string" table:style-name="ce1">
            <text:p>natuursteenhardsteen</text:p>
          </table:table-cell>
          <table:table-cell office:value-type="string" office:string-value="NEN47_9_natuursteen" table:formula="of:=[.E38]" table:style-name="ce1">
            <text:p>NEN47_9_natuursteen</text:p>
          </table:table-cell>
          <table:table-cell office:value-type="string" office:string-value="64, 62, 72, 255" table:formula="of:=[materials.P92]" table:style-name="ce1">
            <text:p>64, 62, 72, 255</text:p>
          </table:table-cell>
          <table:table-cell office:value-type="string" office:string-value="#403E48" table:formula="of:=[materials.Q92]" table:style-name="ce1">
            <text:p>#403E48</text:p>
          </table:table-cell>
          <table:table-cell office:value-type="string" office:string-value="1.5" table:formula="of:=[.H38]" table:style-name="ce4">
            <text:p>1.5</text:p>
          </table:table-cell>
          <table:table-cell office:value-type="string" office:string-value="1.5" table:formula="of:=[.I38]" table:style-name="ce4">
            <text:p>1.5</text:p>
          </table:table-cell>
          <table:table-cell office:value-type="string" office:string-value="&lt;path style=&quot;fill: #403E48;&quot; d=&quot;M 0 0 1.5 0 1.5 1.5 0 1.5&quot; /&gt;" table:formula="of:=&quot;&lt;path style=&quot; &amp; &quot;&quot;&quot;&quot; &amp; &quot;fill: &quot; &amp;[.G64] &amp; &quot;;&quot; &amp; &quot;&quot;&quot;&quot; &amp; &quot; d=&quot; &amp; &quot;&quot;&quot;&quot; &amp; &quot;M 0 0 &quot; &amp; [.H64] &amp; &quot; 0 &quot; &amp; [.H64] &amp; &quot; &quot; &amp; [.H64]  &amp; &quot; 0 &quot;&amp; [.H64] &amp;&quot;&quot;&quot;&quot; &amp;&quot; /&gt;&quot;" table:style-name="ce1">
            <text:p>&lt;path style="fill: #403E48;" d="M 0 0 1.5 0 1.5 1.5 0 1.5" /&gt;</text:p>
          </table:table-cell>
          <table:table-cell office:value-type="float" office:value="0" table:formula="of:=[.K38]" table:style-name="ce4">
            <text:p>0</text:p>
          </table:table-cell>
          <table:table-cell office:value-type="boolean" office:boolean-value="true" table:formula="of:=[.L38]" table:style-name="ce4">
            <text:p>TRUE</text:p>
          </table:table-cell>
          <table:table-cell office:value-type="boolean" office:boolean-value="true" table:formula="of:=[.M38]" table:style-name="ce4">
            <text:p>TRUE</text:p>
          </table:table-cell>
          <table:table-cell office:value-type="boolean" office:boolean-value="true" table:formula="of:=[.N38]" table:style-name="ce4">
            <text:p>TRUE</text:p>
          </table:table-cell>
          <table:table-cell office:value-type="boolean" office:boolean-value="true" table:formula="of:=[.O38]" table:style-name="ce4">
            <text:p>TRUE</text:p>
          </table:table-cell>
          <table:table-cell office:value-type="boolean" office:boolean-value="true" table:formula="of:=[.P38]" table:style-name="ce4">
            <text:p>TRUE</text:p>
          </table:table-cell>
          <table:table-cell office:value-type="boolean" office:boolean-value="true" table:formula="of:=[.Q38]" table:style-name="ce4">
            <text:p>TRUE</text:p>
          </table:table-cell>
          <table:table-cell office:value-type="boolean" office:boolean-value="true" table:formula="of:=[.R38]" table:style-name="ce4">
            <text:p>TRUE</text:p>
          </table:table-cell>
          <table:table-cell office:value-type="boolean" office:boolean-value="true" table:formula="of:=[.R64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9_natuursteen" table:formula="of:=[.A38]" table:style-name="ce1">
            <text:p>CUST_NEN47_9_natuursteen</text:p>
          </table:table-cell>
          <table:table-cell office:value-type="string" table:style-name="ce1">
            <text:p>_zandsteen</text:p>
          </table:table-cell>
          <table:table-cell office:value-type="string" office:string-value="CUST_NEN47_9_natuursteen_zandsteen" table:formula="of:=[.A65]&amp;[.B65]" table:style-name="ce1">
            <text:p>CUST_NEN47_9_natuursteen_zandsteen</text:p>
          </table:table-cell>
          <table:table-cell office:value-type="string" table:style-name="ce1">
            <text:p>natuursteenzandsteen</text:p>
          </table:table-cell>
          <table:table-cell office:value-type="string" office:string-value="NEN47_9_natuursteen" table:formula="of:=[.E38]" table:style-name="ce1">
            <text:p>NEN47_9_natuursteen</text:p>
          </table:table-cell>
          <table:table-cell office:value-type="string" office:string-value="184, 163, 138, 255" table:formula="of:=[materials.P93]" table:style-name="ce1">
            <text:p>184, 163, 138, 255</text:p>
          </table:table-cell>
          <table:table-cell office:value-type="string" office:string-value="#B8A38A" table:formula="of:=[materials.Q93]" table:style-name="ce1">
            <text:p>#B8A38A</text:p>
          </table:table-cell>
          <table:table-cell office:value-type="string" office:string-value="1.5" table:formula="of:=[.H64]" table:style-name="ce4">
            <text:p>1.5</text:p>
          </table:table-cell>
          <table:table-cell office:value-type="string" office:string-value="1.5" table:formula="of:=[.I64]" table:style-name="ce4">
            <text:p>1.5</text:p>
          </table:table-cell>
          <table:table-cell office:value-type="string" office:string-value="&lt;path style=&quot;fill: #B8A38A;&quot; d=&quot;M 0 0 1.5 0 1.5 1.5 0 1.5&quot; /&gt;" table:formula="of:=&quot;&lt;path style=&quot; &amp; &quot;&quot;&quot;&quot; &amp; &quot;fill: &quot; &amp;[.G65] &amp; &quot;;&quot; &amp; &quot;&quot;&quot;&quot; &amp; &quot; d=&quot; &amp; &quot;&quot;&quot;&quot; &amp; &quot;M 0 0 &quot; &amp; [.H65] &amp; &quot; 0 &quot; &amp; [.H65] &amp; &quot; &quot; &amp; [.H65]  &amp; &quot; 0 &quot;&amp; [.H65] &amp;&quot;&quot;&quot;&quot; &amp;&quot; /&gt;&quot;" table:style-name="ce1">
            <text:p>&lt;path style="fill: #B8A38A;" d="M 0 0 1.5 0 1.5 1.5 0 1.5" /&gt;</text:p>
          </table:table-cell>
          <table:table-cell office:value-type="float" office:value="0" table:formula="of:=[.K64]" table:style-name="ce4">
            <text:p>0</text:p>
          </table:table-cell>
          <table:table-cell office:value-type="boolean" office:boolean-value="true" table:formula="of:=[.L64]" table:style-name="ce4">
            <text:p>TRUE</text:p>
          </table:table-cell>
          <table:table-cell office:value-type="boolean" office:boolean-value="true" table:formula="of:=[.M64]" table:style-name="ce4">
            <text:p>TRUE</text:p>
          </table:table-cell>
          <table:table-cell office:value-type="boolean" office:boolean-value="true" table:formula="of:=[.N64]" table:style-name="ce4">
            <text:p>TRUE</text:p>
          </table:table-cell>
          <table:table-cell office:value-type="boolean" office:boolean-value="true" table:formula="of:=[.O64]" table:style-name="ce4">
            <text:p>TRUE</text:p>
          </table:table-cell>
          <table:table-cell office:value-type="boolean" office:boolean-value="true" table:formula="of:=[.P64]" table:style-name="ce4">
            <text:p>TRUE</text:p>
          </table:table-cell>
          <table:table-cell office:value-type="boolean" office:boolean-value="true" table:formula="of:=[.Q64]" table:style-name="ce4">
            <text:p>TRUE</text:p>
          </table:table-cell>
          <table:table-cell office:value-type="boolean" office:boolean-value="true" table:formula="of:=[.R64]" table:style-name="ce4">
            <text:p>TRUE</text:p>
          </table:table-cell>
          <table:table-cell office:value-type="boolean" office:boolean-value="true" table:formula="of:=[.R65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9_natuursteen" table:formula="of:=[.A38]" table:style-name="ce1">
            <text:p>CUST_NEN47_9_natuursteen</text:p>
          </table:table-cell>
          <table:table-cell office:value-type="string" table:style-name="ce1">
            <text:p>_kalksteen</text:p>
          </table:table-cell>
          <table:table-cell office:value-type="string" office:string-value="CUST_NEN47_9_natuursteen_kalksteen" table:formula="of:=[.A66]&amp;[.B66]" table:style-name="ce1">
            <text:p>CUST_NEN47_9_natuursteen_kalksteen</text:p>
          </table:table-cell>
          <table:table-cell office:value-type="string" table:style-name="ce1">
            <text:p>natuursteenkalksteen</text:p>
          </table:table-cell>
          <table:table-cell office:value-type="string" office:string-value="NEN47_9_natuursteen" table:formula="of:=[.E38]" table:style-name="ce1">
            <text:p>NEN47_9_natuursteen</text:p>
          </table:table-cell>
          <table:table-cell office:value-type="string" office:string-value="236, 237, 230, 255" table:formula="of:=[materials.P94]" table:style-name="ce1">
            <text:p>236, 237, 230, 255</text:p>
          </table:table-cell>
          <table:table-cell office:value-type="string" office:string-value="#ECEDE6" table:formula="of:=[materials.Q94]" table:style-name="ce1">
            <text:p>#ECEDE6</text:p>
          </table:table-cell>
          <table:table-cell office:value-type="string" office:string-value="1.5" table:formula="of:=[.H65]" table:style-name="ce4">
            <text:p>1.5</text:p>
          </table:table-cell>
          <table:table-cell office:value-type="string" office:string-value="1.5" table:formula="of:=[.I65]" table:style-name="ce4">
            <text:p>1.5</text:p>
          </table:table-cell>
          <table:table-cell office:value-type="string" office:string-value="&lt;path style=&quot;fill: #ECEDE6;&quot; d=&quot;M 0 0 1.5 0 1.5 1.5 0 1.5&quot; /&gt;" table:formula="of:=&quot;&lt;path style=&quot; &amp; &quot;&quot;&quot;&quot; &amp; &quot;fill: &quot; &amp;[.G66] &amp; &quot;;&quot; &amp; &quot;&quot;&quot;&quot; &amp; &quot; d=&quot; &amp; &quot;&quot;&quot;&quot; &amp; &quot;M 0 0 &quot; &amp; [.H66] &amp; &quot; 0 &quot; &amp; [.H66] &amp; &quot; &quot; &amp; [.H66]  &amp; &quot; 0 &quot;&amp; [.H66] &amp;&quot;&quot;&quot;&quot; &amp;&quot; /&gt;&quot;" table:style-name="ce1">
            <text:p>&lt;path style="fill: #ECEDE6;" d="M 0 0 1.5 0 1.5 1.5 0 1.5" /&gt;</text:p>
          </table:table-cell>
          <table:table-cell office:value-type="float" office:value="0" table:formula="of:=[.K65]" table:style-name="ce4">
            <text:p>0</text:p>
          </table:table-cell>
          <table:table-cell office:value-type="boolean" office:boolean-value="true" table:formula="of:=[.L65]" table:style-name="ce4">
            <text:p>TRUE</text:p>
          </table:table-cell>
          <table:table-cell office:value-type="boolean" office:boolean-value="true" table:formula="of:=[.M65]" table:style-name="ce4">
            <text:p>TRUE</text:p>
          </table:table-cell>
          <table:table-cell office:value-type="boolean" office:boolean-value="true" table:formula="of:=[.N65]" table:style-name="ce4">
            <text:p>TRUE</text:p>
          </table:table-cell>
          <table:table-cell office:value-type="boolean" office:boolean-value="true" table:formula="of:=[.O65]" table:style-name="ce4">
            <text:p>TRUE</text:p>
          </table:table-cell>
          <table:table-cell office:value-type="boolean" office:boolean-value="true" table:formula="of:=[.P65]" table:style-name="ce4">
            <text:p>TRUE</text:p>
          </table:table-cell>
          <table:table-cell office:value-type="boolean" office:boolean-value="true" table:formula="of:=[.Q65]" table:style-name="ce4">
            <text:p>TRUE</text:p>
          </table:table-cell>
          <table:table-cell office:value-type="boolean" office:boolean-value="true" table:formula="of:=[.R65]" table:style-name="ce4">
            <text:p>TRUE</text:p>
          </table:table-cell>
          <table:table-cell office:value-type="boolean" office:boolean-value="true" table:formula="of:=[.R66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9_natuursteen" table:formula="of:=[.A38]" table:style-name="ce1">
            <text:p>CUST_NEN47_9_natuursteen</text:p>
          </table:table-cell>
          <table:table-cell office:value-type="string" table:style-name="ce1">
            <text:p>_tuf</text:p>
          </table:table-cell>
          <table:table-cell office:value-type="string" office:string-value="CUST_NEN47_9_natuursteen_tuf" table:formula="of:=[.A67]&amp;[.B67]" table:style-name="ce1">
            <text:p>CUST_NEN47_9_natuursteen_tuf</text:p>
          </table:table-cell>
          <table:table-cell office:value-type="string" table:style-name="ce1">
            <text:p>natuursteentuf</text:p>
          </table:table-cell>
          <table:table-cell office:value-type="string" office:string-value="NEN47_9_natuursteen" table:formula="of:=[.E38]" table:style-name="ce1">
            <text:p>NEN47_9_natuursteen</text:p>
          </table:table-cell>
          <table:table-cell office:value-type="string" office:string-value="147, 155, 148, 255" table:formula="of:=[materials.P95]" table:style-name="ce1">
            <text:p>147, 155, 148, 255</text:p>
          </table:table-cell>
          <table:table-cell office:value-type="string" office:string-value="#939B94" table:formula="of:=[materials.Q95]" table:style-name="ce1">
            <text:p>#939B94</text:p>
          </table:table-cell>
          <table:table-cell office:value-type="string" office:string-value="1.5" table:formula="of:=[.H66]" table:style-name="ce4">
            <text:p>1.5</text:p>
          </table:table-cell>
          <table:table-cell office:value-type="string" office:string-value="1.5" table:formula="of:=[.I66]" table:style-name="ce4">
            <text:p>1.5</text:p>
          </table:table-cell>
          <table:table-cell office:value-type="string" office:string-value="&lt;path style=&quot;fill: #939B94;&quot; d=&quot;M 0 0 1.5 0 1.5 1.5 0 1.5&quot; /&gt;" table:formula="of:=&quot;&lt;path style=&quot; &amp; &quot;&quot;&quot;&quot; &amp; &quot;fill: &quot; &amp;[.G67] &amp; &quot;;&quot; &amp; &quot;&quot;&quot;&quot; &amp; &quot; d=&quot; &amp; &quot;&quot;&quot;&quot; &amp; &quot;M 0 0 &quot; &amp; [.H67] &amp; &quot; 0 &quot; &amp; [.H67] &amp; &quot; &quot; &amp; [.H67]  &amp; &quot; 0 &quot;&amp; [.H67] &amp;&quot;&quot;&quot;&quot; &amp;&quot; /&gt;&quot;" table:style-name="ce1">
            <text:p>&lt;path style="fill: #939B94;" d="M 0 0 1.5 0 1.5 1.5 0 1.5" /&gt;</text:p>
          </table:table-cell>
          <table:table-cell office:value-type="float" office:value="0" table:formula="of:=[.K66]" table:style-name="ce4">
            <text:p>0</text:p>
          </table:table-cell>
          <table:table-cell office:value-type="boolean" office:boolean-value="true" table:formula="of:=[.L66]" table:style-name="ce4">
            <text:p>TRUE</text:p>
          </table:table-cell>
          <table:table-cell office:value-type="boolean" office:boolean-value="true" table:formula="of:=[.M66]" table:style-name="ce4">
            <text:p>TRUE</text:p>
          </table:table-cell>
          <table:table-cell office:value-type="boolean" office:boolean-value="true" table:formula="of:=[.N66]" table:style-name="ce4">
            <text:p>TRUE</text:p>
          </table:table-cell>
          <table:table-cell office:value-type="boolean" office:boolean-value="true" table:formula="of:=[.O66]" table:style-name="ce4">
            <text:p>TRUE</text:p>
          </table:table-cell>
          <table:table-cell office:value-type="boolean" office:boolean-value="true" table:formula="of:=[.P66]" table:style-name="ce4">
            <text:p>TRUE</text:p>
          </table:table-cell>
          <table:table-cell office:value-type="boolean" office:boolean-value="true" table:formula="of:=[.Q66]" table:style-name="ce4">
            <text:p>TRUE</text:p>
          </table:table-cell>
          <table:table-cell office:value-type="boolean" office:boolean-value="true" table:formula="of:=[.R66]" table:style-name="ce4">
            <text:p>TRUE</text:p>
          </table:table-cell>
          <table:table-cell office:value-type="boolean" office:boolean-value="true" table:formula="of:=[.R67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9_natuursteen" table:formula="of:=[.A38]" table:style-name="ce1">
            <text:p>CUST_NEN47_9_natuursteen</text:p>
          </table:table-cell>
          <table:table-cell office:value-type="string" table:style-name="ce1">
            <text:p>_mergel</text:p>
          </table:table-cell>
          <table:table-cell office:value-type="string" office:string-value="CUST_NEN47_9_natuursteen_mergel" table:formula="of:=[.A68]&amp;[.B68]" table:style-name="ce1">
            <text:p>CUST_NEN47_9_natuursteen_mergel</text:p>
          </table:table-cell>
          <table:table-cell office:value-type="string" table:style-name="ce1">
            <text:p>natuursteenmergel</text:p>
          </table:table-cell>
          <table:table-cell office:value-type="string" office:string-value="NEN47_9_natuursteen" table:formula="of:=[.E38]" table:style-name="ce1">
            <text:p>NEN47_9_natuursteen</text:p>
          </table:table-cell>
          <table:table-cell office:value-type="string" office:string-value="226, 194, 164, 255" table:formula="of:=[materials.P96]" table:style-name="ce1">
            <text:p>226, 194, 164, 255</text:p>
          </table:table-cell>
          <table:table-cell office:value-type="string" office:string-value="#E2C2A4" table:formula="of:=[materials.Q96]" table:style-name="ce1">
            <text:p>#E2C2A4</text:p>
          </table:table-cell>
          <table:table-cell office:value-type="string" office:string-value="1.5" table:formula="of:=[.H67]" table:style-name="ce4">
            <text:p>1.5</text:p>
          </table:table-cell>
          <table:table-cell office:value-type="string" office:string-value="1.5" table:formula="of:=[.I67]" table:style-name="ce4">
            <text:p>1.5</text:p>
          </table:table-cell>
          <table:table-cell office:value-type="string" office:string-value="&lt;path style=&quot;fill: #E2C2A4;&quot; d=&quot;M 0 0 1.5 0 1.5 1.5 0 1.5&quot; /&gt;" table:formula="of:=&quot;&lt;path style=&quot; &amp; &quot;&quot;&quot;&quot; &amp; &quot;fill: &quot; &amp;[.G68] &amp; &quot;;&quot; &amp; &quot;&quot;&quot;&quot; &amp; &quot; d=&quot; &amp; &quot;&quot;&quot;&quot; &amp; &quot;M 0 0 &quot; &amp; [.H68] &amp; &quot; 0 &quot; &amp; [.H68] &amp; &quot; &quot; &amp; [.H68]  &amp; &quot; 0 &quot;&amp; [.H68] &amp;&quot;&quot;&quot;&quot; &amp;&quot; /&gt;&quot;" table:style-name="ce1">
            <text:p>&lt;path style="fill: #E2C2A4;" d="M 0 0 1.5 0 1.5 1.5 0 1.5" /&gt;</text:p>
          </table:table-cell>
          <table:table-cell office:value-type="float" office:value="0" table:formula="of:=[.K67]" table:style-name="ce4">
            <text:p>0</text:p>
          </table:table-cell>
          <table:table-cell office:value-type="boolean" office:boolean-value="true" table:formula="of:=[.L67]" table:style-name="ce4">
            <text:p>TRUE</text:p>
          </table:table-cell>
          <table:table-cell office:value-type="boolean" office:boolean-value="true" table:formula="of:=[.M67]" table:style-name="ce4">
            <text:p>TRUE</text:p>
          </table:table-cell>
          <table:table-cell office:value-type="boolean" office:boolean-value="true" table:formula="of:=[.N67]" table:style-name="ce4">
            <text:p>TRUE</text:p>
          </table:table-cell>
          <table:table-cell office:value-type="boolean" office:boolean-value="true" table:formula="of:=[.O67]" table:style-name="ce4">
            <text:p>TRUE</text:p>
          </table:table-cell>
          <table:table-cell office:value-type="boolean" office:boolean-value="true" table:formula="of:=[.P67]" table:style-name="ce4">
            <text:p>TRUE</text:p>
          </table:table-cell>
          <table:table-cell office:value-type="boolean" office:boolean-value="true" table:formula="of:=[.Q67]" table:style-name="ce4">
            <text:p>TRUE</text:p>
          </table:table-cell>
          <table:table-cell office:value-type="boolean" office:boolean-value="true" table:formula="of:=[.R67]" table:style-name="ce4">
            <text:p>TRUE</text:p>
          </table:table-cell>
          <table:table-cell office:value-type="boolean" office:boolean-value="true" table:formula="of:=[.R68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41]" table:style-name="ce1">
            <text:p>CUST_NEN47_12_naaldhout</text:p>
          </table:table-cell>
          <table:table-cell office:value-type="string" table:style-name="ce1">
            <text:p>_vuren</text:p>
          </table:table-cell>
          <table:table-cell office:value-type="string" office:string-value="CUST_NEN47_12_naaldhout_vuren" table:formula="of:=[.A69]&amp;[.B69]" table:style-name="ce1">
            <text:p>CUST_NEN47_12_naaldhout_vuren</text:p>
          </table:table-cell>
          <table:table-cell office:value-type="string" table:style-name="ce1">
            <text:p>naaldhoutvuren</text:p>
          </table:table-cell>
          <table:table-cell office:value-type="string" office:string-value="NEN47_12_naaldhout" table:formula="of:=[.A13]" table:style-name="ce1">
            <text:p>NEN47_12_naaldhout</text:p>
          </table:table-cell>
          <table:table-cell office:value-type="string" office:string-value="240, 220, 185, 255" table:formula="of:=[materials.P37]" table:style-name="ce1">
            <text:p>240, 220, 185, 255</text:p>
          </table:table-cell>
          <table:table-cell office:value-type="string" office:string-value="#F0DCB9" table:formula="of:=[materials.Q37]" table:style-name="ce1">
            <text:p>#F0DCB9</text:p>
          </table:table-cell>
          <table:table-cell office:value-type="string" office:string-value="1.5" table:formula="of:=[.H41]" table:style-name="ce4">
            <text:p>1.5</text:p>
          </table:table-cell>
          <table:table-cell office:value-type="string" office:string-value="1.5" table:formula="of:=[.I41]" table:style-name="ce4">
            <text:p>1.5</text:p>
          </table:table-cell>
          <table:table-cell office:value-type="string" office:string-value="&lt;path style=&quot;fill: #F0DCB9;&quot; d=&quot;M 0 0 1.5 0 1.5 1.5 0 1.5&quot; /&gt;" table:formula="of:=&quot;&lt;path style=&quot; &amp; &quot;&quot;&quot;&quot; &amp; &quot;fill: &quot; &amp;[.G69] &amp; &quot;;&quot; &amp; &quot;&quot;&quot;&quot; &amp; &quot; d=&quot; &amp; &quot;&quot;&quot;&quot; &amp; &quot;M 0 0 &quot; &amp; [.H69] &amp; &quot; 0 &quot; &amp; [.H69] &amp; &quot; &quot; &amp; [.H69]  &amp; &quot; 0 &quot;&amp; [.H69] &amp;&quot;&quot;&quot;&quot; &amp;&quot; /&gt;&quot;" table:style-name="ce1">
            <text:p>&lt;path style="fill: #F0DCB9;" d="M 0 0 1.5 0 1.5 1.5 0 1.5" /&gt;</text:p>
          </table:table-cell>
          <table:table-cell office:value-type="float" office:value="0" table:formula="of:=[.K41]" table:style-name="ce4">
            <text:p>0</text:p>
          </table:table-cell>
          <table:table-cell office:value-type="float" office:value="0" table:formula="of:=[.L41]" table:style-name="ce4">
            <text:p>0</text:p>
          </table:table-cell>
          <table:table-cell office:value-type="boolean" office:boolean-value="true" table:formula="of:=[.M41]" table:style-name="ce4">
            <text:p>TRUE</text:p>
          </table:table-cell>
          <table:table-cell office:value-type="boolean" office:boolean-value="true" table:formula="of:=[.N41]" table:style-name="ce4">
            <text:p>TRUE</text:p>
          </table:table-cell>
          <table:table-cell office:value-type="boolean" office:boolean-value="true" table:formula="of:=[.O41]" table:style-name="ce4">
            <text:p>TRUE</text:p>
          </table:table-cell>
          <table:table-cell office:value-type="boolean" office:boolean-value="true" table:formula="of:=[.P41]" table:style-name="ce4">
            <text:p>TRUE</text:p>
          </table:table-cell>
          <table:table-cell office:value-type="boolean" office:boolean-value="true" table:formula="of:=[.Q41]" table:style-name="ce4">
            <text:p>TRUE</text:p>
          </table:table-cell>
          <table:table-cell office:value-type="boolean" office:boolean-value="true" table:formula="of:=[.R41]" table:style-name="ce4">
            <text:p>TRUE</text:p>
          </table:table-cell>
          <table:table-cell office:value-type="boolean" office:boolean-value="true" table:formula="of:=[.R69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41]" table:style-name="ce1">
            <text:p>CUST_NEN47_12_naaldhout</text:p>
          </table:table-cell>
          <table:table-cell office:value-type="string" table:style-name="ce1">
            <text:p>_vuren_gewolmaniseerd</text:p>
          </table:table-cell>
          <table:table-cell office:value-type="string" office:string-value="CUST_NEN47_12_naaldhout_vuren_gewolmaniseerd" table:formula="of:=[.A70]&amp;[.B70]" table:style-name="ce1">
            <text:p>CUST_NEN47_12_naaldhout_vuren_gewolmaniseerd</text:p>
          </table:table-cell>
          <table:table-cell office:value-type="string" table:style-name="ce1">
            <text:p>naaldhoutvurengewolmaniseerd</text:p>
          </table:table-cell>
          <table:table-cell office:value-type="string" office:string-value="NEN47_12_naaldhout" table:formula="of:=[.A13]" table:style-name="ce1">
            <text:p>NEN47_12_naaldhout</text:p>
          </table:table-cell>
          <table:table-cell office:value-type="string" office:string-value="205,196,118,255" table:formula="of:=[materials.P38]" table:style-name="ce1">
            <text:p>205,196,118,255</text:p>
          </table:table-cell>
          <table:table-cell office:value-type="string" office:string-value="#cdc476" table:formula="of:=[materials.Q38]" table:style-name="ce1">
            <text:p>#cdc476</text:p>
          </table:table-cell>
          <table:table-cell office:value-type="string" office:string-value="1.5" table:formula="of:=[.H69]" table:style-name="ce4">
            <text:p>1.5</text:p>
          </table:table-cell>
          <table:table-cell office:value-type="string" office:string-value="1.5" table:formula="of:=[.I69]" table:style-name="ce4">
            <text:p>1.5</text:p>
          </table:table-cell>
          <table:table-cell office:value-type="string" office:string-value="&lt;path style=&quot;fill: #cdc476;&quot; d=&quot;M 0 0 1.5 0 1.5 1.5 0 1.5&quot; /&gt;" table:formula="of:=&quot;&lt;path style=&quot; &amp; &quot;&quot;&quot;&quot; &amp; &quot;fill: &quot; &amp;[.G70] &amp; &quot;;&quot; &amp; &quot;&quot;&quot;&quot; &amp; &quot; d=&quot; &amp; &quot;&quot;&quot;&quot; &amp; &quot;M 0 0 &quot; &amp; [.H70] &amp; &quot; 0 &quot; &amp; [.H70] &amp; &quot; &quot; &amp; [.H70]  &amp; &quot; 0 &quot;&amp; [.H70] &amp;&quot;&quot;&quot;&quot; &amp;&quot; /&gt;&quot;" table:style-name="ce1">
            <text:p>&lt;path style="fill: #cdc476;" d="M 0 0 1.5 0 1.5 1.5 0 1.5" /&gt;</text:p>
          </table:table-cell>
          <table:table-cell office:value-type="float" office:value="0" table:formula="of:=[.K69]" table:style-name="ce4">
            <text:p>0</text:p>
          </table:table-cell>
          <table:table-cell office:value-type="float" office:value="0" table:formula="of:=[.L69]" table:style-name="ce4">
            <text:p>0</text:p>
          </table:table-cell>
          <table:table-cell office:value-type="boolean" office:boolean-value="true" table:formula="of:=[.M69]" table:style-name="ce4">
            <text:p>TRUE</text:p>
          </table:table-cell>
          <table:table-cell office:value-type="boolean" office:boolean-value="true" table:formula="of:=[.N69]" table:style-name="ce4">
            <text:p>TRUE</text:p>
          </table:table-cell>
          <table:table-cell office:value-type="boolean" office:boolean-value="true" table:formula="of:=[.O69]" table:style-name="ce4">
            <text:p>TRUE</text:p>
          </table:table-cell>
          <table:table-cell office:value-type="boolean" office:boolean-value="true" table:formula="of:=[.P69]" table:style-name="ce4">
            <text:p>TRUE</text:p>
          </table:table-cell>
          <table:table-cell office:value-type="boolean" office:boolean-value="true" table:formula="of:=[.Q69]" table:style-name="ce4">
            <text:p>TRUE</text:p>
          </table:table-cell>
          <table:table-cell office:value-type="boolean" office:boolean-value="true" table:formula="of:=[.R69]" table:style-name="ce4">
            <text:p>TRUE</text:p>
          </table:table-cell>
          <table:table-cell office:value-type="boolean" office:boolean-value="true" table:formula="of:=[.R70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69]" table:style-name="ce1">
            <text:p>CUST_NEN47_12_naaldhout</text:p>
          </table:table-cell>
          <table:table-cell office:value-type="string" table:style-name="ce1">
            <text:p>_eiken</text:p>
          </table:table-cell>
          <table:table-cell office:value-type="string" office:string-value="CUST_NEN47_12_naaldhout_eiken" table:formula="of:=[.A71]&amp;[.B71]" table:style-name="ce1">
            <text:p>CUST_NEN47_12_naaldhout_eiken</text:p>
          </table:table-cell>
          <table:table-cell office:value-type="string" table:style-name="ce1">
            <text:p>naaldhouteiken</text:p>
          </table:table-cell>
          <table:table-cell office:value-type="string" office:string-value="NEN47_12_naaldhout" table:formula="of:=[.E69]" table:style-name="ce1">
            <text:p>NEN47_12_naaldhout</text:p>
          </table:table-cell>
          <table:table-cell office:value-type="string" office:string-value="210, 175, 135, 255" table:formula="of:=[materials.P40]" table:style-name="ce1">
            <text:p>210, 175, 135, 255</text:p>
          </table:table-cell>
          <table:table-cell office:value-type="string" office:string-value="#D2AF87" table:formula="of:=[materials.Q40]" table:style-name="ce1">
            <text:p>#D2AF87</text:p>
          </table:table-cell>
          <table:table-cell office:value-type="string" office:string-value="1.5" table:formula="of:=[.H70]" table:style-name="ce4">
            <text:p>1.5</text:p>
          </table:table-cell>
          <table:table-cell office:value-type="string" office:string-value="1.5" table:formula="of:=[.I70]" table:style-name="ce4">
            <text:p>1.5</text:p>
          </table:table-cell>
          <table:table-cell office:value-type="string" office:string-value="&lt;path style=&quot;fill: #D2AF87;&quot; d=&quot;M 0 0 1.5 0 1.5 1.5 0 1.5&quot; /&gt;" table:formula="of:=&quot;&lt;path style=&quot; &amp; &quot;&quot;&quot;&quot; &amp; &quot;fill: &quot; &amp;[.G71] &amp; &quot;;&quot; &amp; &quot;&quot;&quot;&quot; &amp; &quot; d=&quot; &amp; &quot;&quot;&quot;&quot; &amp; &quot;M 0 0 &quot; &amp; [.H71] &amp; &quot; 0 &quot; &amp; [.H71] &amp; &quot; &quot; &amp; [.H71]  &amp; &quot; 0 &quot;&amp; [.H71] &amp;&quot;&quot;&quot;&quot; &amp;&quot; /&gt;&quot;" table:style-name="ce1">
            <text:p>&lt;path style="fill: #D2AF87;" d="M 0 0 1.5 0 1.5 1.5 0 1.5" /&gt;</text:p>
          </table:table-cell>
          <table:table-cell office:value-type="float" office:value="0" table:formula="of:=[.K70]" table:style-name="ce4">
            <text:p>0</text:p>
          </table:table-cell>
          <table:table-cell office:value-type="float" office:value="0" table:formula="of:=[.L70]" table:style-name="ce4">
            <text:p>0</text:p>
          </table:table-cell>
          <table:table-cell office:value-type="boolean" office:boolean-value="true" table:formula="of:=[.M70]" table:style-name="ce4">
            <text:p>TRUE</text:p>
          </table:table-cell>
          <table:table-cell office:value-type="boolean" office:boolean-value="true" table:formula="of:=[.N70]" table:style-name="ce4">
            <text:p>TRUE</text:p>
          </table:table-cell>
          <table:table-cell office:value-type="boolean" office:boolean-value="true" table:formula="of:=[.O70]" table:style-name="ce4">
            <text:p>TRUE</text:p>
          </table:table-cell>
          <table:table-cell office:value-type="boolean" office:boolean-value="true" table:formula="of:=[.P70]" table:style-name="ce4">
            <text:p>TRUE</text:p>
          </table:table-cell>
          <table:table-cell office:value-type="boolean" office:boolean-value="true" table:formula="of:=[.Q70]" table:style-name="ce4">
            <text:p>TRUE</text:p>
          </table:table-cell>
          <table:table-cell office:value-type="boolean" office:boolean-value="true" table:formula="of:=[.R70]" table:style-name="ce4">
            <text:p>TRUE</text:p>
          </table:table-cell>
          <table:table-cell office:value-type="boolean" office:boolean-value="true" table:formula="of:=[.R71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71]" table:style-name="ce1">
            <text:p>CUST_NEN47_12_naaldhout</text:p>
          </table:table-cell>
          <table:table-cell office:value-type="string" table:style-name="ce1">
            <text:p>_lariks</text:p>
          </table:table-cell>
          <table:table-cell office:value-type="string" office:string-value="CUST_NEN47_12_naaldhout_lariks" table:formula="of:=[.A72]&amp;[.B72]" table:style-name="ce1">
            <text:p>CUST_NEN47_12_naaldhout_lariks</text:p>
          </table:table-cell>
          <table:table-cell office:value-type="string" table:style-name="ce1">
            <text:p>naaldhoutlariks</text:p>
          </table:table-cell>
          <table:table-cell office:value-type="string" office:string-value="NEN47_12_naaldhout" table:formula="of:=[.E71]" table:style-name="ce1">
            <text:p>NEN47_12_naaldhout</text:p>
          </table:table-cell>
          <table:table-cell office:value-type="string" office:string-value="224, 211, 185, 255" table:formula="of:=[materials.P41]" table:style-name="ce1">
            <text:p>224, 211, 185, 255</text:p>
          </table:table-cell>
          <table:table-cell office:value-type="string" office:string-value="#E0D3B9" table:formula="of:=[materials.Q41]" table:style-name="ce1">
            <text:p>#E0D3B9</text:p>
          </table:table-cell>
          <table:table-cell office:value-type="string" office:string-value="1.5" table:formula="of:=[.H71]" table:style-name="ce4">
            <text:p>1.5</text:p>
          </table:table-cell>
          <table:table-cell office:value-type="string" office:string-value="1.5" table:formula="of:=[.I71]" table:style-name="ce4">
            <text:p>1.5</text:p>
          </table:table-cell>
          <table:table-cell office:value-type="string" office:string-value="&lt;path style=&quot;fill: #E0D3B9;&quot; d=&quot;M 0 0 1.5 0 1.5 1.5 0 1.5&quot; /&gt;" table:formula="of:=&quot;&lt;path style=&quot; &amp; &quot;&quot;&quot;&quot; &amp; &quot;fill: &quot; &amp;[.G72] &amp; &quot;;&quot; &amp; &quot;&quot;&quot;&quot; &amp; &quot; d=&quot; &amp; &quot;&quot;&quot;&quot; &amp; &quot;M 0 0 &quot; &amp; [.H72] &amp; &quot; 0 &quot; &amp; [.H72] &amp; &quot; &quot; &amp; [.H72]  &amp; &quot; 0 &quot;&amp; [.H72] &amp;&quot;&quot;&quot;&quot; &amp;&quot; /&gt;&quot;" table:style-name="ce1">
            <text:p>&lt;path style="fill: #E0D3B9;" d="M 0 0 1.5 0 1.5 1.5 0 1.5" /&gt;</text:p>
          </table:table-cell>
          <table:table-cell office:value-type="float" office:value="0" table:formula="of:=[.K71]" table:style-name="ce4">
            <text:p>0</text:p>
          </table:table-cell>
          <table:table-cell office:value-type="float" office:value="0" table:formula="of:=[.L71]" table:style-name="ce4">
            <text:p>0</text:p>
          </table:table-cell>
          <table:table-cell office:value-type="boolean" office:boolean-value="true" table:formula="of:=[.M71]" table:style-name="ce4">
            <text:p>TRUE</text:p>
          </table:table-cell>
          <table:table-cell office:value-type="boolean" office:boolean-value="true" table:formula="of:=[.N71]" table:style-name="ce4">
            <text:p>TRUE</text:p>
          </table:table-cell>
          <table:table-cell office:value-type="boolean" office:boolean-value="true" table:formula="of:=[.O71]" table:style-name="ce4">
            <text:p>TRUE</text:p>
          </table:table-cell>
          <table:table-cell office:value-type="boolean" office:boolean-value="true" table:formula="of:=[.P71]" table:style-name="ce4">
            <text:p>TRUE</text:p>
          </table:table-cell>
          <table:table-cell office:value-type="boolean" office:boolean-value="true" table:formula="of:=[.Q71]" table:style-name="ce4">
            <text:p>TRUE</text:p>
          </table:table-cell>
          <table:table-cell office:value-type="boolean" office:boolean-value="true" table:formula="of:=[.R71]" table:style-name="ce4">
            <text:p>TRUE</text:p>
          </table:table-cell>
          <table:table-cell office:value-type="boolean" office:boolean-value="true" table:formula="of:=[.R72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72]" table:style-name="ce1">
            <text:p>CUST_NEN47_12_naaldhout</text:p>
          </table:table-cell>
          <table:table-cell office:value-type="string" table:style-name="ce1">
            <text:p>_merbau</text:p>
          </table:table-cell>
          <table:table-cell office:value-type="string" office:string-value="CUST_NEN47_12_naaldhout_merbau" table:formula="of:=[.A73]&amp;[.B73]" table:style-name="ce1">
            <text:p>CUST_NEN47_12_naaldhout_merbau</text:p>
          </table:table-cell>
          <table:table-cell office:value-type="string" table:style-name="ce1">
            <text:p>naaldhoutmerbau</text:p>
          </table:table-cell>
          <table:table-cell office:value-type="string" office:string-value="NEN47_12_naaldhout" table:formula="of:=[.E72]" table:style-name="ce1">
            <text:p>NEN47_12_naaldhout</text:p>
          </table:table-cell>
          <table:table-cell office:value-type="string" office:string-value="155, 075, 065, 255" table:formula="of:=[materials.P42]" table:style-name="ce1">
            <text:p>155, 075, 065, 255</text:p>
          </table:table-cell>
          <table:table-cell office:value-type="string" office:string-value="#9B4B41" table:formula="of:=[materials.Q42]" table:style-name="ce1">
            <text:p>#9B4B41</text:p>
          </table:table-cell>
          <table:table-cell office:value-type="string" office:string-value="1.5" table:formula="of:=[.H72]" table:style-name="ce4">
            <text:p>1.5</text:p>
          </table:table-cell>
          <table:table-cell office:value-type="string" office:string-value="1.5" table:formula="of:=[.I72]" table:style-name="ce4">
            <text:p>1.5</text:p>
          </table:table-cell>
          <table:table-cell office:value-type="string" office:string-value="&lt;path style=&quot;fill: #9B4B41;&quot; d=&quot;M 0 0 1.5 0 1.5 1.5 0 1.5&quot; /&gt;" table:formula="of:=&quot;&lt;path style=&quot; &amp; &quot;&quot;&quot;&quot; &amp; &quot;fill: &quot; &amp;[.G73] &amp; &quot;;&quot; &amp; &quot;&quot;&quot;&quot; &amp; &quot; d=&quot; &amp; &quot;&quot;&quot;&quot; &amp; &quot;M 0 0 &quot; &amp; [.H73] &amp; &quot; 0 &quot; &amp; [.H73] &amp; &quot; &quot; &amp; [.H73]  &amp; &quot; 0 &quot;&amp; [.H73] &amp;&quot;&quot;&quot;&quot; &amp;&quot; /&gt;&quot;" table:style-name="ce1">
            <text:p>&lt;path style="fill: #9B4B41;" d="M 0 0 1.5 0 1.5 1.5 0 1.5" /&gt;</text:p>
          </table:table-cell>
          <table:table-cell office:value-type="float" office:value="0" table:formula="of:=[.K72]" table:style-name="ce4">
            <text:p>0</text:p>
          </table:table-cell>
          <table:table-cell office:value-type="float" office:value="0" table:formula="of:=[.L72]" table:style-name="ce4">
            <text:p>0</text:p>
          </table:table-cell>
          <table:table-cell office:value-type="boolean" office:boolean-value="true" table:formula="of:=[.M72]" table:style-name="ce4">
            <text:p>TRUE</text:p>
          </table:table-cell>
          <table:table-cell office:value-type="boolean" office:boolean-value="true" table:formula="of:=[.N72]" table:style-name="ce4">
            <text:p>TRUE</text:p>
          </table:table-cell>
          <table:table-cell office:value-type="boolean" office:boolean-value="true" table:formula="of:=[.O72]" table:style-name="ce4">
            <text:p>TRUE</text:p>
          </table:table-cell>
          <table:table-cell office:value-type="boolean" office:boolean-value="true" table:formula="of:=[.P72]" table:style-name="ce4">
            <text:p>TRUE</text:p>
          </table:table-cell>
          <table:table-cell office:value-type="boolean" office:boolean-value="true" table:formula="of:=[.Q72]" table:style-name="ce4">
            <text:p>TRUE</text:p>
          </table:table-cell>
          <table:table-cell office:value-type="boolean" office:boolean-value="true" table:formula="of:=[.R72]" table:style-name="ce4">
            <text:p>TRUE</text:p>
          </table:table-cell>
          <table:table-cell office:value-type="boolean" office:boolean-value="true" table:formula="of:=[.R73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73]" table:style-name="ce1">
            <text:p>CUST_NEN47_12_naaldhout</text:p>
          </table:table-cell>
          <table:table-cell office:value-type="string" table:style-name="ce1">
            <text:p>_meranti</text:p>
          </table:table-cell>
          <table:table-cell office:value-type="string" office:string-value="CUST_NEN47_12_naaldhout_meranti" table:formula="of:=[.A74]&amp;[.B74]" table:style-name="ce1">
            <text:p>CUST_NEN47_12_naaldhout_meranti</text:p>
          </table:table-cell>
          <table:table-cell office:value-type="string" table:style-name="ce1">
            <text:p>naaldhoutmeranti</text:p>
          </table:table-cell>
          <table:table-cell office:value-type="string" office:string-value="NEN47_12_naaldhout" table:formula="of:=[.E73]" table:style-name="ce1">
            <text:p>NEN47_12_naaldhout</text:p>
          </table:table-cell>
          <table:table-cell office:value-type="string" office:string-value="180, 115, 075, 255" table:formula="of:=[materials.P43]" table:style-name="ce1">
            <text:p>180, 115, 075, 255</text:p>
          </table:table-cell>
          <table:table-cell office:value-type="string" office:string-value="#B4734B" table:formula="of:=[materials.Q43]" table:style-name="ce1">
            <text:p>#B4734B</text:p>
          </table:table-cell>
          <table:table-cell office:value-type="string" office:string-value="1.5" table:formula="of:=[.H73]" table:style-name="ce4">
            <text:p>1.5</text:p>
          </table:table-cell>
          <table:table-cell office:value-type="string" office:string-value="1.5" table:formula="of:=[.I73]" table:style-name="ce4">
            <text:p>1.5</text:p>
          </table:table-cell>
          <table:table-cell office:value-type="string" office:string-value="&lt;path style=&quot;fill: #B4734B;&quot; d=&quot;M 0 0 1.5 0 1.5 1.5 0 1.5&quot; /&gt;" table:formula="of:=&quot;&lt;path style=&quot; &amp; &quot;&quot;&quot;&quot; &amp; &quot;fill: &quot; &amp;[.G74] &amp; &quot;;&quot; &amp; &quot;&quot;&quot;&quot; &amp; &quot; d=&quot; &amp; &quot;&quot;&quot;&quot; &amp; &quot;M 0 0 &quot; &amp; [.H74] &amp; &quot; 0 &quot; &amp; [.H74] &amp; &quot; &quot; &amp; [.H74]  &amp; &quot; 0 &quot;&amp; [.H74] &amp;&quot;&quot;&quot;&quot; &amp;&quot; /&gt;&quot;" table:style-name="ce1">
            <text:p>&lt;path style="fill: #B4734B;" d="M 0 0 1.5 0 1.5 1.5 0 1.5" /&gt;</text:p>
          </table:table-cell>
          <table:table-cell office:value-type="float" office:value="0" table:formula="of:=[.K73]" table:style-name="ce4">
            <text:p>0</text:p>
          </table:table-cell>
          <table:table-cell office:value-type="float" office:value="0" table:formula="of:=[.L73]" table:style-name="ce4">
            <text:p>0</text:p>
          </table:table-cell>
          <table:table-cell office:value-type="boolean" office:boolean-value="true" table:formula="of:=[.M73]" table:style-name="ce4">
            <text:p>TRUE</text:p>
          </table:table-cell>
          <table:table-cell office:value-type="boolean" office:boolean-value="true" table:formula="of:=[.N73]" table:style-name="ce4">
            <text:p>TRUE</text:p>
          </table:table-cell>
          <table:table-cell office:value-type="boolean" office:boolean-value="true" table:formula="of:=[.O73]" table:style-name="ce4">
            <text:p>TRUE</text:p>
          </table:table-cell>
          <table:table-cell office:value-type="boolean" office:boolean-value="true" table:formula="of:=[.P73]" table:style-name="ce4">
            <text:p>TRUE</text:p>
          </table:table-cell>
          <table:table-cell office:value-type="boolean" office:boolean-value="true" table:formula="of:=[.Q73]" table:style-name="ce4">
            <text:p>TRUE</text:p>
          </table:table-cell>
          <table:table-cell office:value-type="boolean" office:boolean-value="true" table:formula="of:=[.R73]" table:style-name="ce4">
            <text:p>TRUE</text:p>
          </table:table-cell>
          <table:table-cell office:value-type="boolean" office:boolean-value="true" table:formula="of:=[.R74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74]" table:style-name="ce1">
            <text:p>CUST_NEN47_12_naaldhout</text:p>
          </table:table-cell>
          <table:table-cell office:value-type="string" table:style-name="ce1">
            <text:p>_jatoba</text:p>
          </table:table-cell>
          <table:table-cell office:value-type="string" office:string-value="CUST_NEN47_12_naaldhout_jatoba" table:formula="of:=[.A75]&amp;[.B75]" table:style-name="ce1">
            <text:p>CUST_NEN47_12_naaldhout_jatoba</text:p>
          </table:table-cell>
          <table:table-cell office:value-type="string" table:style-name="ce1">
            <text:p>naaldhoutjatoba</text:p>
          </table:table-cell>
          <table:table-cell office:value-type="string" office:string-value="NEN47_12_naaldhout" table:formula="of:=[.E74]" table:style-name="ce1">
            <text:p>NEN47_12_naaldhout</text:p>
          </table:table-cell>
          <table:table-cell office:value-type="string" office:string-value="198, 136, 094, 255" table:formula="of:=[materials.P44]" table:style-name="ce1">
            <text:p>198, 136, 094, 255</text:p>
          </table:table-cell>
          <table:table-cell office:value-type="string" office:string-value="#C6885E" table:formula="of:=[materials.Q44]" table:style-name="ce1">
            <text:p>#C6885E</text:p>
          </table:table-cell>
          <table:table-cell office:value-type="string" office:string-value="1.5" table:formula="of:=[.H74]" table:style-name="ce4">
            <text:p>1.5</text:p>
          </table:table-cell>
          <table:table-cell office:value-type="string" office:string-value="1.5" table:formula="of:=[.I74]" table:style-name="ce4">
            <text:p>1.5</text:p>
          </table:table-cell>
          <table:table-cell office:value-type="string" office:string-value="&lt;path style=&quot;fill: #C6885E;&quot; d=&quot;M 0 0 1.5 0 1.5 1.5 0 1.5&quot; /&gt;" table:formula="of:=&quot;&lt;path style=&quot; &amp; &quot;&quot;&quot;&quot; &amp; &quot;fill: &quot; &amp;[.G75] &amp; &quot;;&quot; &amp; &quot;&quot;&quot;&quot; &amp; &quot; d=&quot; &amp; &quot;&quot;&quot;&quot; &amp; &quot;M 0 0 &quot; &amp; [.H75] &amp; &quot; 0 &quot; &amp; [.H75] &amp; &quot; &quot; &amp; [.H75]  &amp; &quot; 0 &quot;&amp; [.H75] &amp;&quot;&quot;&quot;&quot; &amp;&quot; /&gt;&quot;" table:style-name="ce1">
            <text:p>&lt;path style="fill: #C6885E;" d="M 0 0 1.5 0 1.5 1.5 0 1.5" /&gt;</text:p>
          </table:table-cell>
          <table:table-cell office:value-type="float" office:value="0" table:formula="of:=[.K74]" table:style-name="ce4">
            <text:p>0</text:p>
          </table:table-cell>
          <table:table-cell office:value-type="float" office:value="0" table:formula="of:=[.L74]" table:style-name="ce4">
            <text:p>0</text:p>
          </table:table-cell>
          <table:table-cell office:value-type="boolean" office:boolean-value="true" table:formula="of:=[.M74]" table:style-name="ce4">
            <text:p>TRUE</text:p>
          </table:table-cell>
          <table:table-cell office:value-type="boolean" office:boolean-value="true" table:formula="of:=[.N74]" table:style-name="ce4">
            <text:p>TRUE</text:p>
          </table:table-cell>
          <table:table-cell office:value-type="boolean" office:boolean-value="true" table:formula="of:=[.O74]" table:style-name="ce4">
            <text:p>TRUE</text:p>
          </table:table-cell>
          <table:table-cell office:value-type="boolean" office:boolean-value="true" table:formula="of:=[.P74]" table:style-name="ce4">
            <text:p>TRUE</text:p>
          </table:table-cell>
          <table:table-cell office:value-type="boolean" office:boolean-value="true" table:formula="of:=[.Q74]" table:style-name="ce4">
            <text:p>TRUE</text:p>
          </table:table-cell>
          <table:table-cell office:value-type="boolean" office:boolean-value="true" table:formula="of:=[.R74]" table:style-name="ce4">
            <text:p>TRUE</text:p>
          </table:table-cell>
          <table:table-cell office:value-type="boolean" office:boolean-value="true" table:formula="of:=[.R75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75]" table:style-name="ce1">
            <text:p>CUST_NEN47_12_naaldhout</text:p>
          </table:table-cell>
          <table:table-cell office:value-type="string" table:style-name="ce1">
            <text:p>_mahonie</text:p>
          </table:table-cell>
          <table:table-cell office:value-type="string" office:string-value="CUST_NEN47_12_naaldhout_mahonie" table:formula="of:=[.A76]&amp;[.B76]" table:style-name="ce1">
            <text:p>CUST_NEN47_12_naaldhout_mahonie</text:p>
          </table:table-cell>
          <table:table-cell office:value-type="string" table:style-name="ce1">
            <text:p>naaldhoutmahonie</text:p>
          </table:table-cell>
          <table:table-cell office:value-type="string" office:string-value="NEN47_12_naaldhout" table:formula="of:=[.E75]" table:style-name="ce1">
            <text:p>NEN47_12_naaldhout</text:p>
          </table:table-cell>
          <table:table-cell office:value-type="string" office:string-value="206, 147, 100, 255" table:formula="of:=[materials.P45]" table:style-name="ce1">
            <text:p>206, 147, 100, 255</text:p>
          </table:table-cell>
          <table:table-cell office:value-type="string" office:string-value="#CE9364" table:formula="of:=[materials.Q45]" table:style-name="ce1">
            <text:p>#CE9364</text:p>
          </table:table-cell>
          <table:table-cell office:value-type="string" office:string-value="1.5" table:formula="of:=[.H75]" table:style-name="ce4">
            <text:p>1.5</text:p>
          </table:table-cell>
          <table:table-cell office:value-type="string" office:string-value="1.5" table:formula="of:=[.I75]" table:style-name="ce4">
            <text:p>1.5</text:p>
          </table:table-cell>
          <table:table-cell office:value-type="string" office:string-value="&lt;path style=&quot;fill: #CE9364;&quot; d=&quot;M 0 0 1.5 0 1.5 1.5 0 1.5&quot; /&gt;" table:formula="of:=&quot;&lt;path style=&quot; &amp; &quot;&quot;&quot;&quot; &amp; &quot;fill: &quot; &amp;[.G76] &amp; &quot;;&quot; &amp; &quot;&quot;&quot;&quot; &amp; &quot; d=&quot; &amp; &quot;&quot;&quot;&quot; &amp; &quot;M 0 0 &quot; &amp; [.H76] &amp; &quot; 0 &quot; &amp; [.H76] &amp; &quot; &quot; &amp; [.H76]  &amp; &quot; 0 &quot;&amp; [.H76] &amp;&quot;&quot;&quot;&quot; &amp;&quot; /&gt;&quot;" table:style-name="ce1">
            <text:p>&lt;path style="fill: #CE9364;" d="M 0 0 1.5 0 1.5 1.5 0 1.5" /&gt;</text:p>
          </table:table-cell>
          <table:table-cell office:value-type="float" office:value="0" table:formula="of:=[.K75]" table:style-name="ce4">
            <text:p>0</text:p>
          </table:table-cell>
          <table:table-cell office:value-type="float" office:value="0" table:formula="of:=[.L75]" table:style-name="ce4">
            <text:p>0</text:p>
          </table:table-cell>
          <table:table-cell office:value-type="boolean" office:boolean-value="true" table:formula="of:=[.M75]" table:style-name="ce4">
            <text:p>TRUE</text:p>
          </table:table-cell>
          <table:table-cell office:value-type="boolean" office:boolean-value="true" table:formula="of:=[.N75]" table:style-name="ce4">
            <text:p>TRUE</text:p>
          </table:table-cell>
          <table:table-cell office:value-type="boolean" office:boolean-value="true" table:formula="of:=[.O75]" table:style-name="ce4">
            <text:p>TRUE</text:p>
          </table:table-cell>
          <table:table-cell office:value-type="boolean" office:boolean-value="true" table:formula="of:=[.P75]" table:style-name="ce4">
            <text:p>TRUE</text:p>
          </table:table-cell>
          <table:table-cell office:value-type="boolean" office:boolean-value="true" table:formula="of:=[.Q75]" table:style-name="ce4">
            <text:p>TRUE</text:p>
          </table:table-cell>
          <table:table-cell office:value-type="boolean" office:boolean-value="true" table:formula="of:=[.R75]" table:style-name="ce4">
            <text:p>TRUE</text:p>
          </table:table-cell>
          <table:table-cell office:value-type="boolean" office:boolean-value="true" table:formula="of:=[.R76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76]" table:style-name="ce1">
            <text:p>CUST_NEN47_12_naaldhout</text:p>
          </table:table-cell>
          <table:table-cell office:value-type="string" table:style-name="ce1">
            <text:p>_douglas</text:p>
          </table:table-cell>
          <table:table-cell office:value-type="string" office:string-value="CUST_NEN47_12_naaldhout_douglas" table:formula="of:=[.A77]&amp;[.B77]" table:style-name="ce1">
            <text:p>CUST_NEN47_12_naaldhout_douglas</text:p>
          </table:table-cell>
          <table:table-cell office:value-type="string" table:style-name="ce1">
            <text:p>naaldhoutdouglas</text:p>
          </table:table-cell>
          <table:table-cell office:value-type="string" office:string-value="NEN47_12_naaldhout" table:formula="of:=[.E76]" table:style-name="ce1">
            <text:p>NEN47_12_naaldhout</text:p>
          </table:table-cell>
          <table:table-cell office:value-type="string" office:string-value="255, 180, 150, 255" table:formula="of:=[materials.P46]" table:style-name="ce1">
            <text:p>255, 180, 150, 255</text:p>
          </table:table-cell>
          <table:table-cell office:value-type="string" office:string-value="#FFB496" table:formula="of:=[materials.Q46]" table:style-name="ce1">
            <text:p>#FFB496</text:p>
          </table:table-cell>
          <table:table-cell office:value-type="string" office:string-value="1.5" table:formula="of:=[.H76]" table:style-name="ce4">
            <text:p>1.5</text:p>
          </table:table-cell>
          <table:table-cell office:value-type="string" office:string-value="1.5" table:formula="of:=[.I76]" table:style-name="ce4">
            <text:p>1.5</text:p>
          </table:table-cell>
          <table:table-cell office:value-type="string" office:string-value="&lt;path style=&quot;fill: #FFB496;&quot; d=&quot;M 0 0 1.5 0 1.5 1.5 0 1.5&quot; /&gt;" table:formula="of:=&quot;&lt;path style=&quot; &amp; &quot;&quot;&quot;&quot; &amp; &quot;fill: &quot; &amp;[.G77] &amp; &quot;;&quot; &amp; &quot;&quot;&quot;&quot; &amp; &quot; d=&quot; &amp; &quot;&quot;&quot;&quot; &amp; &quot;M 0 0 &quot; &amp; [.H77] &amp; &quot; 0 &quot; &amp; [.H77] &amp; &quot; &quot; &amp; [.H77]  &amp; &quot; 0 &quot;&amp; [.H77] &amp;&quot;&quot;&quot;&quot; &amp;&quot; /&gt;&quot;" table:style-name="ce1">
            <text:p>&lt;path style="fill: #FFB496;" d="M 0 0 1.5 0 1.5 1.5 0 1.5" /&gt;</text:p>
          </table:table-cell>
          <table:table-cell office:value-type="float" office:value="0" table:formula="of:=[.K76]" table:style-name="ce4">
            <text:p>0</text:p>
          </table:table-cell>
          <table:table-cell office:value-type="float" office:value="0" table:formula="of:=[.L76]" table:style-name="ce4">
            <text:p>0</text:p>
          </table:table-cell>
          <table:table-cell office:value-type="boolean" office:boolean-value="true" table:formula="of:=[.M76]" table:style-name="ce4">
            <text:p>TRUE</text:p>
          </table:table-cell>
          <table:table-cell office:value-type="boolean" office:boolean-value="true" table:formula="of:=[.N76]" table:style-name="ce4">
            <text:p>TRUE</text:p>
          </table:table-cell>
          <table:table-cell office:value-type="boolean" office:boolean-value="true" table:formula="of:=[.O76]" table:style-name="ce4">
            <text:p>TRUE</text:p>
          </table:table-cell>
          <table:table-cell office:value-type="boolean" office:boolean-value="true" table:formula="of:=[.P76]" table:style-name="ce4">
            <text:p>TRUE</text:p>
          </table:table-cell>
          <table:table-cell office:value-type="boolean" office:boolean-value="true" table:formula="of:=[.Q76]" table:style-name="ce4">
            <text:p>TRUE</text:p>
          </table:table-cell>
          <table:table-cell office:value-type="boolean" office:boolean-value="true" table:formula="of:=[.R76]" table:style-name="ce4">
            <text:p>TRUE</text:p>
          </table:table-cell>
          <table:table-cell office:value-type="boolean" office:boolean-value="true" table:formula="of:=[.R77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77]" table:style-name="ce1">
            <text:p>CUST_NEN47_12_naaldhout</text:p>
          </table:table-cell>
          <table:table-cell office:value-type="string" table:style-name="ce1">
            <text:p>_grenen</text:p>
          </table:table-cell>
          <table:table-cell office:value-type="string" office:string-value="CUST_NEN47_12_naaldhout_grenen" table:formula="of:=[.A78]&amp;[.B78]" table:style-name="ce1">
            <text:p>CUST_NEN47_12_naaldhout_grenen</text:p>
          </table:table-cell>
          <table:table-cell office:value-type="string" table:style-name="ce1">
            <text:p>naaldhoutgrenen</text:p>
          </table:table-cell>
          <table:table-cell office:value-type="string" office:string-value="NEN47_12_naaldhout" table:formula="of:=[.E77]" table:style-name="ce1">
            <text:p>NEN47_12_naaldhout</text:p>
          </table:table-cell>
          <table:table-cell office:value-type="string" office:string-value="250, 160, 100, 255" table:formula="of:=[materials.P47]" table:style-name="ce1">
            <text:p>250, 160, 100, 255</text:p>
          </table:table-cell>
          <table:table-cell office:value-type="string" office:string-value="#FAA064" table:formula="of:=[materials.Q47]" table:style-name="ce1">
            <text:p>#FAA064</text:p>
          </table:table-cell>
          <table:table-cell office:value-type="string" office:string-value="1.5" table:formula="of:=[.H77]" table:style-name="ce4">
            <text:p>1.5</text:p>
          </table:table-cell>
          <table:table-cell office:value-type="string" office:string-value="1.5" table:formula="of:=[.I77]" table:style-name="ce4">
            <text:p>1.5</text:p>
          </table:table-cell>
          <table:table-cell office:value-type="string" office:string-value="&lt;path style=&quot;fill: #FAA064;&quot; d=&quot;M 0 0 1.5 0 1.5 1.5 0 1.5&quot; /&gt;" table:formula="of:=&quot;&lt;path style=&quot; &amp; &quot;&quot;&quot;&quot; &amp; &quot;fill: &quot; &amp;[.G78] &amp; &quot;;&quot; &amp; &quot;&quot;&quot;&quot; &amp; &quot; d=&quot; &amp; &quot;&quot;&quot;&quot; &amp; &quot;M 0 0 &quot; &amp; [.H78] &amp; &quot; 0 &quot; &amp; [.H78] &amp; &quot; &quot; &amp; [.H78]  &amp; &quot; 0 &quot;&amp; [.H78] &amp;&quot;&quot;&quot;&quot; &amp;&quot; /&gt;&quot;" table:style-name="ce1">
            <text:p>&lt;path style="fill: #FAA064;" d="M 0 0 1.5 0 1.5 1.5 0 1.5" /&gt;</text:p>
          </table:table-cell>
          <table:table-cell office:value-type="float" office:value="0" table:formula="of:=[.K77]" table:style-name="ce4">
            <text:p>0</text:p>
          </table:table-cell>
          <table:table-cell office:value-type="float" office:value="0" table:formula="of:=[.L77]" table:style-name="ce4">
            <text:p>0</text:p>
          </table:table-cell>
          <table:table-cell office:value-type="boolean" office:boolean-value="true" table:formula="of:=[.M77]" table:style-name="ce4">
            <text:p>TRUE</text:p>
          </table:table-cell>
          <table:table-cell office:value-type="boolean" office:boolean-value="true" table:formula="of:=[.N77]" table:style-name="ce4">
            <text:p>TRUE</text:p>
          </table:table-cell>
          <table:table-cell office:value-type="boolean" office:boolean-value="true" table:formula="of:=[.O77]" table:style-name="ce4">
            <text:p>TRUE</text:p>
          </table:table-cell>
          <table:table-cell office:value-type="boolean" office:boolean-value="true" table:formula="of:=[.P77]" table:style-name="ce4">
            <text:p>TRUE</text:p>
          </table:table-cell>
          <table:table-cell office:value-type="boolean" office:boolean-value="true" table:formula="of:=[.Q77]" table:style-name="ce4">
            <text:p>TRUE</text:p>
          </table:table-cell>
          <table:table-cell office:value-type="boolean" office:boolean-value="true" table:formula="of:=[.R77]" table:style-name="ce4">
            <text:p>TRUE</text:p>
          </table:table-cell>
          <table:table-cell office:value-type="boolean" office:boolean-value="true" table:formula="of:=[.R78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78]" table:style-name="ce1">
            <text:p>CUST_NEN47_12_naaldhout</text:p>
          </table:table-cell>
          <table:table-cell office:value-type="string" table:style-name="ce1">
            <text:p>_red_cedar</text:p>
          </table:table-cell>
          <table:table-cell office:value-type="string" office:string-value="CUST_NEN47_12_naaldhout_red_cedar" table:formula="of:=[.A79]&amp;[.B79]" table:style-name="ce1">
            <text:p>CUST_NEN47_12_naaldhout_red_cedar</text:p>
          </table:table-cell>
          <table:table-cell office:value-type="string" table:style-name="ce1">
            <text:p>naaldhoutredcedar</text:p>
          </table:table-cell>
          <table:table-cell office:value-type="string" office:string-value="NEN47_12_naaldhout" table:formula="of:=[.E78]" table:style-name="ce1">
            <text:p>NEN47_12_naaldhout</text:p>
          </table:table-cell>
          <table:table-cell office:value-type="string" office:string-value="150, 090, 050, 255" table:formula="of:=[materials.P48]" table:style-name="ce1">
            <text:p>150, 090, 050, 255</text:p>
          </table:table-cell>
          <table:table-cell office:value-type="string" office:string-value="#965A32" table:formula="of:=[materials.Q48]" table:style-name="ce1">
            <text:p>#965A32</text:p>
          </table:table-cell>
          <table:table-cell office:value-type="string" office:string-value="1.5" table:formula="of:=[.H78]" table:style-name="ce4">
            <text:p>1.5</text:p>
          </table:table-cell>
          <table:table-cell office:value-type="string" office:string-value="1.5" table:formula="of:=[.I78]" table:style-name="ce4">
            <text:p>1.5</text:p>
          </table:table-cell>
          <table:table-cell office:value-type="string" office:string-value="&lt;path style=&quot;fill: #965A32;&quot; d=&quot;M 0 0 1.5 0 1.5 1.5 0 1.5&quot; /&gt;" table:formula="of:=&quot;&lt;path style=&quot; &amp; &quot;&quot;&quot;&quot; &amp; &quot;fill: &quot; &amp;[.G79] &amp; &quot;;&quot; &amp; &quot;&quot;&quot;&quot; &amp; &quot; d=&quot; &amp; &quot;&quot;&quot;&quot; &amp; &quot;M 0 0 &quot; &amp; [.H79] &amp; &quot; 0 &quot; &amp; [.H79] &amp; &quot; &quot; &amp; [.H79]  &amp; &quot; 0 &quot;&amp; [.H79] &amp;&quot;&quot;&quot;&quot; &amp;&quot; /&gt;&quot;" table:style-name="ce1">
            <text:p>&lt;path style="fill: #965A32;" d="M 0 0 1.5 0 1.5 1.5 0 1.5" /&gt;</text:p>
          </table:table-cell>
          <table:table-cell office:value-type="float" office:value="0" table:formula="of:=[.K78]" table:style-name="ce4">
            <text:p>0</text:p>
          </table:table-cell>
          <table:table-cell office:value-type="float" office:value="0" table:formula="of:=[.L78]" table:style-name="ce4">
            <text:p>0</text:p>
          </table:table-cell>
          <table:table-cell office:value-type="boolean" office:boolean-value="true" table:formula="of:=[.M78]" table:style-name="ce4">
            <text:p>TRUE</text:p>
          </table:table-cell>
          <table:table-cell office:value-type="boolean" office:boolean-value="true" table:formula="of:=[.N78]" table:style-name="ce4">
            <text:p>TRUE</text:p>
          </table:table-cell>
          <table:table-cell office:value-type="boolean" office:boolean-value="true" table:formula="of:=[.O78]" table:style-name="ce4">
            <text:p>TRUE</text:p>
          </table:table-cell>
          <table:table-cell office:value-type="boolean" office:boolean-value="true" table:formula="of:=[.P78]" table:style-name="ce4">
            <text:p>TRUE</text:p>
          </table:table-cell>
          <table:table-cell office:value-type="boolean" office:boolean-value="true" table:formula="of:=[.Q78]" table:style-name="ce4">
            <text:p>TRUE</text:p>
          </table:table-cell>
          <table:table-cell office:value-type="boolean" office:boolean-value="true" table:formula="of:=[.R78]" table:style-name="ce4">
            <text:p>TRUE</text:p>
          </table:table-cell>
          <table:table-cell office:value-type="boolean" office:boolean-value="true" table:formula="of:=[.R79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79]" table:style-name="ce1">
            <text:p>CUST_NEN47_12_naaldhout</text:p>
          </table:table-cell>
          <table:table-cell office:value-type="string" table:style-name="ce1">
            <text:p>_iroko</text:p>
          </table:table-cell>
          <table:table-cell office:value-type="string" office:string-value="CUST_NEN47_12_naaldhout_iroko" table:formula="of:=[.A80]&amp;[.B80]" table:style-name="ce1">
            <text:p>CUST_NEN47_12_naaldhout_iroko</text:p>
          </table:table-cell>
          <table:table-cell office:value-type="string" table:style-name="ce1">
            <text:p>naaldhoutiroko</text:p>
          </table:table-cell>
          <table:table-cell office:value-type="string" office:string-value="NEN47_12_naaldhout" table:formula="of:=[.E79]" table:style-name="ce1">
            <text:p>NEN47_12_naaldhout</text:p>
          </table:table-cell>
          <table:table-cell office:value-type="string" office:string-value="130, 075, 035, 255" table:formula="of:=[materials.P49]" table:style-name="ce1">
            <text:p>130, 075, 035, 255</text:p>
          </table:table-cell>
          <table:table-cell office:value-type="string" office:string-value="#824B23" table:formula="of:=[materials.Q49]" table:style-name="ce1">
            <text:p>#824B23</text:p>
          </table:table-cell>
          <table:table-cell office:value-type="string" office:string-value="1.5" table:formula="of:=[.H79]" table:style-name="ce4">
            <text:p>1.5</text:p>
          </table:table-cell>
          <table:table-cell office:value-type="string" office:string-value="1.5" table:formula="of:=[.I79]" table:style-name="ce4">
            <text:p>1.5</text:p>
          </table:table-cell>
          <table:table-cell office:value-type="string" office:string-value="&lt;path style=&quot;fill: #824B23;&quot; d=&quot;M 0 0 1.5 0 1.5 1.5 0 1.5&quot; /&gt;" table:formula="of:=&quot;&lt;path style=&quot; &amp; &quot;&quot;&quot;&quot; &amp; &quot;fill: &quot; &amp;[.G80] &amp; &quot;;&quot; &amp; &quot;&quot;&quot;&quot; &amp; &quot; d=&quot; &amp; &quot;&quot;&quot;&quot; &amp; &quot;M 0 0 &quot; &amp; [.H80] &amp; &quot; 0 &quot; &amp; [.H80] &amp; &quot; &quot; &amp; [.H80]  &amp; &quot; 0 &quot;&amp; [.H80] &amp;&quot;&quot;&quot;&quot; &amp;&quot; /&gt;&quot;" table:style-name="ce1">
            <text:p>&lt;path style="fill: #824B23;" d="M 0 0 1.5 0 1.5 1.5 0 1.5" /&gt;</text:p>
          </table:table-cell>
          <table:table-cell office:value-type="float" office:value="0" table:formula="of:=[.K79]" table:style-name="ce4">
            <text:p>0</text:p>
          </table:table-cell>
          <table:table-cell office:value-type="float" office:value="0" table:formula="of:=[.L79]" table:style-name="ce4">
            <text:p>0</text:p>
          </table:table-cell>
          <table:table-cell office:value-type="boolean" office:boolean-value="true" table:formula="of:=[.M79]" table:style-name="ce4">
            <text:p>TRUE</text:p>
          </table:table-cell>
          <table:table-cell office:value-type="boolean" office:boolean-value="true" table:formula="of:=[.N79]" table:style-name="ce4">
            <text:p>TRUE</text:p>
          </table:table-cell>
          <table:table-cell office:value-type="boolean" office:boolean-value="true" table:formula="of:=[.O79]" table:style-name="ce4">
            <text:p>TRUE</text:p>
          </table:table-cell>
          <table:table-cell office:value-type="boolean" office:boolean-value="true" table:formula="of:=[.P79]" table:style-name="ce4">
            <text:p>TRUE</text:p>
          </table:table-cell>
          <table:table-cell office:value-type="boolean" office:boolean-value="true" table:formula="of:=[.Q79]" table:style-name="ce4">
            <text:p>TRUE</text:p>
          </table:table-cell>
          <table:table-cell office:value-type="boolean" office:boolean-value="true" table:formula="of:=[.R79]" table:style-name="ce4">
            <text:p>TRUE</text:p>
          </table:table-cell>
          <table:table-cell office:value-type="boolean" office:boolean-value="true" table:formula="of:=[.R80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80]" table:style-name="ce1">
            <text:p>CUST_NEN47_12_naaldhout</text:p>
          </table:table-cell>
          <table:table-cell office:value-type="string" table:style-name="ce1">
            <text:p>_niove</text:p>
          </table:table-cell>
          <table:table-cell office:value-type="string" office:string-value="CUST_NEN47_12_naaldhout_niove" table:formula="of:=[.A81]&amp;[.B81]" table:style-name="ce1">
            <text:p>CUST_NEN47_12_naaldhout_niove</text:p>
          </table:table-cell>
          <table:table-cell office:value-type="string" table:style-name="ce1">
            <text:p>naaldhoutniove</text:p>
          </table:table-cell>
          <table:table-cell office:value-type="string" office:string-value="NEN47_12_naaldhout" table:formula="of:=[.E80]" table:style-name="ce1">
            <text:p>NEN47_12_naaldhout</text:p>
          </table:table-cell>
          <table:table-cell office:value-type="string" office:string-value="120, 070, 035, 255" table:formula="of:=[materials.P50]" table:style-name="ce1">
            <text:p>120, 070, 035, 255</text:p>
          </table:table-cell>
          <table:table-cell office:value-type="string" office:string-value="#784623" table:formula="of:=[materials.Q50]" table:style-name="ce1">
            <text:p>#784623</text:p>
          </table:table-cell>
          <table:table-cell office:value-type="string" office:string-value="1.5" table:formula="of:=[.H80]" table:style-name="ce4">
            <text:p>1.5</text:p>
          </table:table-cell>
          <table:table-cell office:value-type="string" office:string-value="1.5" table:formula="of:=[.I80]" table:style-name="ce4">
            <text:p>1.5</text:p>
          </table:table-cell>
          <table:table-cell office:value-type="string" office:string-value="&lt;path style=&quot;fill: #784623;&quot; d=&quot;M 0 0 1.5 0 1.5 1.5 0 1.5&quot; /&gt;" table:formula="of:=&quot;&lt;path style=&quot; &amp; &quot;&quot;&quot;&quot; &amp; &quot;fill: &quot; &amp;[.G81] &amp; &quot;;&quot; &amp; &quot;&quot;&quot;&quot; &amp; &quot; d=&quot; &amp; &quot;&quot;&quot;&quot; &amp; &quot;M 0 0 &quot; &amp; [.H81] &amp; &quot; 0 &quot; &amp; [.H81] &amp; &quot; &quot; &amp; [.H81]  &amp; &quot; 0 &quot;&amp; [.H81] &amp;&quot;&quot;&quot;&quot; &amp;&quot; /&gt;&quot;" table:style-name="ce1">
            <text:p>&lt;path style="fill: #784623;" d="M 0 0 1.5 0 1.5 1.5 0 1.5" /&gt;</text:p>
          </table:table-cell>
          <table:table-cell office:value-type="float" office:value="0" table:formula="of:=[.K80]" table:style-name="ce4">
            <text:p>0</text:p>
          </table:table-cell>
          <table:table-cell office:value-type="float" office:value="0" table:formula="of:=[.L80]" table:style-name="ce4">
            <text:p>0</text:p>
          </table:table-cell>
          <table:table-cell office:value-type="boolean" office:boolean-value="true" table:formula="of:=[.M80]" table:style-name="ce4">
            <text:p>TRUE</text:p>
          </table:table-cell>
          <table:table-cell office:value-type="boolean" office:boolean-value="true" table:formula="of:=[.N80]" table:style-name="ce4">
            <text:p>TRUE</text:p>
          </table:table-cell>
          <table:table-cell office:value-type="boolean" office:boolean-value="true" table:formula="of:=[.O80]" table:style-name="ce4">
            <text:p>TRUE</text:p>
          </table:table-cell>
          <table:table-cell office:value-type="boolean" office:boolean-value="true" table:formula="of:=[.P80]" table:style-name="ce4">
            <text:p>TRUE</text:p>
          </table:table-cell>
          <table:table-cell office:value-type="boolean" office:boolean-value="true" table:formula="of:=[.Q80]" table:style-name="ce4">
            <text:p>TRUE</text:p>
          </table:table-cell>
          <table:table-cell office:value-type="boolean" office:boolean-value="true" table:formula="of:=[.R80]" table:style-name="ce4">
            <text:p>TRUE</text:p>
          </table:table-cell>
          <table:table-cell office:value-type="boolean" office:boolean-value="true" table:formula="of:=[.R81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81]" table:style-name="ce1">
            <text:p>CUST_NEN47_12_naaldhout</text:p>
          </table:table-cell>
          <table:table-cell office:value-type="string" table:style-name="ce1">
            <text:p>_bangkirai</text:p>
          </table:table-cell>
          <table:table-cell office:value-type="string" office:string-value="CUST_NEN47_12_naaldhout_bangkirai" table:formula="of:=[.A82]&amp;[.B82]" table:style-name="ce1">
            <text:p>CUST_NEN47_12_naaldhout_bangkirai</text:p>
          </table:table-cell>
          <table:table-cell office:value-type="string" table:style-name="ce1">
            <text:p>naaldhoutbangkirai</text:p>
          </table:table-cell>
          <table:table-cell office:value-type="string" office:string-value="NEN47_12_naaldhout" table:formula="of:=[.E81]" table:style-name="ce1">
            <text:p>NEN47_12_naaldhout</text:p>
          </table:table-cell>
          <table:table-cell office:value-type="string" office:string-value="160, 095, 040, 255" table:formula="of:=[materials.P51]" table:style-name="ce1">
            <text:p>160, 095, 040, 255</text:p>
          </table:table-cell>
          <table:table-cell office:value-type="string" office:string-value="#A05F28" table:formula="of:=[materials.Q51]" table:style-name="ce1">
            <text:p>#A05F28</text:p>
          </table:table-cell>
          <table:table-cell office:value-type="string" office:string-value="1.5" table:formula="of:=[.H81]" table:style-name="ce4">
            <text:p>1.5</text:p>
          </table:table-cell>
          <table:table-cell office:value-type="string" office:string-value="1.5" table:formula="of:=[.I81]" table:style-name="ce4">
            <text:p>1.5</text:p>
          </table:table-cell>
          <table:table-cell office:value-type="string" office:string-value="&lt;path style=&quot;fill: #A05F28;&quot; d=&quot;M 0 0 1.5 0 1.5 1.5 0 1.5&quot; /&gt;" table:formula="of:=&quot;&lt;path style=&quot; &amp; &quot;&quot;&quot;&quot; &amp; &quot;fill: &quot; &amp;[.G82] &amp; &quot;;&quot; &amp; &quot;&quot;&quot;&quot; &amp; &quot; d=&quot; &amp; &quot;&quot;&quot;&quot; &amp; &quot;M 0 0 &quot; &amp; [.H82] &amp; &quot; 0 &quot; &amp; [.H82] &amp; &quot; &quot; &amp; [.H82]  &amp; &quot; 0 &quot;&amp; [.H82] &amp;&quot;&quot;&quot;&quot; &amp;&quot; /&gt;&quot;" table:style-name="ce1">
            <text:p>&lt;path style="fill: #A05F28;" d="M 0 0 1.5 0 1.5 1.5 0 1.5" /&gt;</text:p>
          </table:table-cell>
          <table:table-cell office:value-type="float" office:value="0" table:formula="of:=[.K81]" table:style-name="ce4">
            <text:p>0</text:p>
          </table:table-cell>
          <table:table-cell office:value-type="float" office:value="0" table:formula="of:=[.L81]" table:style-name="ce4">
            <text:p>0</text:p>
          </table:table-cell>
          <table:table-cell office:value-type="boolean" office:boolean-value="true" table:formula="of:=[.M81]" table:style-name="ce4">
            <text:p>TRUE</text:p>
          </table:table-cell>
          <table:table-cell office:value-type="boolean" office:boolean-value="true" table:formula="of:=[.N81]" table:style-name="ce4">
            <text:p>TRUE</text:p>
          </table:table-cell>
          <table:table-cell office:value-type="boolean" office:boolean-value="true" table:formula="of:=[.O81]" table:style-name="ce4">
            <text:p>TRUE</text:p>
          </table:table-cell>
          <table:table-cell office:value-type="boolean" office:boolean-value="true" table:formula="of:=[.P81]" table:style-name="ce4">
            <text:p>TRUE</text:p>
          </table:table-cell>
          <table:table-cell office:value-type="boolean" office:boolean-value="true" table:formula="of:=[.Q81]" table:style-name="ce4">
            <text:p>TRUE</text:p>
          </table:table-cell>
          <table:table-cell office:value-type="boolean" office:boolean-value="true" table:formula="of:=[.R81]" table:style-name="ce4">
            <text:p>TRUE</text:p>
          </table:table-cell>
          <table:table-cell office:value-type="boolean" office:boolean-value="true" table:formula="of:=[.R82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82]" table:style-name="ce1">
            <text:p>CUST_NEN47_12_naaldhout</text:p>
          </table:table-cell>
          <table:table-cell office:value-type="string" table:style-name="ce1">
            <text:p>_azobe</text:p>
          </table:table-cell>
          <table:table-cell office:value-type="string" office:string-value="CUST_NEN47_12_naaldhout_azobe" table:formula="of:=[.A83]&amp;[.B83]" table:style-name="ce1">
            <text:p>CUST_NEN47_12_naaldhout_azobe</text:p>
          </table:table-cell>
          <table:table-cell office:value-type="string" table:style-name="ce1">
            <text:p>naaldhoutazobe</text:p>
          </table:table-cell>
          <table:table-cell office:value-type="string" office:string-value="NEN47_12_naaldhout" table:formula="of:=[.E82]" table:style-name="ce1">
            <text:p>NEN47_12_naaldhout</text:p>
          </table:table-cell>
          <table:table-cell office:value-type="string" office:string-value="110, 050, 035, 255" table:formula="of:=[materials.P52]" table:style-name="ce1">
            <text:p>110, 050, 035, 255</text:p>
          </table:table-cell>
          <table:table-cell office:value-type="string" office:string-value="#6E3223" table:formula="of:=[materials.Q52]" table:style-name="ce1">
            <text:p>#6E3223</text:p>
          </table:table-cell>
          <table:table-cell office:value-type="string" office:string-value="1.5" table:formula="of:=[.H82]" table:style-name="ce4">
            <text:p>1.5</text:p>
          </table:table-cell>
          <table:table-cell office:value-type="string" office:string-value="1.5" table:formula="of:=[.I82]" table:style-name="ce4">
            <text:p>1.5</text:p>
          </table:table-cell>
          <table:table-cell office:value-type="string" office:string-value="&lt;path style=&quot;fill: #6E3223;&quot; d=&quot;M 0 0 1.5 0 1.5 1.5 0 1.5&quot; /&gt;" table:formula="of:=&quot;&lt;path style=&quot; &amp; &quot;&quot;&quot;&quot; &amp; &quot;fill: &quot; &amp;[.G83] &amp; &quot;;&quot; &amp; &quot;&quot;&quot;&quot; &amp; &quot; d=&quot; &amp; &quot;&quot;&quot;&quot; &amp; &quot;M 0 0 &quot; &amp; [.H83] &amp; &quot; 0 &quot; &amp; [.H83] &amp; &quot; &quot; &amp; [.H83]  &amp; &quot; 0 &quot;&amp; [.H83] &amp;&quot;&quot;&quot;&quot; &amp;&quot; /&gt;&quot;" table:style-name="ce1">
            <text:p>&lt;path style="fill: #6E3223;" d="M 0 0 1.5 0 1.5 1.5 0 1.5" /&gt;</text:p>
          </table:table-cell>
          <table:table-cell office:value-type="float" office:value="0" table:formula="of:=[.K82]" table:style-name="ce4">
            <text:p>0</text:p>
          </table:table-cell>
          <table:table-cell office:value-type="float" office:value="0" table:formula="of:=[.L82]" table:style-name="ce4">
            <text:p>0</text:p>
          </table:table-cell>
          <table:table-cell office:value-type="boolean" office:boolean-value="true" table:formula="of:=[.M82]" table:style-name="ce4">
            <text:p>TRUE</text:p>
          </table:table-cell>
          <table:table-cell office:value-type="boolean" office:boolean-value="true" table:formula="of:=[.N82]" table:style-name="ce4">
            <text:p>TRUE</text:p>
          </table:table-cell>
          <table:table-cell office:value-type="boolean" office:boolean-value="true" table:formula="of:=[.O82]" table:style-name="ce4">
            <text:p>TRUE</text:p>
          </table:table-cell>
          <table:table-cell office:value-type="boolean" office:boolean-value="true" table:formula="of:=[.P82]" table:style-name="ce4">
            <text:p>TRUE</text:p>
          </table:table-cell>
          <table:table-cell office:value-type="boolean" office:boolean-value="true" table:formula="of:=[.Q82]" table:style-name="ce4">
            <text:p>TRUE</text:p>
          </table:table-cell>
          <table:table-cell office:value-type="boolean" office:boolean-value="true" table:formula="of:=[.R82]" table:style-name="ce4">
            <text:p>TRUE</text:p>
          </table:table-cell>
          <table:table-cell office:value-type="boolean" office:boolean-value="true" table:formula="of:=[.R83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83]" table:style-name="ce1">
            <text:p>CUST_NEN47_12_naaldhout</text:p>
          </table:table-cell>
          <table:table-cell office:value-type="string" table:style-name="ce1">
            <text:p>_bamboe</text:p>
          </table:table-cell>
          <table:table-cell office:value-type="string" office:string-value="CUST_NEN47_12_naaldhout_bamboe" table:formula="of:=[.A84]&amp;[.B84]" table:style-name="ce1">
            <text:p>CUST_NEN47_12_naaldhout_bamboe</text:p>
          </table:table-cell>
          <table:table-cell office:value-type="string" table:style-name="ce1">
            <text:p>naaldhoutbamboe</text:p>
          </table:table-cell>
          <table:table-cell office:value-type="string" office:string-value="NEN47_12_naaldhout" table:formula="of:=[.E83]" table:style-name="ce1">
            <text:p>NEN47_12_naaldhout</text:p>
          </table:table-cell>
          <table:table-cell office:value-type="string" office:string-value="228, 206, 148, 255" table:formula="of:=[materials.P53]" table:style-name="ce1">
            <text:p>228, 206, 148, 255</text:p>
          </table:table-cell>
          <table:table-cell office:value-type="string" office:string-value="#E4CE94" table:formula="of:=[materials.Q53]" table:style-name="ce1">
            <text:p>#E4CE94</text:p>
          </table:table-cell>
          <table:table-cell office:value-type="string" office:string-value="1.5" table:formula="of:=[.H83]" table:style-name="ce4">
            <text:p>1.5</text:p>
          </table:table-cell>
          <table:table-cell office:value-type="string" office:string-value="1.5" table:formula="of:=[.I83]" table:style-name="ce4">
            <text:p>1.5</text:p>
          </table:table-cell>
          <table:table-cell office:value-type="string" office:string-value="&lt;path style=&quot;fill: #E4CE94;&quot; d=&quot;M 0 0 1.5 0 1.5 1.5 0 1.5&quot; /&gt;" table:formula="of:=&quot;&lt;path style=&quot; &amp; &quot;&quot;&quot;&quot; &amp; &quot;fill: &quot; &amp;[.G84] &amp; &quot;;&quot; &amp; &quot;&quot;&quot;&quot; &amp; &quot; d=&quot; &amp; &quot;&quot;&quot;&quot; &amp; &quot;M 0 0 &quot; &amp; [.H84] &amp; &quot; 0 &quot; &amp; [.H84] &amp; &quot; &quot; &amp; [.H84]  &amp; &quot; 0 &quot;&amp; [.H84] &amp;&quot;&quot;&quot;&quot; &amp;&quot; /&gt;&quot;" table:style-name="ce1">
            <text:p>&lt;path style="fill: #E4CE94;" d="M 0 0 1.5 0 1.5 1.5 0 1.5" /&gt;</text:p>
          </table:table-cell>
          <table:table-cell office:value-type="float" office:value="0" table:formula="of:=[.K83]" table:style-name="ce4">
            <text:p>0</text:p>
          </table:table-cell>
          <table:table-cell office:value-type="float" office:value="0" table:formula="of:=[.L83]" table:style-name="ce4">
            <text:p>0</text:p>
          </table:table-cell>
          <table:table-cell office:value-type="boolean" office:boolean-value="true" table:formula="of:=[.M83]" table:style-name="ce4">
            <text:p>TRUE</text:p>
          </table:table-cell>
          <table:table-cell office:value-type="boolean" office:boolean-value="true" table:formula="of:=[.N83]" table:style-name="ce4">
            <text:p>TRUE</text:p>
          </table:table-cell>
          <table:table-cell office:value-type="boolean" office:boolean-value="true" table:formula="of:=[.O83]" table:style-name="ce4">
            <text:p>TRUE</text:p>
          </table:table-cell>
          <table:table-cell office:value-type="boolean" office:boolean-value="true" table:formula="of:=[.P83]" table:style-name="ce4">
            <text:p>TRUE</text:p>
          </table:table-cell>
          <table:table-cell office:value-type="boolean" office:boolean-value="true" table:formula="of:=[.Q83]" table:style-name="ce4">
            <text:p>TRUE</text:p>
          </table:table-cell>
          <table:table-cell office:value-type="boolean" office:boolean-value="true" table:formula="of:=[.R83]" table:style-name="ce4">
            <text:p>TRUE</text:p>
          </table:table-cell>
          <table:table-cell office:value-type="boolean" office:boolean-value="true" table:formula="of:=[.R84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69]" table:style-name="ce1">
            <text:p>CUST_NEN47_12_naaldhout</text:p>
          </table:table-cell>
          <table:table-cell office:value-type="string" table:style-name="ce1">
            <text:p>_vuren_CLT</text:p>
          </table:table-cell>
          <table:table-cell office:value-type="string" office:string-value="CUST_NEN47_12_naaldhout_vuren_CLT" table:formula="of:=[.A85]&amp;[.B85]" table:style-name="ce1">
            <text:p>CUST_NEN47_12_naaldhout_vuren_CLT</text:p>
          </table:table-cell>
          <table:table-cell office:value-type="string" table:style-name="ce1">
            <text:p>naaldhoutvurenCLT</text:p>
          </table:table-cell>
          <table:table-cell office:value-type="string" office:string-value="NEN47_12_naaldhout" table:formula="of:=[.E69]" table:style-name="ce1">
            <text:p>NEN47_12_naaldhout</text:p>
          </table:table-cell>
          <table:table-cell office:value-type="string" office:string-value="240, 220, 185, 255" table:formula="of:=[materials.P63]" table:style-name="ce1">
            <text:p>240, 220, 185, 255</text:p>
          </table:table-cell>
          <table:table-cell office:value-type="string" office:string-value="#F0DCB9" table:formula="of:=[materials.Q63]" table:style-name="ce1">
            <text:p>#F0DCB9</text:p>
          </table:table-cell>
          <table:table-cell office:value-type="string" office:string-value="1.5" table:formula="of:=[.H69]" table:style-name="ce4">
            <text:p>1.5</text:p>
          </table:table-cell>
          <table:table-cell office:value-type="string" office:string-value="1.5" table:formula="of:=[.I69]" table:style-name="ce4">
            <text:p>1.5</text:p>
          </table:table-cell>
          <table:table-cell office:value-type="string" office:string-value="&lt;path style=&quot;fill: #F0DCB9;&quot; d=&quot;M 0 0 1.5 0 1.5 1.5 0 1.5&quot; /&gt;" table:formula="of:=&quot;&lt;path style=&quot; &amp; &quot;&quot;&quot;&quot; &amp; &quot;fill: &quot; &amp;[.G85] &amp; &quot;;&quot; &amp; &quot;&quot;&quot;&quot; &amp; &quot; d=&quot; &amp; &quot;&quot;&quot;&quot; &amp; &quot;M 0 0 &quot; &amp; [.H85] &amp; &quot; 0 &quot; &amp; [.H85] &amp; &quot; &quot; &amp; [.H85]  &amp; &quot; 0 &quot;&amp; [.H85] &amp;&quot;&quot;&quot;&quot; &amp;&quot; /&gt;&quot;" table:style-name="ce1">
            <text:p>&lt;path style="fill: #F0DCB9;" d="M 0 0 1.5 0 1.5 1.5 0 1.5" /&gt;</text:p>
          </table:table-cell>
          <table:table-cell office:value-type="float" office:value="0" table:formula="of:=[.K84]" table:style-name="ce4">
            <text:p>0</text:p>
          </table:table-cell>
          <table:table-cell office:value-type="float" office:value="0" table:formula="of:=[.L84]" table:style-name="ce4">
            <text:p>0</text:p>
          </table:table-cell>
          <table:table-cell office:value-type="boolean" office:boolean-value="true" table:formula="of:=[.M84]" table:style-name="ce4">
            <text:p>TRUE</text:p>
          </table:table-cell>
          <table:table-cell office:value-type="boolean" office:boolean-value="true" table:formula="of:=[.N84]" table:style-name="ce4">
            <text:p>TRUE</text:p>
          </table:table-cell>
          <table:table-cell office:value-type="boolean" office:boolean-value="true" table:formula="of:=[.O84]" table:style-name="ce4">
            <text:p>TRUE</text:p>
          </table:table-cell>
          <table:table-cell office:value-type="boolean" office:boolean-value="true" table:formula="of:=[.P84]" table:style-name="ce4">
            <text:p>TRUE</text:p>
          </table:table-cell>
          <table:table-cell office:value-type="boolean" office:boolean-value="true" table:formula="of:=[.Q84]" table:style-name="ce4">
            <text:p>TRUE</text:p>
          </table:table-cell>
          <table:table-cell office:value-type="boolean" office:boolean-value="true" table:formula="of:=[.R84]" table:style-name="ce4">
            <text:p>TRUE</text:p>
          </table:table-cell>
          <table:table-cell office:value-type="boolean" office:boolean-value="true" table:formula="of:=[.R85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6_bekledingsplaat" table:formula="of:=[.A44]" table:style-name="ce1">
            <text:p>CUST_NEN47_16_bekledingsplaat</text:p>
          </table:table-cell>
          <table:table-cell office:value-type="string" table:style-name="ce1">
            <text:p>_multiplex</text:p>
          </table:table-cell>
          <table:table-cell office:value-type="string" office:string-value="CUST_NEN47_16_bekledingsplaat_multiplex" table:formula="of:=[.A86]&amp;[.B86]" table:style-name="ce1">
            <text:p>CUST_NEN47_16_bekledingsplaat_multiplex</text:p>
          </table:table-cell>
          <table:table-cell office:value-type="string" table:style-name="ce1">
            <text:p>bekledingsplaatmultiplex</text:p>
          </table:table-cell>
          <table:table-cell office:value-type="string" office:string-value="NEN47_16_bekledingsplaat" table:formula="of:=[.E44]" table:style-name="ce1">
            <text:p>NEN47_16_bekledingsplaat</text:p>
          </table:table-cell>
          <table:table-cell office:value-type="string" office:string-value="220, 200, 160, 255" table:formula="of:=[materials.P55]" table:style-name="ce1">
            <text:p>220, 200, 160, 255</text:p>
          </table:table-cell>
          <table:table-cell office:value-type="string" office:string-value="#DCC8A0" table:formula="of:=[materials.Q55]" table:style-name="ce1">
            <text:p>#DCC8A0</text:p>
          </table:table-cell>
          <table:table-cell office:value-type="string" office:string-value="1.5" table:formula="of:=[.H44]" table:style-name="ce4">
            <text:p>1.5</text:p>
          </table:table-cell>
          <table:table-cell office:value-type="string" office:string-value="1.5" table:formula="of:=[.I44]" table:style-name="ce4">
            <text:p>1.5</text:p>
          </table:table-cell>
          <table:table-cell office:value-type="string" office:string-value="&lt;path style=&quot;fill: #DCC8A0;&quot; d=&quot;M 0 0 1.5 0 1.5 1.5 0 1.5&quot; /&gt;" table:formula="of:=&quot;&lt;path style=&quot; &amp; &quot;&quot;&quot;&quot; &amp; &quot;fill: &quot; &amp;[.G86] &amp; &quot;;&quot; &amp; &quot;&quot;&quot;&quot; &amp; &quot; d=&quot; &amp; &quot;&quot;&quot;&quot; &amp; &quot;M 0 0 &quot; &amp; [.H86] &amp; &quot; 0 &quot; &amp; [.H86] &amp; &quot; &quot; &amp; [.H86]  &amp; &quot; 0 &quot;&amp; [.H86] &amp;&quot;&quot;&quot;&quot; &amp;&quot; /&gt;&quot;" table:style-name="ce1">
            <text:p>&lt;path style="fill: #DCC8A0;" d="M 0 0 1.5 0 1.5 1.5 0 1.5" /&gt;</text:p>
          </table:table-cell>
          <table:table-cell office:value-type="float" office:value="0" table:formula="of:=[.K44]" table:style-name="ce4">
            <text:p>0</text:p>
          </table:table-cell>
          <table:table-cell office:value-type="float" office:value="0" table:formula="of:=[.L44]" table:style-name="ce4">
            <text:p>0</text:p>
          </table:table-cell>
          <table:table-cell office:value-type="boolean" office:boolean-value="true" table:formula="of:=[.M44]" table:style-name="ce4">
            <text:p>TRUE</text:p>
          </table:table-cell>
          <table:table-cell office:value-type="boolean" office:boolean-value="true" table:formula="of:=[.N44]" table:style-name="ce4">
            <text:p>TRUE</text:p>
          </table:table-cell>
          <table:table-cell office:value-type="boolean" office:boolean-value="true" table:formula="of:=[.O44]" table:style-name="ce4">
            <text:p>TRUE</text:p>
          </table:table-cell>
          <table:table-cell office:value-type="boolean" office:boolean-value="true" table:formula="of:=[.P44]" table:style-name="ce4">
            <text:p>TRUE</text:p>
          </table:table-cell>
          <table:table-cell office:value-type="boolean" office:boolean-value="true" table:formula="of:=[.Q44]" table:style-name="ce4">
            <text:p>TRUE</text:p>
          </table:table-cell>
          <table:table-cell office:value-type="boolean" office:boolean-value="true" table:formula="of:=[.R44]" table:style-name="ce4">
            <text:p>TRUE</text:p>
          </table:table-cell>
          <table:table-cell office:value-type="boolean" office:boolean-value="true" table:formula="of:=[.R86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6_bekledingsplaat" table:formula="of:=[.A86]" table:style-name="ce1">
            <text:p>CUST_NEN47_16_bekledingsplaat</text:p>
          </table:table-cell>
          <table:table-cell office:value-type="string" table:style-name="ce1">
            <text:p>_OSB</text:p>
          </table:table-cell>
          <table:table-cell office:value-type="string" office:string-value="CUST_NEN47_16_bekledingsplaat_OSB" table:formula="of:=[.A87]&amp;[.B87]" table:style-name="ce1">
            <text:p>CUST_NEN47_16_bekledingsplaat_OSB</text:p>
          </table:table-cell>
          <table:table-cell office:value-type="string" table:style-name="ce1">
            <text:p>bekledingsplaatOSB</text:p>
          </table:table-cell>
          <table:table-cell office:value-type="string" office:string-value="NEN47_16_bekledingsplaat" table:formula="of:=[.E86]" table:style-name="ce1">
            <text:p>NEN47_16_bekledingsplaat</text:p>
          </table:table-cell>
          <table:table-cell office:value-type="string" office:string-value="220, 200, 160, 255" table:formula="of:=[materials.P56]" table:style-name="ce1">
            <text:p>220, 200, 160, 255</text:p>
          </table:table-cell>
          <table:table-cell office:value-type="string" office:string-value="#DCC8A0" table:formula="of:=[materials.Q56]" table:style-name="ce1">
            <text:p>#DCC8A0</text:p>
          </table:table-cell>
          <table:table-cell office:value-type="string" office:string-value="1.5" table:formula="of:=[.H86]" table:style-name="ce4">
            <text:p>1.5</text:p>
          </table:table-cell>
          <table:table-cell office:value-type="string" office:string-value="1.5" table:formula="of:=[.I86]" table:style-name="ce4">
            <text:p>1.5</text:p>
          </table:table-cell>
          <table:table-cell office:value-type="string" office:string-value="&lt;path style=&quot;fill: #DCC8A0;&quot; d=&quot;M 0 0 1.5 0 1.5 1.5 0 1.5&quot; /&gt;" table:formula="of:=&quot;&lt;path style=&quot; &amp; &quot;&quot;&quot;&quot; &amp; &quot;fill: &quot; &amp;[.G87] &amp; &quot;;&quot; &amp; &quot;&quot;&quot;&quot; &amp; &quot; d=&quot; &amp; &quot;&quot;&quot;&quot; &amp; &quot;M 0 0 &quot; &amp; [.H87] &amp; &quot; 0 &quot; &amp; [.H87] &amp; &quot; &quot; &amp; [.H87]  &amp; &quot; 0 &quot;&amp; [.H87] &amp;&quot;&quot;&quot;&quot; &amp;&quot; /&gt;&quot;" table:style-name="ce1">
            <text:p>&lt;path style="fill: #DCC8A0;" d="M 0 0 1.5 0 1.5 1.5 0 1.5" /&gt;</text:p>
          </table:table-cell>
          <table:table-cell office:value-type="float" office:value="0" table:formula="of:=[.K86]" table:style-name="ce4">
            <text:p>0</text:p>
          </table:table-cell>
          <table:table-cell office:value-type="float" office:value="0" table:formula="of:=[.L86]" table:style-name="ce4">
            <text:p>0</text:p>
          </table:table-cell>
          <table:table-cell office:value-type="boolean" office:boolean-value="true" table:formula="of:=[.M86]" table:style-name="ce4">
            <text:p>TRUE</text:p>
          </table:table-cell>
          <table:table-cell office:value-type="boolean" office:boolean-value="true" table:formula="of:=[.N86]" table:style-name="ce4">
            <text:p>TRUE</text:p>
          </table:table-cell>
          <table:table-cell office:value-type="boolean" office:boolean-value="true" table:formula="of:=[.O86]" table:style-name="ce4">
            <text:p>TRUE</text:p>
          </table:table-cell>
          <table:table-cell office:value-type="boolean" office:boolean-value="true" table:formula="of:=[.P86]" table:style-name="ce4">
            <text:p>TRUE</text:p>
          </table:table-cell>
          <table:table-cell office:value-type="boolean" office:boolean-value="true" table:formula="of:=[.Q86]" table:style-name="ce4">
            <text:p>TRUE</text:p>
          </table:table-cell>
          <table:table-cell office:value-type="boolean" office:boolean-value="true" table:formula="of:=[.R86]" table:style-name="ce4">
            <text:p>TRUE</text:p>
          </table:table-cell>
          <table:table-cell office:value-type="boolean" office:boolean-value="true" table:formula="of:=[.R87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6_bekledingsplaat" table:formula="of:=[.A87]" table:style-name="ce1">
            <text:p>CUST_NEN47_16_bekledingsplaat</text:p>
          </table:table-cell>
          <table:table-cell office:value-type="string" table:style-name="ce1">
            <text:p>_MDF</text:p>
          </table:table-cell>
          <table:table-cell office:value-type="string" office:string-value="CUST_NEN47_16_bekledingsplaat_MDF" table:formula="of:=[.A88]&amp;[.B88]" table:style-name="ce1">
            <text:p>CUST_NEN47_16_bekledingsplaat_MDF</text:p>
          </table:table-cell>
          <table:table-cell office:value-type="string" table:style-name="ce1">
            <text:p>bekledingsplaatMDF</text:p>
          </table:table-cell>
          <table:table-cell office:value-type="string" office:string-value="NEN47_16_bekledingsplaat" table:formula="of:=[.E87]" table:style-name="ce1">
            <text:p>NEN47_16_bekledingsplaat</text:p>
          </table:table-cell>
          <table:table-cell office:value-type="string" office:string-value="170, 120, 20, 255" table:formula="of:=[materials.P57]" table:style-name="ce1">
            <text:p>170, 120, 20, 255</text:p>
          </table:table-cell>
          <table:table-cell office:value-type="string" office:string-value="#AA7814" table:formula="of:=[materials.Q57]" table:style-name="ce1">
            <text:p>#AA7814</text:p>
          </table:table-cell>
          <table:table-cell office:value-type="string" office:string-value="1.5" table:formula="of:=[.H87]" table:style-name="ce4">
            <text:p>1.5</text:p>
          </table:table-cell>
          <table:table-cell office:value-type="string" office:string-value="1.5" table:formula="of:=[.I87]" table:style-name="ce4">
            <text:p>1.5</text:p>
          </table:table-cell>
          <table:table-cell office:value-type="string" office:string-value="&lt;path style=&quot;fill: #AA7814;&quot; d=&quot;M 0 0 1.5 0 1.5 1.5 0 1.5&quot; /&gt;" table:formula="of:=&quot;&lt;path style=&quot; &amp; &quot;&quot;&quot;&quot; &amp; &quot;fill: &quot; &amp;[.G88] &amp; &quot;;&quot; &amp; &quot;&quot;&quot;&quot; &amp; &quot; d=&quot; &amp; &quot;&quot;&quot;&quot; &amp; &quot;M 0 0 &quot; &amp; [.H88] &amp; &quot; 0 &quot; &amp; [.H88] &amp; &quot; &quot; &amp; [.H88]  &amp; &quot; 0 &quot;&amp; [.H88] &amp;&quot;&quot;&quot;&quot; &amp;&quot; /&gt;&quot;" table:style-name="ce1">
            <text:p>&lt;path style="fill: #AA7814;" d="M 0 0 1.5 0 1.5 1.5 0 1.5" /&gt;</text:p>
          </table:table-cell>
          <table:table-cell office:value-type="float" office:value="0" table:formula="of:=[.K87]" table:style-name="ce4">
            <text:p>0</text:p>
          </table:table-cell>
          <table:table-cell office:value-type="float" office:value="0" table:formula="of:=[.L87]" table:style-name="ce4">
            <text:p>0</text:p>
          </table:table-cell>
          <table:table-cell office:value-type="boolean" office:boolean-value="true" table:formula="of:=[.M87]" table:style-name="ce4">
            <text:p>TRUE</text:p>
          </table:table-cell>
          <table:table-cell office:value-type="boolean" office:boolean-value="true" table:formula="of:=[.N87]" table:style-name="ce4">
            <text:p>TRUE</text:p>
          </table:table-cell>
          <table:table-cell office:value-type="boolean" office:boolean-value="true" table:formula="of:=[.O87]" table:style-name="ce4">
            <text:p>TRUE</text:p>
          </table:table-cell>
          <table:table-cell office:value-type="boolean" office:boolean-value="true" table:formula="of:=[.P87]" table:style-name="ce4">
            <text:p>TRUE</text:p>
          </table:table-cell>
          <table:table-cell office:value-type="boolean" office:boolean-value="true" table:formula="of:=[.Q87]" table:style-name="ce4">
            <text:p>TRUE</text:p>
          </table:table-cell>
          <table:table-cell office:value-type="boolean" office:boolean-value="true" table:formula="of:=[.R87]" table:style-name="ce4">
            <text:p>TRUE</text:p>
          </table:table-cell>
          <table:table-cell office:value-type="boolean" office:boolean-value="true" table:formula="of:=[.R88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6_bekledingsplaat" table:formula="of:=[.A88]" table:style-name="ce1">
            <text:p>CUST_NEN47_16_bekledingsplaat</text:p>
          </table:table-cell>
          <table:table-cell office:value-type="string" table:style-name="ce1">
            <text:p>_watervast</text:p>
          </table:table-cell>
          <table:table-cell office:value-type="string" office:string-value="CUST_NEN47_16_bekledingsplaat_watervast" table:formula="of:=[.A89]&amp;[.B89]" table:style-name="ce1">
            <text:p>CUST_NEN47_16_bekledingsplaat_watervast</text:p>
          </table:table-cell>
          <table:table-cell office:value-type="string" table:style-name="ce1">
            <text:p>bekledingsplaatwatervast</text:p>
          </table:table-cell>
          <table:table-cell office:value-type="string" office:string-value="NEN47_16_bekledingsplaat" table:formula="of:=[.E88]" table:style-name="ce1">
            <text:p>NEN47_16_bekledingsplaat</text:p>
          </table:table-cell>
          <table:table-cell office:value-type="string" office:string-value="178, 155, 125, 255" table:formula="of:=[materials.P58]" table:style-name="ce1">
            <text:p>178, 155, 125, 255</text:p>
          </table:table-cell>
          <table:table-cell office:value-type="string" office:string-value="#B29B7D" table:formula="of:=[materials.Q58]" table:style-name="ce1">
            <text:p>#B29B7D</text:p>
          </table:table-cell>
          <table:table-cell office:value-type="string" office:string-value="1.5" table:formula="of:=[.H88]" table:style-name="ce4">
            <text:p>1.5</text:p>
          </table:table-cell>
          <table:table-cell office:value-type="string" office:string-value="1.5" table:formula="of:=[.I88]" table:style-name="ce4">
            <text:p>1.5</text:p>
          </table:table-cell>
          <table:table-cell office:value-type="string" office:string-value="&lt;path style=&quot;fill: #B29B7D;&quot; d=&quot;M 0 0 1.5 0 1.5 1.5 0 1.5&quot; /&gt;" table:formula="of:=&quot;&lt;path style=&quot; &amp; &quot;&quot;&quot;&quot; &amp; &quot;fill: &quot; &amp;[.G89] &amp; &quot;;&quot; &amp; &quot;&quot;&quot;&quot; &amp; &quot; d=&quot; &amp; &quot;&quot;&quot;&quot; &amp; &quot;M 0 0 &quot; &amp; [.H89] &amp; &quot; 0 &quot; &amp; [.H89] &amp; &quot; &quot; &amp; [.H89]  &amp; &quot; 0 &quot;&amp; [.H89] &amp;&quot;&quot;&quot;&quot; &amp;&quot; /&gt;&quot;" table:style-name="ce1">
            <text:p>&lt;path style="fill: #B29B7D;" d="M 0 0 1.5 0 1.5 1.5 0 1.5" /&gt;</text:p>
          </table:table-cell>
          <table:table-cell office:value-type="float" office:value="0" table:formula="of:=[.K88]" table:style-name="ce4">
            <text:p>0</text:p>
          </table:table-cell>
          <table:table-cell office:value-type="float" office:value="0" table:formula="of:=[.L88]" table:style-name="ce4">
            <text:p>0</text:p>
          </table:table-cell>
          <table:table-cell office:value-type="boolean" office:boolean-value="true" table:formula="of:=[.M88]" table:style-name="ce4">
            <text:p>TRUE</text:p>
          </table:table-cell>
          <table:table-cell office:value-type="boolean" office:boolean-value="true" table:formula="of:=[.N88]" table:style-name="ce4">
            <text:p>TRUE</text:p>
          </table:table-cell>
          <table:table-cell office:value-type="boolean" office:boolean-value="true" table:formula="of:=[.O88]" table:style-name="ce4">
            <text:p>TRUE</text:p>
          </table:table-cell>
          <table:table-cell office:value-type="boolean" office:boolean-value="true" table:formula="of:=[.P88]" table:style-name="ce4">
            <text:p>TRUE</text:p>
          </table:table-cell>
          <table:table-cell office:value-type="boolean" office:boolean-value="true" table:formula="of:=[.Q88]" table:style-name="ce4">
            <text:p>TRUE</text:p>
          </table:table-cell>
          <table:table-cell office:value-type="boolean" office:boolean-value="true" table:formula="of:=[.R88]" table:style-name="ce4">
            <text:p>TRUE</text:p>
          </table:table-cell>
          <table:table-cell office:value-type="boolean" office:boolean-value="true" table:formula="of:=[.R89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6_bekledingsplaat" table:formula="of:=[.A89]" table:style-name="ce1">
            <text:p>CUST_NEN47_16_bekledingsplaat</text:p>
          </table:table-cell>
          <table:table-cell office:value-type="string" table:style-name="ce1">
            <text:p>_okoume</text:p>
          </table:table-cell>
          <table:table-cell office:value-type="string" office:string-value="CUST_NEN47_16_bekledingsplaat_okoume" table:formula="of:=[.A90]&amp;[.B90]" table:style-name="ce1">
            <text:p>CUST_NEN47_16_bekledingsplaat_okoume</text:p>
          </table:table-cell>
          <table:table-cell office:value-type="string" table:style-name="ce1">
            <text:p>bekledingsplaatokoume</text:p>
          </table:table-cell>
          <table:table-cell office:value-type="string" office:string-value="NEN47_16_bekledingsplaat" table:formula="of:=[.E89]" table:style-name="ce1">
            <text:p>NEN47_16_bekledingsplaat</text:p>
          </table:table-cell>
          <table:table-cell office:value-type="string" office:string-value="125, 166, 135, 255" table:formula="of:=[materials.P59]" table:style-name="ce1">
            <text:p>125, 166, 135, 255</text:p>
          </table:table-cell>
          <table:table-cell office:value-type="string" office:string-value="#7DA687" table:formula="of:=[materials.Q59]" table:style-name="ce1">
            <text:p>#7DA687</text:p>
          </table:table-cell>
          <table:table-cell office:value-type="string" office:string-value="1.5" table:formula="of:=[.H89]" table:style-name="ce4">
            <text:p>1.5</text:p>
          </table:table-cell>
          <table:table-cell office:value-type="string" office:string-value="1.5" table:formula="of:=[.I89]" table:style-name="ce4">
            <text:p>1.5</text:p>
          </table:table-cell>
          <table:table-cell office:value-type="string" office:string-value="&lt;path style=&quot;fill: #7DA687;&quot; d=&quot;M 0 0 1.5 0 1.5 1.5 0 1.5&quot; /&gt;" table:formula="of:=&quot;&lt;path style=&quot; &amp; &quot;&quot;&quot;&quot; &amp; &quot;fill: &quot; &amp;[.G90] &amp; &quot;;&quot; &amp; &quot;&quot;&quot;&quot; &amp; &quot; d=&quot; &amp; &quot;&quot;&quot;&quot; &amp; &quot;M 0 0 &quot; &amp; [.H90] &amp; &quot; 0 &quot; &amp; [.H90] &amp; &quot; &quot; &amp; [.H90]  &amp; &quot; 0 &quot;&amp; [.H90] &amp;&quot;&quot;&quot;&quot; &amp;&quot; /&gt;&quot;" table:style-name="ce1">
            <text:p>&lt;path style="fill: #7DA687;" d="M 0 0 1.5 0 1.5 1.5 0 1.5" /&gt;</text:p>
          </table:table-cell>
          <table:table-cell office:value-type="float" office:value="0" table:formula="of:=[.K89]" table:style-name="ce4">
            <text:p>0</text:p>
          </table:table-cell>
          <table:table-cell office:value-type="float" office:value="0" table:formula="of:=[.L89]" table:style-name="ce4">
            <text:p>0</text:p>
          </table:table-cell>
          <table:table-cell office:value-type="boolean" office:boolean-value="true" table:formula="of:=[.M89]" table:style-name="ce4">
            <text:p>TRUE</text:p>
          </table:table-cell>
          <table:table-cell office:value-type="boolean" office:boolean-value="true" table:formula="of:=[.N89]" table:style-name="ce4">
            <text:p>TRUE</text:p>
          </table:table-cell>
          <table:table-cell office:value-type="boolean" office:boolean-value="true" table:formula="of:=[.O89]" table:style-name="ce4">
            <text:p>TRUE</text:p>
          </table:table-cell>
          <table:table-cell office:value-type="boolean" office:boolean-value="true" table:formula="of:=[.P89]" table:style-name="ce4">
            <text:p>TRUE</text:p>
          </table:table-cell>
          <table:table-cell office:value-type="boolean" office:boolean-value="true" table:formula="of:=[.Q89]" table:style-name="ce4">
            <text:p>TRUE</text:p>
          </table:table-cell>
          <table:table-cell office:value-type="boolean" office:boolean-value="true" table:formula="of:=[.R89]" table:style-name="ce4">
            <text:p>TRUE</text:p>
          </table:table-cell>
          <table:table-cell office:value-type="boolean" office:boolean-value="true" table:formula="of:=[.R90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6_bekledingsplaat" table:formula="of:=[.A90]" table:style-name="ce1">
            <text:p>CUST_NEN47_16_bekledingsplaat</text:p>
          </table:table-cell>
          <table:table-cell office:value-type="string" table:style-name="ce1">
            <text:p>_rode_spaan</text:p>
          </table:table-cell>
          <table:table-cell office:value-type="string" office:string-value="CUST_NEN47_16_bekledingsplaat_rode_spaan" table:formula="of:=[.A91]&amp;[.B91]" table:style-name="ce1">
            <text:p>CUST_NEN47_16_bekledingsplaat_rode_spaan</text:p>
          </table:table-cell>
          <table:table-cell office:value-type="string" table:style-name="ce1">
            <text:p>bekledingsplaatrodespaan</text:p>
          </table:table-cell>
          <table:table-cell office:value-type="string" office:string-value="NEN47_16_bekledingsplaat" table:formula="of:=[.E90]" table:style-name="ce1">
            <text:p>NEN47_16_bekledingsplaat</text:p>
          </table:table-cell>
          <table:table-cell office:value-type="string" office:string-value="195, 157, 148, 255" table:formula="of:=[materials.P60]" table:style-name="ce1">
            <text:p>195, 157, 148, 255</text:p>
          </table:table-cell>
          <table:table-cell office:value-type="string" office:string-value="#C39D94" table:formula="of:=[materials.Q60]" table:style-name="ce1">
            <text:p>#C39D94</text:p>
          </table:table-cell>
          <table:table-cell office:value-type="string" office:string-value="1.5" table:formula="of:=[.H90]" table:style-name="ce4">
            <text:p>1.5</text:p>
          </table:table-cell>
          <table:table-cell office:value-type="string" office:string-value="1.5" table:formula="of:=[.I90]" table:style-name="ce4">
            <text:p>1.5</text:p>
          </table:table-cell>
          <table:table-cell office:value-type="string" office:string-value="&lt;path style=&quot;fill: #C39D94;&quot; d=&quot;M 0 0 1.5 0 1.5 1.5 0 1.5&quot; /&gt;" table:formula="of:=&quot;&lt;path style=&quot; &amp; &quot;&quot;&quot;&quot; &amp; &quot;fill: &quot; &amp;[.G91] &amp; &quot;;&quot; &amp; &quot;&quot;&quot;&quot; &amp; &quot; d=&quot; &amp; &quot;&quot;&quot;&quot; &amp; &quot;M 0 0 &quot; &amp; [.H91] &amp; &quot; 0 &quot; &amp; [.H91] &amp; &quot; &quot; &amp; [.H91]  &amp; &quot; 0 &quot;&amp; [.H91] &amp;&quot;&quot;&quot;&quot; &amp;&quot; /&gt;&quot;" table:style-name="ce1">
            <text:p>&lt;path style="fill: #C39D94;" d="M 0 0 1.5 0 1.5 1.5 0 1.5" /&gt;</text:p>
          </table:table-cell>
          <table:table-cell office:value-type="float" office:value="0" table:formula="of:=[.K90]" table:style-name="ce4">
            <text:p>0</text:p>
          </table:table-cell>
          <table:table-cell office:value-type="float" office:value="0" table:formula="of:=[.L90]" table:style-name="ce4">
            <text:p>0</text:p>
          </table:table-cell>
          <table:table-cell office:value-type="boolean" office:boolean-value="true" table:formula="of:=[.M90]" table:style-name="ce4">
            <text:p>TRUE</text:p>
          </table:table-cell>
          <table:table-cell office:value-type="boolean" office:boolean-value="true" table:formula="of:=[.N90]" table:style-name="ce4">
            <text:p>TRUE</text:p>
          </table:table-cell>
          <table:table-cell office:value-type="boolean" office:boolean-value="true" table:formula="of:=[.O90]" table:style-name="ce4">
            <text:p>TRUE</text:p>
          </table:table-cell>
          <table:table-cell office:value-type="boolean" office:boolean-value="true" table:formula="of:=[.P90]" table:style-name="ce4">
            <text:p>TRUE</text:p>
          </table:table-cell>
          <table:table-cell office:value-type="boolean" office:boolean-value="true" table:formula="of:=[.Q90]" table:style-name="ce4">
            <text:p>TRUE</text:p>
          </table:table-cell>
          <table:table-cell office:value-type="boolean" office:boolean-value="true" table:formula="of:=[.R90]" table:style-name="ce4">
            <text:p>TRUE</text:p>
          </table:table-cell>
          <table:table-cell office:value-type="boolean" office:boolean-value="true" table:formula="of:=[.R91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6_bekledingsplaat" table:formula="of:=[.A91]" table:style-name="ce1">
            <text:p>CUST_NEN47_16_bekledingsplaat</text:p>
          </table:table-cell>
          <table:table-cell office:value-type="string" table:style-name="ce1">
            <text:p>_groene_spaan</text:p>
          </table:table-cell>
          <table:table-cell office:value-type="string" office:string-value="CUST_NEN47_16_bekledingsplaat_groene_spaan" table:formula="of:=[.A92]&amp;[.B92]" table:style-name="ce1">
            <text:p>CUST_NEN47_16_bekledingsplaat_groene_spaan</text:p>
          </table:table-cell>
          <table:table-cell office:value-type="string" table:style-name="ce1">
            <text:p>bekledingsplaatgroenespaan</text:p>
          </table:table-cell>
          <table:table-cell office:value-type="string" office:string-value="NEN47_16_bekledingsplaat" table:formula="of:=[.E91]" table:style-name="ce1">
            <text:p>NEN47_16_bekledingsplaat</text:p>
          </table:table-cell>
          <table:table-cell office:value-type="string" office:string-value="115, 138, 107, 255" table:formula="of:=[materials.P61]" table:style-name="ce1">
            <text:p>115, 138, 107, 255</text:p>
          </table:table-cell>
          <table:table-cell office:value-type="string" office:string-value="#738A6B" table:formula="of:=[materials.Q61]" table:style-name="ce1">
            <text:p>#738A6B</text:p>
          </table:table-cell>
          <table:table-cell office:value-type="string" office:string-value="1.5" table:formula="of:=[.H91]" table:style-name="ce4">
            <text:p>1.5</text:p>
          </table:table-cell>
          <table:table-cell office:value-type="string" office:string-value="1.5" table:formula="of:=[.I91]" table:style-name="ce4">
            <text:p>1.5</text:p>
          </table:table-cell>
          <table:table-cell office:value-type="string" office:string-value="&lt;path style=&quot;fill: #738A6B;&quot; d=&quot;M 0 0 1.5 0 1.5 1.5 0 1.5&quot; /&gt;" table:formula="of:=&quot;&lt;path style=&quot; &amp; &quot;&quot;&quot;&quot; &amp; &quot;fill: &quot; &amp;[.G92] &amp; &quot;;&quot; &amp; &quot;&quot;&quot;&quot; &amp; &quot; d=&quot; &amp; &quot;&quot;&quot;&quot; &amp; &quot;M 0 0 &quot; &amp; [.H92] &amp; &quot; 0 &quot; &amp; [.H92] &amp; &quot; &quot; &amp; [.H92]  &amp; &quot; 0 &quot;&amp; [.H92] &amp;&quot;&quot;&quot;&quot; &amp;&quot; /&gt;&quot;" table:style-name="ce1">
            <text:p>&lt;path style="fill: #738A6B;" d="M 0 0 1.5 0 1.5 1.5 0 1.5" /&gt;</text:p>
          </table:table-cell>
          <table:table-cell office:value-type="float" office:value="0" table:formula="of:=[.K91]" table:style-name="ce4">
            <text:p>0</text:p>
          </table:table-cell>
          <table:table-cell office:value-type="float" office:value="0" table:formula="of:=[.L91]" table:style-name="ce4">
            <text:p>0</text:p>
          </table:table-cell>
          <table:table-cell office:value-type="boolean" office:boolean-value="true" table:formula="of:=[.M91]" table:style-name="ce4">
            <text:p>TRUE</text:p>
          </table:table-cell>
          <table:table-cell office:value-type="boolean" office:boolean-value="true" table:formula="of:=[.N91]" table:style-name="ce4">
            <text:p>TRUE</text:p>
          </table:table-cell>
          <table:table-cell office:value-type="boolean" office:boolean-value="true" table:formula="of:=[.O91]" table:style-name="ce4">
            <text:p>TRUE</text:p>
          </table:table-cell>
          <table:table-cell office:value-type="boolean" office:boolean-value="true" table:formula="of:=[.P91]" table:style-name="ce4">
            <text:p>TRUE</text:p>
          </table:table-cell>
          <table:table-cell office:value-type="boolean" office:boolean-value="true" table:formula="of:=[.Q91]" table:style-name="ce4">
            <text:p>TRUE</text:p>
          </table:table-cell>
          <table:table-cell office:value-type="boolean" office:boolean-value="true" table:formula="of:=[.R91]" table:style-name="ce4">
            <text:p>TRUE</text:p>
          </table:table-cell>
          <table:table-cell office:value-type="boolean" office:boolean-value="true" table:formula="of:=[.R92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6_bekledingsplaat" table:formula="of:=[.A92]" table:style-name="ce1">
            <text:p>CUST_NEN47_16_bekledingsplaat</text:p>
          </table:table-cell>
          <table:table-cell office:value-type="string" table:style-name="ce1">
            <text:p>_underlayment</text:p>
          </table:table-cell>
          <table:table-cell office:value-type="string" office:string-value="CUST_NEN47_16_bekledingsplaat_underlayment" table:formula="of:=[.A93]&amp;[.B93]" table:style-name="ce1">
            <text:p>CUST_NEN47_16_bekledingsplaat_underlayment</text:p>
          </table:table-cell>
          <table:table-cell office:value-type="string" table:style-name="ce1">
            <text:p>bekledingsplaatunderlayment</text:p>
          </table:table-cell>
          <table:table-cell office:value-type="string" office:string-value="NEN47_16_bekledingsplaat" table:formula="of:=[.E92]" table:style-name="ce1">
            <text:p>NEN47_16_bekledingsplaat</text:p>
          </table:table-cell>
          <table:table-cell office:value-type="string" office:string-value="194, 156, 149, 255" table:formula="of:=[materials.P62]" table:style-name="ce1">
            <text:p>194, 156, 149, 255</text:p>
          </table:table-cell>
          <table:table-cell office:value-type="string" office:string-value="#C29C95" table:formula="of:=[materials.Q62]" table:style-name="ce1">
            <text:p>#C29C95</text:p>
          </table:table-cell>
          <table:table-cell office:value-type="string" office:string-value="1.5" table:formula="of:=[.H92]" table:style-name="ce4">
            <text:p>1.5</text:p>
          </table:table-cell>
          <table:table-cell office:value-type="string" office:string-value="1.5" table:formula="of:=[.I92]" table:style-name="ce4">
            <text:p>1.5</text:p>
          </table:table-cell>
          <table:table-cell office:value-type="string" office:string-value="&lt;path style=&quot;fill: #C29C95;&quot; d=&quot;M 0 0 1.5 0 1.5 1.5 0 1.5&quot; /&gt;" table:formula="of:=&quot;&lt;path style=&quot; &amp; &quot;&quot;&quot;&quot; &amp; &quot;fill: &quot; &amp;[.G93] &amp; &quot;;&quot; &amp; &quot;&quot;&quot;&quot; &amp; &quot; d=&quot; &amp; &quot;&quot;&quot;&quot; &amp; &quot;M 0 0 &quot; &amp; [.H93] &amp; &quot; 0 &quot; &amp; [.H93] &amp; &quot; &quot; &amp; [.H93]  &amp; &quot; 0 &quot;&amp; [.H93] &amp;&quot;&quot;&quot;&quot; &amp;&quot; /&gt;&quot;" table:style-name="ce1">
            <text:p>&lt;path style="fill: #C29C95;" d="M 0 0 1.5 0 1.5 1.5 0 1.5" /&gt;</text:p>
          </table:table-cell>
          <table:table-cell office:value-type="float" office:value="0" table:formula="of:=[.K92]" table:style-name="ce4">
            <text:p>0</text:p>
          </table:table-cell>
          <table:table-cell office:value-type="float" office:value="0" table:formula="of:=[.L92]" table:style-name="ce4">
            <text:p>0</text:p>
          </table:table-cell>
          <table:table-cell office:value-type="boolean" office:boolean-value="true" table:formula="of:=[.M92]" table:style-name="ce4">
            <text:p>TRUE</text:p>
          </table:table-cell>
          <table:table-cell office:value-type="boolean" office:boolean-value="true" table:formula="of:=[.N92]" table:style-name="ce4">
            <text:p>TRUE</text:p>
          </table:table-cell>
          <table:table-cell office:value-type="boolean" office:boolean-value="true" table:formula="of:=[.O92]" table:style-name="ce4">
            <text:p>TRUE</text:p>
          </table:table-cell>
          <table:table-cell office:value-type="boolean" office:boolean-value="true" table:formula="of:=[.P92]" table:style-name="ce4">
            <text:p>TRUE</text:p>
          </table:table-cell>
          <table:table-cell office:value-type="boolean" office:boolean-value="true" table:formula="of:=[.Q92]" table:style-name="ce4">
            <text:p>TRUE</text:p>
          </table:table-cell>
          <table:table-cell office:value-type="boolean" office:boolean-value="true" table:formula="of:=[.R92]" table:style-name="ce4">
            <text:p>TRUE</text:p>
          </table:table-cell>
          <table:table-cell office:value-type="boolean" office:boolean-value="true" table:formula="of:=[.R93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7_isolatie" table:formula="of:=[.A45]" table:style-name="ce1">
            <text:p>CUST_NEN47_17_isolatie</text:p>
          </table:table-cell>
          <table:table-cell office:value-type="string" table:style-name="ce1">
            <text:p>_glaswol</text:p>
          </table:table-cell>
          <table:table-cell office:value-type="string" office:string-value="CUST_NEN47_17_isolatie_glaswol" table:formula="of:=[.A94]&amp;[.B94]" table:style-name="ce1">
            <text:p>CUST_NEN47_17_isolatie_glaswol</text:p>
          </table:table-cell>
          <table:table-cell office:value-type="string" table:style-name="ce1">
            <text:p>isolatieglaswol</text:p>
          </table:table-cell>
          <table:table-cell office:value-type="string" office:string-value="NEN47_17_isolatie" table:formula="of:=[.E45]" table:style-name="ce1">
            <text:p>NEN47_17_isolatie</text:p>
          </table:table-cell>
          <table:table-cell office:value-type="string" office:string-value="255, 240, 160, 255" table:formula="of:=[materials.P84]" table:style-name="ce1">
            <text:p>255, 240, 160, 255</text:p>
          </table:table-cell>
          <table:table-cell office:value-type="string" office:string-value="#FFF0A0" table:formula="of:=[materials.Q84]" table:style-name="ce1">
            <text:p>#FFF0A0</text:p>
          </table:table-cell>
          <table:table-cell office:value-type="string" office:string-value="3.64" table:formula="of:=[.H45]" table:style-name="ce4">
            <text:p>3.64</text:p>
          </table:table-cell>
          <table:table-cell office:value-type="float" office:value="3" table:formula="of:=[.I45]" table:style-name="ce4">
            <text:p>3</text:p>
          </table:table-cell>
          <table:table-cell office:value-type="string" office:string-value="&lt;path style=&quot;fill: #FFF0A0;&quot; d=&quot;M 0 0 3.64 0 3.64 3.64 0 3.64&quot; /&gt;" table:formula="of:=&quot;&lt;path style=&quot; &amp; &quot;&quot;&quot;&quot; &amp; &quot;fill: &quot; &amp;[.G94] &amp; &quot;;&quot; &amp; &quot;&quot;&quot;&quot; &amp; &quot; d=&quot; &amp; &quot;&quot;&quot;&quot; &amp; &quot;M 0 0 &quot; &amp; [.H94] &amp; &quot; 0 &quot; &amp; [.H94] &amp; &quot; &quot; &amp; [.H94]  &amp; &quot; 0 &quot;&amp; [.H94] &amp;&quot;&quot;&quot;&quot; &amp;&quot; /&gt;&quot;" table:style-name="ce1">
            <text:p>&lt;path style="fill: #FFF0A0;" d="M 0 0 3.64 0 3.64 3.64 0 3.64" /&gt;</text:p>
          </table:table-cell>
          <table:table-cell office:value-type="float" office:value="0" table:formula="of:=[.K45]" table:style-name="ce4">
            <text:p>0</text:p>
          </table:table-cell>
          <table:table-cell office:value-type="boolean" office:boolean-value="true" table:formula="of:=[.L45]" table:style-name="ce4">
            <text:p>TRUE</text:p>
          </table:table-cell>
          <table:table-cell office:value-type="boolean" office:boolean-value="true" table:formula="of:=[.M45]" table:style-name="ce4">
            <text:p>TRUE</text:p>
          </table:table-cell>
          <table:table-cell office:value-type="boolean" office:boolean-value="true" table:formula="of:=[.N45]" table:style-name="ce4">
            <text:p>TRUE</text:p>
          </table:table-cell>
          <table:table-cell office:value-type="boolean" office:boolean-value="true" table:formula="of:=[.O45]" table:style-name="ce4">
            <text:p>TRUE</text:p>
          </table:table-cell>
          <table:table-cell office:value-type="boolean" office:boolean-value="true" table:formula="of:=[.P45]" table:style-name="ce4">
            <text:p>TRUE</text:p>
          </table:table-cell>
          <table:table-cell office:value-type="boolean" office:boolean-value="true" table:formula="of:=[.Q45]" table:style-name="ce4">
            <text:p>TRUE</text:p>
          </table:table-cell>
          <table:table-cell office:value-type="boolean" office:boolean-value="true" table:formula="of:=[.R45]" table:style-name="ce4">
            <text:p>TRUE</text:p>
          </table:table-cell>
          <table:table-cell office:value-type="boolean" office:boolean-value="true" table:formula="of:=[.R94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7_isolatie" table:formula="of:=[.A94]" table:style-name="ce1">
            <text:p>CUST_NEN47_17_isolatie</text:p>
          </table:table-cell>
          <table:table-cell office:value-type="string" table:style-name="ce1">
            <text:p>_steenwol</text:p>
          </table:table-cell>
          <table:table-cell office:value-type="string" office:string-value="CUST_NEN47_17_isolatie_steenwol" table:formula="of:=[.A95]&amp;[.B95]" table:style-name="ce1">
            <text:p>CUST_NEN47_17_isolatie_steenwol</text:p>
          </table:table-cell>
          <table:table-cell office:value-type="string" table:style-name="ce1">
            <text:p>isolatiesteenwol</text:p>
          </table:table-cell>
          <table:table-cell office:value-type="string" office:string-value="NEN47_17_isolatie" table:formula="of:=[.E94]" table:style-name="ce1">
            <text:p>NEN47_17_isolatie</text:p>
          </table:table-cell>
          <table:table-cell office:value-type="string" office:string-value="190, 107, 105, 255" table:formula="of:=[materials.P85]" table:style-name="ce1">
            <text:p>190, 107, 105, 255</text:p>
          </table:table-cell>
          <table:table-cell office:value-type="string" office:string-value="#BE6B69" table:formula="of:=[materials.Q85]" table:style-name="ce1">
            <text:p>#BE6B69</text:p>
          </table:table-cell>
          <table:table-cell office:value-type="string" office:string-value="3.64" table:formula="of:=[.H94]" table:style-name="ce4">
            <text:p>3.64</text:p>
          </table:table-cell>
          <table:table-cell office:value-type="float" office:value="3" table:formula="of:=[.I94]" table:style-name="ce4">
            <text:p>3</text:p>
          </table:table-cell>
          <table:table-cell office:value-type="string" office:string-value="&lt;path style=&quot;fill: #BE6B69;&quot; d=&quot;M 0 0 3.64 0 3.64 3.64 0 3.64&quot; /&gt;" table:formula="of:=&quot;&lt;path style=&quot; &amp; &quot;&quot;&quot;&quot; &amp; &quot;fill: &quot; &amp;[.G95] &amp; &quot;;&quot; &amp; &quot;&quot;&quot;&quot; &amp; &quot; d=&quot; &amp; &quot;&quot;&quot;&quot; &amp; &quot;M 0 0 &quot; &amp; [.H95] &amp; &quot; 0 &quot; &amp; [.H95] &amp; &quot; &quot; &amp; [.H95]  &amp; &quot; 0 &quot;&amp; [.H95] &amp;&quot;&quot;&quot;&quot; &amp;&quot; /&gt;&quot;" table:style-name="ce1">
            <text:p>&lt;path style="fill: #BE6B69;" d="M 0 0 3.64 0 3.64 3.64 0 3.64" /&gt;</text:p>
          </table:table-cell>
          <table:table-cell office:value-type="float" office:value="0" table:formula="of:=[.K94]" table:style-name="ce4">
            <text:p>0</text:p>
          </table:table-cell>
          <table:table-cell office:value-type="boolean" office:boolean-value="true" table:formula="of:=[.L94]" table:style-name="ce4">
            <text:p>TRUE</text:p>
          </table:table-cell>
          <table:table-cell office:value-type="boolean" office:boolean-value="true" table:formula="of:=[.M94]" table:style-name="ce4">
            <text:p>TRUE</text:p>
          </table:table-cell>
          <table:table-cell office:value-type="boolean" office:boolean-value="true" table:formula="of:=[.N94]" table:style-name="ce4">
            <text:p>TRUE</text:p>
          </table:table-cell>
          <table:table-cell office:value-type="boolean" office:boolean-value="true" table:formula="of:=[.O94]" table:style-name="ce4">
            <text:p>TRUE</text:p>
          </table:table-cell>
          <table:table-cell office:value-type="boolean" office:boolean-value="true" table:formula="of:=[.P94]" table:style-name="ce4">
            <text:p>TRUE</text:p>
          </table:table-cell>
          <table:table-cell office:value-type="boolean" office:boolean-value="true" table:formula="of:=[.Q94]" table:style-name="ce4">
            <text:p>TRUE</text:p>
          </table:table-cell>
          <table:table-cell office:value-type="boolean" office:boolean-value="true" table:formula="of:=[.R94]" table:style-name="ce4">
            <text:p>TRUE</text:p>
          </table:table-cell>
          <table:table-cell office:value-type="boolean" office:boolean-value="true" table:formula="of:=[.R95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7_isolatie" table:formula="of:=[.A95]" table:style-name="ce1">
            <text:p>CUST_NEN47_17_isolatie</text:p>
          </table:table-cell>
          <table:table-cell office:value-type="string" table:style-name="ce1">
            <text:p>_PIR</text:p>
          </table:table-cell>
          <table:table-cell office:value-type="string" office:string-value="CUST_NEN47_17_isolatie_PIR" table:formula="of:=[.A96]&amp;[.B96]" table:style-name="ce1">
            <text:p>CUST_NEN47_17_isolatie_PIR</text:p>
          </table:table-cell>
          <table:table-cell office:value-type="string" table:style-name="ce1">
            <text:p>isolatiePIR</text:p>
          </table:table-cell>
          <table:table-cell office:value-type="string" office:string-value="NEN47_17_isolatie" table:formula="of:=[.E95]" table:style-name="ce1">
            <text:p>NEN47_17_isolatie</text:p>
          </table:table-cell>
          <table:table-cell office:value-type="string" office:string-value="245, 235, 195, 255" table:formula="of:=[materials.P86]" table:style-name="ce1">
            <text:p>245, 235, 195, 255</text:p>
          </table:table-cell>
          <table:table-cell office:value-type="string" office:string-value="#F5EBC3" table:formula="of:=[materials.Q86]" table:style-name="ce1">
            <text:p>#F5EBC3</text:p>
          </table:table-cell>
          <table:table-cell office:value-type="string" office:string-value="3.64" table:formula="of:=[.H95]" table:style-name="ce4">
            <text:p>3.64</text:p>
          </table:table-cell>
          <table:table-cell office:value-type="float" office:value="3" table:formula="of:=[.I95]" table:style-name="ce4">
            <text:p>3</text:p>
          </table:table-cell>
          <table:table-cell office:value-type="string" office:string-value="&lt;path style=&quot;fill: #F5EBC3;&quot; d=&quot;M 0 0 3.64 0 3.64 3.64 0 3.64&quot; /&gt;" table:formula="of:=&quot;&lt;path style=&quot; &amp; &quot;&quot;&quot;&quot; &amp; &quot;fill: &quot; &amp;[.G96] &amp; &quot;;&quot; &amp; &quot;&quot;&quot;&quot; &amp; &quot; d=&quot; &amp; &quot;&quot;&quot;&quot; &amp; &quot;M 0 0 &quot; &amp; [.H96] &amp; &quot; 0 &quot; &amp; [.H96] &amp; &quot; &quot; &amp; [.H96]  &amp; &quot; 0 &quot;&amp; [.H96] &amp;&quot;&quot;&quot;&quot; &amp;&quot; /&gt;&quot;" table:style-name="ce1">
            <text:p>&lt;path style="fill: #F5EBC3;" d="M 0 0 3.64 0 3.64 3.64 0 3.64" /&gt;</text:p>
          </table:table-cell>
          <table:table-cell office:value-type="float" office:value="0" table:formula="of:=[.K95]" table:style-name="ce4">
            <text:p>0</text:p>
          </table:table-cell>
          <table:table-cell office:value-type="boolean" office:boolean-value="true" table:formula="of:=[.L95]" table:style-name="ce4">
            <text:p>TRUE</text:p>
          </table:table-cell>
          <table:table-cell office:value-type="boolean" office:boolean-value="true" table:formula="of:=[.M95]" table:style-name="ce4">
            <text:p>TRUE</text:p>
          </table:table-cell>
          <table:table-cell office:value-type="boolean" office:boolean-value="true" table:formula="of:=[.N95]" table:style-name="ce4">
            <text:p>TRUE</text:p>
          </table:table-cell>
          <table:table-cell office:value-type="boolean" office:boolean-value="true" table:formula="of:=[.O95]" table:style-name="ce4">
            <text:p>TRUE</text:p>
          </table:table-cell>
          <table:table-cell office:value-type="boolean" office:boolean-value="true" table:formula="of:=[.P95]" table:style-name="ce4">
            <text:p>TRUE</text:p>
          </table:table-cell>
          <table:table-cell office:value-type="boolean" office:boolean-value="true" table:formula="of:=[.Q95]" table:style-name="ce4">
            <text:p>TRUE</text:p>
          </table:table-cell>
          <table:table-cell office:value-type="boolean" office:boolean-value="true" table:formula="of:=[.R95]" table:style-name="ce4">
            <text:p>TRUE</text:p>
          </table:table-cell>
          <table:table-cell office:value-type="boolean" office:boolean-value="true" table:formula="of:=[.R96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7_isolatie" table:formula="of:=[.A96]" table:style-name="ce1">
            <text:p>CUST_NEN47_17_isolatie</text:p>
          </table:table-cell>
          <table:table-cell office:value-type="string" table:style-name="ce1">
            <text:p>_kooltherm</text:p>
          </table:table-cell>
          <table:table-cell office:value-type="string" office:string-value="CUST_NEN47_17_isolatie_kooltherm" table:formula="of:=[.A97]&amp;[.B97]" table:style-name="ce1">
            <text:p>CUST_NEN47_17_isolatie_kooltherm</text:p>
          </table:table-cell>
          <table:table-cell office:value-type="string" table:style-name="ce1">
            <text:p>isolatiekooltherm</text:p>
          </table:table-cell>
          <table:table-cell office:value-type="string" office:string-value="NEN47_17_isolatie" table:formula="of:=[.E96]" table:style-name="ce1">
            <text:p>NEN47_17_isolatie</text:p>
          </table:table-cell>
          <table:table-cell office:value-type="string" office:string-value="220, 155, 140, 255" table:formula="of:=[materials.P87]" table:style-name="ce1">
            <text:p>220, 155, 140, 255</text:p>
          </table:table-cell>
          <table:table-cell office:value-type="string" office:string-value="#DC9B8C" table:formula="of:=[materials.Q87]" table:style-name="ce1">
            <text:p>#DC9B8C</text:p>
          </table:table-cell>
          <table:table-cell office:value-type="string" office:string-value="3.64" table:formula="of:=[.H96]" table:style-name="ce4">
            <text:p>3.64</text:p>
          </table:table-cell>
          <table:table-cell office:value-type="float" office:value="3" table:formula="of:=[.I96]" table:style-name="ce4">
            <text:p>3</text:p>
          </table:table-cell>
          <table:table-cell office:value-type="string" office:string-value="&lt;path style=&quot;fill: #DC9B8C;&quot; d=&quot;M 0 0 3.64 0 3.64 3.64 0 3.64&quot; /&gt;" table:formula="of:=&quot;&lt;path style=&quot; &amp; &quot;&quot;&quot;&quot; &amp; &quot;fill: &quot; &amp;[.G97] &amp; &quot;;&quot; &amp; &quot;&quot;&quot;&quot; &amp; &quot; d=&quot; &amp; &quot;&quot;&quot;&quot; &amp; &quot;M 0 0 &quot; &amp; [.H97] &amp; &quot; 0 &quot; &amp; [.H97] &amp; &quot; &quot; &amp; [.H97]  &amp; &quot; 0 &quot;&amp; [.H97] &amp;&quot;&quot;&quot;&quot; &amp;&quot; /&gt;&quot;" table:style-name="ce1">
            <text:p>&lt;path style="fill: #DC9B8C;" d="M 0 0 3.64 0 3.64 3.64 0 3.64" /&gt;</text:p>
          </table:table-cell>
          <table:table-cell office:value-type="float" office:value="0" table:formula="of:=[.K96]" table:style-name="ce4">
            <text:p>0</text:p>
          </table:table-cell>
          <table:table-cell office:value-type="boolean" office:boolean-value="true" table:formula="of:=[.L96]" table:style-name="ce4">
            <text:p>TRUE</text:p>
          </table:table-cell>
          <table:table-cell office:value-type="boolean" office:boolean-value="true" table:formula="of:=[.M96]" table:style-name="ce4">
            <text:p>TRUE</text:p>
          </table:table-cell>
          <table:table-cell office:value-type="boolean" office:boolean-value="true" table:formula="of:=[.N96]" table:style-name="ce4">
            <text:p>TRUE</text:p>
          </table:table-cell>
          <table:table-cell office:value-type="boolean" office:boolean-value="true" table:formula="of:=[.O96]" table:style-name="ce4">
            <text:p>TRUE</text:p>
          </table:table-cell>
          <table:table-cell office:value-type="boolean" office:boolean-value="true" table:formula="of:=[.P96]" table:style-name="ce4">
            <text:p>TRUE</text:p>
          </table:table-cell>
          <table:table-cell office:value-type="boolean" office:boolean-value="true" table:formula="of:=[.Q96]" table:style-name="ce4">
            <text:p>TRUE</text:p>
          </table:table-cell>
          <table:table-cell office:value-type="boolean" office:boolean-value="true" table:formula="of:=[.R96]" table:style-name="ce4">
            <text:p>TRUE</text:p>
          </table:table-cell>
          <table:table-cell office:value-type="boolean" office:boolean-value="true" table:formula="of:=[.R97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7_isolatie" table:formula="of:=[.A97]" table:style-name="ce1">
            <text:p>CUST_NEN47_17_isolatie</text:p>
          </table:table-cell>
          <table:table-cell office:value-type="string" table:style-name="ce1">
            <text:p>_PUR</text:p>
          </table:table-cell>
          <table:table-cell office:value-type="string" office:string-value="CUST_NEN47_17_isolatie_PUR" table:formula="of:=[.A98]&amp;[.B98]" table:style-name="ce1">
            <text:p>CUST_NEN47_17_isolatie_PUR</text:p>
          </table:table-cell>
          <table:table-cell office:value-type="string" table:style-name="ce1">
            <text:p>isolatiePUR</text:p>
          </table:table-cell>
          <table:table-cell office:value-type="string" office:string-value="NEN47_17_isolatie" table:formula="of:=[.E97]" table:style-name="ce1">
            <text:p>NEN47_17_isolatie</text:p>
          </table:table-cell>
          <table:table-cell office:value-type="string" office:string-value="217, 211, 180, 255" table:formula="of:=[materials.P88]" table:style-name="ce1">
            <text:p>217, 211, 180, 255</text:p>
          </table:table-cell>
          <table:table-cell office:value-type="string" office:string-value="#D9D3B4" table:formula="of:=[materials.Q88]" table:style-name="ce1">
            <text:p>#D9D3B4</text:p>
          </table:table-cell>
          <table:table-cell office:value-type="string" office:string-value="3.64" table:formula="of:=[.H97]" table:style-name="ce4">
            <text:p>3.64</text:p>
          </table:table-cell>
          <table:table-cell office:value-type="float" office:value="3" table:formula="of:=[.I97]" table:style-name="ce4">
            <text:p>3</text:p>
          </table:table-cell>
          <table:table-cell office:value-type="string" office:string-value="&lt;path style=&quot;fill: #D9D3B4;&quot; d=&quot;M 0 0 3.64 0 3.64 3.64 0 3.64&quot; /&gt;" table:formula="of:=&quot;&lt;path style=&quot; &amp; &quot;&quot;&quot;&quot; &amp; &quot;fill: &quot; &amp;[.G98] &amp; &quot;;&quot; &amp; &quot;&quot;&quot;&quot; &amp; &quot; d=&quot; &amp; &quot;&quot;&quot;&quot; &amp; &quot;M 0 0 &quot; &amp; [.H98] &amp; &quot; 0 &quot; &amp; [.H98] &amp; &quot; &quot; &amp; [.H98]  &amp; &quot; 0 &quot;&amp; [.H98] &amp;&quot;&quot;&quot;&quot; &amp;&quot; /&gt;&quot;" table:style-name="ce1">
            <text:p>&lt;path style="fill: #D9D3B4;" d="M 0 0 3.64 0 3.64 3.64 0 3.64" /&gt;</text:p>
          </table:table-cell>
          <table:table-cell office:value-type="float" office:value="0" table:formula="of:=[.K97]" table:style-name="ce4">
            <text:p>0</text:p>
          </table:table-cell>
          <table:table-cell office:value-type="boolean" office:boolean-value="true" table:formula="of:=[.L97]" table:style-name="ce4">
            <text:p>TRUE</text:p>
          </table:table-cell>
          <table:table-cell office:value-type="boolean" office:boolean-value="true" table:formula="of:=[.M97]" table:style-name="ce4">
            <text:p>TRUE</text:p>
          </table:table-cell>
          <table:table-cell office:value-type="boolean" office:boolean-value="true" table:formula="of:=[.N97]" table:style-name="ce4">
            <text:p>TRUE</text:p>
          </table:table-cell>
          <table:table-cell office:value-type="boolean" office:boolean-value="true" table:formula="of:=[.O97]" table:style-name="ce4">
            <text:p>TRUE</text:p>
          </table:table-cell>
          <table:table-cell office:value-type="boolean" office:boolean-value="true" table:formula="of:=[.P97]" table:style-name="ce4">
            <text:p>TRUE</text:p>
          </table:table-cell>
          <table:table-cell office:value-type="boolean" office:boolean-value="true" table:formula="of:=[.Q97]" table:style-name="ce4">
            <text:p>TRUE</text:p>
          </table:table-cell>
          <table:table-cell office:value-type="boolean" office:boolean-value="true" table:formula="of:=[.R97]" table:style-name="ce4">
            <text:p>TRUE</text:p>
          </table:table-cell>
          <table:table-cell office:value-type="boolean" office:boolean-value="true" table:formula="of:=[.R98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7_isolatie" table:formula="of:=[.A98]" table:style-name="ce1">
            <text:p>CUST_NEN47_17_isolatie</text:p>
          </table:table-cell>
          <table:table-cell office:value-type="string" table:style-name="ce1">
            <text:p>_EPS</text:p>
          </table:table-cell>
          <table:table-cell office:value-type="string" office:string-value="CUST_NEN47_17_isolatie_EPS" table:formula="of:=[.A99]&amp;[.B99]" table:style-name="ce1">
            <text:p>CUST_NEN47_17_isolatie_EPS</text:p>
          </table:table-cell>
          <table:table-cell office:value-type="string" table:style-name="ce1">
            <text:p>isolatieEPS</text:p>
          </table:table-cell>
          <table:table-cell office:value-type="string" office:string-value="NEN47_17_isolatie" table:formula="of:=[.E98]" table:style-name="ce1">
            <text:p>NEN47_17_isolatie</text:p>
          </table:table-cell>
          <table:table-cell office:value-type="string" office:string-value="220, 220, 225, 255" table:formula="of:=[materials.P89]" table:style-name="ce1">
            <text:p>220, 220, 225, 255</text:p>
          </table:table-cell>
          <table:table-cell office:value-type="string" office:string-value="#DCDCE1" table:formula="of:=[materials.Q89]" table:style-name="ce1">
            <text:p>#DCDCE1</text:p>
          </table:table-cell>
          <table:table-cell office:value-type="string" office:string-value="3.64" table:formula="of:=[.H98]" table:style-name="ce4">
            <text:p>3.64</text:p>
          </table:table-cell>
          <table:table-cell office:value-type="float" office:value="3" table:formula="of:=[.I98]" table:style-name="ce4">
            <text:p>3</text:p>
          </table:table-cell>
          <table:table-cell office:value-type="string" office:string-value="&lt;path style=&quot;fill: #DCDCE1;&quot; d=&quot;M 0 0 3.64 0 3.64 3.64 0 3.64&quot; /&gt;" table:formula="of:=&quot;&lt;path style=&quot; &amp; &quot;&quot;&quot;&quot; &amp; &quot;fill: &quot; &amp;[.G99] &amp; &quot;;&quot; &amp; &quot;&quot;&quot;&quot; &amp; &quot; d=&quot; &amp; &quot;&quot;&quot;&quot; &amp; &quot;M 0 0 &quot; &amp; [.H99] &amp; &quot; 0 &quot; &amp; [.H99] &amp; &quot; &quot; &amp; [.H99]  &amp; &quot; 0 &quot;&amp; [.H99] &amp;&quot;&quot;&quot;&quot; &amp;&quot; /&gt;&quot;" table:style-name="ce1">
            <text:p>&lt;path style="fill: #DCDCE1;" d="M 0 0 3.64 0 3.64 3.64 0 3.64" /&gt;</text:p>
          </table:table-cell>
          <table:table-cell office:value-type="float" office:value="0" table:formula="of:=[.K98]" table:style-name="ce4">
            <text:p>0</text:p>
          </table:table-cell>
          <table:table-cell office:value-type="boolean" office:boolean-value="true" table:formula="of:=[.L98]" table:style-name="ce4">
            <text:p>TRUE</text:p>
          </table:table-cell>
          <table:table-cell office:value-type="boolean" office:boolean-value="true" table:formula="of:=[.M98]" table:style-name="ce4">
            <text:p>TRUE</text:p>
          </table:table-cell>
          <table:table-cell office:value-type="boolean" office:boolean-value="true" table:formula="of:=[.N98]" table:style-name="ce4">
            <text:p>TRUE</text:p>
          </table:table-cell>
          <table:table-cell office:value-type="boolean" office:boolean-value="true" table:formula="of:=[.O98]" table:style-name="ce4">
            <text:p>TRUE</text:p>
          </table:table-cell>
          <table:table-cell office:value-type="boolean" office:boolean-value="true" table:formula="of:=[.P98]" table:style-name="ce4">
            <text:p>TRUE</text:p>
          </table:table-cell>
          <table:table-cell office:value-type="boolean" office:boolean-value="true" table:formula="of:=[.Q98]" table:style-name="ce4">
            <text:p>TRUE</text:p>
          </table:table-cell>
          <table:table-cell office:value-type="boolean" office:boolean-value="true" table:formula="of:=[.R98]" table:style-name="ce4">
            <text:p>TRUE</text:p>
          </table:table-cell>
          <table:table-cell office:value-type="boolean" office:boolean-value="true" table:formula="of:=[.R99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7_isolatie" table:formula="of:=[.A99]" table:style-name="ce1">
            <text:p>CUST_NEN47_17_isolatie</text:p>
          </table:table-cell>
          <table:table-cell office:value-type="string" table:style-name="ce1">
            <text:p>_EPS100</text:p>
          </table:table-cell>
          <table:table-cell office:value-type="string" office:string-value="CUST_NEN47_17_isolatie_EPS100" table:formula="of:=[.A100]&amp;[.B100]" table:style-name="ce1">
            <text:p>CUST_NEN47_17_isolatie_EPS100</text:p>
          </table:table-cell>
          <table:table-cell office:value-type="string" table:style-name="ce1">
            <text:p>isolatieEPS00</text:p>
          </table:table-cell>
          <table:table-cell office:value-type="string" office:string-value="NEN47_17_isolatie" table:formula="of:=[.E99]" table:style-name="ce1">
            <text:p>NEN47_17_isolatie</text:p>
          </table:table-cell>
          <table:table-cell office:value-type="string" office:string-value="220, 220, 225, 255" table:formula="of:=[materials.P90]" table:style-name="ce1">
            <text:p>220, 220, 225, 255</text:p>
          </table:table-cell>
          <table:table-cell office:value-type="string" office:string-value="#DCDCE1" table:formula="of:=[materials.Q90]" table:style-name="ce1">
            <text:p>#DCDCE1</text:p>
          </table:table-cell>
          <table:table-cell office:value-type="string" office:string-value="3.64" table:formula="of:=[.H99]" table:style-name="ce4">
            <text:p>3.64</text:p>
          </table:table-cell>
          <table:table-cell office:value-type="float" office:value="3" table:formula="of:=[.I99]" table:style-name="ce4">
            <text:p>3</text:p>
          </table:table-cell>
          <table:table-cell office:value-type="string" office:string-value="&lt;path style=&quot;fill: #DCDCE1;&quot; d=&quot;M 0 0 3.64 0 3.64 3.64 0 3.64&quot; /&gt;" table:formula="of:=&quot;&lt;path style=&quot; &amp; &quot;&quot;&quot;&quot; &amp; &quot;fill: &quot; &amp;[.G100] &amp; &quot;;&quot; &amp; &quot;&quot;&quot;&quot; &amp; &quot; d=&quot; &amp; &quot;&quot;&quot;&quot; &amp; &quot;M 0 0 &quot; &amp; [.H100] &amp; &quot; 0 &quot; &amp; [.H100] &amp; &quot; &quot; &amp; [.H100]  &amp; &quot; 0 &quot;&amp; [.H100] &amp;&quot;&quot;&quot;&quot; &amp;&quot; /&gt;&quot;" table:style-name="ce1">
            <text:p>&lt;path style="fill: #DCDCE1;" d="M 0 0 3.64 0 3.64 3.64 0 3.64" /&gt;</text:p>
          </table:table-cell>
          <table:table-cell office:value-type="float" office:value="0" table:formula="of:=[.K99]" table:style-name="ce4">
            <text:p>0</text:p>
          </table:table-cell>
          <table:table-cell office:value-type="boolean" office:boolean-value="true" table:formula="of:=[.L99]" table:style-name="ce4">
            <text:p>TRUE</text:p>
          </table:table-cell>
          <table:table-cell office:value-type="boolean" office:boolean-value="true" table:formula="of:=[.M99]" table:style-name="ce4">
            <text:p>TRUE</text:p>
          </table:table-cell>
          <table:table-cell office:value-type="boolean" office:boolean-value="true" table:formula="of:=[.N99]" table:style-name="ce4">
            <text:p>TRUE</text:p>
          </table:table-cell>
          <table:table-cell office:value-type="boolean" office:boolean-value="true" table:formula="of:=[.O99]" table:style-name="ce4">
            <text:p>TRUE</text:p>
          </table:table-cell>
          <table:table-cell office:value-type="boolean" office:boolean-value="true" table:formula="of:=[.P99]" table:style-name="ce4">
            <text:p>TRUE</text:p>
          </table:table-cell>
          <table:table-cell office:value-type="boolean" office:boolean-value="true" table:formula="of:=[.Q99]" table:style-name="ce4">
            <text:p>TRUE</text:p>
          </table:table-cell>
          <table:table-cell office:value-type="boolean" office:boolean-value="true" table:formula="of:=[.R99]" table:style-name="ce4">
            <text:p>TRUE</text:p>
          </table:table-cell>
          <table:table-cell office:value-type="boolean" office:boolean-value="true" table:formula="of:=[.R100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5_maaiveld" table:formula="of:=[.A53]" table:style-name="ce1">
            <text:p>CUST_NEN47_25_maaiveld</text:p>
          </table:table-cell>
          <table:table-cell office:value-type="string" table:style-name="ce1">
            <text:p>_grond</text:p>
          </table:table-cell>
          <table:table-cell office:value-type="string" office:string-value="CUST_NEN47_25_maaiveld_grond" table:formula="of:=[.A101]&amp;[.B101]" table:style-name="ce1">
            <text:p>CUST_NEN47_25_maaiveld_grond</text:p>
          </table:table-cell>
          <table:table-cell office:value-type="string" table:style-name="ce1">
            <text:p>maaiveldgrond</text:p>
          </table:table-cell>
          <table:table-cell office:value-type="string" office:string-value="NEN47_25_maaiveld" table:formula="of:=[.E53]" table:style-name="ce1">
            <text:p>NEN47_25_maaiveld</text:p>
          </table:table-cell>
          <table:table-cell office:value-type="string" office:string-value="62, 57, 61, 255" table:formula="of:=[materials.P99]" table:style-name="ce1">
            <text:p>62, 57, 61, 255</text:p>
          </table:table-cell>
          <table:table-cell office:value-type="string" office:string-value="#3E393D" table:formula="of:=[materials.Q99]" table:style-name="ce1">
            <text:p>#3E393D</text:p>
          </table:table-cell>
          <table:table-cell office:value-type="float" office:value="20" table:formula="of:=[.H53]" table:style-name="ce4">
            <text:p>20</text:p>
          </table:table-cell>
          <table:table-cell office:value-type="float" office:value="10" table:formula="of:=[.I53]" table:style-name="ce4">
            <text:p>10</text:p>
          </table:table-cell>
          <table:table-cell office:value-type="string" office:string-value="&lt;path style=&quot;fill: #3E393D;&quot; d=&quot;M 0 0 20 0 20 20 0 20&quot; /&gt;" table:formula="of:=&quot;&lt;path style=&quot; &amp; &quot;&quot;&quot;&quot; &amp; &quot;fill: &quot; &amp;[.G101] &amp; &quot;;&quot; &amp; &quot;&quot;&quot;&quot; &amp; &quot; d=&quot; &amp; &quot;&quot;&quot;&quot; &amp; &quot;M 0 0 &quot; &amp; [.H101] &amp; &quot; 0 &quot; &amp; [.H101] &amp; &quot; &quot; &amp; [.H101]  &amp; &quot; 0 &quot;&amp; [.H101] &amp;&quot;&quot;&quot;&quot; &amp;&quot; /&gt;&quot;" table:style-name="ce1">
            <text:p>&lt;path style="fill: #3E393D;" d="M 0 0 20 0 20 20 0 20" /&gt;</text:p>
          </table:table-cell>
          <table:table-cell office:value-type="float" office:value="0" table:formula="of:=[.K53]" table:style-name="ce4">
            <text:p>0</text:p>
          </table:table-cell>
          <table:table-cell office:value-type="boolean" office:boolean-value="true" table:formula="of:=[.L53]" table:style-name="ce4">
            <text:p>TRUE</text:p>
          </table:table-cell>
          <table:table-cell office:value-type="boolean" office:boolean-value="true" table:formula="of:=[.M53]" table:style-name="ce4">
            <text:p>TRUE</text:p>
          </table:table-cell>
          <table:table-cell office:value-type="boolean" office:boolean-value="true" table:formula="of:=[.N53]" table:style-name="ce4">
            <text:p>TRUE</text:p>
          </table:table-cell>
          <table:table-cell office:value-type="boolean" office:boolean-value="true" table:formula="of:=[.O53]" table:style-name="ce4">
            <text:p>TRUE</text:p>
          </table:table-cell>
          <table:table-cell office:value-type="boolean" office:boolean-value="true" table:formula="of:=[.P53]" table:style-name="ce4">
            <text:p>TRUE</text:p>
          </table:table-cell>
          <table:table-cell office:value-type="boolean" office:boolean-value="true" table:formula="of:=[.Q53]" table:style-name="ce4">
            <text:p>TRUE</text:p>
          </table:table-cell>
          <table:table-cell office:value-type="boolean" office:boolean-value="true" table:formula="of:=[.R53]" table:style-name="ce4">
            <text:p>TRUE</text:p>
          </table:table-cell>
          <table:table-cell office:value-type="boolean" office:boolean-value="true" table:formula="of:=[.R101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5_maaiveld" table:formula="of:=[.A53]" table:style-name="ce1">
            <text:p>CUST_NEN47_25_maaiveld</text:p>
          </table:table-cell>
          <table:table-cell office:value-type="string" table:style-name="ce1">
            <text:p>_asfalt</text:p>
          </table:table-cell>
          <table:table-cell office:value-type="string" office:string-value="CUST_NEN47_25_maaiveld_asfalt" table:formula="of:=[.A102]&amp;[.B102]" table:style-name="ce1">
            <text:p>CUST_NEN47_25_maaiveld_asfalt</text:p>
          </table:table-cell>
          <table:table-cell office:value-type="string" table:style-name="ce1">
            <text:p>maaiveldasfalt</text:p>
          </table:table-cell>
          <table:table-cell office:value-type="string" office:string-value="NEN47_25_maaiveld" table:formula="of:=[.E53]" table:style-name="ce1">
            <text:p>NEN47_25_maaiveld</text:p>
          </table:table-cell>
          <table:table-cell office:value-type="string" office:string-value="62, 57, 61, 255" table:formula="of:=[materials.P101]" table:style-name="ce1">
            <text:p>62, 57, 61, 255</text:p>
          </table:table-cell>
          <table:table-cell office:value-type="string" office:string-value="#3E393D" table:formula="of:=[materials.Q101]" table:style-name="ce1">
            <text:p>#3E393D</text:p>
          </table:table-cell>
          <table:table-cell office:value-type="float" office:value="20" table:formula="of:=[.H101]" table:style-name="ce4">
            <text:p>20</text:p>
          </table:table-cell>
          <table:table-cell office:value-type="float" office:value="10" table:formula="of:=[.I101]" table:style-name="ce4">
            <text:p>10</text:p>
          </table:table-cell>
          <table:table-cell office:value-type="string" office:string-value="&lt;path style=&quot;fill: #3E393D;&quot; d=&quot;M 0 0 20 0 20 20 0 20&quot; /&gt;" table:formula="of:=&quot;&lt;path style=&quot; &amp; &quot;&quot;&quot;&quot; &amp; &quot;fill: &quot; &amp;[.G102] &amp; &quot;;&quot; &amp; &quot;&quot;&quot;&quot; &amp; &quot; d=&quot; &amp; &quot;&quot;&quot;&quot; &amp; &quot;M 0 0 &quot; &amp; [.H102] &amp; &quot; 0 &quot; &amp; [.H102] &amp; &quot; &quot; &amp; [.H102]  &amp; &quot; 0 &quot;&amp; [.H102] &amp;&quot;&quot;&quot;&quot; &amp;&quot; /&gt;&quot;" table:style-name="ce1">
            <text:p>&lt;path style="fill: #3E393D;" d="M 0 0 20 0 20 20 0 20" /&gt;</text:p>
          </table:table-cell>
          <table:table-cell office:value-type="float" office:value="0" table:formula="of:=[.K101]" table:style-name="ce4">
            <text:p>0</text:p>
          </table:table-cell>
          <table:table-cell office:value-type="boolean" office:boolean-value="true" table:formula="of:=[.L101]" table:style-name="ce4">
            <text:p>TRUE</text:p>
          </table:table-cell>
          <table:table-cell office:value-type="boolean" office:boolean-value="true" table:formula="of:=[.M101]" table:style-name="ce4">
            <text:p>TRUE</text:p>
          </table:table-cell>
          <table:table-cell office:value-type="boolean" office:boolean-value="true" table:formula="of:=[.N101]" table:style-name="ce4">
            <text:p>TRUE</text:p>
          </table:table-cell>
          <table:table-cell office:value-type="boolean" office:boolean-value="true" table:formula="of:=[.O101]" table:style-name="ce4">
            <text:p>TRUE</text:p>
          </table:table-cell>
          <table:table-cell office:value-type="boolean" office:boolean-value="true" table:formula="of:=[.P101]" table:style-name="ce4">
            <text:p>TRUE</text:p>
          </table:table-cell>
          <table:table-cell office:value-type="boolean" office:boolean-value="true" table:formula="of:=[.Q101]" table:style-name="ce4">
            <text:p>TRUE</text:p>
          </table:table-cell>
          <table:table-cell office:value-type="boolean" office:boolean-value="true" table:formula="of:=[.R101]" table:style-name="ce4">
            <text:p>TRUE</text:p>
          </table:table-cell>
          <table:table-cell office:value-type="boolean" office:boolean-value="true" table:formula="of:=[.R102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5_maaiveld" table:formula="of:=[.A53]" table:style-name="ce1">
            <text:p>CUST_NEN47_25_maaiveld</text:p>
          </table:table-cell>
          <table:table-cell office:value-type="string" table:style-name="ce1">
            <text:p>_klei</text:p>
          </table:table-cell>
          <table:table-cell office:value-type="string" office:string-value="CUST_NEN47_25_maaiveld_klei" table:formula="of:=[.A103]&amp;[.B103]" table:style-name="ce1">
            <text:p>CUST_NEN47_25_maaiveld_klei</text:p>
          </table:table-cell>
          <table:table-cell office:value-type="string" table:style-name="ce1">
            <text:p>maaiveldklei</text:p>
          </table:table-cell>
          <table:table-cell office:value-type="string" office:string-value="NEN47_25_maaiveld" table:formula="of:=[.E53]" table:style-name="ce1">
            <text:p>NEN47_25_maaiveld</text:p>
          </table:table-cell>
          <table:table-cell office:value-type="string" office:string-value="90, 81, 80, 255" table:formula="of:=[materials.P102]" table:style-name="ce1">
            <text:p>90, 81, 80, 255</text:p>
          </table:table-cell>
          <table:table-cell office:value-type="string" office:string-value="#5A5150" table:formula="of:=[materials.Q102]" table:style-name="ce1">
            <text:p>#5A5150</text:p>
          </table:table-cell>
          <table:table-cell office:value-type="float" office:value="20" table:formula="of:=[.H102]" table:style-name="ce4">
            <text:p>20</text:p>
          </table:table-cell>
          <table:table-cell office:value-type="float" office:value="10" table:formula="of:=[.I102]" table:style-name="ce4">
            <text:p>10</text:p>
          </table:table-cell>
          <table:table-cell office:value-type="string" office:string-value="&lt;path style=&quot;fill: #5A5150;&quot; d=&quot;M 0 0 20 0 20 20 0 20&quot; /&gt;" table:formula="of:=&quot;&lt;path style=&quot; &amp; &quot;&quot;&quot;&quot; &amp; &quot;fill: &quot; &amp;[.G103] &amp; &quot;;&quot; &amp; &quot;&quot;&quot;&quot; &amp; &quot; d=&quot; &amp; &quot;&quot;&quot;&quot; &amp; &quot;M 0 0 &quot; &amp; [.H103] &amp; &quot; 0 &quot; &amp; [.H103] &amp; &quot; &quot; &amp; [.H103]  &amp; &quot; 0 &quot;&amp; [.H103] &amp;&quot;&quot;&quot;&quot; &amp;&quot; /&gt;&quot;" table:style-name="ce1">
            <text:p>&lt;path style="fill: #5A5150;" d="M 0 0 20 0 20 20 0 20" /&gt;</text:p>
          </table:table-cell>
          <table:table-cell office:value-type="float" office:value="0" table:formula="of:=[.K102]" table:style-name="ce4">
            <text:p>0</text:p>
          </table:table-cell>
          <table:table-cell office:value-type="boolean" office:boolean-value="true" table:formula="of:=[.L102]" table:style-name="ce4">
            <text:p>TRUE</text:p>
          </table:table-cell>
          <table:table-cell office:value-type="boolean" office:boolean-value="true" table:formula="of:=[.M102]" table:style-name="ce4">
            <text:p>TRUE</text:p>
          </table:table-cell>
          <table:table-cell office:value-type="boolean" office:boolean-value="true" table:formula="of:=[.N102]" table:style-name="ce4">
            <text:p>TRUE</text:p>
          </table:table-cell>
          <table:table-cell office:value-type="boolean" office:boolean-value="true" table:formula="of:=[.O102]" table:style-name="ce4">
            <text:p>TRUE</text:p>
          </table:table-cell>
          <table:table-cell office:value-type="boolean" office:boolean-value="true" table:formula="of:=[.P102]" table:style-name="ce4">
            <text:p>TRUE</text:p>
          </table:table-cell>
          <table:table-cell office:value-type="boolean" office:boolean-value="true" table:formula="of:=[.Q102]" table:style-name="ce4">
            <text:p>TRUE</text:p>
          </table:table-cell>
          <table:table-cell office:value-type="boolean" office:boolean-value="true" table:formula="of:=[.R102]" table:style-name="ce4">
            <text:p>TRUE</text:p>
          </table:table-cell>
          <table:table-cell office:value-type="boolean" office:boolean-value="true" table:formula="of:=[.R103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5_maaiveld" table:formula="of:=[.A53]" table:style-name="ce1">
            <text:p>CUST_NEN47_25_maaiveld</text:p>
          </table:table-cell>
          <table:table-cell office:value-type="string" table:style-name="ce1">
            <text:p>_veen</text:p>
          </table:table-cell>
          <table:table-cell office:value-type="string" office:string-value="CUST_NEN47_25_maaiveld_veen" table:formula="of:=[.A104]&amp;[.B104]" table:style-name="ce1">
            <text:p>CUST_NEN47_25_maaiveld_veen</text:p>
          </table:table-cell>
          <table:table-cell office:value-type="string" table:style-name="ce1">
            <text:p>maaiveldveen</text:p>
          </table:table-cell>
          <table:table-cell office:value-type="string" office:string-value="NEN47_25_maaiveld" table:formula="of:=[.E53]" table:style-name="ce1">
            <text:p>NEN47_25_maaiveld</text:p>
          </table:table-cell>
          <table:table-cell office:value-type="string" office:string-value="134, 105, 067, 255" table:formula="of:=[materials.P103]" table:style-name="ce1">
            <text:p>134, 105, 067, 255</text:p>
          </table:table-cell>
          <table:table-cell office:value-type="string" office:string-value="#866943" table:formula="of:=[materials.Q103]" table:style-name="ce1">
            <text:p>#866943</text:p>
          </table:table-cell>
          <table:table-cell office:value-type="float" office:value="20" table:formula="of:=[.H103]" table:style-name="ce4">
            <text:p>20</text:p>
          </table:table-cell>
          <table:table-cell office:value-type="float" office:value="10" table:formula="of:=[.I103]" table:style-name="ce4">
            <text:p>10</text:p>
          </table:table-cell>
          <table:table-cell office:value-type="string" office:string-value="&lt;path style=&quot;fill: #866943;&quot; d=&quot;M 0 0 20 0 20 20 0 20&quot; /&gt;" table:formula="of:=&quot;&lt;path style=&quot; &amp; &quot;&quot;&quot;&quot; &amp; &quot;fill: &quot; &amp;[.G104] &amp; &quot;;&quot; &amp; &quot;&quot;&quot;&quot; &amp; &quot; d=&quot; &amp; &quot;&quot;&quot;&quot; &amp; &quot;M 0 0 &quot; &amp; [.H104] &amp; &quot; 0 &quot; &amp; [.H104] &amp; &quot; &quot; &amp; [.H104]  &amp; &quot; 0 &quot;&amp; [.H104] &amp;&quot;&quot;&quot;&quot; &amp;&quot; /&gt;&quot;" table:style-name="ce1">
            <text:p>&lt;path style="fill: #866943;" d="M 0 0 20 0 20 20 0 20" /&gt;</text:p>
          </table:table-cell>
          <table:table-cell office:value-type="float" office:value="0" table:formula="of:=[.K103]" table:style-name="ce4">
            <text:p>0</text:p>
          </table:table-cell>
          <table:table-cell office:value-type="boolean" office:boolean-value="true" table:formula="of:=[.L103]" table:style-name="ce4">
            <text:p>TRUE</text:p>
          </table:table-cell>
          <table:table-cell office:value-type="boolean" office:boolean-value="true" table:formula="of:=[.M103]" table:style-name="ce4">
            <text:p>TRUE</text:p>
          </table:table-cell>
          <table:table-cell office:value-type="boolean" office:boolean-value="true" table:formula="of:=[.N103]" table:style-name="ce4">
            <text:p>TRUE</text:p>
          </table:table-cell>
          <table:table-cell office:value-type="boolean" office:boolean-value="true" table:formula="of:=[.O103]" table:style-name="ce4">
            <text:p>TRUE</text:p>
          </table:table-cell>
          <table:table-cell office:value-type="boolean" office:boolean-value="true" table:formula="of:=[.P103]" table:style-name="ce4">
            <text:p>TRUE</text:p>
          </table:table-cell>
          <table:table-cell office:value-type="boolean" office:boolean-value="true" table:formula="of:=[.Q103]" table:style-name="ce4">
            <text:p>TRUE</text:p>
          </table:table-cell>
          <table:table-cell office:value-type="boolean" office:boolean-value="true" table:formula="of:=[.R103]" table:style-name="ce4">
            <text:p>TRUE</text:p>
          </table:table-cell>
          <table:table-cell office:value-type="boolean" office:boolean-value="true" table:formula="of:=[.R104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6_zand" table:formula="of:=[.A54]" table:style-name="ce1">
            <text:p>CUST_NEN47_26_zand</text:p>
          </table:table-cell>
          <table:table-cell office:value-type="string" table:style-name="ce1">
            <text:p>_zand</text:p>
          </table:table-cell>
          <table:table-cell office:value-type="string" office:string-value="CUST_NEN47_26_zand_zand" table:formula="of:=[.A105]&amp;[.B105]" table:style-name="ce1">
            <text:p>CUST_NEN47_26_zand_zand</text:p>
          </table:table-cell>
          <table:table-cell office:value-type="string" table:style-name="ce1">
            <text:p>zandzand</text:p>
          </table:table-cell>
          <table:table-cell office:value-type="string" office:string-value="NEN47_26_zand" table:formula="of:=[.E54]" table:style-name="ce1">
            <text:p>NEN47_26_zand</text:p>
          </table:table-cell>
          <table:table-cell office:value-type="string" office:string-value="201, 184, 156, 255" table:formula="of:=[materials.P104]" table:style-name="ce1">
            <text:p>201, 184, 156, 255</text:p>
          </table:table-cell>
          <table:table-cell office:value-type="string" office:string-value="#C9B89C" table:formula="of:=[materials.Q104]" table:style-name="ce1">
            <text:p>#C9B89C</text:p>
          </table:table-cell>
          <table:table-cell office:value-type="float" office:value="50" table:formula="of:=[.H54]" table:style-name="ce4">
            <text:p>50</text:p>
          </table:table-cell>
          <table:table-cell office:value-type="float" office:value="50" table:formula="of:=[.I54]" table:style-name="ce4">
            <text:p>50</text:p>
          </table:table-cell>
          <table:table-cell office:value-type="string" office:string-value="&lt;path style=&quot;fill: #C9B89C;&quot; d=&quot;M 0 0 50 0 50 50 0 50&quot; /&gt;" table:formula="of:=&quot;&lt;path style=&quot; &amp; &quot;&quot;&quot;&quot; &amp; &quot;fill: &quot; &amp;[.G105] &amp; &quot;;&quot; &amp; &quot;&quot;&quot;&quot; &amp; &quot; d=&quot; &amp; &quot;&quot;&quot;&quot; &amp; &quot;M 0 0 &quot; &amp; [.H105] &amp; &quot; 0 &quot; &amp; [.H105] &amp; &quot; &quot; &amp; [.H105]  &amp; &quot; 0 &quot;&amp; [.H105] &amp;&quot;&quot;&quot;&quot; &amp;&quot; /&gt;&quot;" table:style-name="ce1">
            <text:p>&lt;path style="fill: #C9B89C;" d="M 0 0 50 0 50 50 0 50" /&gt;</text:p>
          </table:table-cell>
          <table:table-cell office:value-type="float" office:value="0" table:formula="of:=[.K54]" table:style-name="ce4">
            <text:p>0</text:p>
          </table:table-cell>
          <table:table-cell office:value-type="boolean" office:boolean-value="true" table:formula="of:=[.L54]" table:style-name="ce4">
            <text:p>TRUE</text:p>
          </table:table-cell>
          <table:table-cell office:value-type="boolean" office:boolean-value="true" table:formula="of:=[.M54]" table:style-name="ce4">
            <text:p>TRUE</text:p>
          </table:table-cell>
          <table:table-cell office:value-type="boolean" office:boolean-value="true" table:formula="of:=[.N54]" table:style-name="ce4">
            <text:p>TRUE</text:p>
          </table:table-cell>
          <table:table-cell office:value-type="boolean" office:boolean-value="true" table:formula="of:=[.O54]" table:style-name="ce4">
            <text:p>TRUE</text:p>
          </table:table-cell>
          <table:table-cell office:value-type="boolean" office:boolean-value="true" table:formula="of:=[.P54]" table:style-name="ce4">
            <text:p>TRUE</text:p>
          </table:table-cell>
          <table:table-cell office:value-type="boolean" office:boolean-value="true" table:formula="of:=[.Q54]" table:style-name="ce4">
            <text:p>TRUE</text:p>
          </table:table-cell>
          <table:table-cell office:value-type="boolean" office:boolean-value="true" table:formula="of:=[.R54]" table:style-name="ce4">
            <text:p>TRUE</text:p>
          </table:table-cell>
          <table:table-cell office:value-type="boolean" office:boolean-value="true" table:formula="of:=[.R105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8_water" table:formula="of:=[.A56]" table:style-name="ce1">
            <text:p>CUST_NEN47_28_water</text:p>
          </table:table-cell>
          <table:table-cell office:value-type="string" table:style-name="ce1">
            <text:p>_water</text:p>
          </table:table-cell>
          <table:table-cell office:value-type="string" office:string-value="CUST_NEN47_28_water_water" table:formula="of:=[.A106]&amp;[.B106]" table:style-name="ce1">
            <text:p>CUST_NEN47_28_water_water</text:p>
          </table:table-cell>
          <table:table-cell office:value-type="string" table:style-name="ce1">
            <text:p>waterwater</text:p>
          </table:table-cell>
          <table:table-cell office:value-type="string" office:string-value="NEN47_28_water" table:formula="of:=[.E56]" table:style-name="ce1">
            <text:p>NEN47_28_water</text:p>
          </table:table-cell>
          <table:table-cell office:value-type="string" office:string-value="205, 230, 237, 255" table:formula="of:=[materials.P105]" table:style-name="ce1">
            <text:p>205, 230, 237, 255</text:p>
          </table:table-cell>
          <table:table-cell office:value-type="string" office:string-value="#CDE6ED" table:formula="of:=[materials.Q105]" table:style-name="ce1">
            <text:p>#CDE6ED</text:p>
          </table:table-cell>
          <table:table-cell office:value-type="float" office:value="5" table:formula="of:=[.H56]" table:style-name="ce4">
            <text:p>5</text:p>
          </table:table-cell>
          <table:table-cell office:value-type="string" office:string-value="3.5" table:formula="of:=[.I56]" table:style-name="ce4">
            <text:p>3.5</text:p>
          </table:table-cell>
          <table:table-cell office:value-type="string" office:string-value="&lt;path style=&quot;fill: #CDE6ED;&quot; d=&quot;M 0 0 5 0 5 5 0 5&quot; /&gt;" table:formula="of:=&quot;&lt;path style=&quot; &amp; &quot;&quot;&quot;&quot; &amp; &quot;fill: &quot; &amp;[.G106] &amp; &quot;;&quot; &amp; &quot;&quot;&quot;&quot; &amp; &quot; d=&quot; &amp; &quot;&quot;&quot;&quot; &amp; &quot;M 0 0 &quot; &amp; [.H106] &amp; &quot; 0 &quot; &amp; [.H106] &amp; &quot; &quot; &amp; [.H106]  &amp; &quot; 0 &quot;&amp; [.H106] &amp;&quot;&quot;&quot;&quot; &amp;&quot; /&gt;&quot;" table:style-name="ce1">
            <text:p>&lt;path style="fill: #CDE6ED;" d="M 0 0 5 0 5 5 0 5" /&gt;</text:p>
          </table:table-cell>
          <table:table-cell office:value-type="float" office:value="0" table:formula="of:=[.K56]" table:style-name="ce4">
            <text:p>0</text:p>
          </table:table-cell>
          <table:table-cell office:value-type="boolean" office:boolean-value="true" table:formula="of:=[.L56]" table:style-name="ce4">
            <text:p>TRUE</text:p>
          </table:table-cell>
          <table:table-cell office:value-type="boolean" office:boolean-value="true" table:formula="of:=[.M56]" table:style-name="ce4">
            <text:p>TRUE</text:p>
          </table:table-cell>
          <table:table-cell office:value-type="boolean" office:boolean-value="true" table:formula="of:=[.N56]" table:style-name="ce4">
            <text:p>TRUE</text:p>
          </table:table-cell>
          <table:table-cell office:value-type="boolean" office:boolean-value="true" table:formula="of:=[.O56]" table:style-name="ce4">
            <text:p>TRUE</text:p>
          </table:table-cell>
          <table:table-cell office:value-type="boolean" office:boolean-value="true" table:formula="of:=[.P56]" table:style-name="ce4">
            <text:p>TRUE</text:p>
          </table:table-cell>
          <table:table-cell office:value-type="boolean" office:boolean-value="true" table:formula="of:=[.Q56]" table:style-name="ce4">
            <text:p>TRUE</text:p>
          </table:table-cell>
          <table:table-cell office:value-type="boolean" office:boolean-value="true" table:formula="of:=[.R56]" table:style-name="ce4">
            <text:p>TRUE</text:p>
          </table:table-cell>
          <table:table-cell office:value-type="boolean" office:boolean-value="true" table:formula="of:=[.R106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9_glas" table:formula="of:=[.A57]" table:style-name="ce1">
            <text:p>CUST_NEN47_29_glas</text:p>
          </table:table-cell>
          <table:table-cell office:value-type="string" table:style-name="ce1">
            <text:p>_helder</text:p>
          </table:table-cell>
          <table:table-cell office:value-type="string" office:string-value="CUST_NEN47_29_glas_helder" table:formula="of:=[.A107]&amp;[.B107]" table:style-name="ce1">
            <text:p>CUST_NEN47_29_glas_helder</text:p>
          </table:table-cell>
          <table:table-cell office:value-type="string" table:style-name="ce1">
            <text:p>glashelder</text:p>
          </table:table-cell>
          <table:table-cell office:value-type="string" office:string-value="NEN47_29_glas" table:formula="of:=[.E57]" table:style-name="ce1">
            <text:p>NEN47_29_glas</text:p>
          </table:table-cell>
          <table:table-cell office:value-type="string" office:string-value="236, 240, 239, 255" table:formula="of:=[materials.P108]" table:style-name="ce1">
            <text:p>236, 240, 239, 255</text:p>
          </table:table-cell>
          <table:table-cell office:value-type="string" office:string-value="#ECF0EF" table:formula="of:=[materials.Q108]" table:style-name="ce1">
            <text:p>#ECF0EF</text:p>
          </table:table-cell>
          <table:table-cell office:value-type="float" office:value="3" table:formula="of:=[.H57]" table:style-name="ce4">
            <text:p>3</text:p>
          </table:table-cell>
          <table:table-cell office:value-type="float" office:value="3" table:formula="of:=[.I57]" table:style-name="ce4">
            <text:p>3</text:p>
          </table:table-cell>
          <table:table-cell office:value-type="string" office:string-value="&lt;path style=&quot;fill: #ECF0EF;&quot; d=&quot;M 0 0 3 0 3 3 0 3&quot; /&gt;" table:formula="of:=&quot;&lt;path style=&quot; &amp; &quot;&quot;&quot;&quot; &amp; &quot;fill: &quot; &amp;[.G107] &amp; &quot;;&quot; &amp; &quot;&quot;&quot;&quot; &amp; &quot; d=&quot; &amp; &quot;&quot;&quot;&quot; &amp; &quot;M 0 0 &quot; &amp; [.H107] &amp; &quot; 0 &quot; &amp; [.H107] &amp; &quot; &quot; &amp; [.H107]  &amp; &quot; 0 &quot;&amp; [.H107] &amp;&quot;&quot;&quot;&quot; &amp;&quot; /&gt;&quot;" table:style-name="ce1">
            <text:p>&lt;path style="fill: #ECF0EF;" d="M 0 0 3 0 3 3 0 3" /&gt;</text:p>
          </table:table-cell>
          <table:table-cell office:value-type="float" office:value="0" table:formula="of:=[.K57]" table:style-name="ce4">
            <text:p>0</text:p>
          </table:table-cell>
          <table:table-cell office:value-type="float" office:value="0" table:formula="of:=[.L57]" table:style-name="ce4">
            <text:p>0</text:p>
          </table:table-cell>
          <table:table-cell office:value-type="float" office:value="0" table:formula="of:=[.M57]" table:style-name="ce4">
            <text:p>0</text:p>
          </table:table-cell>
          <table:table-cell office:value-type="boolean" office:boolean-value="true" table:formula="of:=[.N57]" table:style-name="ce4">
            <text:p>TRUE</text:p>
          </table:table-cell>
          <table:table-cell office:value-type="boolean" office:boolean-value="true" table:formula="of:=[.O57]" table:style-name="ce4">
            <text:p>TRUE</text:p>
          </table:table-cell>
          <table:table-cell office:value-type="boolean" office:boolean-value="true" table:formula="of:=[.P57]" table:style-name="ce4">
            <text:p>TRUE</text:p>
          </table:table-cell>
          <table:table-cell office:value-type="boolean" office:boolean-value="true" table:formula="of:=[.Q57]" table:style-name="ce4">
            <text:p>TRUE</text:p>
          </table:table-cell>
          <table:table-cell office:value-type="boolean" office:boolean-value="true" table:formula="of:=[.R57]" table:style-name="ce4">
            <text:p>TRUE</text:p>
          </table:table-cell>
          <table:table-cell office:value-type="boolean" office:boolean-value="true" table:formula="of:=[.R107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9_glas" table:formula="of:=[.A57]" table:style-name="ce1">
            <text:p>CUST_NEN47_29_glas</text:p>
          </table:table-cell>
          <table:table-cell office:value-type="string" table:style-name="ce1">
            <text:p>_mat</text:p>
          </table:table-cell>
          <table:table-cell office:value-type="string" office:string-value="CUST_NEN47_29_glas_mat" table:formula="of:=[.A108]&amp;[.B108]" table:style-name="ce1">
            <text:p>CUST_NEN47_29_glas_mat</text:p>
          </table:table-cell>
          <table:table-cell office:value-type="string" table:style-name="ce1">
            <text:p>glasmat</text:p>
          </table:table-cell>
          <table:table-cell office:value-type="string" office:string-value="NEN47_29_glas" table:formula="of:=[.E57]" table:style-name="ce1">
            <text:p>NEN47_29_glas</text:p>
          </table:table-cell>
          <table:table-cell office:value-type="string" office:string-value="236, 240, 239, 255" table:formula="of:=[materials.P109]" table:style-name="ce1">
            <text:p>236, 240, 239, 255</text:p>
          </table:table-cell>
          <table:table-cell office:value-type="string" office:string-value="#ECF0EF" table:formula="of:=[materials.Q109]" table:style-name="ce1">
            <text:p>#ECF0EF</text:p>
          </table:table-cell>
          <table:table-cell office:value-type="float" office:value="3" table:formula="of:=[.H107]" table:style-name="ce4">
            <text:p>3</text:p>
          </table:table-cell>
          <table:table-cell office:value-type="float" office:value="3" table:formula="of:=[.I107]" table:style-name="ce4">
            <text:p>3</text:p>
          </table:table-cell>
          <table:table-cell office:value-type="string" office:string-value="&lt;path style=&quot;fill: #ECF0EF;&quot; d=&quot;M 0 0 3 0 3 3 0 3&quot; /&gt;" table:formula="of:=&quot;&lt;path style=&quot; &amp; &quot;&quot;&quot;&quot; &amp; &quot;fill: &quot; &amp;[.G108] &amp; &quot;;&quot; &amp; &quot;&quot;&quot;&quot; &amp; &quot; d=&quot; &amp; &quot;&quot;&quot;&quot; &amp; &quot;M 0 0 &quot; &amp; [.H108] &amp; &quot; 0 &quot; &amp; [.H108] &amp; &quot; &quot; &amp; [.H108]  &amp; &quot; 0 &quot;&amp; [.H108] &amp;&quot;&quot;&quot;&quot; &amp;&quot; /&gt;&quot;" table:style-name="ce1">
            <text:p>&lt;path style="fill: #ECF0EF;" d="M 0 0 3 0 3 3 0 3" /&gt;</text:p>
          </table:table-cell>
          <table:table-cell office:value-type="float" office:value="0" table:formula="of:=[.K107]" table:style-name="ce4">
            <text:p>0</text:p>
          </table:table-cell>
          <table:table-cell office:value-type="float" office:value="0" table:formula="of:=[.L107]" table:style-name="ce4">
            <text:p>0</text:p>
          </table:table-cell>
          <table:table-cell office:value-type="float" office:value="0" table:formula="of:=[.M107]" table:style-name="ce4">
            <text:p>0</text:p>
          </table:table-cell>
          <table:table-cell office:value-type="boolean" office:boolean-value="true" table:formula="of:=[.N107]" table:style-name="ce4">
            <text:p>TRUE</text:p>
          </table:table-cell>
          <table:table-cell office:value-type="boolean" office:boolean-value="true" table:formula="of:=[.O107]" table:style-name="ce4">
            <text:p>TRUE</text:p>
          </table:table-cell>
          <table:table-cell office:value-type="boolean" office:boolean-value="true" table:formula="of:=[.P107]" table:style-name="ce4">
            <text:p>TRUE</text:p>
          </table:table-cell>
          <table:table-cell office:value-type="boolean" office:boolean-value="true" table:formula="of:=[.Q107]" table:style-name="ce4">
            <text:p>TRUE</text:p>
          </table:table-cell>
          <table:table-cell office:value-type="boolean" office:boolean-value="true" table:formula="of:=[.R107]" table:style-name="ce4">
            <text:p>TRUE</text:p>
          </table:table-cell>
          <table:table-cell office:value-type="boolean" office:boolean-value="true" table:formula="of:=[.R108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9_glas" table:formula="of:=[.A57]" table:style-name="ce1">
            <text:p>CUST_NEN47_29_glas</text:p>
          </table:table-cell>
          <table:table-cell office:value-type="string" table:style-name="ce1">
            <text:p>_helder</text:p>
          </table:table-cell>
          <table:table-cell office:value-type="string" office:string-value="CUST_NEN47_29_glas_helder" table:formula="of:=[.A109]&amp;[.B109]" table:style-name="ce1">
            <text:p>CUST_NEN47_29_glas_helder</text:p>
          </table:table-cell>
          <table:table-cell office:value-type="string" table:style-name="ce1">
            <text:p>glashelder</text:p>
          </table:table-cell>
          <table:table-cell office:value-type="string" office:string-value="NEN47_29_glas" table:formula="of:=[.E57]" table:style-name="ce1">
            <text:p>NEN47_29_glas</text:p>
          </table:table-cell>
          <table:table-cell office:value-type="string" office:string-value="236, 240, 239, 255" table:formula="of:=[materials.P110]" table:style-name="ce1">
            <text:p>236, 240, 239, 255</text:p>
          </table:table-cell>
          <table:table-cell office:value-type="string" office:string-value="#ECF0EF" table:formula="of:=[materials.Q110]" table:style-name="ce1">
            <text:p>#ECF0EF</text:p>
          </table:table-cell>
          <table:table-cell office:value-type="float" office:value="3" table:formula="of:=[.H108]" table:style-name="ce4">
            <text:p>3</text:p>
          </table:table-cell>
          <table:table-cell office:value-type="float" office:value="3" table:formula="of:=[.I108]" table:style-name="ce4">
            <text:p>3</text:p>
          </table:table-cell>
          <table:table-cell office:value-type="string" office:string-value="&lt;path style=&quot;fill: #ECF0EF;&quot; d=&quot;M 0 0 3 0 3 3 0 3&quot; /&gt;" table:formula="of:=&quot;&lt;path style=&quot; &amp; &quot;&quot;&quot;&quot; &amp; &quot;fill: &quot; &amp;[.G109] &amp; &quot;;&quot; &amp; &quot;&quot;&quot;&quot; &amp; &quot; d=&quot; &amp; &quot;&quot;&quot;&quot; &amp; &quot;M 0 0 &quot; &amp; [.H109] &amp; &quot; 0 &quot; &amp; [.H109] &amp; &quot; &quot; &amp; [.H109]  &amp; &quot; 0 &quot;&amp; [.H109] &amp;&quot;&quot;&quot;&quot; &amp;&quot; /&gt;&quot;" table:style-name="ce1">
            <text:p>&lt;path style="fill: #ECF0EF;" d="M 0 0 3 0 3 3 0 3" /&gt;</text:p>
          </table:table-cell>
          <table:table-cell office:value-type="float" office:value="0" table:formula="of:=[.K108]" table:style-name="ce4">
            <text:p>0</text:p>
          </table:table-cell>
          <table:table-cell office:value-type="float" office:value="0" table:formula="of:=[.L108]" table:style-name="ce4">
            <text:p>0</text:p>
          </table:table-cell>
          <table:table-cell office:value-type="float" office:value="0" table:formula="of:=[.M108]" table:style-name="ce4">
            <text:p>0</text:p>
          </table:table-cell>
          <table:table-cell office:value-type="boolean" office:boolean-value="true" table:formula="of:=[.N108]" table:style-name="ce4">
            <text:p>TRUE</text:p>
          </table:table-cell>
          <table:table-cell office:value-type="boolean" office:boolean-value="true" table:formula="of:=[.O108]" table:style-name="ce4">
            <text:p>TRUE</text:p>
          </table:table-cell>
          <table:table-cell office:value-type="boolean" office:boolean-value="true" table:formula="of:=[.P108]" table:style-name="ce4">
            <text:p>TRUE</text:p>
          </table:table-cell>
          <table:table-cell office:value-type="boolean" office:boolean-value="true" table:formula="of:=[.Q108]" table:style-name="ce4">
            <text:p>TRUE</text:p>
          </table:table-cell>
          <table:table-cell office:value-type="boolean" office:boolean-value="true" table:formula="of:=[.R108]" table:style-name="ce4">
            <text:p>TRUE</text:p>
          </table:table-cell>
          <table:table-cell office:value-type="boolean" office:boolean-value="true" table:formula="of:=[.R109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number-rows-repeated="1048467" table:style-name="ro1">
          <table:table-cell table:number-columns-repeated="16384"/>
        </table:table-row>
      </table:table>
      <table:table table:name="levels" table:style-name="ta1">
        <table:table-column table:style-name="co38" table:default-cell-style-name="ce1"/>
        <table:table-column table:style-name="co15" table:default-cell-style-name="ce4"/>
        <table:table-column table:style-name="co39" table:default-cell-style-name="ce1"/>
        <table:table-column table:style-name="co15" table:number-columns-repeated="16381" table:default-cell-style-name="ce1"/>
        <table:table-row table:style-name="ro1">
          <table:table-cell office:value-type="string" table:style-name="ce3">
            <text:p>LevelName</text:p>
          </table:table-cell>
          <table:table-cell office:value-type="string" table:style-name="ce2">
            <text:p>Elevation</text:p>
          </table:table-cell>
          <table:table-cell office:value-type="string" table:style-name="ce3">
            <text:p>Inclu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k. Fundering</text:p>
          </table:table-cell>
          <table:table-cell office:value-type="float" office:value="-400" table:style-name="ce4">
            <text:p>-40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 CON</text:p>
          </table:table-cell>
          <table:table-cell office:value-type="float" office:value="-70" table:style-name="ce4">
            <text:p>-7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il=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 CON</text:p>
          </table:table-cell>
          <table:table-cell office:value-type="float" office:value="2930" table:style-name="ce4">
            <text:p>293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 Verdieping</text:p>
          </table:table-cell>
          <table:table-cell office:value-type="float" office:value="3000" table:style-name="ce4">
            <text:p>300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number-rows-repeated="1048570" table:style-name="ro3">
          <table:table-cell table:number-columns-repeated="16384"/>
        </table:table-row>
      </table:table>
      <table:table table:name="walls_single_layer" table:style-name="ta1">
        <table:table-column table:style-name="co40" table:default-cell-style-name="ce1"/>
        <table:table-column table:style-name="co8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4"/>
        <table:table-column table:style-name="co45" table:default-cell-style-name="ce1"/>
        <table:table-column table:style-name="co15" table:number-columns-repeated="16377" table:default-cell-style-name="ce1"/>
        <table:table-row table:style-name="ro1">
          <table:table-cell office:value-type="string" table:style-name="ce2">
            <text:p>IfcElement</text:p>
          </table:table-cell>
          <table:table-cell office:value-type="string" table:style-name="ce2">
            <text:p>IfcElement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IncludeInIFC</text:p>
          </table:table-cell>
          <table:table-cell office:value-type="string" table:style-name="ce2">
            <text:p>Thickness</text:p>
          </table:table-cell>
          <table:table-cell office:value-type="string" table:style-name="ce2">
            <text:p>Materi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en_100</text:p>
          </table:table-cell>
          <table:table-cell office:value-type="string" table:style-name="ce1">
            <text:p>wand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en_200</text:p>
          </table:table-cell>
          <table:table-cell office:value-type="string" table:style-name="ce1">
            <text:p>wand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en_300</text:p>
          </table:table-cell>
          <table:table-cell office:value-type="string" table:style-name="ce1">
            <text:p>wand D 3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300" table:style-name="ce4">
            <text:p>3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w_poriso_100</text:p>
          </table:table-cell>
          <table:table-cell office:value-type="string" table:style-name="ce1">
            <text:p>metselwerk poriso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office:string-value="metselwerk_poriso" table:formula="of:=[materials.E68]" table:style-name="ce1">
            <text:p>metselwerk_poriso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w_100</text:p>
          </table:table-cell>
          <table:table-cell office:value-type="string" table:style-name="ce1">
            <text:p>metselwerk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metselwer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w_210</text:p>
          </table:table-cell>
          <table:table-cell office:value-type="string" table:style-name="ce1">
            <text:p>metselwerk D 21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10" table:style-name="ce4">
            <text:p>210</text:p>
          </table:table-cell>
          <table:table-cell office:value-type="string" table:style-name="ce1">
            <text:p>metselwer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100</text:p>
          </table:table-cell>
          <table:table-cell office:value-type="string" table:style-name="ce1">
            <text:p>isolatie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pir_100</text:p>
          </table:table-cell>
          <table:table-cell office:value-type="string" table:style-name="ce1">
            <text:p>isolatie PI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PI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pir_110</text:p>
          </table:table-cell>
          <table:table-cell office:value-type="string" table:style-name="ce1">
            <text:p>isolatie PIR D 11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10" table:style-name="ce4">
            <text:p>110</text:p>
          </table:table-cell>
          <table:table-cell office:value-type="string" table:style-name="ce1">
            <text:p>isolatie_PI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pur_100</text:p>
          </table:table-cell>
          <table:table-cell office:value-type="string" table:style-name="ce1">
            <text:p>isolatie PU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PU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glaswol_184</text:p>
          </table:table-cell>
          <table:table-cell office:value-type="string" table:style-name="ce1">
            <text:p>isolatie glaswol D 184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84" table:style-name="ce4">
            <text:p>184</text:p>
          </table:table-cell>
          <table:table-cell office:value-type="string" table:style-name="ce1">
            <text:p>isolatie_glaswo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glaswol_235</text:p>
          </table:table-cell>
          <table:table-cell office:value-type="string" table:style-name="ce1">
            <text:p>isolatie glaswol D 235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35" table:style-name="ce4">
            <text:p>235</text:p>
          </table:table-cell>
          <table:table-cell office:value-type="string" table:style-name="ce1">
            <text:p>isolatie_glaswo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kzst_100</text:p>
          </table:table-cell>
          <table:table-cell office:value-type="string" table:style-name="ce1">
            <text:p>kalkzandsteen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kalkzandstee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kzst_120</text:p>
          </table:table-cell>
          <table:table-cell office:value-type="string" table:style-name="ce1">
            <text:p>kalkzandsteen D 1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0" table:style-name="ce4">
            <text:p>120</text:p>
          </table:table-cell>
          <table:table-cell office:value-type="string" table:style-name="ce1">
            <text:p>kalkzandstee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kzst_150</text:p>
          </table:table-cell>
          <table:table-cell office:value-type="string" table:style-name="ce1">
            <text:p>kalkzandsteen D 1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50" table:style-name="ce4">
            <text:p>150</text:p>
          </table:table-cell>
          <table:table-cell office:value-type="string" table:style-name="ce1">
            <text:p>kalkzandstee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kzst_214</text:p>
          </table:table-cell>
          <table:table-cell office:value-type="string" table:style-name="ce1">
            <text:p>kalkzandsteen D 214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14" table:style-name="ce4">
            <text:p>214</text:p>
          </table:table-cell>
          <table:table-cell office:value-type="string" table:style-name="ce1">
            <text:p>kalkzandstee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plex_10</text:p>
          </table:table-cell>
          <table:table-cell office:value-type="string" table:style-name="ce1">
            <text:p>multiplex D 1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hout_plaatmateria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plex_12</text:p>
          </table:table-cell>
          <table:table-cell office:value-type="string" table:style-name="ce1">
            <text:p>multiplex D 12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" table:style-name="ce4">
            <text:p>12</text:p>
          </table:table-cell>
          <table:table-cell office:value-type="string" table:style-name="ce1">
            <text:p>hout_plaatmateria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plex_15</text:p>
          </table:table-cell>
          <table:table-cell office:value-type="string" table:style-name="ce1">
            <text:p>multiplex D 15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5" table:style-name="ce4">
            <text:p>15</text:p>
          </table:table-cell>
          <table:table-cell office:value-type="string" table:style-name="ce1">
            <text:p>hout_plaatmateria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plex_18</text:p>
          </table:table-cell>
          <table:table-cell office:value-type="string" table:style-name="ce1">
            <text:p>multiplex D 18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8" table:style-name="ce4">
            <text:p>18</text:p>
          </table:table-cell>
          <table:table-cell office:value-type="string" table:style-name="ce1">
            <text:p>hout_plaatmateria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prefab_beton_100</text:p>
          </table:table-cell>
          <table:table-cell office:value-type="string" table:style-name="ce1">
            <text:p>prefab beton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prefab_beton_180</text:p>
          </table:table-cell>
          <table:table-cell office:value-type="string" table:style-name="ce1">
            <text:p>prefab beton D 18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80" table:style-name="ce4">
            <text:p>18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prefab_beton_250</text:p>
          </table:table-cell>
          <table:table-cell office:value-type="string" table:style-name="ce1">
            <text:p>prefab beton D 2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50" table:style-name="ce4">
            <text:p>25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beton_250</text:p>
          </table:table-cell>
          <table:table-cell office:value-type="string" table:style-name="ce1">
            <text:p>beton D 2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50" table:style-name="ce4">
            <text:p>250</text:p>
          </table:table-cell>
          <table:table-cell office:value-type="string" table:style-name="ce1">
            <text:p>beton_tpg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70</text:p>
          </table:table-cell>
          <table:table-cell office:value-type="string" table:style-name="ce1">
            <text:p>CLT D 7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70" table:style-name="ce4">
            <text:p>7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90</text:p>
          </table:table-cell>
          <table:table-cell office:value-type="string" table:style-name="ce1">
            <text:p>CLT D 9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90" table:style-name="ce4">
            <text:p>9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100</text:p>
          </table:table-cell>
          <table:table-cell office:value-type="string" table:style-name="ce1">
            <text:p>CLT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120</text:p>
          </table:table-cell>
          <table:table-cell office:value-type="string" table:style-name="ce1">
            <text:p>CLT D 1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0" table:style-name="ce4">
            <text:p>12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140</text:p>
          </table:table-cell>
          <table:table-cell office:value-type="string" table:style-name="ce1">
            <text:p>CLT D 14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40" table:style-name="ce4">
            <text:p>14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160</text:p>
          </table:table-cell>
          <table:table-cell office:value-type="string" table:style-name="ce1">
            <text:p>CLT D 16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60" table:style-name="ce4">
            <text:p>16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200</text:p>
          </table:table-cell>
          <table:table-cell office:value-type="string" table:style-name="ce1">
            <text:p>CLT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220</text:p>
          </table:table-cell>
          <table:table-cell office:value-type="string" table:style-name="ce1">
            <text:p>CLT D 2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20" table:style-name="ce4">
            <text:p>22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ips_9</text:p>
          </table:table-cell>
          <table:table-cell office:value-type="string" table:style-name="ce1">
            <text:p>gipsplaat D 9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gips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ips_12</text:p>
          </table:table-cell>
          <table:table-cell office:value-type="string" table:style-name="ce1">
            <text:p>gipsplaat D 12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" table:style-name="ce4">
            <text:p>12</text:p>
          </table:table-cell>
          <table:table-cell office:value-type="string" table:style-name="ce1">
            <text:p>gips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fermacell 12.5</text:p>
          </table:table-cell>
          <table:table-cell office:value-type="string" table:style-name="ce1">
            <text:p>fermacell D 12.5 mm</text:p>
          </table:table-cell>
          <table:table-cell office:value-type="boolean" office:boolean-value="true" table:style-name="ce4">
            <text:p>TRUE</text:p>
          </table:table-cell>
          <table:table-cell office:value-type="string" table:style-name="ce4">
            <text:p>12.5</text:p>
          </table:table-cell>
          <table:table-cell office:value-type="string" table:style-name="ce1">
            <text:p>fermacel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promatect_12</text:p>
          </table:table-cell>
          <table:table-cell office:value-type="string" table:style-name="ce1">
            <text:p>promatect D 12 mm</text:p>
          </table:table-cell>
          <table:table-cell office:value-type="boolean" office:boolean-value="true" table:style-name="ce4">
            <text:p>TRUE</text:p>
          </table:table-cell>
          <table:table-cell office:value-type="string" table:style-name="ce4">
            <text:p>12.5</text:p>
          </table:table-cell>
          <table:table-cell office:value-type="string" table:style-name="ce1">
            <text:p>gips</text:p>
          </table:table-cell>
          <table:table-cell table:number-columns-repeated="16377"/>
        </table:table-row>
        <table:table-row table:number-rows-repeated="1048539" table:style-name="ro3">
          <table:table-cell table:number-columns-repeated="16384"/>
        </table:table-row>
      </table:table>
      <table:table table:name="floors_single_layer" table:style-name="ta1"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15" table:number-columns-repeated="16377" table:default-cell-style-name="ce1"/>
        <table:table-row table:style-name="ro1">
          <table:table-cell office:value-type="string" table:style-name="ce2">
            <text:p>IfcElement</text:p>
          </table:table-cell>
          <table:table-cell office:value-type="string" table:style-name="ce2">
            <text:p>IfcElement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IncludeInIFC</text:p>
          </table:table-cell>
          <table:table-cell office:value-type="string" table:style-name="ce2">
            <text:p>Thickness</text:p>
          </table:table-cell>
          <table:table-cell office:value-type="string" table:style-name="ce2">
            <text:p>Materi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gen_100</text:p>
          </table:table-cell>
          <table:table-cell office:value-type="string" table:style-name="ce1">
            <text:p>vloer n.t.b.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gen_200</text:p>
          </table:table-cell>
          <table:table-cell office:value-type="string" table:style-name="ce1">
            <text:p>vloer n.t.b.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gen_300</text:p>
          </table:table-cell>
          <table:table-cell office:value-type="string" table:style-name="ce1">
            <text:p>vloer n.t.b. D 3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300" table:style-name="ce4">
            <text:p>3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100</text:p>
          </table:table-cell>
          <table:table-cell office:value-type="string" table:style-name="ce1">
            <text:p>isolatie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pir_100</text:p>
          </table:table-cell>
          <table:table-cell office:value-type="string" table:style-name="ce1">
            <text:p>isolatie PI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PI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pir_110</text:p>
          </table:table-cell>
          <table:table-cell office:value-type="string" table:style-name="ce1">
            <text:p>isolatie PIR D 11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10" table:style-name="ce4">
            <text:p>110</text:p>
          </table:table-cell>
          <table:table-cell office:value-type="string" table:style-name="ce1">
            <text:p>isolatie_PI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pur_100</text:p>
          </table:table-cell>
          <table:table-cell office:value-type="string" table:style-name="ce1">
            <text:p>isolatie PU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PU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eps_100</text:p>
          </table:table-cell>
          <table:table-cell office:value-type="string" table:style-name="ce1">
            <text:p>isolatie EPS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EPS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mplex_18</text:p>
          </table:table-cell>
          <table:table-cell office:value-type="string" table:style-name="ce1">
            <text:p>multiplex D 18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8" table:style-name="ce4">
            <text:p>18</text:p>
          </table:table-cell>
          <table:table-cell office:value-type="string" office:string-value="hout_plaatmateriaal_CE2p" table:formula="of:=[materials.E56]" table:style-name="ce1">
            <text:p>hout_plaatmateriaal_CE2p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150</text:p>
          </table:table-cell>
          <table:table-cell office:value-type="string" table:style-name="ce1">
            <text:p>kanaalplaatvloer 15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50" table:style-name="ce4">
            <text:p>15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200</text:p>
          </table:table-cell>
          <table:table-cell office:value-type="string" table:style-name="ce1">
            <text:p>kanaalplaatvloer 20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260</text:p>
          </table:table-cell>
          <table:table-cell office:value-type="string" table:style-name="ce1">
            <text:p>kanaalplaatvloer 26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60" table:style-name="ce4">
            <text:p>26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320</text:p>
          </table:table-cell>
          <table:table-cell office:value-type="string" table:style-name="ce1">
            <text:p>kanaalplaatvloer 32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320" table:style-name="ce4">
            <text:p>32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400</text:p>
          </table:table-cell>
          <table:table-cell office:value-type="string" table:style-name="ce1">
            <text:p>kanaalplaatvloer 40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400" table:style-name="ce4">
            <text:p>40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prefab_beton_200</text:p>
          </table:table-cell>
          <table:table-cell office:value-type="string" table:style-name="ce1">
            <text:p>prefab beton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prefab_beton_250</text:p>
          </table:table-cell>
          <table:table-cell office:value-type="string" table:style-name="ce1">
            <text:p>prefab beton D 2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50" table:style-name="ce4">
            <text:p>25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beton_100</text:p>
          </table:table-cell>
          <table:table-cell office:value-type="string" table:style-name="ce1">
            <text:p>betonvloe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beto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beton_150</text:p>
          </table:table-cell>
          <table:table-cell office:value-type="string" table:style-name="ce1">
            <text:p>betonvloer D 1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50" table:style-name="ce4">
            <text:p>150</text:p>
          </table:table-cell>
          <table:table-cell office:value-type="string" table:style-name="ce1">
            <text:p>beto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beton_200</text:p>
          </table:table-cell>
          <table:table-cell office:value-type="string" table:style-name="ce1">
            <text:p>betonvloer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beto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beton_250</text:p>
          </table:table-cell>
          <table:table-cell office:value-type="string" table:style-name="ce1">
            <text:p>betonvloer D 2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50" table:style-name="ce4">
            <text:p>250</text:p>
          </table:table-cell>
          <table:table-cell office:value-type="string" table:style-name="ce1">
            <text:p>beto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70</text:p>
          </table:table-cell>
          <table:table-cell office:value-type="string" table:style-name="ce1">
            <text:p>CLT-vloer D 7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70" table:style-name="ce4">
            <text:p>7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90</text:p>
          </table:table-cell>
          <table:table-cell office:value-type="string" table:style-name="ce1">
            <text:p>CLT-vloer D 9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90" table:style-name="ce4">
            <text:p>9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100</text:p>
          </table:table-cell>
          <table:table-cell office:value-type="string" table:style-name="ce1">
            <text:p>CLT-vloe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120</text:p>
          </table:table-cell>
          <table:table-cell office:value-type="string" table:style-name="ce1">
            <text:p>CLT-vloer D 1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0" table:style-name="ce4">
            <text:p>12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140</text:p>
          </table:table-cell>
          <table:table-cell office:value-type="string" table:style-name="ce1">
            <text:p>CLT-vloer D 14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40" table:style-name="ce4">
            <text:p>14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160</text:p>
          </table:table-cell>
          <table:table-cell office:value-type="string" table:style-name="ce1">
            <text:p>CLT-vloer D 16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60" table:style-name="ce4">
            <text:p>16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200</text:p>
          </table:table-cell>
          <table:table-cell office:value-type="string" table:style-name="ce1">
            <text:p>CLT-vloer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220</text:p>
          </table:table-cell>
          <table:table-cell office:value-type="string" table:style-name="ce1">
            <text:p>CLT-vloer D 2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20" table:style-name="ce4">
            <text:p>22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dekvloer_50</text:p>
          </table:table-cell>
          <table:table-cell office:value-type="string" table:style-name="ce1">
            <text:p>dekvloer D 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zandcemen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dekvloer_70</text:p>
          </table:table-cell>
          <table:table-cell office:value-type="string" table:style-name="ce1">
            <text:p>dekvloer D 7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70" table:style-name="ce4">
            <text:p>70</text:p>
          </table:table-cell>
          <table:table-cell office:value-type="string" table:style-name="ce1">
            <text:p>zandcemen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zandcement_50</text:p>
          </table:table-cell>
          <table:table-cell office:value-type="string" table:style-name="ce1">
            <text:p>zandcementdekvloer D 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zandcemen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zandcement_70</text:p>
          </table:table-cell>
          <table:table-cell office:value-type="string" table:style-name="ce1">
            <text:p>zandcementdekvloer D 7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70" table:style-name="ce4">
            <text:p>70</text:p>
          </table:table-cell>
          <table:table-cell office:value-type="string" table:style-name="ce1">
            <text:p>zandcemen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anhydriet_50</text:p>
          </table:table-cell>
          <table:table-cell office:value-type="string" table:style-name="ce1">
            <text:p>anhydrietvloer D 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anhydriet</text:p>
          </table:table-cell>
          <table:table-cell table:number-columns-repeated="16377"/>
        </table:table-row>
        <table:table-row table:number-rows-repeated="1048542" table:style-name="ro3">
          <table:table-cell table:number-columns-repeated="16384"/>
        </table:table-row>
      </table:table>
      <table:table table:name="profiles_rect" table:style-name="ta1">
        <table:table-column table:style-name="co53" table:default-cell-style-name="ce4"/>
        <table:table-column table:style-name="co31" table:default-cell-style-name="ce4"/>
        <table:table-column table:style-name="co54" table:default-cell-style-name="ce4"/>
        <table:table-column table:style-name="co15" table:number-columns-repeated="2" table:default-cell-style-name="ce4"/>
        <table:table-column table:style-name="co8" table:default-cell-style-name="ce4"/>
        <table:table-column table:style-name="co2" table:default-cell-style-name="ce4"/>
        <table:table-column table:style-name="co15" table:default-cell-style-name="ce4"/>
        <table:table-column table:style-name="co15" table:number-columns-repeated="16376" table:default-cell-style-name="ce1"/>
        <table:table-row table:style-name="ro1">
          <table:table-cell office:value-type="string" table:style-name="ce2">
            <text:p>IfcProfileDef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Height</text:p>
          </table:table-cell>
          <table:table-cell office:value-type="string" table:style-name="ce2">
            <text:p>Material</text:p>
          </table:table-cell>
          <table:table-cell office:value-type="string" table:style-name="ce2">
            <text:p>MakeIfcColumnType</text:p>
          </table:table-cell>
          <table:table-cell office:value-type="string" table:style-name="ce2">
            <text:p>MakeIfcBeamTyp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22x100</text:p>
          </table:table-cell>
          <table:table-cell table:style-name="ce4"/>
          <table:table-cell office:value-type="float" office:value="22" table:style-name="ce4">
            <text:p>2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28x245</text:p>
          </table:table-cell>
          <table:table-cell table:style-name="ce4"/>
          <table:table-cell office:value-type="float" office:value="28" table:style-name="ce4">
            <text:p>28</text:p>
          </table:table-cell>
          <table:table-cell office:value-type="float" office:value="245" table:style-name="ce4">
            <text:p>245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4x44</text:p>
          </table:table-cell>
          <table:table-cell table:style-name="ce4"/>
          <table:table-cell office:value-type="float" office:value="44" table:style-name="ce4">
            <text:p>4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4x70</text:p>
          </table:table-cell>
          <table:table-cell table:style-name="ce4"/>
          <table:table-cell office:value-type="float" office:value="44" table:style-name="ce4">
            <text:p>44</text:p>
          </table:table-cell>
          <table:table-cell office:value-type="float" office:value="70" table:style-name="ce4">
            <text:p>70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4x96</text:p>
          </table:table-cell>
          <table:table-cell table:style-name="ce4"/>
          <table:table-cell office:value-type="float" office:value="44" table:style-name="ce4">
            <text:p>44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4x121</text:p>
          </table:table-cell>
          <table:table-cell table:style-name="ce4"/>
          <table:table-cell office:value-type="float" office:value="44" table:style-name="ce4">
            <text:p>44</text:p>
          </table:table-cell>
          <table:table-cell office:value-type="float" office:value="121" table:style-name="ce4">
            <text:p>12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6x146</text:p>
          </table:table-cell>
          <table:table-cell table:style-name="ce4"/>
          <table:table-cell office:value-type="float" office:value="46" table:style-name="ce4">
            <text:p>46</text:p>
          </table:table-cell>
          <table:table-cell office:value-type="float" office:value="146" table:style-name="ce4">
            <text:p>14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6x171</text:p>
          </table:table-cell>
          <table:table-cell table:style-name="ce4"/>
          <table:table-cell office:value-type="float" office:value="46" table:style-name="ce4">
            <text:p>46</text:p>
          </table:table-cell>
          <table:table-cell office:value-type="float" office:value="171" table:style-name="ce4">
            <text:p>17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71x146</text:p>
          </table:table-cell>
          <table:table-cell table:style-name="ce4"/>
          <table:table-cell office:value-type="float" office:value="71" table:style-name="ce4">
            <text:p>71</text:p>
          </table:table-cell>
          <table:table-cell office:value-type="float" office:value="146" table:style-name="ce4">
            <text:p>14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71x171</text:p>
          </table:table-cell>
          <table:table-cell table:style-name="ce4"/>
          <table:table-cell office:value-type="float" office:value="71" table:style-name="ce4">
            <text:p>71</text:p>
          </table:table-cell>
          <table:table-cell office:value-type="float" office:value="171" table:style-name="ce4">
            <text:p>17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71x196</text:p>
          </table:table-cell>
          <table:table-cell table:style-name="ce4"/>
          <table:table-cell office:value-type="float" office:value="71" table:style-name="ce4">
            <text:p>71</text:p>
          </table:table-cell>
          <table:table-cell office:value-type="float" office:value="196" table:style-name="ce4">
            <text:p>19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71x221</text:p>
          </table:table-cell>
          <table:table-cell table:style-name="ce4"/>
          <table:table-cell office:value-type="float" office:value="71" table:style-name="ce4">
            <text:p>71</text:p>
          </table:table-cell>
          <table:table-cell office:value-type="float" office:value="221" table:style-name="ce4">
            <text:p>22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96x96</text:p>
          </table:table-cell>
          <table:table-cell table:style-name="ce4"/>
          <table:table-cell office:value-type="float" office:value="96" table:style-name="ce4">
            <text:p>96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96x171</text:p>
          </table:table-cell>
          <table:table-cell table:style-name="ce4"/>
          <table:table-cell office:value-type="float" office:value="96" table:style-name="ce4">
            <text:p>96</text:p>
          </table:table-cell>
          <table:table-cell office:value-type="float" office:value="171" table:style-name="ce4">
            <text:p>17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96x196</text:p>
          </table:table-cell>
          <table:table-cell table:style-name="ce4"/>
          <table:table-cell office:value-type="float" office:value="96" table:style-name="ce4">
            <text:p>96</text:p>
          </table:table-cell>
          <table:table-cell office:value-type="float" office:value="196" table:style-name="ce4">
            <text:p>19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96x221</text:p>
          </table:table-cell>
          <table:table-cell table:style-name="ce4"/>
          <table:table-cell office:value-type="float" office:value="96" table:style-name="ce4">
            <text:p>96</text:p>
          </table:table-cell>
          <table:table-cell office:value-type="float" office:value="221" table:style-name="ce4">
            <text:p>22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38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89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89" table:style-name="ce4">
            <text:p>89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121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121" table:style-name="ce4">
            <text:p>12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140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156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156" table:style-name="ce4">
            <text:p>15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184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184" table:style-name="ce4">
            <text:p>184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235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235" table:style-name="ce4">
            <text:p>235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286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286" table:style-name="ce4">
            <text:p>28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00x300</text:p>
          </table:table-cell>
          <table:table-cell table:style-name="ce4"/>
          <table:table-cell office:value-type="float" office:value="300" table:style-name="ce4">
            <text:p>300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00x400</text:p>
          </table:table-cell>
          <table:table-cell table:style-name="ce4"/>
          <table:table-cell office:value-type="float" office:value="300" table:style-name="ce4">
            <text:p>300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50x35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350" table:style-name="ce4">
            <text:p>35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50x40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50x45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450" table:style-name="ce4">
            <text:p>45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50x50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400x400</text:p>
          </table:table-cell>
          <table:table-cell table:style-name="ce4"/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400x500</text:p>
          </table:table-cell>
          <table:table-cell table:style-name="ce4"/>
          <table:table-cell office:value-type="float" office:value="400" table:style-name="ce4">
            <text:p>400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400x600</text:p>
          </table:table-cell>
          <table:table-cell table:style-name="ce4"/>
          <table:table-cell office:value-type="float" office:value="400" table:style-name="ce4">
            <text:p>400</text:p>
          </table:table-cell>
          <table:table-cell office:value-type="float" office:value="600" table:style-name="ce4">
            <text:p>6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450x450</text:p>
          </table:table-cell>
          <table:table-cell table:style-name="ce4"/>
          <table:table-cell office:value-type="float" office:value="450" table:style-name="ce4">
            <text:p>450</text:p>
          </table:table-cell>
          <table:table-cell office:value-type="float" office:value="450" table:style-name="ce4">
            <text:p>45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500x500</text:p>
          </table:table-cell>
          <table:table-cell table:style-name="ce4"/>
          <table:table-cell office:value-type="float" office:value="500" table:style-name="ce4">
            <text:p>500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500x600</text:p>
          </table:table-cell>
          <table:table-cell table:style-name="ce4"/>
          <table:table-cell office:value-type="float" office:value="500" table:style-name="ce4">
            <text:p>500</text:p>
          </table:table-cell>
          <table:table-cell office:value-type="float" office:value="600" table:style-name="ce4">
            <text:p>6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500x700</text:p>
          </table:table-cell>
          <table:table-cell table:style-name="ce4"/>
          <table:table-cell office:value-type="float" office:value="500" table:style-name="ce4">
            <text:p>500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100x100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150x150</text:p>
          </table:table-cell>
          <table:table-cell table:style-name="ce4"/>
          <table:table-cell office:value-type="float" office:value="150" table:style-name="ce4">
            <text:p>150</text:p>
          </table:table-cell>
          <table:table-cell office:value-type="float" office:value="150" table:style-name="ce4">
            <text:p>1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200x200</text:p>
          </table:table-cell>
          <table:table-cell table:style-name="ce4"/>
          <table:table-cell office:value-type="float" office:value="200" table:style-name="ce4">
            <text:p>200</text:p>
          </table:table-cell>
          <table:table-cell office:value-type="float" office:value="200" table:style-name="ce4">
            <text:p>2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250x250</text:p>
          </table:table-cell>
          <table:table-cell table:style-name="ce4"/>
          <table:table-cell office:value-type="float" office:value="250" table:style-name="ce4">
            <text:p>250</text:p>
          </table:table-cell>
          <table:table-cell office:value-type="float" office:value="250" table:style-name="ce4">
            <text:p>2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300x300</text:p>
          </table:table-cell>
          <table:table-cell table:style-name="ce4"/>
          <table:table-cell office:value-type="float" office:value="300" table:style-name="ce4">
            <text:p>300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350x35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350" table:style-name="ce4">
            <text:p>3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400x400</text:p>
          </table:table-cell>
          <table:table-cell table:style-name="ce4"/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number-rows-repeated="1048531" table:style-name="ro3">
          <table:table-cell table:number-columns-repeated="16384"/>
        </table:table-row>
      </table:table>
      <table:table table:name="profiles_round" table:style-name="ta1">
        <table:table-column table:style-name="co55" table:default-cell-style-name="ce1"/>
        <table:table-column table:style-name="co15" table:default-cell-style-name="ce4"/>
        <table:table-column table:style-name="co1" table:default-cell-style-name="ce4"/>
        <table:table-column table:style-name="co15" table:number-columns-repeated="2" table:default-cell-style-name="ce4"/>
        <table:table-column table:style-name="co56" table:default-cell-style-name="ce4"/>
        <table:table-column table:style-name="co15" table:default-cell-style-name="ce4"/>
        <table:table-column table:style-name="co15" table:number-columns-repeated="16377" table:default-cell-style-name="ce1"/>
        <table:table-row table:style-name="ro1">
          <table:table-cell office:value-type="string" table:style-name="ce2">
            <text:p>IfcProfileDef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Radius</text:p>
          </table:table-cell>
          <table:table-cell office:value-type="string" table:style-name="ce2">
            <text:p>Material</text:p>
          </table:table-cell>
          <table:table-cell office:value-type="string" table:style-name="ce2">
            <text:p>MakeIfcColumnType</text:p>
          </table:table-cell>
          <table:table-cell office:value-type="string" table:style-name="ce2">
            <text:p>MakeIfcBeamTyp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150</text:p>
          </table:table-cell>
          <table:table-cell table:style-name="ce4"/>
          <table:table-cell office:value-type="float" office:value="75" table:style-name="ce4">
            <text:p>75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200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250</text:p>
          </table:table-cell>
          <table:table-cell table:style-name="ce4"/>
          <table:table-cell office:value-type="float" office:value="125" table:style-name="ce4">
            <text:p>125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300</text:p>
          </table:table-cell>
          <table:table-cell table:style-name="ce4"/>
          <table:table-cell office:value-type="float" office:value="150" table:style-name="ce4">
            <text:p>1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500</text:p>
          </table:table-cell>
          <table:table-cell table:style-name="ce4"/>
          <table:table-cell office:value-type="float" office:value="250" table:style-name="ce4">
            <text:p>2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number-rows-repeated="1048570" table:style-name="ro3">
          <table:table-cell table:number-columns-repeated="16384"/>
        </table:table-row>
      </table:table>
      <table:table table:name="text" table:style-name="ta1">
        <table:table-column table:style-name="co15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dimension" table:style-name="ta1">
        <table:table-column table:style-name="co15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tags" table:style-name="ta1">
        <table:table-column table:style-name="co15" table:number-columns-repeated="16384" table:default-cell-style-name="ce1"/>
        <table:table-row table:style-name="ro1">
          <table:table-cell office:value-type="string" table:style-name="ce1">
            <text:p>ta</text:p>
          </table:table-cell>
          <table:table-cell table:number-columns-repeated="16383"/>
        </table:table-row>
        <table:table-row table:number-rows-repeated="1048575" table:style-name="ro3">
          <table:table-cell table:number-columns-repeated="16384"/>
        </table:table-row>
      </table:table>
      <table:table table:name="schroeven" table:style-name="ta1">
        <table:table-column table:style-name="co15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naakt_toepassingen" table:style-name="ta3">
        <table:table-column table:style-name="co57" table:number-columns-repeated="28" table:default-cell-style-name="ce1"/>
        <table:table-column table:style-name="co15" table:number-columns-repeated="16356" table:default-cell-style-name="ce1"/>
        <table:table-row table:style-name="ro1">
          <table:table-cell office:value-type="string" table:style-name="ce1">
            <text:p>BETON</text:p>
          </table:table-cell>
          <table:table-cell office:value-type="string" table:style-name="ce1">
            <text:p>BITUMEN</text:p>
          </table:table-cell>
          <table:table-cell office:value-type="string" table:style-name="ce1">
            <text:p>CEMENT</text:p>
          </table:table-cell>
          <table:table-cell office:value-type="string" table:style-name="ce1">
            <text:p>GIPS</text:p>
          </table:table-cell>
          <table:table-cell office:value-type="string" table:style-name="ce1">
            <text:p>GLAS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KUNSTSTOF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ORGANISCH</text:p>
          </table:table-cell>
          <table:table-cell office:value-type="string" table:style-name="ce1">
            <text:p>RUBBER</text:p>
          </table:table-cell>
          <table:table-cell office:value-type="string" table:style-name="ce1">
            <text:p>SAMENGESTELD</text:p>
          </table:table-cell>
          <table:table-cell office:value-type="string" table:style-name="ce1">
            <text:p>STEENACHTIG</text:p>
          </table:table-cell>
          <table:table-cell office:value-type="string" table:style-name="ce1">
            <text:p>Kolom16</text:p>
          </table:table-cell>
          <table:table-cell office:value-type="string" table:style-name="ce1">
            <text:p>Kolom17</text:p>
          </table:table-cell>
          <table:table-cell office:value-type="string" table:style-name="ce1">
            <text:p>Kolom18</text:p>
          </table:table-cell>
          <table:table-cell office:value-type="string" table:style-name="ce1">
            <text:p>Kolom19</text:p>
          </table:table-cell>
          <table:table-cell office:value-type="string" table:style-name="ce1">
            <text:p>Kolom20</text:p>
          </table:table-cell>
          <table:table-cell office:value-type="string" table:style-name="ce1">
            <text:p>Kolom21</text:p>
          </table:table-cell>
          <table:table-cell office:value-type="string" table:style-name="ce1">
            <text:p>Kolom22</text:p>
          </table:table-cell>
          <table:table-cell office:value-type="string" table:style-name="ce1">
            <text:p>Kolom23</text:p>
          </table:table-cell>
          <table:table-cell office:value-type="string" table:style-name="ce1">
            <text:p>Kolom24</text:p>
          </table:table-cell>
          <table:table-cell office:value-type="string" table:style-name="ce1">
            <text:p>Kolom25</text:p>
          </table:table-cell>
          <table:table-cell office:value-type="string" table:style-name="ce1">
            <text:p>Kolom26</text:p>
          </table:table-cell>
          <table:table-cell office:value-type="string" table:style-name="ce1">
            <text:p>Kolom2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allast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deken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apparatuur</text:p>
          </table:table-cell>
          <table:table-cell office:value-type="string" table:style-name="ce1">
            <text:p>blok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asalton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ihw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korrels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draad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dakrand</text:p>
          </table:table-cell>
          <table:table-cell office:value-type="string" table:style-name="ce1">
            <text:p>element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lok</text:p>
          </table:table-cell>
          <table:table-cell office:value-type="string" table:style-name="ce1">
            <text:p>gegoten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ihw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ihw</text:p>
          </table:table-cell>
          <table:table-cell office:value-type="string" table:style-name="ce1">
            <text:p>prefab-element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doek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deken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deur</text:p>
          </table:table-cell>
          <table:table-cell office:value-type="string" table:style-name="ce1">
            <text:p>granulaat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granulaat</text:p>
          </table:table-cell>
          <table:table-cell office:value-type="string" table:style-name="ce1">
            <text:p>gietsel</text:p>
          </table:table-cell>
          <table:table-cell table:style-name="ce1"/>
          <table:table-cell office:value-type="string" table:style-name="ce1">
            <text:p>plaat</text:p>
          </table:table-cell>
          <table:table-cell office:value-type="string" table:style-name="ce1">
            <text:p>steen</text:p>
          </table:table-cell>
          <table:table-cell office:value-type="string" table:style-name="ce1">
            <text:p>pleister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grind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hek</text:p>
          </table:table-cell>
          <table:table-cell office:value-type="string" table:style-name="ce1">
            <text:p>grind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ihw</text:p>
          </table:table-cell>
          <table:table-cell office:value-type="string" table:style-name="ce1">
            <text:p>plaat</text:p>
          </table:table-cell>
          <table:table-cell table:style-name="ce1"/>
          <table:table-cell office:value-type="string" table:style-name="ce1">
            <text:p>pleister</text:p>
          </table:table-cell>
          <table:table-cell table:style-name="ce1"/>
          <table:table-cell office:value-type="string" table:style-name="ce1">
            <text:p>steen</text:p>
          </table:table-cell>
          <table:table-cell office:value-type="string" table:style-name="ce1">
            <text:p>schaaldeel</text:p>
          </table:table-cell>
          <table:table-cell office:value-type="string" table:style-name="ce1">
            <text:p>schuim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gaas</text:p>
          </table:table-cell>
          <table:table-cell office:value-type="string" table:style-name="ce1">
            <text:p>klinker</text:p>
          </table:table-cell>
          <table:table-cell office:value-type="string" table:style-name="ce1">
            <text:p>gegoten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kit</text:p>
          </table:table-cell>
          <table:table-cell office:value-type="string" table:style-name="ce1">
            <text:p>hsb</text:p>
          </table:table-cell>
          <table:table-cell office:value-type="string" table:style-name="ce1">
            <text:p>klinker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kit</text:p>
          </table:table-cell>
          <table:table-cell table:number-columns-repeated="2" table:style-name="ce1"/>
          <table:table-cell office:value-type="string" table:style-name="ce1">
            <text:p>prefab-element</text:p>
          </table:table-cell>
          <table:table-cell table:style-name="ce1"/>
          <table:table-cell office:value-type="string" table:style-name="ce1">
            <text:p>substraat</text:p>
          </table:table-cell>
          <table:table-cell office:value-type="string" table:style-name="ce1">
            <text:p>stam</text:p>
          </table:table-cell>
          <table:table-cell office:value-type="string" table:style-name="ce1">
            <text:p>substraat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kabel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gietsel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keuken</text:p>
          </table:table-cell>
          <table:table-cell office:value-type="string" table:style-name="ce1">
            <text:p>pan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klinker</text:p>
          </table:table-cell>
          <table:table-cell table:number-columns-repeated="2" table:style-name="ce1"/>
          <table:table-cell office:value-type="string" table:style-name="ce1">
            <text:p>profiel</text:p>
          </table:table-cell>
          <table:table-cell table:style-name="ce1"/>
          <table:table-cell office:value-type="string" table:style-name="ce1">
            <text:p>tegel</text:p>
          </table:table-cell>
          <table:table-cell office:value-type="string" table:style-name="ce1">
            <text:p>tegel</text:p>
          </table:table-cell>
          <table:table-cell office:value-type="string" table:style-name="ce1">
            <text:p>vlokken</text:p>
          </table:table-cell>
          <table:table-cell office:value-type="string" table:style-name="ce1">
            <text:p>kit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kozijn</text:p>
          </table:table-cell>
          <table:table-cell office:value-type="string" table:style-name="ce1">
            <text:p>plaat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onderwater</text:p>
          </table:table-cell>
          <table:table-cell table:number-columns-repeated="4" table:style-name="ce1"/>
          <table:table-cell office:value-type="string" table:style-name="ce1">
            <text:p>vulling</text:p>
          </table:table-cell>
          <table:table-cell office:value-type="string" table:style-name="ce1">
            <text:p>vezel</text:p>
          </table:table-cell>
          <table:table-cell office:value-type="string" table:style-name="ce1">
            <text:p>vulling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ihw</text:p>
          </table:table-cell>
          <table:table-cell office:value-type="string" table:style-name="ce1">
            <text:p>slabbe</text:p>
          </table:table-cell>
          <table:table-cell office:value-type="string" table:style-name="ce1">
            <text:p>slabbe</text:p>
          </table:table-cell>
          <table:table-cell office:value-type="string" table:style-name="ce1">
            <text:p>luifel</text:p>
          </table:table-cell>
          <table:table-cell office:value-type="string" table:style-name="ce1">
            <text:p>pleister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an</text:p>
          </table:table-cell>
          <table:table-cell table:number-columns-repeated="5" table:style-name="ce1"/>
          <table:table-cell office:value-type="string" table:style-name="ce1">
            <text:p>vlokken</text:p>
          </table:table-cell>
          <table:table-cell table:style-name="ce1"/>
          <table:table-cell office:value-type="string" table:style-name="ce1">
            <text:p>profiel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steen</text:p>
          </table:table-cell>
          <table:table-cell office:value-type="string" table:style-name="ce1">
            <text:p>kit</text:p>
          </table:table-cell>
          <table:table-cell office:value-type="string" table:style-name="ce1">
            <text:p>substraat</text:p>
          </table:table-cell>
          <table:table-cell table:style-name="ce1"/>
          <table:table-cell office:value-type="string" table:style-name="ce1">
            <text:p>metalstud</text:p>
          </table:table-cell>
          <table:table-cell office:value-type="string" table:style-name="ce1">
            <text:p>prefab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refab-element</text:p>
          </table:table-cell>
          <table:table-cell table:number-columns-repeated="5" table:style-name="ce1"/>
          <table:table-cell office:value-type="string" table:style-name="ce1">
            <text:p>vulling</text:p>
          </table:table-cell>
          <table:table-cell table:style-name="ce1"/>
          <table:table-cell office:value-type="string" table:style-name="ce1">
            <text:p>schuim</text:p>
          </table:table-cell>
          <table:table-cell office:value-type="string" table:style-name="ce1">
            <text:p>vezel</text:p>
          </table:table-cell>
          <table:table-cell office:value-type="string" table:style-name="ce1">
            <text:p>tegel</text:p>
          </table:table-cell>
          <table:table-cell office:value-type="string" table:style-name="ce1">
            <text:p>klinker</text:p>
          </table:table-cell>
          <table:table-cell office:value-type="string" table:style-name="ce1">
            <text:p>verf</text:p>
          </table:table-cell>
          <table:table-cell table:style-name="ce1"/>
          <table:table-cell office:value-type="string" table:style-name="ce1">
            <text:p>meubel</text:p>
          </table:table-cell>
          <table:table-cell office:value-type="string" table:style-name="ce1">
            <text:p>profi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steen</text:p>
          </table:table-cell>
          <table:table-cell table:number-columns-repeated="7" table:style-name="ce1"/>
          <table:table-cell office:value-type="string" table:style-name="ce1">
            <text:p>slabbe</text:p>
          </table:table-cell>
          <table:table-cell office:value-type="string" table:style-name="ce1">
            <text:p>vlechtwerk</text:p>
          </table:table-cell>
          <table:table-cell office:value-type="string" table:style-name="ce1">
            <text:p>strip</text:p>
          </table:table-cell>
          <table:table-cell office:value-type="string" table:style-name="ce1">
            <text:p>pan</text:p>
          </table:table-cell>
          <table:table-cell table:number-columns-repeated="2" table:style-name="ce1"/>
          <table:table-cell office:value-type="string" table:style-name="ce1">
            <text:p>plafond</text:p>
          </table:table-cell>
          <table:table-cell office:value-type="string" table:style-name="ce1">
            <text:p>steen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gel</text:p>
          </table:table-cell>
          <table:table-cell table:number-columns-repeated="7" table:style-name="ce1"/>
          <table:table-cell office:value-type="string" table:style-name="ce1">
            <text:p>verf</text:p>
          </table:table-cell>
          <table:table-cell table:number-columns-repeated="2" table:style-name="ce1"/>
          <table:table-cell office:value-type="string" table:style-name="ce1">
            <text:p>plaat</text:p>
          </table:table-cell>
          <table:table-cell table:number-columns-repeated="2" table:style-name="ce1"/>
          <table:table-cell office:value-type="string" table:style-name="ce1">
            <text:p>rekwerk</text:p>
          </table:table-cell>
          <table:table-cell office:value-type="string" table:style-name="ce1">
            <text:p>strip</text:p>
          </table:table-cell>
          <table:table-cell table:number-columns-repeated="16368" table:style-name="ce1"/>
        </table:table-row>
        <table:table-row table:style-name="ro1">
          <table:table-cell table:number-columns-repeated="11" table:style-name="ce1"/>
          <table:table-cell office:value-type="string" table:style-name="ce1">
            <text:p>pleister</text:p>
          </table:table-cell>
          <table:table-cell table:number-columns-repeated="2" table:style-name="ce1"/>
          <table:table-cell office:value-type="string" table:style-name="ce1">
            <text:p>sanitair</text:p>
          </table:table-cell>
          <table:table-cell office:value-type="string" table:style-name="ce1">
            <text:p>substraat</text:p>
          </table:table-cell>
          <table:table-cell table:number-columns-repeated="16368" table:style-name="ce1"/>
        </table:table-row>
        <table:table-row table:style-name="ro1">
          <table:table-cell table:number-columns-repeated="11"/>
          <table:table-cell office:value-type="string" table:style-name="ce1">
            <text:p>prefab-element</text:p>
          </table:table-cell>
          <table:table-cell table:number-columns-repeated="2" table:style-name="ce1"/>
          <table:table-cell office:value-type="string" table:style-name="ce1">
            <text:p>terreininchting</text:p>
          </table:table-cell>
          <table:table-cell office:value-type="string" table:style-name="ce1">
            <text:p>tegel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table:style-name="ce1">
            <text:p>profiel</text:p>
          </table:table-cell>
          <table:table-cell table:number-columns-repeated="2" table:style-name="ce1"/>
          <table:table-cell office:value-type="string" table:style-name="ce1">
            <text:p>vloer</text:p>
          </table:table-cell>
          <table:table-cell office:value-type="string" table:style-name="ce1">
            <text:p>trasraam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table:style-name="ce1">
            <text:p>rol</text:p>
          </table:table-cell>
          <table:table-cell table:number-columns-repeated="2" table:style-name="ce1"/>
          <table:table-cell office:value-type="string" table:style-name="ce1">
            <text:p>wand</text:p>
          </table:table-cell>
          <table:table-cell table:number-columns-repeated="16369" table:style-name="ce1"/>
        </table:table-row>
        <table:table-row table:style-name="ro1">
          <table:table-cell table:number-columns-repeated="11"/>
          <table:table-cell office:value-type="string" table:style-name="ce1">
            <text:p>schuim</text:p>
          </table:table-cell>
          <table:table-cell table:number-columns-repeated="16372" table:style-name="ce1"/>
        </table:table-row>
        <table:table-row table:style-name="ro1">
          <table:table-cell table:number-columns-repeated="11"/>
          <table:table-cell office:value-type="string" table:style-name="ce1">
            <text:p>slabbe</text:p>
          </table:table-cell>
          <table:table-cell table:number-columns-repeated="16372" table:style-name="ce1"/>
        </table:table-row>
        <table:table-row table:style-name="ro1">
          <table:table-cell table:number-columns-repeated="11"/>
          <table:table-cell office:value-type="string" table:style-name="ce1">
            <text:p>steen</text:p>
          </table:table-cell>
          <table:table-cell table:number-columns-repeated="16372" table:style-name="ce1"/>
        </table:table-row>
        <table:table-row table:style-name="ro1">
          <table:table-cell table:number-columns-repeated="11"/>
          <table:table-cell office:value-type="string" table:style-name="ce1">
            <text:p>tegel</text:p>
          </table:table-cell>
          <table:table-cell table:number-columns-repeated="16372" table:style-name="ce1"/>
        </table:table-row>
        <table:table-row table:style-name="ro1">
          <table:table-cell table:number-columns-repeated="11"/>
          <table:table-cell office:value-type="string" table:style-name="ce1">
            <text:p>vulling</text:p>
          </table:table-cell>
          <table:table-cell table:number-columns-repeated="16372" table:style-name="ce1"/>
        </table:table-row>
        <table:table-row table:number-rows-repeated="1048552" table:style-name="ro3">
          <table:table-cell table:number-columns-repeated="16384"/>
        </table:table-row>
      </table:table>
      <table:named-expressions>
        <table:named-expression table:name="GRONDSTOFFEN" table:expression="of:=&quot;['file:///I:/ERA/Interne%20Projecten/I-9075/07.%20Management/Materiaal%20benamingen/20210114%20Materiaal%20basis%20archicad/20210114%20Materiaal%20basis%20archicad.xlsx'#$A_Grondstoffen.$A$2:.$A$20]&quot;" table:base-cell-address="materials.$A$1"/>
        <table:named-expression table:name="madaster" table:expression="of:=&quot;['file:///I:/ERA/Interne%20Projecten/I-9075/07.%20Management/Materiaal%20benamingen/20210114%20Materiaal%20basis%20archicad/20210114%20Materiaal%20basis%20archicad.xlsx'#$Madaster_classificatie.$A$2:.$B$8]&quot;" table:base-cell-address="materials.$A$1"/>
        <table:named-expression table:name="materialen" table:expression="of:=&quot;['https://d.docs.live.net/0e44b64d006d9565/Madaster%20Mac/Recent/Werkgroep%20Materialen/Madaster%20List%20Of%20Materials%202020.xlsx'#$materiaal_familie.$A$2:.$A$7]&quot;" table:base-cell-address="materials.$A$1"/>
      </table:named-expressions>
      <table:database-ranges>
        <table:database-range table:target-range-address="naakt_toepassingen.A1:naakt_toepassingen.AB32" table:name="Tabel1" table:display-filter-buttons="true">
          <table:sort>
            <table:sort-by table:field-number="1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Maarten Vroegindeweij</meta:initial-creator>
    <dc:creator>Maarten Vroegindeweij</dc:creator>
    <meta:creation-date>2023-08-11T09:41:12Z</meta:creation-date>
    <dc:date>2023-08-16T19:35:04Z</dc:date>
    <meta:editing-cycles>2</meta:editing-cycles>
    <meta:editing-duration>PT0S</meta:editing-duration>
  </office:meta>
</office:document-meta>
</file>